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_5f_Background">
      <style:graphic-properties/>
    </style:style>
    <style:style style:name="gr2" style:family="graphic" style:parent-style-name="Obj_5f_Inner_5f_01">
      <style:graphic-properties fo:min-height="0cm" fo:min-width="0cm"/>
    </style:style>
    <style:style style:name="gr3" style:family="graphic" style:parent-style-name="Obj_5f_Line_5f_02_5f_Dash">
      <style:graphic-properties/>
    </style:style>
    <style:style style:name="gr4" style:family="graphic" style:parent-style-name="Obj_5f_Inner_5f_01">
      <style:graphic-properties draw:stroke="solid" draw:stroke-dash="Dot" svg:stroke-width="0.081cm" draw:marker-start-width="0.321cm" draw:marker-end-width="0.321cm" svg:stroke-linecap="butt" fo:min-height="0cm" fo:min-width="0cm" fo:padding-top="0.165cm" fo:padding-bottom="0.165cm" fo:padding-left="0.29cm" fo:padding-right="0.29cm"/>
    </style:style>
    <style:style style:name="gr5" style:family="graphic" style:parent-style-name="Obj_5f_Inner_5f_01">
      <style:graphic-properties draw:stroke="solid" draw:stroke-dash="Dot" svg:stroke-width="0.081cm" svg:stroke-color="#1c527f" draw:marker-start-width="0.321cm" draw:marker-end-width="0.321cm" svg:stroke-linecap="butt" fo:min-height="0cm" fo:min-width="0cm" fo:padding-top="0.165cm" fo:padding-bottom="0.165cm" fo:padding-left="0.29cm" fo:padding-right="0.29cm"/>
    </style:style>
    <style:style style:name="gr6" style:family="graphic" style:parent-style-name="Obj_5f_Inner_5f_02">
      <style:graphic-properties draw:stroke="solid" svg:stroke-width="0.081cm" svg:stroke-color="#1c527f" draw:marker-start-width="0.321cm" draw:marker-end-width="0.321cm" draw:fill="none" fo:padding-top="0.165cm" fo:padding-bottom="0.165cm" fo:padding-left="0.29cm" fo:padding-right="0.29cm"/>
    </style:style>
    <style:style style:name="gr7" style:family="graphic" style:parent-style-name="standard">
      <style:graphic-properties draw:stroke="solid" svg:stroke-width="0.081cm" svg:stroke-color="#1c527f" draw:marker-start-width="0.321cm" draw:marker-end-width="0.321cm" draw:textarea-vertical-align="middle" fo:padding-top="0.165cm" fo:padding-bottom="0.165cm" fo:padding-left="0.29cm" fo:padding-right="0.29cm"/>
    </style:style>
    <style:style style:name="gr8" style:family="graphic" style:parent-style-name="objectwithoutfill">
      <style:graphic-properties draw:stroke="dash" draw:stroke-dash="Dash" svg:stroke-width="0.081cm" svg:stroke-color="#1c527f" draw:marker-start-width="0.321cm" draw:marker-end="" draw:marker-end-width="0.321cm" svg:stroke-linecap="butt" draw:fill="none" draw:textarea-vertical-align="middle" fo:padding-top="0.165cm" fo:padding-bottom="0.165cm" fo:padding-left="0.29cm" fo:padding-right="0.29cm"/>
    </style:style>
    <style:style style:name="gr9" style:family="graphic" style:parent-style-name="objectwithoutfill">
      <style:graphic-properties draw:stroke="dash" draw:stroke-dash="Dash" svg:stroke-width="0.053cm" svg:stroke-color="#1c527f" draw:marker-start-width="0.279cm" draw:marker-end-width="0.279cm" svg:stroke-linecap="butt" draw:fill="none" draw:textarea-vertical-align="middle" fo:padding-top="0.151cm" fo:padding-bottom="0.151cm" fo:padding-left="0.276cm" fo:padding-right="0.276cm"/>
    </style:style>
    <style:style style:name="gr10" style:family="graphic" style:parent-style-name="standard">
      <style:graphic-properties draw:stroke="none" svg:stroke-width="0.053cm" draw:fill="solid" draw:fill-color="#ffffff" draw:textarea-horizontal-align="justify" draw:textarea-vertical-align="middle" draw:auto-grow-height="false" fo:min-height="1.73cm" fo:min-width="1.41cm"/>
    </style:style>
    <style:style style:name="gr11" style:family="graphic" style:parent-style-name="standard">
      <style:graphic-properties draw:stroke="solid" svg:stroke-width="0.053cm" svg:stroke-color="#1c527f" draw:marker-start-width="0.321cm" draw:marker-end-width="0.321cm" draw:fill-color="#ffffff" draw:textarea-horizontal-align="center" draw:textarea-vertical-align="middle" fo:padding-top="0.151cm" fo:padding-bottom="0.151cm" fo:padding-left="0.276cm" fo:padding-right="0.276cm"/>
    </style:style>
    <style:style style:name="gr12" style:family="graphic" style:parent-style-name="standard">
      <style:graphic-properties draw:stroke="solid" svg:stroke-width="0.053cm" svg:stroke-color="#1c527f" draw:marker-start-width="0.279cm" draw:marker-end-width="0.279cm" draw:fill-color="#ffffff" draw:textarea-horizontal-align="justify" draw:textarea-vertical-align="middle" draw:auto-grow-height="false" fo:min-height="1.502cm" fo:min-width="1.368cm" fo:padding-top="0.151cm" fo:padding-bottom="0.151cm" fo:padding-left="0.276cm" fo:padding-right="0.276cm" draw:shadow="hidden"/>
    </style:style>
    <style:style style:name="gr13" style:family="graphic" style:parent-style-name="Obj_5f_Inner_5f_02">
      <style:graphic-properties draw:stroke="solid" svg:stroke-width="0.053cm" svg:stroke-color="#1c527f" draw:marker-start-width="0.279cm" draw:marker-end-width="0.279cm" draw:fill="none" draw:textarea-horizontal-align="center" draw:textarea-vertical-align="middle" draw:auto-grow-height="false" fo:min-height="0.021cm" fo:min-width="0cm" fo:padding-top="0.151cm" fo:padding-bottom="0.151cm" fo:padding-left="0.276cm" fo:padding-right="0.276cm" draw:shadow="hidden"/>
    </style:style>
    <style:style style:name="gr14" style:family="graphic" style:parent-style-name="Obj_5f_Inner_5f_02">
      <style:graphic-properties draw:auto-grow-height="false" fo:min-height="0cm" fo:min-width="0cm"/>
    </style:style>
    <style:style style:name="gr15" style:family="graphic" style:parent-style-name="Obj_5f_Inner_5f_02">
      <style:graphic-properties draw:stroke="none" svg:stroke-width="0.053cm" svg:stroke-color="#1c527f" draw:marker-start-width="0.279cm" draw:marker-end-width="0.279cm" draw:fill="solid" draw:fill-color="#c7c7c7" draw:auto-grow-height="false" fo:min-height="0.064cm" fo:min-width="0cm" fo:padding-top="0.151cm" fo:padding-bottom="0.151cm" fo:padding-left="0.276cm" fo:padding-right="0.276cm"/>
    </style:style>
    <style:style style:name="gr16" style:family="graphic" style:parent-style-name="standard">
      <style:graphic-properties draw:stroke="none" svg:stroke-width="0.053cm" svg:stroke-color="#1c527f" draw:marker-start-width="0.279cm" draw:marker-end-width="0.279cm" draw:fill="solid" draw:fill-color="#ffffff" draw:textarea-horizontal-align="justify" draw:textarea-vertical-align="middle" draw:auto-grow-height="false" fo:min-height="0.208cm" fo:min-width="0.759cm" fo:padding-top="0.151cm" fo:padding-bottom="0.151cm" fo:padding-left="0.276cm" fo:padding-right="0.276cm"/>
    </style:style>
    <style:style style:name="gr17" style:family="graphic" style:parent-style-name="standard">
      <style:graphic-properties draw:stroke="solid" svg:stroke-width="0.053cm" svg:stroke-color="#1c527f" draw:marker-start-width="0.279cm" draw:marker-end-width="0.279cm" draw:fill-color="#ffffff" draw:textarea-horizontal-align="justify" draw:textarea-vertical-align="middle" draw:auto-grow-height="false" fo:min-height="0.564cm" fo:min-width="0.159cm" fo:padding-top="0.151cm" fo:padding-bottom="0.151cm" fo:padding-left="0.276cm" fo:padding-right="0.276cm"/>
    </style:style>
    <style:style style:name="gr18" style:family="graphic" style:parent-style-name="Obj_5f_Inner_5f_02">
      <style:graphic-properties draw:stroke="solid" svg:stroke-width="0.053cm" svg:stroke-color="#1c527f" draw:marker-start-width="0.279cm" draw:marker-end-width="0.279cm" draw:fill="none" draw:auto-grow-height="false" fo:min-height="0.025cm" fo:min-width="0cm" fo:padding-top="0.151cm" fo:padding-bottom="0.151cm" fo:padding-left="0.276cm" fo:padding-right="0.276cm"/>
    </style:style>
    <style:style style:name="gr19" style:family="graphic" style:parent-style-name="standard">
      <style:graphic-properties draw:stroke="solid" svg:stroke-width="0.053cm" svg:stroke-color="#1c527f" draw:marker-start-width="0.279cm" draw:marker-end-width="0.279cm" draw:fill-color="#ffffff" draw:textarea-horizontal-align="justify" draw:textarea-vertical-align="middle" draw:auto-grow-height="false" fo:min-height="0.096cm" fo:min-width="0.587cm" fo:padding-top="0.151cm" fo:padding-bottom="0.151cm" fo:padding-left="0.276cm" fo:padding-right="0.276cm"/>
    </style:style>
    <style:style style:name="gr20" style:family="graphic" style:parent-style-name="standard">
      <style:graphic-properties draw:stroke="solid" svg:stroke-width="0.053cm" svg:stroke-color="#1c527f" draw:marker-start-width="0.279cm" draw:marker-end-width="0.279cm" draw:fill-color="#ffffff" draw:textarea-horizontal-align="justify" draw:textarea-vertical-align="middle" draw:auto-grow-height="false" fo:min-height="0.096cm" fo:min-width="0cm" fo:padding-top="0.151cm" fo:padding-bottom="0.151cm" fo:padding-left="0.276cm" fo:padding-right="0.276cm"/>
    </style:style>
    <style:style style:name="gr21" style:family="graphic" style:parent-style-name="Obj_5f_Inner_5f_01">
      <style:graphic-properties draw:stroke="solid" svg:stroke-width="0.053cm" svg:stroke-color="#1c527f" draw:marker-start-width="0.279cm" draw:marker-end-width="0.279cm" draw:textarea-vertical-align="middle" draw:auto-grow-height="false" fo:min-height="0.563cm" fo:min-width="0.184cm" fo:padding-top="0.151cm" fo:padding-bottom="0.151cm" fo:padding-left="0.276cm" fo:padding-right="0.276cm"/>
    </style:style>
    <style:style style:name="gr22" style:family="graphic" style:parent-style-name="Obj_5f_Line_5f_02_5f_Solid">
      <style:graphic-properties svg:stroke-color="#1c527f" draw:marker-end=""/>
    </style:style>
    <style:style style:name="gr23" style:family="graphic" style:parent-style-name="Obj_5f_Inner_5f_01">
      <style:graphic-properties draw:stroke="solid" svg:stroke-width="0.053cm" svg:stroke-color="#1c527f" draw:marker-start-width="0.279cm" draw:marker-end-width="0.279cm" draw:textarea-vertical-align="middle" draw:auto-grow-height="false" fo:min-height="0.564cm" fo:min-width="0.184cm" fo:padding-top="0.151cm" fo:padding-bottom="0.151cm" fo:padding-left="0.276cm" fo:padding-right="0.276cm"/>
    </style:style>
    <style:style style:name="gr24" style:family="graphic" style:parent-style-name="Obj_5f_Inner_5f_01">
      <style:graphic-properties draw:stroke="solid" svg:stroke-width="0.053cm" svg:stroke-color="#1c527f" draw:marker-start-width="0.279cm" draw:marker-end-width="0.279cm" draw:textarea-vertical-align="middle" draw:auto-grow-height="false" fo:padding-top="0.151cm" fo:padding-bottom="0.151cm" fo:padding-left="0.276cm" fo:padding-right="0.276cm"/>
    </style:style>
    <style:style style:name="gr25" style:family="graphic" style:parent-style-name="Obj_5f_Inner_5f_01">
      <style:graphic-properties draw:stroke="solid" svg:stroke-width="0.053cm" svg:stroke-color="#1c527f" draw:marker-start-width="0.279cm" draw:marker-end-width="0.279cm" draw:textarea-vertical-align="middle" fo:padding-top="0.151cm" fo:padding-bottom="0.151cm" fo:padding-left="0.276cm" fo:padding-right="0.276cm"/>
    </style:style>
    <style:style style:name="gr26" style:family="graphic" style:parent-style-name="standard">
      <style:graphic-properties draw:stroke="none" svg:stroke-color="#000000" draw:fill="none" draw:fill-color="#ffffff" fo:min-height="5.75cm"/>
      <style:paragraph-properties style:writing-mode="lr-tb"/>
    </style:style>
    <style:style style:name="gr27" style:family="graphic" style:parent-style-name="Obj_5f_Background">
      <style:graphic-properties fo:min-height="8.774cm" fo:min-width="8.524cm"/>
    </style:style>
    <style:style style:name="gr28" style:family="graphic" style:parent-style-name="standard">
      <style:graphic-properties draw:stroke="none" draw:fill-color="#ffffff" draw:textarea-horizontal-align="justify" draw:textarea-vertical-align="middle" draw:auto-grow-height="false" fo:min-height="0.214cm" fo:min-width="0.988cm" draw:shadow="hidden"/>
    </style:style>
    <style:style style:name="gr29" style:family="graphic" style:parent-style-name="Obj_5f_Inner_5f_01">
      <style:graphic-properties draw:textarea-vertical-align="middle" draw:auto-grow-height="false"/>
    </style:style>
    <style:style style:name="gr30" style:family="graphic" style:parent-style-name="standard">
      <style:graphic-properties draw:stroke="none" draw:fill-color="#1c527f" draw:textarea-horizontal-align="justify" draw:textarea-vertical-align="middle" draw:auto-grow-height="false" fo:min-height="8.774cm" fo:min-width="8.524cm"/>
    </style:style>
    <style:style style:name="gr31" style:family="graphic" style:parent-style-name="Obj_5f_Boundary">
      <style:graphic-properties fo:min-height="0cm" fo:min-width="0cm"/>
    </style:style>
    <style:style style:name="gr32" style:family="graphic" style:parent-style-name="Obj_5f_Inner_5f_01">
      <style:graphic-properties draw:textarea-vertical-align="middle" draw:auto-grow-height="false" fo:min-height="5.974cm" fo:min-width="5.724cm"/>
    </style:style>
    <style:style style:name="gr33" style:family="graphic" style:parent-style-name="Obj_5f_Inner_5f_02">
      <style:graphic-properties/>
    </style:style>
    <style:style style:name="gr34" style:family="graphic" style:parent-style-name="Obj_5f_Inner_5f_02">
      <style:graphic-properties draw:textarea-horizontal-align="center" draw:textarea-vertical-align="middle"/>
    </style:style>
    <style:style style:name="gr35" style:family="graphic" style:parent-style-name="Obj_5f_Line_5f_02_5f_Dash">
      <style:graphic-properties draw:stroke="dash" draw:stroke-dash="Long_20_Dash_20__28_Rounded_29_" svg:stroke-width="0.035cm" draw:marker-start-width="0.131cm" draw:marker-end-width="0.131cm" svg:stroke-opacity="90%" svg:stroke-linecap="round" draw:fill="none" draw:fill-color="#729fcf" draw:opacity="100%" fo:padding-top="0.017cm" fo:padding-bottom="0.017cm" fo:padding-left="0.017cm" fo:padding-right="0.017cm"/>
    </style:style>
    <style:style style:name="gr36" style:family="graphic" style:parent-style-name="standard">
      <style:graphic-properties draw:stroke="none" draw:stroke-dash="Long_20_Dash_20__28_Rounded_29_" svg:stroke-width="0cm" draw:marker-start-width="0.131cm" draw:marker-end-width="0.131cm" svg:stroke-opacity="90%" svg:stroke-linecap="round" draw:fill="solid" draw:fill-color="#1c527f" draw:opacity="100%" draw:textarea-horizontal-align="center" draw:textarea-vertical-align="middle" fo:padding-top="0.017cm" fo:padding-bottom="0.017cm" fo:padding-left="0.017cm" fo:padding-right="0.017cm"/>
    </style:style>
    <style:style style:name="gr37" style:family="graphic" style:parent-style-name="Obj_5f_Inner_5f_01">
      <style:graphic-properties draw:textarea-vertical-align="middle" draw:auto-grow-height="false" fo:min-height="1.725cm" fo:min-width="1.32cm"/>
    </style:style>
    <style:style style:name="gr38" style:family="graphic" style:parent-style-name="Obj_5f_Inner_5f_01">
      <style:graphic-properties draw:textarea-vertical-align="middle"/>
    </style:style>
    <style:style style:name="gr39" style:family="graphic" style:parent-style-name="Obj_5f_Inner_5f_01">
      <style:graphic-properties draw:opacity="100%" draw:textarea-vertical-align="middle" draw:auto-grow-height="false" fo:min-height="1.725cm" fo:min-width="1.325cm"/>
    </style:style>
    <style:style style:name="gr40" style:family="graphic" style:parent-style-name="Obj_5f_Inner_5f_01">
      <style:graphic-properties draw:opacity="100%" draw:textarea-vertical-align="middle"/>
    </style:style>
    <style:style style:name="gr41" style:family="graphic" style:parent-style-name="Obj_5f_Inner_5f_01">
      <style:graphic-properties draw:textarea-vertical-align="middle" draw:auto-grow-height="false" fo:min-height="0.784cm" fo:min-width="3.52cm"/>
    </style:style>
    <style:style style:name="gr42" style:family="graphic" style:parent-style-name="Obj_5f_Inner_5f_01">
      <style:graphic-properties draw:textarea-vertical-align="middle" draw:auto-grow-height="false" fo:min-height="0.801cm" fo:min-width="1.31cm"/>
    </style:style>
    <style:style style:name="gr43" style:family="graphic" style:parent-style-name="Obj_5f_Inner_5f_01">
      <style:graphic-properties draw:auto-grow-height="false" fo:min-height="0.79cm" fo:min-width="1.306cm"/>
    </style:style>
    <style:style style:name="gr44" style:family="graphic" style:parent-style-name="Obj_5f_Inner_5f_01">
      <style:graphic-properties draw:textarea-vertical-align="middle" draw:auto-grow-height="false" fo:min-height="2.75cm" fo:min-width="2.324cm"/>
    </style:style>
    <style:style style:name="gr45" style:family="graphic" style:parent-style-name="Obj_5f_Inner_5f_01">
      <style:graphic-properties draw:textarea-vertical-align="middle" draw:auto-grow-height="false" fo:min-height="1.563cm" fo:min-width="0cm"/>
    </style:style>
    <style:style style:name="gr46" style:family="graphic" style:parent-style-name="Obj_5f_Inner_5f_01">
      <style:graphic-properties draw:textarea-vertical-align="middle" draw:auto-grow-height="false" fo:min-height="1.548cm" fo:min-width="0cm"/>
    </style:style>
    <style:style style:name="gr47" style:family="graphic" style:parent-style-name="Obj_5f_Inner_5f_01">
      <style:graphic-properties draw:textarea-vertical-align="middle" draw:auto-grow-height="false" fo:min-height="0.079cm" fo:min-width="0cm"/>
    </style:style>
    <style:style style:name="gr48" style:family="graphic" style:parent-style-name="standard">
      <style:graphic-properties draw:stroke="none" svg:stroke-width="0cm" svg:stroke-color="#ffffff" draw:marker-start-width="0.518cm" draw:marker-end-width="0.518cm" draw:fill="solid" draw:fill-color="#ffffff" draw:opacity="100%" draw:textarea-horizontal-align="justify" draw:textarea-vertical-align="middle" draw:auto-grow-height="false" fo:min-height="0.184cm" fo:min-width="0.232cm" fo:padding-top="0.231cm" fo:padding-bottom="0.231cm" fo:padding-left="0.356cm" fo:padding-right="0.356cm" draw:shadow="hidden"/>
    </style:style>
    <style:style style:name="gr49" style:family="graphic" style:parent-style-name="Obj_5f_Text_5f_01">
      <style:graphic-properties/>
    </style:style>
    <style:style style:name="gr50" style:family="graphic" style:parent-style-name="standard">
      <style:graphic-properties svg:stroke-color="#ffffff" draw:fill="none" draw:textarea-horizontal-align="justify" draw:textarea-vertical-align="middle" draw:auto-grow-height="false" fo:min-height="6.369cm" fo:min-width="6.123cm"/>
    </style:style>
    <style:style style:name="gr51" style:family="graphic" style:parent-style-name="Obj_5f_Inner_5f_01">
      <style:graphic-properties draw:textarea-vertical-align="middle" draw:auto-grow-height="false" fo:min-height="4.837cm" fo:min-width="7.998cm"/>
    </style:style>
    <style:style style:name="gr52" style:family="graphic" style:parent-style-name="Obj_5f_Inner_5f_02">
      <style:graphic-properties fo:min-height="0cm" fo:min-width="0cm"/>
    </style:style>
    <style:style style:name="gr53" style:family="graphic" style:parent-style-name="standard">
      <style:graphic-properties draw:stroke="none" draw:fill-color="#ffffff" draw:textarea-horizontal-align="justify" draw:textarea-vertical-align="middle" draw:auto-grow-height="false" fo:min-height="0.204cm" fo:min-width="0.583cm"/>
    </style:style>
    <style:style style:name="gr54" style:family="graphic" style:parent-style-name="Obj_5f_Inner_5f_01">
      <style:graphic-properties draw:auto-grow-height="false" fo:min-height="5.636cm" fo:min-width="5.395cm"/>
    </style:style>
    <style:style style:name="gr55" style:family="graphic" style:parent-style-name="Obj_5f_Inner_5f_02">
      <style:graphic-properties draw:auto-grow-height="false" fo:min-height="0.265cm" fo:min-width="3.392cm"/>
    </style:style>
    <style:style style:name="gr56" style:family="graphic" style:parent-style-name="Obj_5f_Inner_5f_01">
      <style:graphic-properties draw:textarea-vertical-align="middle" draw:auto-grow-height="false" fo:min-height="2.619cm" fo:min-width="5.715cm"/>
    </style:style>
    <style:style style:name="gr57" style:family="graphic" style:parent-style-name="Obj_5f_Inner_5f_02">
      <style:graphic-properties fo:min-height="0cm" fo:min-width="0cm"/>
      <style:paragraph-properties style:writing-mode="lr-tb"/>
    </style:style>
    <style:style style:name="gr58" style:family="graphic" style:parent-style-name="Obj_5f_Inner_5f_01_5f_T80">
      <style:graphic-properties fo:min-height="5.974cm" fo:min-width="5.665cm"/>
    </style:style>
    <style:style style:name="gr59" style:family="graphic" style:parent-style-name="standard">
      <style:graphic-properties draw:stroke="dash" draw:stroke-dash="Long_20_Dash_20__28_Rounded_29_" svg:stroke-color="#ffffff" svg:stroke-linecap="round" draw:opacity="37%" draw:textarea-vertical-align="middle"/>
    </style:style>
    <style:style style:name="gr60" style:family="graphic" style:parent-style-name="Obj_5f_Inner_5f_01">
      <style:graphic-properties/>
    </style:style>
    <style:style style:name="gr61" style:family="graphic" style:parent-style-name="standard">
      <style:graphic-properties draw:stroke="none" svg:stroke-color="#000000" draw:fill="solid" draw:fill-color="#ffffff" draw:textarea-horizontal-align="center" draw:textarea-vertical-align="middle" fo:min-height="1.69cm" draw:shadow="hidden"/>
    </style:style>
    <style:style style:name="gr62" style:family="graphic" style:parent-style-name="standard">
      <style:graphic-properties draw:textarea-horizontal-align="justify" draw:textarea-vertical-align="middle" draw:auto-grow-height="false" fo:min-height="4.448cm" fo:min-width="4.179cm" draw:shadow="hidden"/>
    </style:style>
    <style:style style:name="gr63" style:family="graphic" style:parent-style-name="standard">
      <style:graphic-properties draw:fill-color="#1c527f" draw:textarea-horizontal-align="center" draw:textarea-vertical-align="middle"/>
    </style:style>
    <style:style style:name="gr64" style:family="graphic" style:parent-style-name="standard">
      <style:graphic-properties draw:fill-color="#236aa5" draw:textarea-horizontal-align="justify" draw:textarea-vertical-align="middle" draw:auto-grow-height="false" fo:min-height="7.375cm" fo:min-width="9.875cm" draw:shadow="hidden"/>
    </style:style>
    <style:style style:name="gr65" style:family="graphic" style:parent-style-name="standard">
      <style:graphic-properties draw:textarea-horizontal-align="justify" draw:textarea-vertical-align="middle" draw:auto-grow-height="false" fo:min-height="0cm" fo:min-width="0cm"/>
    </style:style>
    <style:style style:name="gr66" style:family="graphic" style:parent-style-name="standard">
      <style:graphic-properties fo:min-height="0cm" fo:min-width="0cm"/>
    </style:style>
    <style:style style:name="gr67" style:family="graphic" style:parent-style-name="standard">
      <style:graphic-properties draw:stroke="none" draw:stroke-dash="Dash_20__28_Rounded_29_" svg:stroke-width="0cm" draw:marker-start-width="0.28cm" draw:marker-end-width="0.28cm" svg:stroke-linecap="round" draw:fill="solid" draw:fill-color="#ffffff" draw:opacity="100%" draw:textarea-horizontal-align="center" draw:textarea-vertical-align="middle" fo:padding-top="0.072cm" fo:padding-bottom="0.072cm" fo:padding-left="0.197cm" fo:padding-right="0.197cm"/>
    </style:style>
    <style:style style:name="gr68" style:family="graphic" style:parent-style-name="standard">
      <style:graphic-properties draw:stroke="none" draw:fill-color="#ffffff" draw:textarea-horizontal-align="justify" draw:textarea-vertical-align="middle" draw:auto-grow-height="false" fo:min-height="0.836cm" fo:min-width="1.925cm"/>
    </style:style>
    <style:style style:name="gr69" style:family="graphic" style:parent-style-name="standard">
      <style:graphic-properties draw:stroke="none" draw:fill-color="#ffffff" draw:textarea-horizontal-align="justify" draw:textarea-vertical-align="middle" draw:auto-grow-height="false" fo:min-height="1.502cm" fo:min-width="3.272cm" draw:shadow="hidden"/>
    </style:style>
    <style:style style:name="gr70" style:family="graphic" style:parent-style-name="standard">
      <style:graphic-properties draw:stroke="none" svg:stroke-color="#000000" draw:fill="solid" draw:fill-color="#ffffff" draw:textarea-horizontal-align="center" draw:textarea-vertical-align="middle" fo:min-height="1.7cm" draw:shadow="hidden"/>
    </style:style>
    <style:style style:name="gr71" style:family="graphic" style:parent-style-name="standard">
      <style:graphic-properties draw:stroke="none" draw:fill="solid" draw:fill-color="#ffffff" draw:textarea-horizontal-align="center" draw:textarea-vertical-align="middle" fo:min-height="2.118cm" draw:shadow="hidden"/>
    </style:style>
    <style:style style:name="gr72" style:family="graphic" style:parent-style-name="Obj_5f_Inner_5f_01">
      <style:graphic-properties draw:textarea-vertical-align="middle" draw:auto-grow-height="false" fo:min-height="0.663cm" fo:min-width="1.323cm"/>
    </style:style>
    <style:style style:name="gr73" style:family="graphic" style:parent-style-name="standard">
      <style:graphic-properties draw:stroke="solid" draw:textarea-vertical-align="middle"/>
    </style:style>
    <style:style style:name="gr74" style:family="graphic" style:parent-style-name="standard">
      <style:graphic-properties draw:stroke="none" draw:fill-color="#ffffff" draw:textarea-horizontal-align="justify" draw:textarea-vertical-align="middle" draw:auto-grow-height="false" fo:min-height="0.744cm" fo:min-width="1.958cm"/>
    </style:style>
    <style:style style:name="gr75" style:family="graphic" style:parent-style-name="Obj_5f_Inner_5f_01">
      <style:graphic-properties draw:textarea-vertical-align="middle" fo:min-height="0cm" fo:min-width="0cm"/>
    </style:style>
    <style:style style:name="gr76" style:family="graphic" style:parent-style-name="standard">
      <style:graphic-properties draw:stroke="none" draw:fill-color="#ffffff" draw:textarea-horizontal-align="justify" draw:textarea-vertical-align="middle" draw:auto-grow-height="false" fo:min-height="2.09cm" fo:min-width="1.846cm"/>
    </style:style>
    <style:style style:name="gr77" style:family="graphic" style:parent-style-name="standard">
      <style:graphic-properties draw:stroke="none" draw:fill-color="#ffffff" draw:textarea-horizontal-align="justify" draw:textarea-vertical-align="middle" draw:auto-grow-height="false" fo:min-height="3.26cm" fo:min-width="3.021cm"/>
    </style:style>
    <style:style style:name="gr78" style:family="graphic" style:parent-style-name="standard">
      <style:graphic-properties draw:stroke="none" draw:fill-color="#ffffff" draw:textarea-horizontal-align="justify" draw:textarea-vertical-align="middle" draw:auto-grow-height="false" fo:min-height="2.091cm" fo:min-width="1.846cm"/>
    </style:style>
    <style:style style:name="gr79" style:family="graphic" style:parent-style-name="standard">
      <style:graphic-properties draw:stroke="none" draw:fill-color="#ffffff" draw:textarea-horizontal-align="justify" draw:textarea-vertical-align="middle" draw:auto-grow-height="false" fo:min-height="2.792cm" fo:min-width="2.548cm"/>
    </style:style>
    <style:style style:name="gr80" style:family="graphic" style:parent-style-name="standard">
      <style:graphic-properties draw:stroke="none" draw:fill-color="#ffffff" draw:textarea-horizontal-align="justify" draw:textarea-vertical-align="middle" draw:auto-grow-height="false" fo:min-height="0.831cm" fo:min-width="0.689cm"/>
    </style:style>
    <style:style style:name="gr81" style:family="graphic" style:parent-style-name="standard">
      <style:graphic-properties draw:stroke="none" draw:fill-color="#ffffff" draw:textarea-horizontal-align="justify" draw:textarea-vertical-align="middle" draw:auto-grow-height="false" fo:min-height="0.831cm" fo:min-width="0.688cm"/>
    </style:style>
    <style:style style:name="gr82" style:family="graphic" style:parent-style-name="standard">
      <style:graphic-properties draw:stroke="none" draw:fill-color="#ffffff" draw:textarea-horizontal-align="justify" draw:textarea-vertical-align="middle" draw:auto-grow-height="false" fo:min-height="0.725cm" fo:min-width="0.548cm"/>
    </style:style>
    <style:style style:name="gr83" style:family="graphic" style:parent-style-name="standard">
      <style:graphic-properties draw:stroke="none" draw:fill-color="#ffffff" draw:textarea-horizontal-align="justify" draw:textarea-vertical-align="middle" draw:auto-grow-height="false" fo:min-height="0.726cm" fo:min-width="0.548cm"/>
    </style:style>
    <style:style style:name="gr84" style:family="graphic" style:parent-style-name="Obj_5f_Inner_5f_02_5f_T20">
      <style:graphic-properties fo:min-height="0cm" fo:min-width="0cm"/>
    </style:style>
    <style:style style:name="gr85" style:family="graphic" style:parent-style-name="Obj_5f_Line_5f_01_5f_Dash">
      <style:graphic-properties/>
    </style:style>
    <style:style style:name="gr86" style:family="graphic" style:parent-style-name="Obj_5f_Text_5f_01">
      <style:graphic-properties draw:fill="solid" draw:fill-color="#1c527f" fo:min-height="0.41cm" fo:min-width="1.19cm"/>
      <style:paragraph-properties style:writing-mode="lr-tb"/>
    </style:style>
    <style:style style:name="gr87" style:family="graphic" style:parent-style-name="Obj_5f_Text_5f_01">
      <style:graphic-properties draw:fill-color="#1c527f" fo:min-height="0.411cm" fo:min-width="1.191cm"/>
      <style:paragraph-properties style:writing-mode="lr-tb"/>
    </style:style>
    <style:style style:name="gr88" style:family="graphic" style:parent-style-name="Obj_5f_Inner_5f_01">
      <style:graphic-properties draw:textarea-vertical-align="middle" draw:auto-grow-height="false" fo:min-height="3.649cm" fo:min-width="3.39cm"/>
    </style:style>
    <style:style style:name="gr89" style:family="graphic" style:parent-style-name="Obj_5f_Line_5f_01_5f_Solid">
      <style:graphic-properties/>
    </style:style>
    <style:style style:name="gr90" style:family="graphic" style:parent-style-name="standard">
      <style:graphic-properties draw:stroke="none" svg:stroke-color="#ffffff" draw:fill-color="#ffffff" draw:textarea-horizontal-align="justify" draw:textarea-vertical-align="middle" draw:auto-grow-height="false" fo:min-height="1.502cm" fo:min-width="1.368cm"/>
    </style:style>
    <style:style style:name="gr91" style:family="graphic" style:parent-style-name="Obj_5f_Inner_5f_01">
      <style:graphic-properties draw:textarea-vertical-align="middle" draw:auto-grow-height="false" fo:min-height="7.279cm" fo:min-width="0.761cm"/>
    </style:style>
    <style:style style:name="gr92" style:family="graphic" style:parent-style-name="Obj_5f_Inner_5f_02">
      <style:graphic-properties draw:auto-grow-height="false" fo:min-height="0.825cm" fo:min-width="0.619cm"/>
    </style:style>
    <style:style style:name="gr93" style:family="graphic" style:parent-style-name="Obj_5f_Inner_5f_02">
      <style:graphic-properties draw:auto-grow-height="false" fo:min-height="3.131cm" fo:min-width="0.122cm"/>
    </style:style>
    <style:style style:name="gr94" style:family="graphic" style:parent-style-name="Obj_5f_Inner_5f_02">
      <style:graphic-properties draw:auto-grow-height="false" fo:min-height="0.019cm" fo:min-width="0cm"/>
    </style:style>
    <style:style style:name="gr95" style:family="graphic" style:parent-style-name="Obj_5f_Inner_5f_02">
      <style:graphic-properties draw:auto-grow-height="false" fo:min-height="0.018cm" fo:min-width="0cm"/>
    </style:style>
    <style:style style:name="gr96" style:family="graphic" style:parent-style-name="Obj_5f_Inner_5f_02">
      <style:graphic-properties draw:auto-grow-height="false" fo:min-height="0.018cm" fo:min-width="0.179cm"/>
    </style:style>
    <style:style style:name="gr97" style:family="graphic" style:parent-style-name="Obj_5f_Inner_5f_01">
      <style:graphic-properties draw:textarea-vertical-align="middle" draw:auto-grow-height="false" fo:min-height="1.387cm" fo:min-width="1.018cm"/>
    </style:style>
    <style:style style:name="gr98" style:family="graphic" style:parent-style-name="Obj_5f_Inner_5f_01">
      <style:graphic-properties draw:textarea-vertical-align="middle" draw:auto-grow-height="false" fo:min-height="1.388cm" fo:min-width="1.017cm"/>
    </style:style>
    <style:style style:name="gr99" style:family="graphic" style:parent-style-name="Obj_5f_Inner_5f_01">
      <style:graphic-properties draw:textarea-vertical-align="middle" draw:auto-grow-height="false" fo:min-height="0.259cm" fo:min-width="0cm"/>
    </style:style>
    <style:style style:name="gr100" style:family="graphic" style:parent-style-name="Obj_5f_Inner_5f_01">
      <style:graphic-properties draw:textarea-vertical-align="middle" draw:auto-grow-height="false" fo:min-height="0.258cm" fo:min-width="0cm"/>
    </style:style>
    <style:style style:name="gr101" style:family="graphic" style:parent-style-name="Obj_5f_Inner_5f_01">
      <style:graphic-properties draw:textarea-vertical-align="middle" draw:auto-grow-height="false" fo:min-height="0.087cm" fo:min-width="0cm"/>
    </style:style>
    <style:style style:name="gr102" style:family="graphic" style:parent-style-name="Obj_5f_Inner_5f_01">
      <style:graphic-properties draw:textarea-vertical-align="middle" draw:auto-grow-height="false" fo:min-height="0.086cm" fo:min-width="0cm"/>
    </style:style>
    <style:style style:name="gr103" style:family="graphic" style:parent-style-name="Obj_5f_Inner_5f_01">
      <style:graphic-properties draw:textarea-vertical-align="middle" draw:auto-grow-height="false" fo:min-height="0.088cm" fo:min-width="0cm"/>
    </style:style>
    <style:style style:name="gr104" style:family="graphic" style:parent-style-name="Obj_5f_Inner_5f_01">
      <style:graphic-properties draw:textarea-vertical-align="middle" draw:auto-grow-height="false" fo:min-height="0cm" fo:min-width="0cm"/>
    </style:style>
    <style:style style:name="gr105" style:family="graphic" style:parent-style-name="Obj_5f_Inner_5f_01">
      <style:graphic-properties draw:textarea-vertical-align="middle" draw:auto-grow-height="false" fo:min-height="2.123cm" fo:min-width="1.717cm"/>
    </style:style>
    <style:style style:name="gr106" style:family="graphic" style:parent-style-name="Obj_5f_Background">
      <style:graphic-properties svg:stroke-linecap="butt" fo:min-height="6.376cm" fo:min-width="6.125cm"/>
    </style:style>
    <style:style style:name="gr107" style:family="graphic" style:parent-style-name="Obj_5f_Inner_5f_01_5f_T80">
      <style:graphic-properties fo:min-height="8.55cm" fo:min-width="8.3cm"/>
    </style:style>
    <style:style style:name="gr108"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0.398cm" fo:min-width="0.54cm" fo:padding-top="0.231cm" fo:padding-bottom="0.231cm" fo:padding-left="0.356cm" fo:padding-right="0.356cm"/>
    </style:style>
    <style:style style:name="gr109" style:family="graphic" style:parent-style-name="standard">
      <style:graphic-properties draw:stroke="none" draw:fill-color="#ffffff" draw:textarea-horizontal-align="justify" draw:textarea-vertical-align="middle" draw:auto-grow-height="false" fo:min-height="2.722cm" fo:min-width="1.916cm"/>
    </style:style>
    <style:style style:name="gr110" style:family="graphic" style:parent-style-name="Obj_5f_Inner_5f_02">
      <style:graphic-properties draw:auto-grow-height="false" fo:min-height="0.872cm" fo:min-width="0.606cm"/>
    </style:style>
    <style:style style:name="gr111" style:family="graphic" style:parent-style-name="standard">
      <style:graphic-properties draw:stroke="none" draw:fill-color="#ffffff" draw:textarea-horizontal-align="justify" draw:textarea-vertical-align="middle" draw:auto-grow-height="false" fo:min-height="1.119cm" fo:min-width="3.369cm"/>
    </style:style>
    <style:style style:name="gr112" style:family="graphic" style:parent-style-name="standard">
      <style:graphic-properties draw:stroke="none" draw:fill-color="#ffffff" draw:textarea-horizontal-align="justify" draw:textarea-vertical-align="middle" draw:auto-grow-height="false" fo:min-height="1.113cm" fo:min-width="0.532cm"/>
    </style:style>
    <style:style style:name="gr113" style:family="graphic" style:parent-style-name="Obj_5f_Inner_5f_01">
      <style:graphic-properties draw:textarea-vertical-align="middle" draw:auto-grow-height="false" fo:min-height="2.722cm" fo:min-width="2.002cm"/>
    </style:style>
    <style:style style:name="gr114" style:family="graphic" style:parent-style-name="Obj_5f_Line_5f_02_5f_Solid">
      <style:graphic-properties/>
    </style:style>
    <style:style style:name="gr115" style:family="graphic" style:parent-style-name="Obj_5f_Inner_5f_01">
      <style:graphic-properties draw:textarea-vertical-align="middle" draw:auto-grow-height="false" fo:min-height="2.722cm" fo:min-width="2.001cm"/>
    </style:style>
    <style:style style:name="gr116" style:family="graphic" style:parent-style-name="standard">
      <style:graphic-properties draw:stroke="none" draw:fill-color="#ffffff" draw:textarea-horizontal-align="justify" draw:textarea-vertical-align="middle" draw:auto-grow-height="false" fo:min-height="1.297cm" fo:min-width="0.771cm"/>
    </style:style>
    <style:style style:name="gr117" style:family="graphic" style:parent-style-name="Obj_5f_Inner_5f_02">
      <style:graphic-properties draw:auto-grow-height="false" fo:min-height="0.335cm" fo:min-width="0.08cm"/>
    </style:style>
    <style:style style:name="gr118" style:family="graphic" style:parent-style-name="standard">
      <style:graphic-properties draw:stroke="none" draw:fill-color="#ffffff" draw:textarea-horizontal-align="justify" draw:textarea-vertical-align="middle" draw:auto-grow-height="false" fo:min-height="0.46cm" fo:min-width="1.534cm"/>
    </style:style>
    <style:style style:name="gr119" style:family="graphic" style:parent-style-name="standard">
      <style:graphic-properties draw:stroke="none" draw:fill-color="#ffffff" draw:textarea-horizontal-align="justify" draw:textarea-vertical-align="middle" draw:auto-grow-height="false" fo:min-height="0.461cm" fo:min-width="0.042cm"/>
    </style:style>
    <style:style style:name="gr120" style:family="graphic" style:parent-style-name="Obj_5f_Inner_5f_01">
      <style:graphic-properties draw:textarea-vertical-align="middle" draw:auto-grow-height="false" fo:min-height="1.295cm" fo:min-width="0.815cm"/>
    </style:style>
    <style:style style:name="gr121" style:family="graphic" style:parent-style-name="Obj_5f_Inner_5f_01">
      <style:graphic-properties draw:textarea-vertical-align="middle" draw:auto-grow-height="false" fo:min-height="1.296cm" fo:min-width="0.815cm"/>
    </style:style>
    <style:style style:name="gr122" style:family="graphic" style:parent-style-name="standard">
      <style:graphic-properties draw:stroke="none" draw:fill-color="#ffffff" draw:textarea-horizontal-align="justify" draw:textarea-vertical-align="middle" draw:auto-grow-height="false" fo:min-height="0.648cm" fo:min-width="0.206cm" draw:shadow="hidden"/>
    </style:style>
    <style:style style:name="gr123" style:family="graphic" style:parent-style-name="standard">
      <style:graphic-properties draw:stroke="none" draw:fill-color="#ffffff" draw:textarea-horizontal-align="justify" draw:textarea-vertical-align="middle" draw:auto-grow-height="false" fo:min-height="0cm" fo:min-width="0cm" draw:shadow="hidden"/>
    </style:style>
    <style:style style:name="gr124" style:family="graphic" style:parent-style-name="Obj_5f_Inner_5f_02">
      <style:graphic-properties draw:auto-grow-height="false" fo:min-height="0.863cm" fo:min-width="0.605cm"/>
    </style:style>
    <style:style style:name="gr125" style:family="graphic" style:parent-style-name="Obj_5f_Inner_5f_01">
      <style:graphic-properties draw:textarea-vertical-align="middle" draw:auto-grow-height="false" fo:min-height="1.101cm" fo:min-width="0cm"/>
    </style:style>
    <style:style style:name="gr126" style:family="graphic" style:parent-style-name="Obj_5f_Inner_5f_01">
      <style:graphic-properties draw:textarea-vertical-align="middle" draw:auto-grow-height="false" fo:min-height="1.678cm" fo:min-width="1.023cm"/>
    </style:style>
    <style:style style:name="gr127" style:family="graphic" style:parent-style-name="Obj_5f_Inner_5f_02">
      <style:graphic-properties draw:textarea-horizontal-align="center" draw:textarea-vertical-align="middle" draw:auto-grow-height="false" fo:min-height="0.458cm" fo:min-width="0.138cm" draw:shadow="hidden"/>
    </style:style>
    <style:style style:name="gr128" style:family="graphic" style:parent-style-name="Obj_5f_Inner_5f_01">
      <style:graphic-properties draw:textarea-horizontal-align="justify" draw:textarea-vertical-align="middle" draw:auto-grow-height="false" fo:min-height="0cm" fo:min-width="0cm"/>
    </style:style>
    <style:style style:name="gr129" style:family="graphic" style:parent-style-name="Obj_5f_Inner_5f_01">
      <style:graphic-properties draw:auto-grow-height="false" fo:min-height="8.082cm" fo:min-width="7.832cm"/>
      <style:paragraph-properties style:writing-mode="lr-tb"/>
    </style:style>
    <style:style style:name="gr130" style:family="graphic" style:parent-style-name="standard">
      <style:graphic-properties draw:stroke="none" draw:fill-color="#666666" draw:textarea-horizontal-align="justify" draw:textarea-vertical-align="middle" draw:auto-grow-height="false" fo:min-height="2.389cm" fo:min-width="0cm"/>
    </style:style>
    <style:style style:name="gr131" style:family="graphic" style:parent-style-name="standard">
      <style:graphic-properties draw:stroke="none" draw:fill-color="#666666" draw:textarea-horizontal-align="justify" draw:textarea-vertical-align="middle" draw:auto-grow-height="false" fo:min-height="2.386cm" fo:min-width="0cm"/>
    </style:style>
    <style:style style:name="gr132" style:family="graphic" style:parent-style-name="Obj_5f_Inner_5f_02">
      <style:graphic-properties draw:auto-grow-height="false" fo:min-height="2.389cm" fo:min-width="0cm"/>
    </style:style>
    <style:style style:name="gr133" style:family="graphic" style:parent-style-name="Obj_5f_Inner_5f_02">
      <style:graphic-properties draw:auto-grow-height="false" fo:min-height="2.385cm" fo:min-width="0cm"/>
    </style:style>
    <style:style style:name="gr134" style:family="graphic" style:parent-style-name="Obj_5f_Inner_5f_02">
      <style:graphic-properties draw:auto-grow-height="false" fo:min-height="1.672cm" fo:min-width="1.442cm"/>
    </style:style>
    <style:style style:name="gr135" style:family="graphic" style:parent-style-name="Obj_5f_Inner_5f_02">
      <style:graphic-properties draw:auto-grow-height="false" fo:min-height="2.388cm" fo:min-width="0cm"/>
    </style:style>
    <style:style style:name="gr136" style:family="graphic" style:parent-style-name="Obj_5f_Inner_5f_02">
      <style:graphic-properties draw:auto-grow-height="false" fo:min-height="1.672cm" fo:min-width="1.436cm"/>
    </style:style>
    <style:style style:name="gr137" style:family="graphic" style:parent-style-name="Obj_5f_Inner_5f_02">
      <style:graphic-properties draw:auto-grow-height="false" fo:min-height="2.386cm" fo:min-width="0cm"/>
    </style:style>
    <style:style style:name="gr138" style:family="graphic" style:parent-style-name="Obj_5f_Inner_5f_02">
      <style:graphic-properties draw:auto-grow-height="false" fo:min-height="2.39cm" fo:min-width="0cm"/>
    </style:style>
    <style:style style:name="gr139" style:family="graphic" style:parent-style-name="Obj_5f_Inner_5f_02">
      <style:graphic-properties draw:auto-grow-height="false" fo:min-height="1.678cm" fo:min-width="1.44cm"/>
    </style:style>
    <style:style style:name="gr140" style:family="graphic" style:parent-style-name="Obj_5f_Inner_5f_02">
      <style:graphic-properties draw:auto-grow-height="false" fo:min-height="1.678cm" fo:min-width="1.444cm"/>
    </style:style>
    <style:style style:name="gr141" style:family="graphic" style:parent-style-name="Obj_5f_Inner_5f_02">
      <style:graphic-properties draw:auto-grow-height="false" fo:min-height="2.384cm" fo:min-width="0cm"/>
    </style:style>
    <style:style style:name="gr142" style:family="graphic" style:parent-style-name="Obj_5f_Inner_5f_02">
      <style:graphic-properties draw:auto-grow-height="false" fo:min-height="2.387cm" fo:min-width="0cm"/>
    </style:style>
    <style:style style:name="gr143" style:family="graphic" style:parent-style-name="Obj_5f_Inner_5f_02">
      <style:graphic-properties draw:auto-grow-height="false" fo:min-height="1.67cm" fo:min-width="1.435cm"/>
    </style:style>
    <style:style style:name="gr144" style:family="graphic" style:parent-style-name="Obj_5f_Inner_5f_02">
      <style:graphic-properties draw:auto-grow-height="false" fo:min-height="2.382cm" fo:min-width="0cm"/>
    </style:style>
    <style:style style:name="gr145" style:family="graphic" style:parent-style-name="Obj_5f_Inner_5f_02">
      <style:graphic-properties draw:auto-grow-height="false" fo:min-height="1.67cm" fo:min-width="1.442cm"/>
    </style:style>
    <style:style style:name="gr146" style:family="graphic" style:parent-style-name="Obj_5f_Inner_5f_02">
      <style:graphic-properties draw:auto-grow-height="false" fo:min-height="1.803cm" fo:min-width="7.176cm"/>
    </style:style>
    <style:style style:name="gr147" style:family="graphic" style:parent-style-name="Obj_5f_Inner_5f_01">
      <style:graphic-properties draw:auto-grow-height="false" fo:min-height="1.311cm" fo:min-width="0cm"/>
    </style:style>
    <style:style style:name="gr148" style:family="graphic" style:parent-style-name="Obj_5f_Inner_5f_01">
      <style:graphic-properties draw:auto-grow-height="false" fo:min-height="0.11cm" fo:min-width="4.709cm"/>
    </style:style>
    <style:style style:name="gr149" style:family="graphic" style:parent-style-name="Obj_5f_Inner_5f_01">
      <style:graphic-properties draw:auto-grow-height="false" fo:min-height="0.106cm" fo:min-width="4.713cm"/>
    </style:style>
    <style:style style:name="gr150" style:family="graphic" style:parent-style-name="Obj_5f_Inner_5f_01">
      <style:graphic-properties draw:auto-grow-height="false" fo:min-height="0.105cm" fo:min-width="4.711cm"/>
    </style:style>
    <style:style style:name="gr151" style:family="graphic" style:parent-style-name="Obj_5f_Inner_5f_01">
      <style:graphic-properties draw:auto-grow-height="false" fo:min-height="0cm" fo:min-width="0cm"/>
    </style:style>
    <style:style style:name="gr152" style:family="graphic" style:parent-style-name="standard">
      <style:graphic-properties draw:stroke="none" draw:fill-color="#ffffff" draw:textarea-horizontal-align="justify" draw:textarea-vertical-align="middle" draw:auto-grow-height="false" fo:min-height="0.499cm" fo:min-width="5.455cm" draw:shadow="hidden"/>
    </style:style>
    <style:style style:name="gr153" style:family="graphic" style:parent-style-name="standard">
      <style:graphic-properties draw:stroke="none" draw:fill-color="#ffffff" draw:textarea-horizontal-align="center" draw:textarea-vertical-align="middle"/>
    </style:style>
    <style:style style:name="gr154" style:family="graphic" style:parent-style-name="Obj_5f_Inner_5f_02">
      <style:graphic-properties draw:auto-grow-height="false" fo:min-height="1.167cm" fo:min-width="0.756cm"/>
    </style:style>
    <style:style style:name="gr155" style:family="graphic" style:parent-style-name="Obj_5f_Inner_5f_02">
      <style:graphic-properties draw:auto-grow-height="false" fo:min-height="0.64cm" fo:min-width="0.388cm"/>
    </style:style>
    <style:style style:name="gr156" style:family="graphic" style:parent-style-name="Obj_5f_Inner_5f_02">
      <style:graphic-properties draw:auto-grow-height="false" fo:min-height="0.287cm" fo:min-width="0.022cm"/>
    </style:style>
    <style:style style:name="gr157" style:family="graphic" style:parent-style-name="Obj_5f_Inner_5f_02">
      <style:graphic-properties draw:auto-grow-height="false" fo:min-height="0.287cm" fo:min-width="0.024cm"/>
    </style:style>
    <style:style style:name="gr158" style:family="graphic" style:parent-style-name="Obj_5f_Inner_5f_02">
      <style:graphic-properties draw:auto-grow-height="false" fo:min-height="0.286cm" fo:min-width="0.024cm"/>
    </style:style>
    <style:style style:name="gr159" style:family="graphic" style:parent-style-name="Obj_5f_Inner_5f_02">
      <style:graphic-properties draw:auto-grow-height="false" fo:min-height="0.287cm" fo:min-width="0.023cm"/>
    </style:style>
    <style:style style:name="gr160" style:family="graphic" style:parent-style-name="Obj_5f_Inner_5f_02">
      <style:graphic-properties draw:auto-grow-height="false" fo:min-height="0cm" fo:min-width="0.267cm"/>
    </style:style>
    <style:style style:name="gr161" style:family="graphic" style:parent-style-name="Obj_5f_Inner_5f_01">
      <style:graphic-properties draw:textarea-vertical-align="middle" draw:auto-grow-height="false" fo:min-height="7.314cm" fo:min-width="7.754cm"/>
    </style:style>
    <style:style style:name="gr162" style:family="graphic" style:parent-style-name="Obj_5f_Inner_5f_01">
      <style:graphic-properties draw:textarea-vertical-align="middle" draw:auto-grow-height="false" fo:min-height="0.698cm" fo:min-width="8.3cm"/>
    </style:style>
    <style:style style:name="gr163" style:family="graphic" style:parent-style-name="Obj_5f_Inner_5f_02">
      <style:graphic-properties draw:auto-grow-height="false" fo:min-height="4.329cm" fo:min-width="6.65cm"/>
    </style:style>
    <style:style style:name="gr164" style:family="graphic" style:parent-style-name="Obj_5f_Inner_5f_02">
      <style:graphic-properties draw:auto-grow-height="false" fo:min-height="0.436cm" fo:min-width="0.134cm"/>
    </style:style>
    <style:style style:name="gr165" style:family="graphic" style:parent-style-name="Obj_5f_Inner_5f_02">
      <style:graphic-properties draw:auto-grow-height="false" fo:min-height="0.683cm" fo:min-width="0.994cm"/>
    </style:style>
    <style:style style:name="gr166" style:family="graphic" style:parent-style-name="Obj_5f_Inner_5f_01">
      <style:graphic-properties draw:textarea-vertical-align="middle" draw:auto-grow-height="false" fo:min-height="0cm" fo:min-width="1.372cm"/>
    </style:style>
    <style:style style:name="gr167" style:family="graphic" style:parent-style-name="Obj_5f_Inner_5f_01">
      <style:graphic-properties draw:textarea-vertical-align="middle" draw:auto-grow-height="false" fo:min-height="0cm" fo:min-width="1.371cm"/>
    </style:style>
    <style:style style:name="gr168" style:family="graphic" style:parent-style-name="Obj_5f_Inner_5f_01">
      <style:graphic-properties draw:textarea-vertical-align="middle" draw:auto-grow-height="false" fo:min-height="0.015cm" fo:min-width="1.388cm"/>
    </style:style>
    <style:style style:name="gr169" style:family="graphic" style:parent-style-name="Obj_5f_Inner_5f_01">
      <style:graphic-properties draw:textarea-vertical-align="middle" draw:auto-grow-height="false" fo:min-height="0.841cm" fo:min-width="0.972cm"/>
    </style:style>
    <style:style style:name="gr170" style:family="graphic" style:parent-style-name="Obj_5f_Inner_5f_01">
      <style:graphic-properties draw:textarea-vertical-align="middle" draw:auto-grow-height="false" fo:min-height="0cm" fo:min-width="1.758cm"/>
    </style:style>
    <style:style style:name="gr171" style:family="graphic" style:parent-style-name="Obj_5f_Inner_5f_01">
      <style:graphic-properties draw:textarea-vertical-align="middle" draw:auto-grow-height="false" fo:min-height="0.347cm" fo:min-width="1.517cm"/>
    </style:style>
    <style:style style:name="gr172" style:family="graphic" style:parent-style-name="Obj_5f_Inner_5f_01">
      <style:graphic-properties draw:textarea-vertical-align="middle" draw:auto-grow-height="false" fo:min-height="0.765cm" fo:min-width="0cm"/>
    </style:style>
    <style:style style:name="gr173" style:family="graphic" style:parent-style-name="Obj_5f_Inner_5f_01">
      <style:graphic-properties draw:textarea-vertical-align="middle" draw:auto-grow-height="false" fo:min-height="0.454cm" fo:min-width="0cm"/>
    </style:style>
    <style:style style:name="gr174" style:family="graphic" style:parent-style-name="Obj_5f_Inner_5f_02">
      <style:graphic-properties draw:auto-grow-height="false" fo:min-height="1.556cm" fo:min-width="0cm"/>
    </style:style>
    <style:style style:name="gr175" style:family="graphic" style:parent-style-name="Obj_5f_Inner_5f_01">
      <style:graphic-properties draw:textarea-vertical-align="middle" draw:auto-grow-height="false" fo:min-height="2.283cm" fo:min-width="2.382cm"/>
    </style:style>
    <style:style style:name="gr176" style:family="graphic" style:parent-style-name="Obj_5f_Inner_5f_01">
      <style:graphic-properties draw:textarea-vertical-align="middle" draw:auto-grow-height="false" fo:min-height="2.283cm" fo:min-width="2.281cm"/>
    </style:style>
    <style:style style:name="gr177" style:family="graphic" style:parent-style-name="Obj_5f_Inner_5f_01">
      <style:graphic-properties draw:textarea-vertical-align="middle" draw:auto-grow-height="false" fo:min-height="2.283cm" fo:min-width="2.439cm"/>
    </style:style>
    <style:style style:name="gr178" style:family="graphic" style:parent-style-name="Obj_5f_Inner_5f_02">
      <style:graphic-properties draw:auto-grow-height="false" fo:min-height="0.016cm" fo:min-width="0cm"/>
    </style:style>
    <style:style style:name="gr179" style:family="graphic" style:parent-style-name="Obj_5f_Inner_5f_01">
      <style:graphic-properties draw:textarea-vertical-align="middle" draw:auto-grow-height="false" fo:min-height="3.036cm" fo:min-width="2.383cm"/>
    </style:style>
    <style:style style:name="gr180" style:family="graphic" style:parent-style-name="Obj_5f_Inner_5f_01">
      <style:graphic-properties draw:textarea-vertical-align="middle" draw:auto-grow-height="false" fo:min-height="3.036cm" fo:min-width="2.282cm"/>
    </style:style>
    <style:style style:name="gr181" style:family="graphic" style:parent-style-name="Obj_5f_Inner_5f_01">
      <style:graphic-properties draw:textarea-vertical-align="middle" draw:auto-grow-height="false" fo:min-height="3.036cm" fo:min-width="2.439cm"/>
    </style:style>
    <style:style style:name="gr182" style:family="graphic" style:parent-style-name="standard">
      <style:graphic-properties draw:fill-color="#ffffff" draw:textarea-horizontal-align="justify" draw:textarea-vertical-align="middle" draw:auto-grow-height="false" fo:min-height="0.168cm" fo:min-width="2.642cm"/>
    </style:style>
    <style:style style:name="gr183" style:family="graphic" style:parent-style-name="Obj_5f_Inner_5f_01">
      <style:graphic-properties draw:auto-grow-height="false"/>
    </style:style>
    <style:style style:name="gr184" style:family="graphic" style:parent-style-name="Obj_5f_Inner_5f_01">
      <style:graphic-properties draw:textarea-horizontal-align="center" draw:textarea-vertical-align="middle" draw:auto-grow-height="false"/>
    </style:style>
    <style:style style:name="gr185" style:family="graphic" style:parent-style-name="Obj_5f_Inner_5f_02">
      <style:graphic-properties draw:textarea-horizontal-align="center" draw:textarea-vertical-align="middle" draw:auto-grow-height="false" fo:min-height="1.094cm" fo:min-width="0.756cm"/>
    </style:style>
    <style:style style:name="gr186" style:family="graphic" style:parent-style-name="Obj_5f_Inner_5f_02">
      <style:graphic-properties draw:auto-grow-height="false" fo:min-height="0.185cm" fo:min-width="0cm"/>
    </style:style>
    <style:style style:name="gr187" style:family="graphic" style:parent-style-name="Obj_5f_Background">
      <style:graphic-properties fo:min-height="9.4cm" fo:min-width="9.15cm"/>
    </style:style>
    <style:style style:name="P1" style:family="paragraph">
      <loext:graphic-properties draw:fill="none"/>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ffffff"/>
      <style:paragraph-properties fo:text-align="center"/>
    </style:style>
    <style:style style:name="P5" style:family="paragraph">
      <loext:graphic-properties draw:fill-color="#ffffff"/>
      <style:paragraph-properties fo:text-align="center"/>
    </style:style>
    <style:style style:name="P6" style:family="paragraph">
      <loext:graphic-properties draw:fill="solid" draw:fill-color="#c7c7c7"/>
    </style:style>
    <style:style style:name="P7" style:family="paragraph">
      <loext:graphic-properties draw:fill="none" draw:fill-color="#ffffff"/>
      <style:paragraph-properties style:writing-mode="lr-tb"/>
    </style:style>
    <style:style style:name="P8" style:family="paragraph">
      <loext:graphic-properties draw:fill-color="#1c527f"/>
      <style:paragraph-properties fo:text-align="center"/>
    </style:style>
    <style:style style:name="P9" style:family="paragraph">
      <loext:graphic-properties draw:fill="none" draw:fill-color="#729fcf" draw:opacity="100%"/>
    </style:style>
    <style:style style:name="P10" style:family="paragraph">
      <loext:graphic-properties draw:fill="solid" draw:fill-color="#1c527f" draw:opacity="100%"/>
      <style:paragraph-properties fo:text-align="center"/>
    </style:style>
    <style:style style:name="P11" style:family="paragraph">
      <loext:graphic-properties draw:opacity="100%"/>
      <style:paragraph-properties fo:text-align="center"/>
    </style:style>
    <style:style style:name="P12" style:family="paragraph">
      <loext:graphic-properties draw:fill="solid" draw:fill-color="#ffffff" draw:opacity="100%"/>
      <style:paragraph-properties fo:text-align="center"/>
    </style:style>
    <style:style style:name="P13" style:family="paragraph">
      <style:paragraph-properties style:writing-mode="lr-tb"/>
    </style:style>
    <style:style style:name="P14" style:family="paragraph">
      <style:paragraph-properties fo:text-align="center" style:writing-mode="lr-tb"/>
      <style:text-properties fo:letter-spacing="-0.032cm" fo:background-color="transparent"/>
    </style:style>
    <style:style style:name="P15" style:family="paragraph">
      <loext:graphic-properties draw:opacity="37%"/>
      <style:paragraph-properties fo:text-align="center"/>
    </style:style>
    <style:style style:name="P16" style:family="paragraph">
      <style:paragraph-properties fo:text-align="center" style:writing-mode="lr-tb"/>
      <style:text-properties fo:letter-spacing="-0.032cm" fo:background-color="#1c527f"/>
    </style:style>
    <style:style style:name="P17" style:family="paragraph">
      <loext:graphic-properties draw:fill="solid" draw:fill-color="#ffffff"/>
      <style:paragraph-properties fo:text-align="center" style:writing-mode="lr-tb"/>
      <style:text-properties fo:color="#ffffff" loext:opacity="100%" style:font-name="Cantarell Extra Bold" fo:font-size="37pt" style:font-size-asian="37pt" style:font-size-complex="37pt"/>
    </style:style>
    <style:style style:name="P18" style:family="paragraph">
      <loext:graphic-properties draw:fill-color="#236aa5"/>
      <style:paragraph-properties fo:text-align="center"/>
    </style:style>
    <style:style style:name="P19" style:family="paragraph">
      <loext:graphic-properties draw:fill="solid" draw:fill-color="#ffffff"/>
      <style:paragraph-properties fo:text-align="center" style:writing-mode="lr-tb"/>
      <style:text-properties fo:color="#ffffff" loext:opacity="100%" style:font-name="Cantarell Extra Bold" fo:font-size="26pt" style:font-size-asian="26pt" style:font-size-complex="26pt"/>
    </style:style>
    <style:style style:name="P20" style:family="paragraph">
      <loext:graphic-properties draw:fill="solid" draw:fill-color="#ffffff"/>
      <style:paragraph-properties fo:text-align="center" style:writing-mode="lr-tb"/>
      <style:text-properties fo:font-size="50pt" style:font-size-asian="50pt" style:font-size-complex="50pt"/>
    </style:style>
    <style:style style:name="P21" style:family="paragraph">
      <style:paragraph-properties style:writing-mode="lr-tb"/>
      <style:text-properties style:font-name="Cantarell Extra Bold"/>
    </style:style>
    <style:style style:name="P22" style:family="paragraph">
      <loext:graphic-properties draw:fill="solid" draw:fill-color="#1c527f"/>
      <style:paragraph-properties style:writing-mode="lr-tb"/>
      <style:text-properties style:font-name="Cantarell Extra Bold"/>
    </style:style>
    <style:style style:name="P23" style:family="paragraph">
      <loext:graphic-properties draw:fill-color="#1c527f"/>
      <style:paragraph-properties style:writing-mode="lr-tb"/>
      <style:text-properties style:font-name="Cantarell Extra Bold"/>
    </style:style>
    <style:style style:name="P24" style:family="paragraph">
      <loext:graphic-properties draw:fill-color="#666666"/>
      <style:paragraph-properties fo:text-align="center"/>
    </style:style>
    <style:style style:name="T1" style:family="text">
      <style:text-properties style:font-name="Cantarell Extra 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custom-shape draw:style-name="gr1"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 draw:layer="layout" svg:width="8.8cm" svg:height="8.8cm" svg:x="0.6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 draw:layer="layout" svg:width="5.913cm" svg:height="3.856cm" draw:transform="skewX (-0.369660735572399) rotate (-1.07250482535052) translate (5.46009907800342cm 0.922071131754812cm)" svg:viewBox="0 0 5914 3857" svg:d="M0 0c5506-3 5914 3857 5914 3857">
                <text:p/>
              </draw:path>
              <draw:path draw:style-name="gr3" draw:layer="layout" svg:width="8.02cm" svg:height="6.113cm" draw:transform="skewX (0.396713338978311) rotate (-0.688008791136165) translate (5.84700576558502cm 0.922079492605938cm)" svg:viewBox="0 0 8021 6114" svg:d="M0 0c7469-3 8021 6114 8021 6114">
                <text:p/>
              </draw:path>
              <draw:path draw:style-name="gr3" draw:layer="layout" svg:width="5.91cm" svg:height="3.865cm" draw:transform="skewX (0.368613538021202) rotate (1.07128309487412) translate (1.6893793982125cm 6.11064685358306cm)" svg:viewBox="0 0 5911 3866" svg:d="M5911 0c-5503 4-5911 3866-5911 3866">
                <text:p/>
              </draw:path>
              <draw:path draw:style-name="gr3" draw:layer="layout" svg:width="8.021cm" svg:height="6.115cm" draw:transform="skewX (-0.39688787190351) rotate (0.687659725285766) translate (-2.06470113782866cm 6.01352443303438cm)" svg:viewBox="0 0 8022 6116" svg:d="M8022 0c-7470 0-8022 6116-8022 6116">
                <text:p/>
              </draw:path>
              <draw:line draw:style-name="gr3" draw:layer="layout" svg:x1="4.969cm" svg:y1="0.762cm" svg:x2="4.969cm" svg:y2="9.273cm">
                <text:p/>
              </draw:line>
              <draw:path draw:style-name="gr3" draw:layer="layout" svg:width="5.913cm" svg:height="3.858cm" draw:transform="skewX (-0.369137136796801) rotate (-2.64295208629501) translate (9.08563552623177cm 5.48836069016738cm)" svg:viewBox="0 0 5914 3859" svg:d="M0 0c5505-1 5914 3859 5914 3859">
                <text:p/>
              </draw:path>
              <draw:path draw:style-name="gr3" draw:layer="layout" svg:width="8.021cm" svg:height="6.114cm" draw:transform="skewX (0.39688787190351) rotate (-2.25863058500586) translate (9.08562822312732cm 5.87526794602614cm)" svg:viewBox="0 0 8022 6115" svg:d="M0 0c7469-1 8022 6115 8022 6115">
                <text:p/>
              </draw:path>
              <draw:path draw:style-name="gr3" draw:layer="layout" svg:width="5.908cm" svg:height="3.859cm" draw:transform="skewX (0.370184334347997) rotate (-0.49881510021998) translate (3.89708713824757cm 1.72235555465701cm)" svg:viewBox="0 0 5909 3860" svg:d="M5909 0c-5505 0-5909 3860-5909 3860">
                <text:p/>
              </draw:path>
              <draw:path draw:style-name="gr3" draw:layer="layout" svg:width="8.023cm" svg:height="6.115cm" draw:transform="skewX (-0.397236937753909) rotate (-0.883136601509131) translate (3.99259015556587cm -2.03837825043721cm)" svg:viewBox="0 0 8024 6116" svg:d="M8024 0c-7469 0-8024 6116-8024 6116">
                <text:p/>
              </draw:path>
              <draw:line draw:style-name="gr3" draw:layer="layout" svg:x1="9.246cm" svg:y1="4.997cm" svg:x2="0.735cm" svg:y2="4.997cm">
                <text:p/>
              </draw:line>
            </draw:g>
          </draw:g>
        </draw:g>
      </draw:page>
      <draw:page draw:name="page2" draw:style-name="dp1" draw:master-page-name="Default">
        <draw:g>
          <draw:custom-shape draw:style-name="gr4" draw:layer="layout" svg:width="8.8cm" svg:height="8.8cm" svg:x="0.60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 draw:layer="layout" svg:width="6.093cm" svg:height="3.936cm" draw:transform="skewX (-0.384496034214351) rotate (-1.07948614235849) translate (5.54604401861288cm 0.765502819195864cm)" svg:viewBox="0 0 6094 3937" svg:d="M0 0c5674-6 6094 3937 6094 3937">
              <text:p/>
            </draw:path>
            <draw:path draw:style-name="gr3" draw:layer="layout" svg:width="8.202cm" svg:height="6.266cm" draw:transform="skewX (0.386241363466345) rotate (-0.693593844742546) translate (5.9399025245547cm 0.765517331541284cm)" svg:viewBox="0 0 8203 6267" svg:d="M0 0c7639-2 8203 6267 8203 6267">
              <text:p/>
            </draw:path>
            <draw:path draw:style-name="gr3" draw:layer="layout" svg:width="6.086cm" svg:height="3.957cm" draw:transform="skewX (0.38170350741116) rotate (1.0766936155553) translate (1.70288642792669cm 6.12463368820168cm)" svg:viewBox="0 0 6087 3958" svg:d="M6087 0c-5667 10-6087 3958-6087 3958">
              <text:p/>
            </draw:path>
            <draw:path draw:style-name="gr3" draw:layer="layout" svg:width="8.217cm" svg:height="6.285cm" draw:transform="skewX (-0.382925237887556) rotate (0.694990108144142) translate (-2.11558027482755cm 6.02771168830938cm)" svg:viewBox="0 0 8218 6286" svg:d="M8218 0c-7654 2-8218 6286-8218 6286">
              <text:p/>
            </draw:path>
            <draw:line draw:style-name="gr3" draw:layer="layout" svg:x1="5.046cm" svg:y1="0.6cm" svg:x2="5.046cm" svg:y2="9.4cm">
              <text:p/>
            </draw:line>
            <draw:path draw:style-name="gr3" draw:layer="layout" svg:width="6.041cm" svg:height="3.974cm" draw:transform="skewX (-0.354999969855647) rotate (-2.63649436806263) translate (9.23675295296793cm 5.48684948335367cm)" svg:viewBox="0 0 6042 3975" svg:d="M0 0c5624-2 6042 3975 6042 3975">
              <text:p/>
            </draw:path>
            <draw:path draw:style-name="gr3" draw:layer="layout" svg:width="8.242cm" svg:height="6.262cm" draw:transform="skewX (0.410850505919465) rotate (-2.25112566922229) translate (9.23674543236602cm 5.88689469067921cm)" svg:viewBox="0 0 8243 6263" svg:d="M0 0c7674-2 8243 6263 8243 6263">
              <text:p/>
            </draw:path>
            <draw:path draw:style-name="gr3" draw:layer="layout" svg:width="6.037cm" svg:height="3.976cm" draw:transform="skewX (0.355698101556444) rotate (-0.505447351377558) translate (3.95457777612058cm 1.59234435161864cm)" svg:viewBox="0 0 6038 3977" svg:d="M6038 0c-5625 0-6038 3977-6038 3977">
              <text:p/>
            </draw:path>
            <draw:path draw:style-name="gr3" draw:layer="layout" svg:width="8.246cm" svg:height="6.264cm" draw:transform="skewX (-0.411548637620263) rotate (-0.890816050217906) translate (4.05129390066829cm -2.29720980600939cm)" svg:viewBox="0 0 8247 6265" svg:d="M8247 0c-7675 0-8247 6265-8247 6265">
              <text:p/>
            </draw:path>
            <draw:line draw:style-name="gr3" draw:layer="layout" svg:x1="9.4cm" svg:y1="4.979cm" svg:x2="0.736cm" svg:y2="4.979cm">
              <text:p/>
            </draw:line>
          </draw:g>
        </draw:g>
      </draw:page>
      <draw:page draw:name="page3" draw:style-name="dp1" draw:master-page-name="Default">
        <draw:g>
          <draw:custom-shape draw:style-name="gr4" draw:layer="layout" svg:width="8.8cm" svg:height="8.8cm" svg:x="0.5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 draw:layer="layout" svg:width="6.093cm" svg:height="3.936cm" draw:transform="skewX (-0.384496034214351) rotate (-1.07948614235849) translate (5.44504401861288cm 0.764502819195863cm)" svg:viewBox="0 0 6094 3937" svg:d="M0 0c5674-6 6094 3937 6094 3937">
              <text:p/>
            </draw:path>
            <draw:path draw:style-name="gr3" draw:layer="layout" svg:width="8.202cm" svg:height="6.266cm" draw:transform="skewX (0.386241363466345) rotate (-0.693593844742546) translate (5.8389025245547cm 0.764517331541284cm)" svg:viewBox="0 0 8203 6267" svg:d="M0 0c7639-2 8203 6267 8203 6267">
              <text:p/>
            </draw:path>
            <draw:path draw:style-name="gr3" draw:layer="layout" svg:width="6.086cm" svg:height="3.957cm" draw:transform="skewX (0.38170350741116) rotate (1.0766936155553) translate (1.60188642792669cm 6.12363368820168cm)" svg:viewBox="0 0 6087 3958" svg:d="M6087 0c-5667 10-6087 3958-6087 3958">
              <text:p/>
            </draw:path>
            <draw:path draw:style-name="gr3" draw:layer="layout" svg:width="8.217cm" svg:height="6.285cm" draw:transform="skewX (-0.382925237887556) rotate (0.694990108144142) translate (-2.21658027482755cm 6.02671168830938cm)" svg:viewBox="0 0 8218 6286" svg:d="M8218 0c-7654 2-8218 6286-8218 6286">
              <text:p/>
            </draw:path>
            <draw:line draw:style-name="gr3" draw:layer="layout" svg:x1="4.945cm" svg:y1="0.599cm" svg:x2="4.945cm" svg:y2="9.399cm">
              <text:p/>
            </draw:line>
            <draw:path draw:style-name="gr3" draw:layer="layout" svg:width="6.041cm" svg:height="3.974cm" draw:transform="skewX (-0.354999969855647) rotate (-2.63649436806263) translate (9.13575295296793cm 5.48584948335367cm)" svg:viewBox="0 0 6042 3975" svg:d="M0 0c5624-2 6042 3975 6042 3975">
              <text:p/>
            </draw:path>
            <draw:path draw:style-name="gr3" draw:layer="layout" svg:width="8.242cm" svg:height="6.262cm" draw:transform="skewX (0.410850505919465) rotate (-2.25112566922229) translate (9.13574543236602cm 5.88589469067921cm)" svg:viewBox="0 0 8243 6263" svg:d="M0 0c7674-2 8243 6263 8243 6263">
              <text:p/>
            </draw:path>
            <draw:path draw:style-name="gr3" draw:layer="layout" svg:width="6.037cm" svg:height="3.976cm" draw:transform="skewX (0.355698101556444) rotate (-0.505447351377558) translate (3.85357777612058cm 1.59134435161864cm)" svg:viewBox="0 0 6038 3977" svg:d="M6038 0c-5625 0-6038 3977-6038 3977">
              <text:p/>
            </draw:path>
            <draw:path draw:style-name="gr3" draw:layer="layout" svg:width="8.246cm" svg:height="6.264cm" draw:transform="skewX (-0.411548637620263) rotate (-0.890816050217906) translate (3.95029390066829cm -2.29820980600939cm)" svg:viewBox="0 0 8247 6265" svg:d="M8247 0c-7675 0-8247 6265-8247 6265">
              <text:p/>
            </draw:path>
            <draw:line draw:style-name="gr3" draw:layer="layout" svg:x1="9.299cm" svg:y1="4.978cm" svg:x2="0.635cm" svg:y2="4.978cm">
              <text:p/>
            </draw:line>
          </draw:g>
        </draw:g>
      </draw:page>
      <draw:page draw:name="page4" draw:style-name="dp1" draw:master-page-name="Default">
        <draw:custom-shape draw:style-name="gr5" draw:layer="layout" svg:width="8.1cm" svg:height="8.1cm" svg:x="0.9cm" svg:y="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 draw:text-style-name="P1" draw:layer="layout" svg:width="3.073cm" svg:height="4.15cm" svg:x="4.856cm" svg:y="4.369cm" svg:viewBox="0 0 3074 4151" svg:d="M1653 4151c-264-164-553-378-585-788-24-349 39-635 53-963 19-347-213-694-582-612-361 79-637-450-506-817 112-308 8-716 399-876 330-136 709-142 1008 88 265 202 667 6 852 409 129 283 246 486 663 640 275 102 23 829-264 875-771 127 130 371-107 702-222 307-513 558-691 905l-160 291 27 146z">
          <text:p/>
        </draw:path>
        <draw:path draw:style-name="gr6" draw:text-style-name="P1" draw:layer="layout" svg:width="3.612cm" svg:height="6.407cm" svg:x="0.94cm" svg:y="1.965cm" svg:viewBox="0 0 3613 6408" svg:d="M1552 6168c-5-33-11-63-15-90-46-282-228-526-264-809-31-237 178-466-198-671-236-129-422-434-374-740 33-219 251-517-133-670-210-85-374-173-486-510-26-80-53-153-82-222 69-511 241-1008 504-1458 57-101 121-199 189-293 48 1 114-11 206-39 363-112 392-470 771-484 269-12 534-312 837-116 234 150 561 186 814 69 617-281 77 357 0 463-176 247-430 394-637 601-467 465-112-203-289-347-270-220-549 147-328 440 107 144 399 740-46 555-542-230-228 439-703 324-471-117-59 760-485 417-338-275-527 415-220 415 399 0 205 519 549 463 298-50 492 105 684 276 247 222 681 350 616 716-56 329 232 464-176 765-227 168-320 422-440 694-72 161 15 339 61 491-122-74-241-154-355-240z">
          <text:p/>
        </draw:path>
        <draw:path draw:style-name="gr6" draw:text-style-name="P1" draw:layer="layout" svg:width="4.133cm" svg:height="3.523cm" svg:x="4.836cm" svg:y="2.069cm" svg:viewBox="0 0 4134 3524" svg:d="M3594 897c353 606 540 1295 540 1996 0 123-6 247-18 369-126-179-322-310-537-349-944-171 489 30-157 499-463 338-673-179-835-405l-218-313-281-313 218-125c729-222-64-802-340-471-330 395-625-133-1026 126-207 135-1272 764-836 94 320-495 76-559 0-812-116-394 423-189 867-189 438 0 209-791 529-906 321-117 623 261 962 30 128-88 271-115 417-128 280 264 520 564 715 897z">
          <text:p/>
        </draw:path>
      </draw:page>
      <draw:page draw:name="page5" draw:style-name="dp1" draw:master-page-name="Default">
        <draw:custom-shape draw:style-name="gr5" draw:layer="layout" svg:width="8.1cm" svg:height="8.1cm" svg:x="0.9cm" svg:y="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 draw:text-style-name="P1" draw:layer="layout" svg:width="3.073cm" svg:height="4.15cm" svg:x="4.856cm" svg:y="4.369cm" svg:viewBox="0 0 3074 4151" svg:d="M1653 4151c-264-164-553-378-585-788-24-349 39-635 53-963 19-347-213-694-582-612-361 79-637-450-506-817 112-308 8-716 399-876 330-136 709-142 1008 88 265 202 667 6 852 409 129 283 246 486 663 640 275 102 23 829-264 875-771 127 130 371-107 702-222 307-513 558-691 905l-160 291 27 146z">
          <text:p/>
        </draw:path>
        <draw:path draw:style-name="gr6" draw:text-style-name="P1" draw:layer="layout" svg:width="3.612cm" svg:height="6.407cm" svg:x="0.94cm" svg:y="1.965cm" svg:viewBox="0 0 3613 6408" svg:d="M1552 6168c-5-33-11-63-15-90-46-282-228-526-264-809-31-237 178-466-198-671-236-129-422-434-374-740 33-219 251-517-133-670-210-85-374-173-486-510-26-80-53-153-82-222 69-511 241-1008 504-1458 57-101 121-199 189-293 48 1 114-11 206-39 363-112 392-470 771-484 269-12 534-312 837-116 234 150 561 186 814 69 617-281 77 357 0 463-176 247-430 394-637 601-467 465-112-203-289-347-270-220-549 147-328 440 107 144 399 740-46 555-542-230-228 439-703 324-471-117-59 760-485 417-338-275-527 415-220 415 399 0 205 519 549 463 298-50 492 105 684 276 247 222 681 350 616 716-56 329 232 464-176 765-227 168-320 422-440 694-72 161 15 339 61 491-122-74-241-154-355-240z">
          <text:p/>
        </draw:path>
        <draw:path draw:style-name="gr6" draw:text-style-name="P1" draw:layer="layout" svg:width="4.133cm" svg:height="3.523cm" svg:x="4.836cm" svg:y="2.069cm" svg:viewBox="0 0 4134 3524" svg:d="M3594 897c353 606 540 1295 540 1996 0 123-6 247-18 369-126-179-322-310-537-349-944-171 489 30-157 499-463 338-673-179-835-405l-218-313-281-313 218-125c729-222-64-802-340-471-330 395-625-133-1026 126-207 135-1272 764-836 94 320-495 76-559 0-812-116-394 423-189 867-189 438 0 209-791 529-906 321-117 623 261 962 30 128-88 271-115 417-128 280 264 520 564 715 897z">
          <text:p/>
        </draw:path>
        <draw:g>
          <draw:circle draw:style-name="gr7" draw:text-style-name="P2" draw:layer="layout" svg:width="1.3cm" svg:height="1.3cm" svg:x="2.9cm" svg:y="4.303cm" draw:kind="arc" draw:start-angle="5.03" draw:end-angle="332.05">
            <text:p/>
          </draw:circle>
          <draw:ellipse draw:style-name="gr7" draw:text-style-name="P2" draw:layer="layout" svg:width="0.902cm" svg:height="0.9cm" draw:transform="rotate (-1.25663706143592) translate (3.839cm 4.387cm)" draw:kind="arc" draw:start-angle="5.03" draw:end-angle="332.05">
            <text:p/>
          </draw:ellipse>
          <draw:ellipse draw:style-name="gr7" draw:text-style-name="P2" draw:layer="layout" svg:width="0.503cm" svg:height="0.5cm" draw:transform="skewX (-0.00191986217719375) rotate (-2.61799387799149) translate (3.891cm 5.044cm)" draw:kind="arc" draw:start-angle="5.03" draw:end-angle="332.05">
            <text:p/>
          </draw:ellipse>
          <draw:ellipse draw:style-name="gr7" draw:text-style-name="P2" draw:layer="layout" svg:width="1.703cm" svg:height="1.7cm" draw:transform="rotate (1.30899693899575) translate (2.509cm 5.554cm)" draw:kind="arc" draw:start-angle="5.03" draw:end-angle="332.05">
            <text:p/>
          </draw:ellipse>
        </draw:g>
        <draw:g>
          <draw:path draw:style-name="gr8" draw:text-style-name="P3" draw:layer="layout" svg:width="1.83cm" svg:height="1.253cm" draw:transform="skewX (-0.177325452002624) rotate (0.1539380400259) translate (6.42785188651137cm 2.62739136524734cm)" svg:viewBox="0 0 1831 1254" svg:d="M1831 794c-1054 0-1843-1525-1831-348s1707 720 1707 720">
            <text:p/>
          </draw:path>
          <draw:path draw:style-name="gr8" draw:text-style-name="P3" draw:layer="layout" svg:width="1.386cm" svg:height="0.711cm" draw:transform="skewX (-0.324107642095347) rotate (0.114319066005629) translate (6.67962995516146cm 2.95036183525354cm)" svg:viewBox="0 0 1387 712" svg:d="M1387 451c-800 0-1393-866-1387-198 6 669 1292 409 1292 409">
            <text:p/>
          </draw:path>
          <draw:path draw:style-name="gr8" draw:text-style-name="P3" draw:layer="layout" svg:width="0.944cm" svg:height="0.273cm" draw:transform="skewX (-0.633554518473942) rotate (0.0633554518473942) translate (6.85741591718918cm 3.17983110344599cm)" svg:viewBox="0 0 945 274" svg:d="M945 173c-545 1-948-333-945-75s880 157 880 157">
            <text:p/>
          </draw:path>
        </draw:g>
        <draw:path draw:style-name="gr9" draw:text-style-name="P3" draw:layer="layout" svg:width="2.316cm" svg:height="2.637cm" draw:transform="rotate (-1.48771865439997) translate (5.59709911629703cm 6.13370288906375cm)" svg:viewBox="0 0 2317 2638" svg:d="M0 2004c1204 0 1520 1030 1968 465 449-565 407-2475 199-2392-207 83-1876-357-1827 249 50 607-174 889-174 889">
          <text:p/>
        </draw:path>
        <draw:path draw:style-name="gr9" draw:text-style-name="P3" draw:layer="layout" svg:width="1.662cm" svg:height="2.03cm" draw:transform="skewX (0.0122173047639603) rotate (-1.48108640324239) translate (5.317293736636cm 6.58060633444707cm)" svg:viewBox="0 0 1663 2031" svg:d="M0 1542c864 1 1090 793 1412 359 322-435 292-1905 143-1841s-1346-276-1311 191c36 467-125 684-125 684">
          <text:p/>
        </draw:path>
        <draw:path draw:style-name="gr9" draw:text-style-name="P3" draw:layer="layout" svg:width="1.142cm" svg:height="1.42cm" draw:transform="skewX (0.0158824961931484) rotate (-1.47934107399039) translate (5.04210055132617cm 6.91850338868311cm)" svg:viewBox="0 0 1143 1421" svg:d="M0 1079c594 1 750 555 971 251s200-1333 98-1288c-103 45-926-193-901 134 24 326-86 478-86 478">
          <text:p/>
        </draw:path>
      </draw:page>
      <draw:page draw:name="page6" draw:style-name="dp1" draw:master-page-name="Default">
        <draw:custom-shape draw:style-name="gr5" draw:layer="layout" svg:width="8.1cm" svg:height="8.1cm" svg:x="0.9cm" svg:y="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 draw:text-style-name="P1" draw:layer="layout" svg:width="3.073cm" svg:height="4.15cm" svg:x="4.856cm" svg:y="4.369cm" svg:viewBox="0 0 3074 4151" svg:d="M1653 4151c-264-164-553-378-585-788-24-349 39-635 53-963 19-347-213-694-582-612-361 79-637-450-506-817 112-308 8-716 399-876 330-136 709-142 1008 88 265 202 667 6 852 409 129 283 246 486 663 640 275 102 23 829-264 875-771 127 130 371-107 702-222 307-513 558-691 905l-160 291 27 146z">
          <text:p/>
        </draw:path>
        <draw:path draw:style-name="gr6" draw:text-style-name="P1" draw:layer="layout" svg:width="3.612cm" svg:height="6.407cm" svg:x="0.94cm" svg:y="1.965cm" svg:viewBox="0 0 3613 6408" svg:d="M1552 6168c-5-33-11-63-15-90-46-282-228-526-264-809-31-237 178-466-198-671-236-129-422-434-374-740 33-219 251-517-133-670-210-85-374-173-486-510-26-80-53-153-82-222 69-511 241-1008 504-1458 57-101 121-199 189-293 48 1 114-11 206-39 363-112 392-470 771-484 269-12 534-312 837-116 234 150 561 186 814 69 617-281 77 357 0 463-176 247-430 394-637 601-467 465-112-203-289-347-270-220-549 147-328 440 107 144 399 740-46 555-542-230-228 439-703 324-471-117-59 760-485 417-338-275-527 415-220 415 399 0 205 519 549 463 298-50 492 105 684 276 247 222 681 350 616 716-56 329 232 464-176 765-227 168-320 422-440 694-72 161 15 339 61 491-122-74-241-154-355-240z">
          <text:p/>
        </draw:path>
        <draw:path draw:style-name="gr6" draw:text-style-name="P1" draw:layer="layout" svg:width="4.133cm" svg:height="3.523cm" svg:x="4.836cm" svg:y="2.069cm" svg:viewBox="0 0 4134 3524" svg:d="M3594 897c353 606 540 1295 540 1996 0 123-6 247-18 369-126-179-322-310-537-349-944-171 489 30-157 499-463 338-673-179-835-405l-218-313-281-313 218-125c729-222-64-802-340-471-330 395-625-133-1026 126-207 135-1272 764-836 94 320-495 76-559 0-812-116-394 423-189 867-189 438 0 209-791 529-906 321-117 623 261 962 30 128-88 271-115 417-128 280 264 520 564 715 897z">
          <text:p/>
        </draw:path>
        <draw:g>
          <draw:custom-shape draw:style-name="gr10" draw:text-style-name="P4" draw:layer="layout" svg:width="2.7cm" svg:height="2.8cm" svg:x="1.9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11" draw:text-style-name="P5" draw:layer="layout" svg:width="1.684cm" svg:height="1.748cm" svg:x="2.405cm" svg:y="3.428cm" svg:viewBox="0 0 1685 1749" draw:points="1590,1284 1575,1312 1546,1360 1514,1407 1479,1451 1441,1493 1401,1532 1358,1568 1313,1601 1266,1632 1217,1659 1167,1682 1115,1702 1063,1719 1009,1732 955,1741 900,1747 844,1749 789,1747 734,1741 679,1732 626,1719 573,1702 521,1682 471,1659 422,1632 375,1601 330,1568 287,1532 247,1493 210,1451 175,1407 142,1360 113,1312 87,1261 64,1209 45,1155 29,1101 16,1045 7,989 2,932 0,874 2,817 7,760 16,704 29,648 45,593 64,540 87,488 113,437 142,388 175,342 210,298 247,256 287,217 330,181 375,147 422,117 471,90 521,66 573,46 626,30 679,17 734,8 789,2 844,0 900,2 955,8 1009,17 1063,30 1115,46 1167,66 1217,90 1266,117 1313,147 1358,181 1401,217 1441,256 1479,298 1514,342 1546,388 1575,437 1597,479 1617,522 1634,566 1649,611 1662,657 1672,703 1680,750 1685,798">
              <text:p/>
            </draw:polyline>
            <draw:polyline draw:style-name="gr11" draw:text-style-name="P5" draw:layer="layout" svg:width="1.168cm" svg:height="1.203cm" svg:x="2.665cm" svg:y="3.698cm" svg:viewBox="0 0 1169 1204" draw:points="484,1204 463,1200 426,1190 390,1178 354,1164 319,1147 286,1128 254,1106 223,1083 194,1057 166,1029 140,1000 116,969 94,937 75,903 57,867 42,831 29,794 18,755 10,716 4,677 1,638 0,598 2,559 6,519 13,480 22,441 33,404 47,367 63,331 82,296 102,263 125,231 150,200 176,172 205,145 235,120 266,98 298,77 332,59 367,43 404,30 440,18 478,10 516,4 554,1 592,0 630,2 668,6 706,13 743,23 779,35 815,49 850,66 883,85 915,107 946,130 975,156 1003,184 1029,213 1053,244 1075,276 1094,310 1112,346 1127,382 1140,419 1151,458 1159,497 1165,536 1168,575 1169,615 1167,654 1163,694 1156,733 1147,772 1136,810 1122,846 1105,882 1087,917 1067,950 1044,982 1019,1013 997,1037 974,1059 950,1081 924,1100 898,1119 871,1136 843,1151 814,1165">
              <text:p/>
            </draw:polyline>
            <draw:polyline draw:style-name="gr11" draw:text-style-name="P5" draw:layer="layout" svg:width="0.652cm" svg:height="0.672cm" svg:x="2.92cm" svg:y="3.966cm" svg:viewBox="0 0 653 673" draw:points="0,350 0,338 1,315 3,294 6,272 11,250 17,229 25,209 34,189 44,169 55,150 68,132 81,115 96,99 111,84 128,70 145,57 164,46 182,35 202,26 222,18 242,12 263,7 284,3 305,1 327,0 348,1 369,3 391,6 411,11 432,18 452,25 471,34 490,45 508,56 525,69 542,83 557,98 572,114 586,131 598,149 609,167 619,187 628,207 636,227 642,248 647,270 650,291 652,313 653,335 652,358 650,380 646,401 642,423 635,444 628,464 619,484 609,504 598,523 585,541 572,558 557,574 541,589 525,603 508,616 489,627 470,638 451,647 431,655 411,661 390,666 369,670 347,672 326,673 305,672 283,670 262,667 242,662 221,656 201,648 182,639 163,628 148,619 133,609 119,597 106,585 93,573 81,559 70,545 59,531">
              <text:p/>
            </draw:polyline>
            <draw:polyline draw:style-name="gr11" draw:text-style-name="P5" draw:layer="layout" svg:width="2.207cm" svg:height="2.29cm" svg:x="2.146cm" svg:y="3.155cm" svg:viewBox="0 0 2208 2291" draw:points="1857,307 1885,335 1935,390 1980,448 2022,509 2060,572 2094,638 2124,706 2150,776 2171,848 2187,922 2199,996 2206,1070 2208,1145 2206,1219 2199,1294 2187,1368 2170,1441 2149,1513 2124,1583 2094,1652 2060,1717 2022,1781 1980,1842 1934,1900 1884,1955 1831,2006 1775,2054 1717,2097 1656,2137 1592,2172 1526,2203 1459,2230 1389,2251 1319,2269 1247,2281 1176,2288 1104,2291 1032,2288 960,2281 888,2269 818,2252 748,2230 681,2203 615,2173 552,2137 490,2098 432,2054 376,2007 323,1955 273,1901 228,1843 186,1782 148,1718 114,1652 84,1584 59,1514 37,1442 21,1369 9,1295 2,1220 0,1146 2,1071 9,997 21,923 38,849 59,777 84,707 114,639 148,573 186,510 228,449 274,391 324,336 377,284 433,237 491,193 552,154 616,118 682,87 749,61 819,39 877,25 937,13 996,6 1056,1 1116,0 1176,2 1236,8 1296,17">
              <text:p/>
            </draw:polyline>
          </draw:g>
        </draw:g>
        <draw:g>
          <draw:path draw:style-name="gr12" draw:text-style-name="P5" draw:layer="layout" svg:width="0.699cm" svg:height="2.199cm" svg:x="6.3cm" svg:y="5cm" svg:viewBox="0 0 700 2200" svg:d="M653 2044c-31 48-75 87-128 114-53 28-114 42-175 42s-122-14-175-42c-53-27-97-66-128-114-31-47-47-101-47-155 0-55 16-109 47-156 28-43 67-80 114-107v-1567c0-11 3-21 8-30 6-9 14-16 23-21s20-8 31-8h247c11 0 21 3 31 8 9 5 17 12 22 21 6 9 9 19 9 30v1563c50 28 92 66 121 111 31 47 47 101 47 156 0 54-16 108-47 155z">
            <text:p/>
          </draw:path>
          <draw:path draw:style-name="gr13" draw:text-style-name="P3" draw:layer="layout" svg:width="0.419cm" svg:height="1.149cm" svg:x="6.442cm" svg:y="5.949cm" svg:viewBox="0 0 420 1150" svg:d="M420 959c0 34-10 66-28 96-19 29-45 53-77 69-32 17-68 26-105 26s-73-9-105-26c-32-16-58-40-77-69-18-30-28-62-28-96s10-66 28-95c19-30 45-54 77-70 4-3 9-5 13-7v-756c0-6 1-11 4-16 3-4 7-8 11-11 5-3 10-4 16-4h122c5 0 10 1 15 4 4 3 8 7 11 11 3 5 4 10 4 16v756c5 2 9 4 14 7 32 16 58 40 77 70 18 29 28 61 28 95z">
            <text:p/>
          </draw:path>
          <draw:custom-shape draw:style-name="gr14" draw:layer="layout" svg:width="0.111cm" svg:height="0.074cm" svg:x="6.639cm" svg:y="5.1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layer="layout" svg:width="0.111cm" svg:height="0.075cm" svg:x="6.639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layer="layout" svg:width="0.111cm" svg:height="0.074cm" svg:x="6.639cm" svg:y="5.4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layer="layout" svg:width="0.187cm" svg:height="0.075cm" svg:x="6.563cm" svg:y="5.5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layer="layout" svg:width="0.111cm" svg:height="0.074cm" svg:x="6.639cm" svg:y="5.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layer="layout" svg:width="0.111cm" svg:height="0.074cm" svg:x="6.639cm" svg:y="5.8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layer="layout" svg:width="0.111cm" svg:height="0.074cm" svg:x="6.639cm" svg:y="5.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5" draw:text-style-name="P6" draw:layer="layout" svg:width="0.514cm" svg:height="0.516cm" draw:transform="skewX (-0.0212930168743308) rotate (-0.72343897495165) translate (6.439cm 2.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6" draw:text-style-name="P4" draw:layer="layout" svg:width="2.803cm" svg:height="2.686cm" svg:x="5cm" svg:y="1.213cm" svg:viewBox="0 0 2804 2687" draw:points="244,1686 549,1326 0,843 710,0 1579,765 1844,450 2218,782 1954,1095 2804,1844 2094,2687 1533,2193 1227,2554">
              <text:p/>
            </draw:polygon>
          </draw:g>
          <draw:g>
            <draw:custom-shape draw:style-name="gr17" draw:text-style-name="P5" draw:layer="layout" svg:width="0.711cm" svg:height="0.866cm" draw:transform="skewX (-0.0230383461263252) rotate (-0.722217244475253) translate (6.413cm 2.002cm)">
              <text:p/>
              <draw:enhanced-geometry svg:viewBox="0 0 21600 21600" draw:mirror-horizontal="false" draw:mirror-vertical="false" draw:type="rectangle" draw:enhanced-path="M 0 0 L 21600 0 21600 21600 0 21600 0 0 Z N"/>
            </draw:custom-shape>
            <draw:custom-shape draw:style-name="gr18" draw:text-style-name="P1" draw:layer="layout" svg:width="0.459cm" svg:height="0.461cm" draw:transform="skewX (-0.0239110107523223) rotate (-0.724660705428045) translate (6.381cm 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5" draw:layer="layout" svg:width="1.139cm" svg:height="0.398cm" draw:transform="skewX (-0.0200712863979348) rotate (-0.72326444202645) translate (5.634cm 2.577cm)">
              <text:p/>
              <draw:enhanced-geometry svg:viewBox="0 0 21600 21600" draw:mirror-horizontal="false" draw:mirror-vertical="false" draw:type="rectangle" draw:enhanced-path="M 0 0 L 21600 0 21600 21600 0 21600 0 0 Z N"/>
            </draw:custom-shape>
            <draw:custom-shape draw:style-name="gr20" draw:text-style-name="P5" draw:layer="layout" svg:width="0.304cm" svg:height="0.398cm" draw:transform="skewX (-0.0176278254451427) rotate (-0.72029738229806) translate (6.854cm 1.779cm)">
              <text:p/>
              <draw:enhanced-geometry svg:viewBox="0 0 21600 21600" draw:mirror-horizontal="false" draw:mirror-vertical="false" draw:type="rectangle" draw:enhanced-path="M 0 0 L 21600 0 21600 21600 0 21600 0 0 Z N"/>
            </draw:custom-shape>
            <draw:custom-shape draw:style-name="gr21" draw:text-style-name="P2" draw:layer="layout" svg:width="0.736cm" svg:height="0.865cm" draw:transform="skewX (-0.024260076602721) rotate (-0.723089909101251) translate (7.102cm 2.61cm)">
              <text:p/>
              <draw:enhanced-geometry svg:viewBox="0 0 21600 21600" draw:mirror-horizontal="false" draw:mirror-vertical="false" draw:type="rectangle" draw:enhanced-path="M 0 0 L 21600 0 21600 21600 0 21600 0 0 Z N"/>
            </draw:custom-shape>
            <draw:line draw:style-name="gr22" draw:layer="layout" svg:x1="6.731cm" svg:y1="3.052cm" svg:x2="7.282cm" svg:y2="3.538cm">
              <text:p/>
            </draw:line>
            <draw:line draw:style-name="gr22" draw:layer="layout" svg:x1="6.916cm" svg:y1="2.831cm" svg:x2="7.467cm" svg:y2="3.317cm">
              <text:p/>
            </draw:line>
            <draw:custom-shape draw:style-name="gr23" draw:text-style-name="P2" draw:layer="layout" svg:width="0.736cm" svg:height="0.866cm" draw:transform="skewX (-0.0242600766027211) rotate (-0.723089909101251) translate (5.722cm 1.393cm)">
              <text:p/>
              <draw:enhanced-geometry svg:viewBox="0 0 21600 21600" draw:mirror-horizontal="false" draw:mirror-vertical="false" draw:type="rectangle" draw:enhanced-path="M 0 0 L 21600 0 21600 21600 0 21600 0 0 Z N"/>
            </draw:custom-shape>
            <draw:line draw:style-name="gr22" draw:layer="layout" svg:x1="5.352cm" svg:y1="1.835cm" svg:x2="5.903cm" svg:y2="2.321cm">
              <text:p/>
            </draw:line>
            <draw:line draw:style-name="gr22" draw:layer="layout" svg:x1="5.537cm" svg:y1="1.615cm" svg:x2="6.088cm" svg:y2="2.101cm">
              <text:p/>
            </draw:line>
          </draw:g>
        </draw:g>
        <draw:g>
          <draw:g>
            <draw:polygon draw:style-name="gr24" draw:text-style-name="P2" draw:layer="layout" svg:width="0.13cm" svg:height="0.939cm" svg:x="2.469cm" svg:y="6.46cm" svg:viewBox="0 0 131 940" draw:points="98,14 96,21 95,30 93,52 92,79 92,110 93,243 100,381 102,411 104,438 106,449 107,459 109,466 110,470 110,472 112,480 115,489 116,499 118,512 121,540 123,571 127,641 129,708 130,785 131,850 130,879 129,903 127,924 126,932 124,940 32,925 34,918 35,908 37,886 38,859 39,830 37,694 31,564 29,530 26,499 24,487 23,476 21,467 20,464 19,461 17,455 16,447 14,437 12,425 10,398 8,366 1,225 0,88 1,59 1,33 2,22 3,13 4,6 5,3 6,0">
              <text:p/>
            </draw:polygon>
            <draw:g>
              <draw:polygon draw:style-name="gr25" draw:text-style-name="P2" draw:layer="layout" svg:width="0.582cm" svg:height="0.451cm" svg:x="2.517cm" svg:y="6.2cm" svg:viewBox="0 0 583 452" draw:points="380,43 582,1 577,4 583,0 490,168 444,241 401,301 361,349 323,386 288,414 256,434 241,440 227,446 213,449 200,451 188,452 177,452 167,451 157,449 147,447 139,444 125,436 114,429 106,422 101,417 99,415 80,397 66,384 60,379 58,377 57,376 57,376 57,376 57,376 58,375 61,372 60,373 55,375 54,376 54,376 53,376 53,376 53,374 52,372 48,365 37,349 22,329 21,327 17,321 11,313 6,300 2,286 1,278 0,269 1,260 2,250 4,240 8,230 14,219 21,208 30,197 41,185 69,161 108,137 156,113 217,89 292,66">
                <text:p/>
              </draw:polygon>
            </draw:g>
            <draw:g>
              <draw:polygon draw:style-name="gr25" draw:text-style-name="P2" draw:layer="layout" svg:width="0.391cm" svg:height="0.398cm" svg:x="2.14cm" svg:y="6.209cm" svg:viewBox="0 0 392 399" draw:points="136,38 1,1 4,4 0,0 63,148 93,212 122,265 149,307 175,340 198,365 220,382 230,388 239,392 249,396 257,398 265,399 273,399 280,398 287,396 293,394 298,391 308,385 316,378 321,372 324,367 325,365 338,350 348,338 351,334 353,332 354,331 354,331 354,331 354,331 353,330 351,328 352,328 355,330 356,331 356,331 356,331 356,331 356,329 357,328 360,322 367,308 377,290 378,288 381,283 384,275 388,265 391,252 391,245 392,237 392,229 391,221 389,212 386,203 383,193 378,183 372,173 364,163 345,142 320,121 287,99 246,79 196,58">
                <text:p/>
              </draw:polygon>
            </draw:g>
          </draw:g>
        </draw:g>
      </draw:page>
      <draw:page draw:name="page7" draw:style-name="dp1" draw:master-page-name="Default"/>
      <draw:page draw:name="page8" draw:style-name="dp1" draw:master-page-name="Default">
        <draw:g>
          <draw:frame draw:style-name="gr26" draw:text-style-name="P7" draw:layer="layout" svg:width="10cm" svg:height="6cm" svg:x="0.001cm" svg:y="0.501cm">
            <draw:text-box>
              <text:p/>
              <text:p>DONE</text:p>
            </draw:text-box>
          </draw:frame>
          <draw:g>
            <draw:custom-shape draw:style-name="gr27" draw:layer="layout" svg:width="10cm" svg:height="10cm" svg:x="0.002cm" svg:y="0.0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28" draw:text-style-name="P5" draw:layer="layout" svg:width="3.383cm" svg:height="8.794cm" svg:x="2.885cm" svg:y="0.605cm" svg:viewBox="0 0 3384 8795" draw:points="1168,28 1168,2773 2223,2773 2223,0 3384,885 3384,2655 2532,3304 2532,8795 799,8795 799,3277 0,2673 0,909">
              <text:p/>
            </draw:polygon>
            <draw:polygon draw:style-name="gr29" draw:text-style-name="P2" draw:layer="layout" svg:width="1.168cm" svg:height="8.799cm" svg:x="0.6cm" svg:y="0.6cm" svg:viewBox="0 0 1169 8800" draw:points="100,1221 333,0 799,0 1034,1220 1034,1220 1034,1220 1034,1221 1034,1221 801,2410 799,2410 799,5399 1169,5399 1169,8800 0,8800 0,5399 340,5399 340,2410 335,2410 103,1221">
              <text:p/>
            </draw:polygon>
            <draw:path draw:style-name="gr29" draw:text-style-name="P2" draw:layer="layout" svg:width="2.796cm" svg:height="8.712cm" svg:x="6.604cm" svg:y="0.658cm" svg:viewBox="0 0 2797 8713" svg:d="M664 4439v-736h1465v727h3l-3 8v1l-3 9c24 52 51 105 78 159 161 346 296 762 399 1201 105 440 168 887 187 1302 21 412-6 775-76 1051-70 278-181 458-321 525-110 50-232 32-363-56 21-52 40-109 56-174 70-275 98-639 78-1052-20-415-85-861-189-1301-83-360-192-704-318-1007h-253v-657h-10v657h-252c-126 303-236 647-320 1005-104 439-168 891-187 1303-20 413 7 774 79 1053 14 65 34 124 56 176-133 86-255 103-363 51-141-66-251-245-323-523-69-278-98-641-78-1052 20-414 85-861 188-1303 103-437 242-851 401-1199 26-55 51-108 78-160l-3-8zM1763 2978c0-83-14-166-45-240-30-73-72-132-124-174-53-43-111-65-170-65h-20v-2499l726 3702h-726v-245h20c59 0 117-21 170-65 52-41 94-101 124-174 31-73 45-155 45-240zM1034 2978c0 85 16 167 46 240 29 73 72 133 125 174 51 44 109 65 170 65h19v245h-725l725-3702v2499h-19c-61 0-119 22-170 65-53 42-96 101-125 174-30 74-46 157-46 240z">
              <text:p/>
            </draw:path>
          </draw:g>
        </draw:g>
      </draw:page>
      <draw:page draw:name="page9" draw:style-name="dp1" draw:master-page-name="Default">
        <draw:g>
          <draw:g>
            <draw:custom-shape draw:style-name="gr30" draw:text-style-name="P8"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29" draw:text-style-name="P2" draw:layer="layout" svg:width="4.823cm" svg:height="7.569cm" svg:x="2.584cm" svg:y="1.83cm" svg:viewBox="0 0 4824 7570" svg:d="M4066 2811l758 4759h-4824l758-4759zM813 2466l392-2466h2411l393 2466z">
              <text:p/>
            </draw:path>
            <draw:path draw:style-name="gr29" draw:text-style-name="P2" draw:layer="layout" svg:width="1.932cm" svg:height="6.156cm" svg:x="1.527cm" svg:y="2.927cm" svg:viewBox="0 0 1933 6157" svg:d="M1613 2006h-1014l288-2006h1046zM950 6157h-950l558-3870h1011z">
              <text:p/>
            </draw:path>
            <draw:path draw:style-name="gr29" draw:text-style-name="P2" draw:layer="layout" svg:width="1.576cm" svg:height="5.246cm" svg:x="0.654cm" svg:y="3.396cm" svg:viewBox="0 0 1577 5247" svg:d="M1323 1709h-875l216-1709h913zM798 5247h-798l417-3297h870z">
              <text:p/>
            </draw:path>
            <draw:path draw:style-name="gr29" draw:text-style-name="P2" draw:layer="layout" svg:width="1.932cm" svg:height="6.156cm" svg:x="6.543cm" svg:y="2.928cm" svg:viewBox="0 0 1933 6157" svg:d="M320 2006h1016l-291-2006h-1045zM984 6157h949l-557-3870h-1011z">
              <text:p/>
            </draw:path>
            <draw:path draw:style-name="gr29" draw:text-style-name="P2" draw:layer="layout" svg:width="1.576cm" svg:height="5.246cm" svg:x="7.774cm" svg:y="3.398cm" svg:viewBox="0 0 1577 5247" svg:d="M254 1709h875l-216-1709h-913zM777 5247h800l-419-3297h-870z">
              <text:p/>
            </draw:path>
            <draw:custom-shape draw:style-name="gr31" draw:layer="layout" svg:width="8.8cm" svg:height="8.777cm" svg:x="0.6cm" svg:y="0.6cm">
              <text:p/>
              <draw:enhanced-geometry svg:viewBox="0 0 21600 21600" draw:mirror-horizontal="false" draw:mirror-vertical="false" draw:type="rectangle" draw:enhanced-path="M 0 0 L 21600 0 21600 21600 0 21600 0 0 Z N"/>
            </draw:custom-shape>
          </draw:g>
        </draw:g>
      </draw:page>
      <draw:page draw:name="page10" draw:style-name="dp1" draw:master-page-name="Default">
        <draw:g>
          <draw:g>
            <draw:custom-shape draw:style-name="gr30" draw:text-style-name="P8"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2" draw:text-style-name="P2" draw:layer="layout" svg:width="8.8cm" svg:height="8.8cm" svg:x="0.6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layer="layout" svg:width="2.349cm" svg:height="1.809cm" svg:x="6.596cm" svg:y="5.955cm" svg:viewBox="0 0 2350 1810" svg:d="M2120 1075c-105 180-227 350-358 510-45 20-89 44-128 68l-256 157-195-185c-91-351-503-377-964-341-508 37-9-761 254-872 323-133 650-547 936-367 449 285 595-352 791 291 32 99 92 197 150 293-66 154-144 303-230 446z">
              <text:p/>
            </draw:path>
            <draw:path draw:style-name="gr33" draw:layer="layout" svg:width="5.848cm" svg:height="3.076cm" svg:x="2.102cm" svg:y="1.818cm" svg:viewBox="0 0 5849 3077" svg:d="M2030 1759c640-149-57-546-301-320-289 270-550-93-902 86-182 93-1120 520-735 62 283-336 66-379 0-554-101-269 372-128 763-128 384 0 183-540 465-619 283-80 546 178 845 21 293-155 661-38 981-172 264-108 580-101 875-127 330-28 647 28 982 0 307-26 848 13 846 278-2 256-1052 318-709 512 351 199 511 284 491 511-20 225 210 351 109 663-105 331-319 424-545 620-230 196 179 848-220 213-126-201-763-698-680-148 37 267-540 477-546 83-6-258-278-486-603-531-828-118 432 21-135 340-407 230-593-122-735-278l-192-213-246-213z">
              <text:p/>
            </draw:path>
            <draw:path draw:style-name="gr33" draw:layer="layout" svg:width="3.814cm" svg:height="4.879cm" svg:x="1.237cm" svg:y="3.48cm" svg:viewBox="0 0 3815 4880" svg:d="M2052 4880c-327-193-687-445-726-925-30-414 47-747 67-1133 22-409-265-819-725-721-449 94-791-526-626-960 136-361 9-838 495-1029 409-161 881-166 1252 103 328 237 827 8 1055 480 161 332 305 574 824 754 342 119 28 972-328 1029-957 151 162 434-133 824-274 362-637 655-857 1062l-198 344 33 172z">
              <text:p/>
            </draw:path>
          </draw:g>
        </draw:g>
      </draw:page>
      <draw:page draw:name="page11" draw:style-name="dp1" draw:master-page-name="Default">
        <draw:g>
          <draw:custom-shape draw:style-name="gr30" draw:text-style-name="P8"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2" draw:text-style-name="P2" draw:layer="layout" svg:width="8.8cm" svg:height="8.8cm" svg:x="0.6cm" svg:y="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3" draw:layer="layout" svg:width="3.073cm" svg:height="4.15cm" svg:x="4.856cm" svg:y="4.368cm" svg:viewBox="0 0 3074 4151" svg:d="M1653 4151c-264-164-553-378-585-788-24-349 39-635 53-963 19-347-213-694-582-612-361 79-637-450-506-817 112-308 8-716 399-876 330-136 709-142 1008 88 265 202 667 6 852 409 129 283 246 486 663 640 275 102 23 829-264 875-771 127 130 371-107 702-222 307-513 558-691 905l-160 291 27 146z">
              <text:p/>
            </draw:path>
            <draw:path draw:style-name="gr33" draw:layer="layout" svg:width="3.612cm" svg:height="6.407cm" svg:x="0.94cm" svg:y="1.964cm" svg:viewBox="0 0 3613 6408" svg:d="M1552 6168c-5-33-11-63-15-90-46-282-228-526-264-809-31-237 178-466-198-671-236-129-422-434-374-740 33-219 251-517-133-670-210-85-374-173-486-510-26-80-53-153-82-222 69-511 241-1008 504-1458 57-101 121-199 189-293 48 1 114-11 206-39 363-112 392-470 771-484 269-12 534-312 837-116 234 150 561 186 814 69 617-281 77 357 0 463-176 247-430 394-637 601-467 465-112-203-289-347-270-220-549 147-328 440 107 144 399 740-46 555-542-230-228 439-703 324-471-117-59 760-485 417-338-275-527 415-220 415 399 0 205 519 549 463 298-50 492 105 684 276 247 222 681 350 616 716-56 329 232 464-176 765-227 168-320 422-440 694-72 161 15 339 61 491-122-74-241-154-355-240z">
              <text:p/>
            </draw:path>
            <draw:path draw:style-name="gr33" draw:layer="layout" svg:width="4.133cm" svg:height="3.523cm" svg:x="4.836cm" svg:y="2.068cm" svg:viewBox="0 0 4134 3524" svg:d="M3594 897c353 606 540 1295 540 1996 0 123-6 247-18 369-126-179-322-310-537-349-944-171 489 30-157 499-463 338-673-179-835-405l-218-313-281-313 218-125c729-222-64-802-340-471-330 395-625-133-1026 126-207 135-1272 764-836 94 320-495 76-559 0-812-116-394 423-189 867-189 438 0 209-791 529-906 321-117 623 261 962 30 128-88 271-115 417-128 280 264 520 564 715 897z">
              <text:p/>
            </draw:path>
          </draw:g>
        </draw:g>
      </draw:page>
      <draw:page draw:name="page12" draw:style-name="dp1" draw:master-page-name="Default">
        <draw:g>
          <draw:g>
            <draw:custom-shape draw:style-name="gr30" draw:text-style-name="P8" draw:layer="layout" svg:width="10cm" svg:height="10cm" svg:x="0.001cm" svg:y="0.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2" draw:text-style-name="P2" draw:layer="layout" svg:width="8.8cm" svg:height="8.8cm" svg:x="0.6cm" svg:y="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4" draw:text-style-name="P2" draw:layer="layout" svg:width="7.709cm" svg:height="6.541cm" svg:x="1.237cm" svg:y="1.818cm" svg:viewBox="0 0 7710 6542" svg:d="M7480 5212c-105 179-228 350-358 510-45 20-89 44-129 68l-255 157-195-185c-91-351-503-377-964-341-508 37-9-761 254-872 323-134 650-547 936-368 449 286 595-351 791 291 31 100 91 197 150 294-67 153-144 303-230 446zM2895 1759c641-149-57-546-300-320-290 270-551-93-903 86-61 31-205 99-356 159 159 30 313 92 453 194 328 236 827 8 1055 480 161 332 305 574 824 754 342 119 28 972-328 1029-957 150 162 433-133 824-274 362-637 654-857 1061l-198 344 33 172h-133c-327-193-687-444-726-924-30-414 47-747 67-1134 22-408-265-818-725-720-449 94-791-527-626-960 136-362 9-839 495-1029 114-45 233-78 353-96 15-26 37-56 67-92 283-336 66-379 0-554-101-269 372-128 763-128 384 0 183-540 465-619 283-80 547 178 846 21 292-155 660-38 981-172 263-108 579-101 874-127 330-28 648 28 983 0 307-26 848 13 845 278-1 256-1051 318-708 512 351 199 510 284 490 511-20 225 210 351 109 663-105 331-319 424-545 620-230 196 180 848-219 213-126-201-763-698-681-148 37 267-539 477-546 83-5-258-278-486-602-531-828-118 432 21-136 340-407 230-593-122-735-278l-191-213-246-213z">
              <text:p/>
            </draw:path>
            <draw:path draw:style-name="gr34" draw:text-style-name="P2" draw:layer="layout" svg:width="7.709cm" svg:height="6.541cm" svg:x="1.237cm" svg:y="1.819cm" svg:viewBox="0 0 7710 6542" svg:d="M7480 5212c-105 179-228 350-358 510-45 20-89 44-129 68l-255 157-195-185c-91-351-503-377-964-341-508 37-9-761 254-872 323-134 650-547 936-368 449 286 595-351 791 291 31 100 91 197 150 294-67 153-144 303-230 446zM2895 1759c641-149-57-546-300-320-290 270-551-93-903 86-61 31-205 99-356 159 159 30 313 92 453 194 328 236 827 8 1055 480 161 332 305 574 824 754 342 119 28 972-328 1029-957 150 162 433-133 824-274 362-637 654-857 1061l-198 344 33 172h-133c-327-193-687-444-726-924-30-414 47-747 67-1134 22-408-265-818-725-720-449 94-791-527-626-960 136-362 9-839 495-1029 114-45 233-78 353-96 15-26 37-56 67-92 283-336 66-379 0-554-101-269 372-128 763-128 384 0 183-540 465-619 283-80 547 178 846 21 292-155 660-38 981-172 263-108 579-101 874-127 330-28 648 28 983 0 307-26 848 13 845 278-1 256-1051 318-708 512 351 199 510 284 490 511-20 225 210 351 109 663-105 331-319 424-545 620-230 196 180 848-219 213-126-201-763-698-681-148 37 267-539 477-546 83-5-258-278-486-602-531-828-118 432 21-136 340-407 230-593-122-735-278l-191-213-246-213z">
              <text:p/>
            </draw:path>
            <draw:g>
              <draw:g>
                <draw:path draw:style-name="gr35" draw:text-style-name="P9" draw:layer="layout" svg:width="6.021cm" svg:height="3.951cm" draw:transform="skewX (-0.364250214891217) rotate (-1.06901416684653) translate (5.5066961701053cm 0.818651390595281cm)" svg:viewBox="0 0 6022 3952" svg:d="M0 0c5606 7 6022 3952 6022 3952">
                  <text:p/>
                </draw:path>
                <draw:path draw:style-name="gr35" draw:text-style-name="P9" draw:layer="layout" svg:width="8.191cm" svg:height="6.238cm" draw:transform="skewX (0.401600260883895) rotate (-0.685216264332974) translate (5.9021510108868cm 0.818658663360635cm)" svg:viewBox="0 0 8192 6239" svg:d="M0 0c7624 4 8192 6239 8192 6239">
                  <text:p/>
                </draw:path>
                <draw:path draw:style-name="gr35" draw:text-style-name="P9" draw:layer="layout" svg:width="6.025cm" svg:height="3.942cm" draw:transform="skewX (0.365297412442413) rotate (1.07023589732292) translate (1.65441294671178cm 6.10549247660462cm)" svg:viewBox="0 0 6026 3943" svg:d="M6026 0c-5609 1-6026 3943-6026 3943">
                  <text:p/>
                </draw:path>
                <draw:path draw:style-name="gr35" draw:text-style-name="P9" draw:layer="layout" svg:width="8.182cm" svg:height="6.234cm" draw:transform="skewX (-0.399854931631901) rotate (0.686088928958971) translate (-2.1804378333767cm 6.00274236514996cm)" svg:viewBox="0 0 8183 6235" svg:d="M8183 0c-7621-3-8183 6235-8183 6235">
                  <text:p/>
                </draw:path>
                <draw:line draw:style-name="gr35" draw:text-style-name="P9" draw:layer="layout" svg:x1="5.005cm" svg:y1="0.656cm" svg:x2="5.005cm" svg:y2="9.321cm">
                  <text:p/>
                </draw:line>
                <draw:path draw:style-name="gr35" draw:text-style-name="P9" draw:layer="layout" svg:width="6.036cm" svg:height="3.932cm" draw:transform="skewX (-0.373151394076388) rotate (-2.64452288262181) translate (9.21232926284854cm 5.46764621896691cm)" svg:viewBox="0 0 6037 3933" svg:d="M0 0c5621-1 6037 3933 6037 3933">
                  <text:p/>
                </draw:path>
                <draw:path draw:style-name="gr35" draw:text-style-name="P9" draw:layer="layout" svg:width="8.178cm" svg:height="6.239cm" draw:transform="skewX (0.393222680474322) rotate (-2.26055044718306) translate (9.21232193552978cm 5.86156146603059cm)" svg:viewBox="0 0 8179 6240" svg:d="M0 0c7616-1 8179 6240 8179 6240">
                  <text:p/>
                </draw:path>
                <draw:path draw:style-name="gr35" draw:text-style-name="P9" draw:layer="layout" svg:width="6.03cm" svg:height="3.935cm" draw:transform="skewX (0.374024058702385) rotate (-0.497418836818384) translate (3.91242758715267cm 1.63355247805846cm)" svg:viewBox="0 0 6031 3936" svg:d="M6031 0c-5621 1-6031 3936-6031 3936">
                  <text:p/>
                </draw:path>
                <draw:path draw:style-name="gr35" draw:text-style-name="P9" draw:layer="layout" svg:width="8.183cm" svg:height="6.241cm" draw:transform="skewX (-0.39392081217512) rotate (-0.881216739331937) translate (4.00573662066102cm -2.1965980728104cm)" svg:viewBox="0 0 8184 6242" svg:d="M8184 0c-7617 0-8184 6242-8184 6242">
                  <text:p/>
                </draw:path>
                <draw:line draw:style-name="gr35" draw:text-style-name="P9" draw:layer="layout" svg:x1="9.376cm" svg:y1="4.968cm" svg:x2="0.677cm" svg:y2="4.968cm">
                  <text:p/>
                </draw:line>
              </draw:g>
            </draw:g>
            <draw:path draw:style-name="gr36" draw:text-style-name="P10" draw:layer="layout" svg:width="7.525cm" svg:height="6.175cm" svg:x="1.241cm" svg:y="1.833cm" svg:viewBox="0 0 7526 6176" svg:d="M4801 12c0 4-1 8-4 11-2 3-5 6-9 8-4 1-8 2-12 1-4 0-8-1-11-4-4-2-6-5-8-9s-4-9-6-13c17-1 33-2 49-3 1 3 2 6 1 9zM4827 177c-2-4-2-8-2-12s2-8 4-11c3-4 6-6 10-8 4-1 8-2 12-2 4 1 8 2 11 5 3 2 6 5 7 9 18 40 34 79 51 117 1 4 2 8 1 12 0 4-2 8-4 11-3 4-6 6-10 8-4 1-8 2-12 1-4 0-8-2-11-4-3-3-6-6-7-10-17-38-33-77-50-116zM4948 468c-1-4-2-8-1-12 0-4 2-8 5-11 2-3 5-6 9-7 4-2 8-2 12-1 4 0 8 2 11 4 3 3 6 6 7 10 19 47 38 94 55 140 2 4 2 8 2 12-1 4-3 8-5 11-3 3-6 6-10 7s-8 2-12 1c-4 0-8-2-11-5-3-2-6-6-7-9-18-46-36-93-55-140zM5070 788c-2-3-2-8-1-12s2-7 5-10 6-6 10-7c4-2 8-2 12-1s8 2 11 5 5 6 7 10c16 45 31 90 47 134 1 4 1 8 0 12 0 4-2 7-5 11-3 3-6 5-10 6s-8 2-12 1-8-3-11-5c-3-3-5-6-6-10-15-44-31-89-47-134zM5173 1094c-1-3-1-8 0-12s3-7 5-10c3-3 7-5 11-7 3-1 8-1 12 0s7 3 10 5c3 3 5 7 7 10 13 44 27 86 39 129 1 3 1 8 0 12s-2 7-5 10-7 5-11 6c-3 2-8 2-12 1s-7-3-10-6-5-6-6-10c-13-42-26-85-40-128zM5260 1387c-1-4-1-8 0-12s3-8 6-11c2-3 6-5 10-6s8-1 12 0 8 3 10 6c3 3 5 7 7 11 11 42 22 84 33 125 1 4 1 9-1 12-1 4-3 8-6 11s-6 5-10 6-8 1-12-1c-4-1-8-3-11-6-2-3-4-6-5-10-11-41-22-83-33-125zM5338 1705c-1-4 0-8 1-12s3-7 6-10 7-5 11-6 8 0 12 1 8 3 10 6c3 3 5 7 6 11 10 48 20 96 30 143 0 4 0 8-1 12-2 3-4 7-7 10-3 2-7 4-11 5s-8 0-12-1-7-4-10-7c-2-3-4-6-5-10-9-47-19-94-30-142zM5401 2029c-1-4 0-8 1-12 2-3 4-7 7-9 3-3 7-5 11-5 4-1 8 0 12 1s7 4 10 7c2 3 4 7 5 11 7 46 14 91 20 135 1 4 0 8-1 12-2 4-4 7-8 10-3 2-7 4-11 4-4 1-8 0-12-1-3-2-7-4-9-7-3-4-4-7-5-11-6-45-13-89-20-135zM5442 2337c0-4 0-8 2-12s4-7 8-9c3-3 7-4 11-4 4-1 8 0 12 1 4 2 7 5 9 8 3 3 4 7 4 11 5 44 9 87 12 130 1 4 0 8-2 11-1 3-3 5-4 7-14-9-27-17-41-24-3-39-7-79-11-119zM5796 1c-3 3-6 5-10 6s-8 1-12 0-7-2-10-5c11 0 22-1 33-1zM5882 121c-3-3-5-7-6-11-1-3-1-8 0-12 1-3 4-7 7-10 2-3 6-5 10-6s8-1 12 0c4 2 8 4 10 7 30 30 58 59 87 89 3 3 5 6 5 10 1 4 1 8 0 12s-3 8-6 11c-3 2-7 4-11 5s-8 1-12 0-7-3-10-6c-28-30-57-59-86-89zM6077 326c-3-3-4-7-5-11s-1-8 0-12 4-7 7-10 6-5 10-5c4-1 8-1 12 0s8 3 10 6c37 40 73 79 107 118 3 3 5 7 6 11s0 8-1 12-3 7-6 10c-4 2-7 4-11 5s-8 1-12-1c-4-1-8-3-10-6-35-39-70-78-107-117zM6237 537c-3-3-6-6-7-10-2-3-2-8-1-12 0-4 2-7 4-11 3-3 6-5 10-7 4-1 8-1 12-1 4 1 8 3 11 5 12 9 23 19 35 28-18 6-35 12-53 17-4-3-7-6-11-9zM6836 4215c-3 2-7 3-11 2-4 0-8-1-12-4-3-2-6-5-7-9-2-3-3-8-3-12 14 8 27 14 39 19-1 2-3 3-6 4zM6699 4330c2-3 6-5 9-7 4-2 8-2 12-2 4 1 8 2 11 5 4 2 6 6 8 9 1 4 2 8 2 12-1 4-2 8-5 11-28 38-57 75-86 112-3 4-6 6-10 8-4 1-8 2-12 1s-8-2-11-5c-3-2-6-5-7-9-2-4-2-8-2-12 1-4 2-8 5-11 29-37 58-74 86-112zM6496 4587c2-3 6-5 9-6 4-2 8-2 12-2 4 1 8 3 11 5 4 3 6 6 7 10 2 4 2 8 2 12-1 4-3 8-5 11-30 36-60 71-90 107-2 3-6 5-9 7-4 1-8 1-12 1-4-1-8-3-11-5-3-3-6-6-7-10-2-4-2-8-1-12 0-4 2-8 5-11 30-35 59-71 89-107zM6287 4835c3-3 6-6 10-7s8-2 12-1 8 3 11 5c3 3 5 6 7 10 1 4 1 8 1 12-1 4-3 8-6 11-30 35-61 71-91 106-3 3-6 5-10 7-4 1-8 1-12 1-4-1-8-3-11-6-3-2-5-6-7-10-1-3-1-8-1-12 1-4 3-7 6-10 30-36 61-71 91-106zM6074 5081c3-3 6-5 10-7 4-1 8-1 12-1 4 1 8 3 11 6 3 2 6 6 7 9 1 4 2 8 1 12s-3 8-5 11c-31 36-61 71-91 106-3 3-6 6-10 7s-8 2-12 1-8-3-11-5c-3-3-6-6-7-10s-2-8-1-12 2-8 5-11c30-35 61-71 91-106zM5862 5331c3-4 6-6 10-7 4-2 8-2 12-1 4 0 8 2 11 5 3 2 5 5 7 9 1 4 2 8 1 12s-2 8-5 11c-10 12-20 25-31 37-19 0-40 0-60 0 18-22 37-44 55-66zM2580 451c1-4 4-7 7-10 3-2 7-4 11-5 4 0 8 0 12 2 4 1 7 4 10 7 2 3 4 7 4 11 1 4 0 8-1 12-19 47-37 93-55 139-1 4-4 8-7 10-3 3-7 4-11 5s-8 0-12-1c-3-2-7-4-9-7-3-3-5-7-5-11-1-4-1-8 1-12 18-46 36-93 55-140zM2457 773c2-4 4-8 7-10 3-3 7-5 11-5 4-1 8-1 12 1 4 1 7 3 10 6 3 4 5 7 5 11 1 4 1 8-1 12-16 45-31 90-46 134-2 3-4 7-7 10-3 2-7 4-11 5s-8 0-12-1-7-4-10-7-4-6-5-10-1-8 1-12c15-45 30-89 46-134zM2353 1080c2-4 4-7 7-10 3-2 7-4 11-5s8-1 12 0c3 1 7 4 10 7s4 6 5 10 1 8 0 12c-14 43-27 86-39 128-2 4-4 7-7 10s-6 5-10 6c-4 0-8 0-12-1s-8-3-11-6c-2-3-4-7-5-11s-1-8 0-12c13-42 26-85 39-128zM2267 1374c1-3 3-7 6-10s6-5 10-6 8-1 12 0 8 3 11 6c2 3 4 7 6 11 1 4 1 8-1 12-11 42-22 83-32 125-1 4-3 7-6 10-2 1-3 3-4 3-11-1-21-3-31-4-2-3-3-6-4-9-1-4-2-8-1-12 11-41 22-83 34-126zM2124 2022c1-4 3-8 5-11 3-3 6-6 10-7 4-2 8-2 12-1 4 0 8 2 11 5 3 2 6 5 7 9s2 8 1 12c-7 45-14 90-20 134-1 4-2 8-5 12-2 3-6 5-9 7-4 1-8 2-12 1-4 0-8-2-11-4-4-3-6-6-8-10-1-4-2-8-1-12 6-44 13-90 20-135zM2083 2332c0-4 2-8 4-11s6-6 9-8c4-1 8-2 12-2 4 1 8 2 11 5 4 2 6 5 8 9s2 8 2 12c-5 43-8 86-12 128 0 4-1 8-4 11-2 4-5 6-9 8s-8 3-12 2c-4 0-8-1-11-4-4-2-6-5-8-9-2-3-2-7-2-11 3-43 7-86 12-130zM2059 2658c1-5 2-8 4-12 2-3 5-6 9-8 3-2 7-3 12-3 4 0 8 2 11 4 4 2 6 5 8 9 2 3 3 7 3 11-2 48-3 96-3 142 0 5-1 9-3 12-2 4-5 6-9 8s-8 3-12 3-8-1-11-3c-4-2-7-5-9-8-2-4-3-8-3-12 1-47 2-95 3-143zM2059 2986c0-4 1-8 2-11 2-4 5-7 9-9 3-2 7-4 11-4s8 1 12 3 7 5 9 8c2 4 3 8 3 12 2 45 4 90 7 134 0 3 0 5-1 8 0-1 1-2 2-3 2-4 5-7 8-9 4-2 8-3 12-3h140c4 0 8 1 11 3 4 2 7 5 9 9 2 3 3 7 3 11s-1 8-3 12c-2 3-5 6-9 8-3 2-7 3-11 3h-140c-4 0-8-1-12-3-3-2-6-5-8-8-2-4-4-8-4-12 0-2 1-4 1-6 0 1 0 1-1 2-1 4-4 7-7 9-4 2-8 3-12 4-4 0-8-1-12-3-3-1-6-4-9-8-2-3-3-7-4-11-2-45-5-90-6-136zM2080 3298c0-4 0-8 2-12 2-3 4-6 8-9 3-2 7-4 11-4 4-1 8 0 12 2 4 1 7 4 9 7 3 4 4 7 4 11 5 49 11 96 18 143 0 4 0 8-2 12-1 4-4 7-7 10-3 2-7 4-11 4-4 1-8 0-12-1-4-2-7-4-10-8-2-3-4-7-4-11-7-47-13-95-18-144zM2127 3628c-1-4 0-8 1-12 1-3 4-7 7-9 3-3 7-5 11-5 4-1 8-1 12 1 4 1 7 3 10 6 2 4 4 7 5 11 8 46 17 91 26 136 1 4 1 8-1 12-1 4-3 7-6 10-3 2-7 4-11 5s-8 1-12-1c-4-1-7-3-10-6s-5-7-6-11c-9-45-18-91-26-137zM2194 3942c-1-4-1-8 0-12 1-3 3-7 6-10s7-5 11-6 8 0 12 1 7 3 10 6 5 6 6 10c11 45 22 89 34 133 1 4 1 8 0 12s-3 7-6 10-6 5-10 6-8 1-12 0-8-3-11-6c-2-2-5-6-6-10-12-44-23-89-34-134zM2280 4256c-1-4-1-8 0-12s3-7 6-10 6-6 10-7 8-1 12 0 8 3 11 6c3 2 5 6 6 10 14 44 28 88 42 132 1 4 1 8 1 12-1 4-3 8-6 11s-6 5-10 7c-4 1-8 1-12 0s-8-3-11-5c-3-3-5-6-6-10-15-45-29-89-43-134zM2382 4564c-1-4-2-7-1-11-1 0-2 1-3 1-4 0-8 0-12-1-44-15-87-31-131-47-4-1-7-3-10-7-2-3-4-6-5-10 0-4 0-9 1-12 2-4 4-8 7-10 3-3 7-5 11-5 4-1 8-1 12 1 43 15 87 31 130 46 4 1 8 4 10 7 3 3 5 7 5 11 1 2 1 5 1 7 3-1 7-1 11 0 4 0 8 2 11 5 3 2 6 6 7 10 15 43 31 86 46 129 2 4 2 8 1 12 0 4-2 8-5 11-2 3-6 5-10 7-3 1-8 1-12 1-4-1-7-3-11-5-3-3-5-6-6-10-16-43-32-87-47-130zM2493 4868c-1-4-1-8-1-12 1-4 3-8 5-11 3-3 6-6 10-7 4-2 8-2 12-1 4 0 8 2 11 5 3 2 5 5 7 9 16 44 33 87 50 130 1 4 2 8 1 12s-2 8-5 11-6 6-10 7c-4 2-8 2-12 1-4 0-8-2-11-4-3-3-5-6-7-10-17-43-33-87-50-130zM2610 5170c-2-4-2-8-2-12 1-4 3-8 5-11 3-3 6-5 10-7 4-1 8-2 12-1s8 2 11 5c3 2 6 6 7 9 17 44 34 87 50 130 2 4 2 8 2 12-1 4-3 8-5 11-3 3-6 6-10 7-4 2-8 2-12 2-4-1-8-3-11-5-3-3-6-6-7-10-17-43-34-87-50-130zM2725 5472c-2-4-2-8-1-12 0-4 2-8 5-11 2-3 6-6 10-7 3-2 7-2 12-1 4 0 7 2 10 5 3 2 5 4 6 6-12 13-23 26-35 39-2-6-5-13-7-19zM953 974c-2 3-5 6-9 8-1 0-2 0-2 0-14-70 24-104 94-118-29 37-56 74-83 110zM517 1769c2 4 2 8 2 12-1 4-3 8-5 11s-6 6-10 7c-42 18-85 34-129 50 40-30 87-57 142-80zM356 1943c1-3 3-7 7-9 3-3 6-5 10-5 4-1 9-1 12 1 4 1 8 4 10 7 3 3 5 7 5 11 1 4 1 8-1 12-16 42-30 85-44 127-1 4-3 7-6 10s-7 4-11 5-8 1-12 0-7-4-10-7-5-6-6-10c0-4 0-8 1-12 14-43 28-86 45-130zM264 2240c1-4 3-8 6-11s6-5 10-6 8-1 12 0 8 3 11 6c3 2 5 6 6 10s1 8 0 12c-10 41-18 81-26 121-1 4-2 7-5 10s-6 6-10 7-8 2-12 1-8-3-11-5c-3-3-5-6-7-10-1-4-1-8-1-12 8-41 17-82 27-123zM210 2555c0-4 2-8 4-11s6-6 9-7c4-2 8-3 12-2 4 0 8 1 11 4 4 2 6 5 8 9s2 8 2 12c-5 48-8 95-9 142 0 4-1 8-3 11-3 4-6 7-9 9-4 2-8 3-12 2-4 0-8-1-11-3-4-2-7-5-9-9-2-3-3-7-2-11 1-48 4-97 9-146zM204 2888c0-4 0-8 2-12s5-7 8-9c4-2 8-4 12-4s8 1 11 2c4 2 7 5 9 8 3 4 4 8 4 12 3 45 8 90 14 134 0 4 0 8-2 12-2 3-4 7-7 9-4 3-7 4-11 5-5 0-9 0-12-2-4-1-7-4-10-7-2-3-4-7-5-11-6-45-10-91-13-137zM249 3202c-1-4-1-8 1-12 1-4 3-8 6-10 3-3 7-5 11-6s8-1 12 1c4 1 7 3 10 6s5 7 5 11c11 45 22 89 35 133 1 4 1 8 0 12s-3 8-5 11c-3 3-7 5-11 6s-8 1-12 0-7-3-10-6c-3-2-5-6-7-10-13-45-25-90-35-136zM344 3515c-1-4-2-8-1-12s2-8 5-11 6-6 10-7c4-2 8-2 12-1 4 0 8 2 11 4 3 3 5 6 7 10 16 43 34 86 53 128 2 3 2 8 2 12-1 4-2 7-4 11-3 3-6 6-10 7-4 2-8 3-12 2-4 0-8-2-11-4s-6-6-8-9c-19-43-37-87-54-130zM1375 4941c3 3 5 7 6 11 0 4 0 8-1 12-2 3-4 7-7 9-3 3-7 5-11 6-4 0-8 0-12-1-3-1-6-3-8-5 2-21 4-42 7-63 8 10 17 21 26 31zM1461 5111c-2-3-4-6-5-10s0-9 1-12c1-4 4-8 7-10 3-3 7-5 11-5 4-1 8-1 12 0 4 2 7 4 10 7 30 36 61 71 91 106 2 4 4 7 5 11s0 8-1 12c-1 2-1 4-2 5 3 3 6 5 9 8s6 6 7 10c2 4 2 8 1 12 0 4-2 8-5 11-2 3-6 5-10 7-3 1-7 1-12 1-4-1-7-3-10-5-37-30-73-60-109-89-4-3-6-6-8-10-1-4-1-8-1-12 1-4 3-7 5-11 3-3 6-5 10-7 3-1 6-1 9-1-5-6-10-12-15-18zM1673 5360c-3-3-4-7-5-11s0-8 1-12c2-3 4-7 7-9 3-3 7-5 11-5 4-1 8-1 12 1 4 1 7 4 10 7s5 7 8 10c1-1 2-1 3-1 4-2 8-2 12-1 4 0 8 2 11 5 36 30 71 60 107 91 3 2 5 6 7 9 1 4 1 8 1 12-1 4-3 8-6 11-2 3-6 6-10 7-3 1-8 2-12 1s-7-3-10-5c-6-5-11-9-16-14-1 2-1 4-2 7s-4 7-7 9c-3 3-7 5-11 5-4 1-8 0-12-1-4-2-7-4-10-7-29-36-59-73-89-109zM1877 5614c-3-3-4-7-5-11 0-4 0-8 2-12 1-4 4-7 7-10 3-2 7-4 11-4 4-1 8 0 12 1 4 2 7 4 10 8 28 36 56 74 84 111 2 3 4 7 4 11s0 8-2 12-4 7-7 9c-4 3-8 4-12 4-4 1-8 0-12-1-3-2-7-5-9-8-27-37-55-74-83-110zM2065 5872c-2-3-4-7-4-11s1-8 2-12c2-3 5-6 8-9 4-2 8-3 12-4 4 0 8 1 12 3 3 1 6 4 9 8 27 39 53 79 78 119 2 3 3 7 4 11 0 5-1 9-3 12-2 4-5 7-8 9-4 2-8 3-12 3-4 1-8 0-12-2-3-2-6-5-8-8-25-40-51-79-78-119zM2237 6150c-2-4-3-8-2-12 0-4 1-8 3-11 2-4 5-7 8-9 4-2 8-3 12-2 4 0 8 1 12 3 3 2 6 5 8 8 1 1 1 2 1 2l-27 47c-5-8-10-17-15-26zM3787 258c0 4-1 8-3 12-2 3-5 6-9 8-3 2-7 3-11 3s-8-1-12-3c-3-2-6-5-8-8-2-4-3-8-3-12v-71c15-2 31-4 46-6zM3741 443c0-4 1-8 3-12 2-3 5-6 8-8 4-2 8-3 12-3s8 1 11 3c4 2 7 5 9 8 2 4 3 8 3 12v139c0 4-1 8-3 12-2 3-5 6-9 8-3 2-7 3-11 3s-8-1-12-3c-3-2-6-5-8-8-2-4-3-8-3-12zM3741 767c0-4 1-8 3-12 2-3 5-6 8-8 4-2 8-3 12-3s8 1 11 3c4 2 7 5 9 8 2 4 3 8 3 12v139c0 4-1 8-3 12-2 3-5 6-9 8-3 2-7 3-11 3s-8-1-12-3c-3-2-6-5-8-8-2-4-3-8-3-12zM3741 1091c0-4 1-8 3-12 2-3 5-6 8-8 4-2 8-3 12-3s8 1 11 3c4 2 7 5 9 8 2 4 3 8 3 12v139c0 4-1 8-3 12-2 3-5 6-9 8-3 2-7 4-11 4s-8-2-12-4c-3-2-6-5-8-8-2-4-3-8-3-12zM3741 1415c0-4 1-8 3-12 2-3 5-6 8-8 4-2 8-3 12-3s8 1 11 3c4 2 7 5 9 8 2 4 3 8 3 12v139c0 4-1 8-3 12-2 3-5 6-9 8-3 2-7 4-11 4s-8-2-12-4c-3-2-6-5-8-8-2-4-3-8-3-12zM3741 1739c0-4 1-8 3-11 2-4 5-7 8-9 4-2 8-3 12-3s8 1 11 3c4 2 7 5 9 9 2 3 3 7 3 11v139c0 4-1 8-3 12-2 3-5 6-9 8-3 2-7 4-11 4s-8-2-12-4c-3-2-6-5-8-8-2-4-3-8-3-12zM3741 2063c0-4 1-8 3-11 2-4 5-7 8-9 4-2 8-3 12-3s8 1 11 3c4 2 7 5 9 9 2 3 3 7 3 11v101c-20-3-36-5-46-6zM3787 2202c0 4-1 8-3 12s-5 6-9 8c-3 2-7 4-11 4s-8-2-12-4c-3-2-6-4-8-8s-3-8-3-12v-37c12 4 28 10 46 17zM3741 2387c0-4 1-8 3-11 2-4 5-7 8-9 4-2 8-3 12-3s8 1 11 3c4 2 7 5 9 9 2 3 3 7 3 11v139c0 4-1 8-3 12s-5 6-9 8c-3 3-7 4-11 4s-8-1-12-4c-3-2-6-4-8-8s-3-8-3-12zM3764 3198c-4 0-8-1-12-3-3-3-6-5-8-9-2-3-3-7-3-12v-25c13 13 24 29 33 46-3 2-7 3-10 3zM3741 3359c0-4 1-8 3-11 2-4 5-7 8-9 4-2 8-3 12-3s8 1 11 3c4 2 7 5 9 9 2 3 3 7 3 11v139c0 5-1 9-3 12-2 4-5 6-9 9-3 2-7 3-11 3s-8-1-12-3c-3-3-6-5-8-9-2-3-3-7-3-12zM3741 3683c0-4 1-8 3-11 2-4 5-7 8-9h1c-4 10-8 21-12 31zM6775 4194c4-1 8-2 12-1 4 0 8 2 11 4 4 2 6 6 8 9 1 4 2 8 2 12-1 4-2 8-5 11-2 4-6 6-9 8-40 17-79 34-118 50-4 1-8 2-12 1-4 0-8-2-11-4-3-3-6-6-8-10-1-3-2-8-1-12 0-4 2-7 4-11 3-3 6-5 10-7 39-16 78-33 117-50zM6482 4316c4-2 8-2 12-2 4 1 8 2 11 5 3 2 6 6 7 9 2 4 2 8 2 12-1 4-2 8-5 11-2 4-6 6-10 8-47 18-94 37-140 54-4 2-8 2-12 1-5 0-8-2-11-5-4-2-6-5-8-9-1-4-1-8-1-12 1-4 3-8 5-11 3-3 6-6 10-7 46-18 93-36 140-54zM6160 4437c4-2 8-2 12-1 4 0 8 2 11 5 3 2 6 6 7 10s2 8 1 12-3 7-5 10c-3 4-6 6-10 7-45 16-90 32-135 47-4 1-8 2-12 1s-7-3-10-5c-4-3-6-7-7-10-2-4-2-8-1-12s3-8 5-11c3-3 6-5 10-7 45-15 89-30 134-46zM5853 4540c4-1 8-2 12-1s8 3 11 6 5 6 6 10 1 8 1 12c-1 4-3 8-6 11s-6 5-10 6c-43 14-86 27-129 39-4 1-8 1-12 1-4-1-7-3-10-6-1-1-2-2-3-3 24-21 48-39 70-54 23-7 47-14 70-21zM3168 4781c-4 0-7-2-10-5s-6-6-7-10-1-8-1-12c1-4 3-8 6-11s6-5 10-6 8-2 12-1c22 5 44 9 66 13 5 17 8 33 9 49-28-5-56-11-85-17zM3002 4696c3 1 7 3 10 6s5 6 6 10 2 8 1 12-3 8-6 11-7 5-11 6c-3 1-8 1-12 0-45-11-90-23-134-35-4-1-8-3-11-6-2-3-5-6-6-10s-1-8 1-12c1-4 3-8 6-10 2-3 6-5 10-6s8-1 12 0c44 12 89 23 134 34zM2689 4610c3 1 7 3 10 6s4 7 5 11 1 8 0 12-3 7-6 10-7 5-11 6-8 0-12-1c-45-13-90-28-134-42-4-1-7-4-10-7s-5-6-6-10c0-4 0-8 1-12s4-8 7-10c3-3 6-5 10-6s8 0 12 1c44 14 89 28 134 42zM2077 4398c4 2 7 4 10 7s4 7 5 11 0 8-1 12c-2 4-4 7-7 10-4 2-7 4-11 5-4 0-8 0-12-1-44-17-88-33-131-50-4-2-7-4-10-7s-4-7-5-11c0-4 0-8 1-12 2-4 4-7 8-10 3-2 6-4 11-5 4 0 8 0 11 2 44 16 88 33 131 49zM1774 4282c3 2 7 4 9 7 3 4 5 7 5 11 1 4 0 8-1 12-2 4-4 7-7 10-3 2-7 4-11 5-4 0-8 0-12-2-44-16-87-33-131-49-4-2-7-4-9-7-3-4-5-7-5-11-1-4-1-9 1-12 1-4 4-7 7-10s7-4 11-5 8 0 12 1c43 17 87 34 131 50zM1470 4167c4 2 7 4 10 7 3 4 4 7 5 11s0 8-1 12c-2 4-4 7-7 10s-7 4-11 5-8 0-12-1c-35-13-70-26-105-39-6-18-13-36-20-54 3 0 7 1 10 2 44 15 88 31 131 47zM7486 4560c2-3 6-5 10-6 3-2 8-2 12-1s7 3 10 5c3 3 6 7 7 10 1 4 2 8 1 12s-3 8-6 11c-32 37-65 73-97 108-3 3-6 5-10 7-4 1-8 1-12 0s-8-2-11-5-5-6-7-10c-1-4-1-8 0-12s3-8 5-11c33-35 65-71 98-108zM7261 4806c3-3 7-5 11-6 4-2 8-2 12-1s7 3 10 6 6 6 7 10 1 8 0 12-3 8-5 11c-32 34-64 67-95 100-3 3-7 5-10 6-4 2-9 2-12 1-4-1-8-3-11-6s-5-6-6-10c-2-4-2-8-1-12s3-8 6-11c31-33 63-66 94-100zM7044 5034c2-3 6-5 10-6s8-1 12 0 8 3 11 6c2 3 5 6 6 10s1 8 0 12-3 8-6 10c-31 32-62 63-92 94-3 2-7 5-11 6-3 1-8 1-12 0s-7-3-10-6-5-7-6-11-1-8 0-12 3-7 6-10c30-30 61-61 92-93zM6832 5245c3-3 7-5 10-6 4-1 9-1 13 0 3 2 7 4 10 7 3 2 5 6 6 10s1 8 0 12-4 7-7 10c-30 29-59 58-89 86-3 3-7 5-11 6s-8 1-12 0-7-4-10-6c-3-3-5-7-6-11s-1-8 1-12c1-4 3-7 6-10 29-28 59-57 89-86zM6626 5440c3-3 7-5 11-6s8-1 12 0c4 2 7 4 10 7s5 7 6 10c1 4 1 9-1 12-1 4-3 8-6 11-40 36-79 72-118 106-3 3-7 5-11 6-4 0-8 0-12-1s-7-4-10-7-5-6-5-10c-1-4-1-9 0-12 2-4 4-8 7-10 39-35 78-70 117-106zM2345 5854c4 3 6 6 7 10 2 4 2 8 2 12-1 4-3 8-5 11-3 3-6 5-10 7-4 1-8 2-12 1s-8-2-11-5c-36-29-72-59-108-89-3-2-5-6-6-10-2-3-2-7-1-11 0-4 2-8 5-11 2-3 6-6 10-7 3-2 7-2 12-1 4 1 7 2 10 5 36 30 72 59 107 88zM2097 5646c3 3 6 7 7 10 1 4 2 8 1 12s-3 8-5 11c-3 3-6 6-10 7s-8 2-12 1-8-3-11-5c-36-31-71-61-107-91-3-3-5-7-6-10-2-4-2-8-1-12s2-8 5-11 6-6 10-7 8-1 12-1c4 1 8 3 11 5 35 31 71 61 106 91zM1343 5019c4 2 6 6 8 10 1 3 2 7 1 11 0 4-2 8-4 11-3 4-6 6-10 8-1 0-3 1-5 1 2-15 3-30 5-45 2 1 3 3 5 4zM6500 1955c3 2 7 4 9 7 3 4 4 7 5 11s0 9-1 12c-2 4-4 7-8 10-3 2-7 4-11 5-4 0-8 0-12-2-47-18-94-37-140-54-4-2-7-4-10-7-2-3-4-7-5-11 0-4 0-8 2-12 1-4 4-7 7-10 3-2 7-4 11-5 4 0 8 0 12 2 46 17 93 35 141 54zM6176 1833c4 2 7 4 10 7s4 7 5 11 1 8-1 12c-1 4-4 7-7 10s-7 4-11 5-8 0-12-1c-45-16-89-32-134-46-3-2-7-4-10-7-2-3-4-7-5-11s0-8 1-12 4-7 7-10c3-2 6-4 10-5s9-1 12 1c45 15 90 30 135 46zM5867 1730c4 1 7 3 10 6s5 7 6 11 0 8-1 12-3 7-6 10-7 5-11 5c-4 1-8 1-12 0-43-14-86-27-128-39-4-1-7-3-10-6s-5-7-6-11-1-8 0-12c2-4 4-7 7-10s6-5 10-6 8-1 12 1c43 12 86 25 129 39zM5572 1643c3 1 7 3 10 6s5 7 6 11 1 8 0 12-3 7-6 10-7 5-11 6-8 1-12 0c-42-12-84-22-126-33-4-1-7-3-10-6s-5-6-6-10c-2-4-2-8-1-12s3-8 6-10c3-3 7-5 11-7 4-1 8-1 12 0 42 11 84 22 127 33zM5249 1564c4 1 8 3 11 6s5 6 6 10c2 4 2 8 1 12s-3 8-6 11c-2 3-6 5-10 6s-8 1-12 1c-48-11-95-21-142-30-4-1-8-3-11-5-3-3-5-6-7-10-1-4-1-8 0-12 0-4 2-8 5-11s6-5 10-7c4-1 8-1 12 0 47 9 95 19 143 29zM4921 1502c4 0 8 2 11 5 3 2 5 5 7 9 1 4 2 8 1 12s-2 8-5 11-6 6-10 7c-4 2-8 2-12 1-45-7-90-14-135-20-4 0-7-2-11-4-3-3-5-6-7-10-1-4-2-8-1-12 0-4 2-8 4-11 3-3 6-6 10-7 4-2 8-2 12-2 45 6 90 13 136 21zM4609 1460c4 1 8 2 11 5 4 2 6 5 8 9s2 8 2 12c-1 4-2 8-4 11-3 3-6 6-10 7-4 2-8 3-12 2-43-4-86-8-129-11-4-1-8-2-12-4-3-3-6-6-7-9-2-4-3-8-3-12 1-4 2-8 4-11 3-4 6-6 10-8 3-2 7-3 11-2 43 3 87 7 131 11zM4282 1437c4 1 8 2 11 4 4 2 6 5 8 9 2 3 3 7 3 11s-1 8-4 12c-2 3-5 6-8 8-4 2-8 3-12 3-48-2-96-3-143-3-4 0-8-2-12-4-3-2-6-5-8-8-2-4-3-8-3-12s1-8 3-11c2-4 5-7 9-9 3-2 7-3 11-3 48 1 96 2 145 3zM3951 1437c4 0 8 1 12 3s7 4 9 8c2 3 3 7 3 11 1 4 0 8-2 12s-5 7-9 9c-3 2-7 3-11 3-46 2-91 4-135 7-4 0-8-1-12-2-4-2-7-5-9-8-2-4-4-8-4-12s1-8 3-11c1-4 4-7 8-9 3-3 7-4 11-4 45-3 90-5 136-7zM3637 1459c5-1 9 0 12 2 4 1 7 4 10 7 2 3 4 7 4 11s0 8-2 12-4 7-7 9c-4 3-8 4-12 5-48 5-96 11-143 17-4 1-8 0-12-2-4-1-7-4-9-7-3-3-5-7-5-11-1-4 0-8 1-12 2-3 4-7 8-9 3-3 7-4 11-5 47-6 96-12 144-17zM3306 1506c4-1 8-1 12 1 4 1 7 3 10 6 2 3 4 7 5 11s0 8-1 12-4 7-7 10-7 4-11 5c-46 8-91 17-136 26-4 1-8 1-12 0-4-2-7-4-10-7-1-1-1-1-2-2 0-7-1-14-3-21 2-4 4-7 7-10 3-2 7-4 11-5 45-9 91-18 137-26zM1947 1965c-4 1-8 2-12 1s-8-2-11-5c-4-2-6-6-7-9-2-4-2-8-2-12 0-2 1-3 1-4 19 7 38 13 58 19-9 3-18 6-27 10zM1757 1988c4-1 8-2 12-1 4 0 8 2 11 5 3 2 6 5 7 9s2 8 1 12c0 4-2 8-5 11-2 3-6 6-9 7-44 17-87 34-131 50-4 2-8 2-12 1-4 0-8-2-11-5-3-2-6-5-7-9-2-4-2-8-1-12 0-4 2-8 5-11 2-3 6-6 9-7 44-17 87-33 131-50zM1454 2103c4-2 8-2 12-2 4 1 8 3 11 5 3 3 6 6 7 10s2 8 1 12-2 8-5 11-6 6-10 7c-43 16-87 32-131 48-4 1-8 1-12 1-4-1-8-3-11-5-3-3-5-6-7-10-1-4-1-8-1-12 1-4 3-8 6-11 2-3 6-5 9-7 44-15 88-31 131-47zM1149 2211c3-1 8-2 12-1s7 3 10 5c3 3 6 7 7 10 1 4 2 8 1 12s-3 8-6 11c-2 3-6 5-10 7-44 15-89 29-134 44-4 1-8 1-12 0s-8-3-11-5c-3-3-5-7-6-10-1-4-2-8-1-12s3-8 6-11 6-5 10-6c45-15 89-29 134-44zM839 2307c4-1 8-1 12 0s8 3 11 6 5 6 6 10 1 8 0 12-3 8-5 11c-3 3-7 5-11 6-44 13-88 25-133 36-4 1-8 1-12 0s-8-3-11-6c-2-3-4-6-6-10-1-4-1-8 1-12 1-4 3-8 6-10 3-3 6-5 10-6 45-12 89-24 132-37zM528 2387c4-1 8-1 12 1 4 1 8 3 10 6 3 3 5 7 6 11 1 3 1 8 0 11-2 4-4 8-7 11-3 2-7 4-11 5-46 10-92 20-139 29-4 1-8 1-12 0-4-2-7-4-10-7s-4-7-5-11-1-8 1-12c1-4 3-7 6-10 4-3 7-4 11-5 47-9 93-19 138-29zM205 2448c4-1 8 0 12 1 4 2 7 4 10 7 2 4 4 7 5 11 0 4 0 9-2 12-1 4-4 7-7 10s-7 4-11 5c-36 5-72 10-109 15 3-16 5-32 7-47 32-5 64-9 95-14zM6115 382c3 2 6 6 7 9 2 4 2 8 2 12-1 4-2 8-5 11-2 4-6 6-9 8-4 1-8 2-12 1-4 0-8-2-12-4-37-29-74-57-111-83-3-3-6-6-7-10-2-3-2-8-2-12s2-7 4-11c3-3 6-6 10-7 3-2 8-3 12-2 4 0 8 2 11 4 37 27 74 55 112 84zM5857 195c4 3 6 6 8 9 2 4 3 8 2 12 0 4-1 8-4 11-2 4-5 7-9 8-4 2-8 3-12 2-4 0-8-1-11-4-36-24-72-48-107-71-3-2-6-5-8-9-2-3-3-7-2-11 0-4 1-8 3-12 3-3 6-6 9-8 4-2 8-2 12-2s8 1 12 4c35 23 71 47 107 71zM5609 36c4 2 7 5 9 9 2 3 3 7 3 11s-2 8-4 12c-2 3-5 6-8 8-4 2-8 3-12 3s-8-1-12-3c-36-22-72-43-108-63-3-2-6-5-8-8-1-2-2-3-2-5 28 1 57 2 86 3 19 11 37 22 56 33zM2492 342c-4 3-7 4-12 5-4 1-8 0-11-1-4-2-8-4-10-8-3-3-4-7-5-11 0-4 0-8 2-11 1-4 4-8 7-10 8-7 17-13 26-20 19 4 38 9 57 14-18 14-36 28-54 42zM2316 423c3-2 7-4 11-4 4-1 8-1 12 1 4 1 7 4 10 7 2 3 4 7 5 11 0 4 0 8-2 12-1 3-4 7-7 9-35 29-71 59-107 89-3 2-7 4-11 5s-8 0-12-1c-3-2-7-4-9-7-3-3-5-7-6-11 0-4 0-8 1-12 2-4 4-7 7-10 36-30 72-59 108-89zM2067 632c3-3 7-4 11-5s8-1 12 1c3 1 7 3 10 7 2 3 4 6 5 10 0 4 0 8-1 12-2 4-4 7-7 10-35 30-71 61-106 91-3 3-7 5-11 5-4 1-8 1-12-1-4-1-7-3-10-6s-5-7-5-11c-1-4-1-8 1-12 1-4 3-7 6-10 36-30 71-61 107-91zM1857 857c1 4 1 8-1 12-1 4-3 7-6 10-36 30-71 61-107 91-3 2-7 4-11 5s-8 0-12-1-7-4-10-7c-2-3-4-7-5-11s0-8 1-12c1-3 4-7 7-9 18-16 36-31 54-46 36-5 66-16 90-32zM1569 1055c3-3 7-5 11-5 4-1 8-1 12 1 4 1 7 4 10 7s4 7 5 11 0 8-1 12c-1 3-4 7-7 9-36 30-73 60-109 90-4 2-7 4-11 4-4 1-9 1-12-1-4-1-8-4-10-7-3-3-4-7-5-11s0-8 1-12c2-4 4-7 7-9 37-30 73-59 109-89zM1315 1258c3-3 7-4 11-5 4 0 8 0 12 2 4 1 7 4 9 7 3 3 4 7 5 11s0 8-2 12c-1 4-4 7-7 10-37 28-74 56-112 83-3 2-7 4-11 4-4 1-8 0-12-2-3-1-7-4-9-7-3-3-4-7-4-11-1-4 0-8 1-12 2-4 5-7 8-9 37-27 74-55 111-83zM1055 1445c3-2 7-3 11-4 4 0 8 1 12 3 4 1 7 4 9 7 2 4 4 8 4 12s0 8-2 12c-2 3-5 6-8 9-38 25-76 50-114 74 31-39 56-73 74-104 5-3 9-6 14-9zM674 1723c-4 1-8 2-12 2s-8-2-11-4c-1 0-1 0-1 0 21-6 42-12 63-18-13 7-26 13-39 20zM3575 3112c5 0 9 1 12 3 4 2 7 5 9 9 2 3 3 7 3 11s-1 8-3 12c-2 3-5 6-9 8-3 2-7 3-12 3h-140c-4 0-8-1-11-3-4-2-7-5-9-8-2-4-3-8-3-12s1-8 3-11c2-4 5-7 9-9 3-2 7-3 11-3zM3250 3112c4 0 8 1 11 3 4 2 7 5 9 9 2 3 3 7 3 11s-1 8-3 12c-2 3-5 6-9 8-3 2-7 3-11 3h-140c-4 0-8-1-12-3-3-2-6-5-8-8-2-4-4-8-4-12s2-8 4-11c2-4 5-7 8-9 4-2 8-3 12-3zM2924 3112c4 0 8 1 12 3 3 2 6 5 8 9 2 3 3 7 3 11s-1 8-3 12c-2 3-5 6-8 8-4 2-8 3-12 3h-140c-4 0-8-1-12-3-3-2-6-5-8-8-2-4-3-8-3-12s1-8 3-11c2-4 5-7 8-9 4-2 8-3 12-3zM2598 3112c5 0 9 1 12 3 4 2 7 5 9 9 2 3 3 7 3 11s-1 8-3 12c-2 3-5 6-9 8-3 2-7 3-12 3h-140c-4 0-8-1-11-3-4-2-7-5-9-8-2-4-3-8-3-12s1-8 3-11c2-4 5-7 9-9 3-2 7-3 11-3zM1947 3112c4 0 8 1 12 3 3 2 6 5 8 9 2 3 3 7 3 11s-1 8-3 12c-2 3-5 6-8 8-4 2-8 3-12 3h-140c-4 0-8-1-12-3-3-2-6-5-8-8-2-4-3-8-3-12s1-8 3-11c2-4 5-7 8-9 4-2 8-3 12-3zM1621 3112c4 0 8 1 12 3s6 5 9 9c2 3 3 7 3 11s-1 8-3 12c-3 3-5 6-9 8s-8 3-12 3h-140c-4 0-8-1-11-3-4-2-7-5-9-8-2-4-3-8-3-12s1-8 3-11c2-4 5-7 9-9 3-2 7-3 11-3zM1296 3112c4 0 8 1 11 3 4 2 7 5 9 9 2 3 3 7 3 11s-1 8-3 12c-2 3-5 6-9 8-3 2-7 3-11 3h-140c-4 0-8-1-12-3s-6-5-8-8c-3-4-4-8-4-12s1-8 4-11c2-4 4-7 8-9s8-3 12-3zM970 3112c4 0 8 1 12 3 3 2 6 5 8 9 2 3 3 7 3 11s-1 8-3 12c-2 3-5 6-8 8-4 2-8 3-12 3h-140c-4 0-8-1-12-3-3-2-6-5-8-8-2-4-3-8-3-12s1-8 3-11c2-4 5-7 8-9 4-2 8-3 12-3zM644 3112c4 0 8 1 12 3s6 5 8 9c3 3 4 7 4 11s-1 8-4 12c-2 3-4 6-8 8s-8 3-12 3h-140c-4 0-8-1-11-3-4-2-7-5-9-8-2-4-3-8-3-12s1-8 3-11c2-4 5-7 9-9 3-2 7-3 11-3zM319 3112c4 0 8 1 11 3 4 2 7 5 9 9 2 3 3 7 3 11s-1 8-3 12c-2 3-5 6-9 8-3 2-7 3-11 3h-140c-4 0-8-1-12-3s-6-5-9-8c-2-4-3-8-3-12s1-8 3-11c3-4 5-7 9-9s8-3 12-3zM5 3115c3 2 6 5 8 9 2 3 3 7 3 11s-1 8-3 12c-2 3-4 6-8 8-2-14-4-28-5-42 2 1 3 1 5 2z">
              <text:p/>
            </draw:path>
          </draw:g>
        </draw:g>
      </draw:page>
      <draw:page draw:name="page13" draw:style-name="dp1" draw:master-page-name="Default">
        <draw:g>
          <draw:g>
            <draw:custom-shape draw:style-name="gr30" draw:text-style-name="P8"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37" draw:text-style-name="P2" draw:layer="layout" svg:width="2.574cm" svg:height="2.791cm" svg:x="0.735cm" svg:y="4.0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2.649cm" svg:height="2.625cm" svg:x="0.735cm" svg:y="6.702cm" svg:viewBox="0 0 2650 2626" svg:d="M1289 206c223 0 447-65 643-186 10-8 19-13 29-20 9 7 17 15 26 21 202 181 369 439 486 747 116 309 177 661 177 1017 0 292-41 578-120 841h-2411c-78-263-119-549-119-841 0-356 61-708 178-1017 115-307 280-562 480-740 193 117 408 178 631 178z">
                <text:p/>
              </draw:path>
              <draw:custom-shape draw:style-name="gr37" draw:text-style-name="P2" draw:layer="layout" svg:width="2.572cm" svg:height="2.791cm" svg:x="3.763cm" svg:y="4.0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2.649cm" svg:height="2.625cm" svg:x="3.757cm" svg:y="6.702cm" svg:viewBox="0 0 2650 2626" svg:d="M1289 206c223 0 447-65 643-186 10-8 19-13 29-20 9 7 17 15 26 21 202 181 369 439 486 747 116 309 177 661 177 1017 0 292-41 578-120 841h-2411c-78-263-119-549-119-841 0-356 61-708 178-1017 115-307 280-562 480-740 193 117 408 178 631 178z">
                <text:p/>
              </draw:path>
              <draw:custom-shape draw:style-name="gr39" draw:text-style-name="P11" draw:layer="layout" svg:width="2.581cm" svg:height="2.791cm" svg:x="6.704cm" svg:y="4.0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0" draw:text-style-name="P11" draw:layer="layout" svg:width="2.649cm" svg:height="2.625cm" svg:x="6.707cm" svg:y="6.698cm" svg:viewBox="0 0 2650 2626" svg:d="M1289 206c223 0 447-65 643-186 10-8 19-13 29-20 9 7 17 15 26 21 202 181 369 439 486 747 116 309 177 661 177 1017 0 292-41 578-120 841h-2411c-78-263-119-549-119-841 0-356 61-708 178-1017 115-307 280-562 480-740 193 117 408 178 631 178z">
                <text:p/>
              </draw:path>
              <draw:custom-shape draw:style-name="gr41" draw:text-style-name="P2" draw:layer="layout" svg:width="4.34cm" svg:height="1.116cm" svg:x="3.41cm" svg:y="0.644cm">
                <text:p/>
                <draw:enhanced-geometry svg:viewBox="0 0 21600 21600" draw:mirror-horizontal="false" draw:mirror-vertical="false" draw:text-areas="800 800 20800 20800" draw:type="round-rectangular-callout" draw:modifiers="-4478.23082239115 29586.39212175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2" draw:layer="layout" svg:width="1.954cm" svg:height="1.135cm" svg:x="0.6cm" svg:y="0.979cm">
                <text:p/>
                <draw:enhanced-geometry svg:viewBox="0 0 21600 21600" draw:mirror-horizontal="false" draw:mirror-vertical="false" draw:text-areas="800 800 20800 20800" draw:type="round-rectangular-callout" draw:modifiers="6176.16368286445 24071.83098591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 draw:layer="layout" svg:width="1.95cm" svg:height="1.122cm" svg:x="6.108cm" svg:y="2.311cm">
                <text:p/>
                <draw:enhanced-geometry svg:viewBox="0 0 21600 21600" draw:mirror-horizontal="false" draw:mirror-vertical="false" draw:text-areas="800 800 20800 20800" draw:type="round-rectangular-callout" draw:modifiers="-476.063557150179 14194.83526268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31" draw:layer="layout" svg:width="8.795cm" svg:height="8.8cm" svg:x="0.605cm" svg:y="0.6cm">
              <text:p/>
              <draw:enhanced-geometry svg:viewBox="0 0 21600 21600" draw:mirror-horizontal="false" draw:mirror-vertical="false" draw:type="rectangle" draw:enhanced-path="M 0 0 L 21600 0 21600 21600 0 21600 0 0 Z N"/>
            </draw:custom-shape>
          </draw:g>
        </draw:g>
      </draw:page>
      <draw:page draw:name="page14" draw:style-name="dp1" draw:master-page-name="Default">
        <draw:g>
          <draw:g>
            <draw:custom-shape draw:style-name="gr30" draw:text-style-name="P8"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44" draw:text-style-name="P2" draw:layer="layout" svg:width="3.992cm" svg:height="4.242cm" svg:x="2.866cm" svg:y="1.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4.106cm" svg:height="3.99cm" svg:x="2.866cm" svg:y="5.409cm" svg:viewBox="0 0 4107 3991" svg:d="M1995 313c351 0 695-98 999-285 16-8 31-19 46-28 14 12 27 23 40 34 311 272 573 663 752 1133 181 468 275 1003 275 1544 0 444-64 878-185 1280h-3737c-123-402-185-836-185-1280 0-541 94-1076 275-1544 178-467 436-854 744-1126 297 179 633 272 976 272z">
                <text:p/>
              </draw:path>
              <draw:g>
                <draw:custom-shape draw:style-name="gr45" draw:text-style-name="P2" draw:layer="layout" svg:width="0.501cm" svg:height="1.861cm" svg:x="2.207cm" svg:y="2.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 draw:layer="layout" svg:width="0.491cm" svg:height="1.846cm" svg:x="7.085cm" svg:y="2.2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9" draw:text-style-name="P2" draw:layer="layout" svg:width="4.853cm" svg:height="1.754cm" svg:x="2.466cm" svg:y="0.64cm" svg:viewBox="0 0 4854 1755" svg:d="M4528 1036c-212-252-519-460-887-604-371-146-789-221-1216-221-423 0-842 75-1212 221-368 144-675 352-888 604-187 220-297 466-320 719-4-34-5-68-5-103 0-290 113-575 325-827 213-251 520-459 888-604 370-145 789-221 1212-221 427 0 845 76 1216 221 368 145 675 353 887 604 213 252 326 537 326 827 0 35-2 69-6 103-22-253-133-499-320-719z">
                  <text:p/>
                </draw:path>
                <draw:path draw:style-name="gr29" draw:text-style-name="P2" draw:layer="layout" svg:width="0.66cm" svg:height="1.236cm" svg:x="6.742cm" svg:y="3.772cm" svg:viewBox="0 0 661 1237" svg:d="M0 1029c129-94 242-197 337-307 188-223 297-469 321-722 2 34 3 69 3 105 0 291-111 575-324 825-95 113-208 215-337 307z">
                  <text:p/>
                </draw:path>
                <draw:custom-shape draw:style-name="gr47" draw:text-style-name="P2" draw:layer="layout" svg:width="0.467cm" svg:height="0.363cm" svg:x="6.302cm" svg:y="4.6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1" draw:layer="layout" svg:width="8.8cm" svg:height="8.777cm" svg:x="0.6cm" svg:y="0.6cm">
              <text:p/>
              <draw:enhanced-geometry svg:viewBox="0 0 21600 21600" draw:mirror-horizontal="false" draw:mirror-vertical="false" draw:type="rectangle" draw:enhanced-path="M 0 0 L 21600 0 21600 21600 0 21600 0 0 Z N"/>
            </draw:custom-shape>
          </draw:g>
        </draw:g>
      </draw:page>
      <draw:page draw:name="page15" draw:style-name="dp1" draw:master-page-name="Default">
        <draw:g>
          <draw:g>
            <draw:custom-shape draw:style-name="gr30" draw:text-style-name="P8" draw:layer="layout" svg:width="10cm" svg:height="10cm" svg:x="0.002cm" svg:y="0.00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8" draw:text-style-name="P12" draw:layer="layout" svg:width="8.799cm" svg:height="8.799cm" svg:x="0.601cm" svg:y="0.601cm" svg:viewBox="0 0 8800 8800" svg:d="M6065 19c22-12 46-19 71-19s50 7 71 19c12 7 23 15 32 25l2522 2654c8 8 14 17 20 27 12 21 19 45 19 70s-7 49-19 71c-3 6-7 12-12 17v5776c0 25-6 49-19 70-12 22-30 40-52 52-21 12-46 19-70 19h-8486c-25 0-50-7-71-19-22-12-40-30-52-52-12-21-19-45-19-70v-8470c0-25 7-49 19-70 12-22 30-40 52-52 21-13 46-19 71-19h5888c10-12 22-21 35-29zM6136 2936c-25 0-49-6-71-18-21-13-39-31-51-52-13-22-19-46-19-71v-2465h-5712v8188h8203v-5582zM8329 2654l-2051-2158v2158z">
              <text:p/>
            </draw:path>
          </draw:g>
        </draw:g>
        <draw:g>
          <draw:polygon draw:style-name="gr49" draw:text-style-name="P13" draw:layer="layout" svg:width="0.148cm" svg:height="0.586cm" svg:x="1.31cm" svg:y="3.372cm" svg:viewBox="0 0 149 587" draw:points="0,587 149,587 149,0 0,0">
            <text:p/>
          </draw:polygon>
          <draw:polygon draw:style-name="gr49" draw:text-style-name="P13" draw:layer="layout" svg:width="0.546cm" svg:height="0.586cm" svg:x="1.581cm" svg:y="3.372cm" svg:viewBox="0 0 547 587" draw:points="0,587 139,587 139,201 382,587 547,587 547,0 406,0 404,382 168,0 0,0">
            <text:p/>
          </draw:polygon>
          <draw:polygon draw:style-name="gr49" draw:text-style-name="P13" draw:layer="layout" svg:width="0.507cm" svg:height="0.586cm" svg:x="2.196cm" svg:y="3.372cm" svg:viewBox="0 0 508 587" draw:points="181,587 325,587 325,129 508,129 508,0 0,0 0,129 181,129">
            <text:p/>
          </draw:polygon>
          <draw:polygon draw:style-name="gr49" draw:text-style-name="P13" draw:layer="layout" svg:width="0.64cm" svg:height="0.586cm" svg:x="2.94cm" svg:y="3.372cm" svg:viewBox="0 0 641 587" draw:points="0,587 142,587 142,257 264,497 375,497 499,242 499,587 641,587 641,0 502,0 327,343 141,0 0,0">
            <text:p/>
          </draw:polygon>
          <draw:path draw:style-name="gr49" draw:text-style-name="P13" draw:layer="layout" svg:width="0.595cm" svg:height="0.586cm" svg:x="3.636cm" svg:y="3.372cm" svg:viewBox="0 0 596 587" svg:d="M0 587h157l35-121h205l38 121h161l-200-587h-187zM232 334l61-205 63 205z">
            <text:p/>
          </draw:path>
          <draw:polygon draw:style-name="gr49" draw:text-style-name="P13" draw:layer="layout" svg:width="0.148cm" svg:height="0.586cm" svg:x="4.286cm" svg:y="3.372cm" svg:viewBox="0 0 149 587" draw:points="0,587 149,587 149,0 0,0">
            <text:p/>
          </draw:polygon>
          <draw:polygon draw:style-name="gr49" draw:text-style-name="P13" draw:layer="layout" svg:width="0.546cm" svg:height="0.586cm" svg:x="4.557cm" svg:y="3.372cm" svg:viewBox="0 0 547 587" draw:points="0,587 139,587 139,201 382,587 547,587 547,0 406,0 404,382 168,0 0,0">
            <text:p/>
          </draw:polygon>
          <draw:polygon draw:style-name="gr49" draw:text-style-name="P13" draw:layer="layout" svg:width="0.293cm" svg:height="0.787cm" svg:x="5.358cm" svg:y="3.328cm" svg:viewBox="0 0 294 788" draw:points="286,788 294,669 282,669 270,668 260,666 250,664 242,661 235,658 229,654 224,650 222,648 220,645 217,640 215,634 213,627 212,620 212,612 213,604 214,596 227,518 228,506 228,494 227,483 225,472 221,461 216,451 210,442 204,433 196,425 187,417 177,410 166,404 155,399 142,395 129,392 115,389 115,388 128,387 141,385 153,382 164,378 175,373 185,367 194,361 203,353 210,346 217,337 222,329 227,320 230,310 232,301 233,291 232,281 219,196 218,187 217,177 218,169 219,161 220,154 223,148 226,142 228,140 230,137 235,133 241,129 248,126 255,124 263,122 273,120 283,120 294,119 286,0 225,3 199,6 176,11 156,17 138,25 123,33 110,43 99,55 94,61 90,68 84,82 79,97 77,113 76,131 76,150 79,170 91,256 92,265 92,275 91,283 89,292 86,300 82,308 77,315 71,321 65,327 58,332 50,336 41,340 32,343 22,345 11,347 0,347 0,451 11,451 21,452 31,454 40,457 48,460 56,463 64,468 70,472 76,478 81,483 85,490 88,496 90,503 91,511 91,518 91,526 78,601 75,623 73,644 74,664 76,682 80,698 86,714 90,721 94,728 99,734 105,740 118,751 133,761 151,769 172,776 196,781 223,785 253,788">
            <text:p/>
          </draw:polygon>
          <draw:path draw:style-name="gr49" draw:text-style-name="P13" draw:layer="layout" svg:width="0.61cm" svg:height="0.64cm" svg:x="1.603cm" svg:y="4.341cm" svg:viewBox="0 0 611 641" svg:d="M66 634h139v-301h110v-114h-110v-42-7l1-6 1-6 2-5 3-5 2-5 4-4 4-4 4-3 5-3 6-3 6-2 6-2 7-1 7-1h8 7l8 1 8 1 8 1 7 2 6 2 6 2 2 1 3 1 28-103-10-7-11-5-13-5-13-4-14-3-14-2-15-2h-14l-21 1-19 2-18 5-18 5-16 8-15 8-14 11-12 11-12 13-10 14-9 16-7 16-5 18-5 19-2 19-1 21v32h-66v114h66zM519 641h11l12-1 12-1 12-2 12-3 11-2 11-3 11-4-29-97-3 1-3 1-4 1h-3l-5 1h-3-2-4l-4-1-3-1-3-1-3-1-3-2-3-2-2-2-2-3-2-3-1-3-1-4-1-4-1-4-1-4v-5-483h-143v501 15l2 14 3 14 4 13 5 11 6 11 7 10 8 9 10 8 10 7 11 5 12 5 14 4 14 3 15 1z">
            <text:p/>
          </draw:path>
          <draw:path draw:style-name="gr49" draw:text-style-name="P13" draw:layer="layout" svg:width="0.448cm" svg:height="0.43cm" svg:x="2.239cm" svg:y="4.552cm" svg:viewBox="0 0 449 431" svg:d="M217 431l26-1 24-3 23-5 22-7 21-9 19-10 17-13 16-14 15-15 12-17 11-18 10-20 7-21 5-22 3-24 1-24-1-23-3-22-4-21-7-20-8-18-11-17-11-16-14-14-14-13-17-11-18-10-19-8-20-7-22-4-23-3-24-1-26 1-24 3-24 5-22 7-20 9-19 10-18 13-16 14-14 15-13 17-11 19-9 19-7 21-6 23-3 23-1 25 1 23 3 22 5 20 6 20 9 18 10 17 12 16 13 14 15 13 16 11 18 10 19 8 21 7 22 4 23 3zM227 309h-9l-9-1-8-2-7-3-7-4-6-4-6-5-6-6-4-6-4-7-4-8-3-9-2-9-2-9-1-11v-10-11l1-10 2-10 2-8 3-9 3-7 4-7 4-7 5-5 6-5 6-4 6-4 7-3 8-2 8-1h9 8l9 2 8 2 7 2 7 4 7 5 6 5 5 6 5 6 4 8 3 8 3 8 2 10 2 10 1 10v12 10l-1 10-1 9-3 9-2 8-4 7-4 7-4 6-5 5-6 5-6 4-6 3-7 3-8 2-8 1z">
            <text:p/>
          </draw:path>
          <draw:path draw:style-name="gr49" draw:text-style-name="P13" draw:layer="layout" svg:width="0.393cm" svg:height="0.43cm" svg:x="2.743cm" svg:y="4.552cm" svg:viewBox="0 0 394 431" svg:d="M146 431l20-1 18-2 9-2 9-2 8-3 8-3 8-4 7-4 8-4 7-5 6-5 7-5 6-6 6-6 15 44h106v-230l-1-23-2-22-4-20-6-18-7-17-9-16-10-15-12-13-14-11-15-10-17-8-18-7-20-6-22-4-23-2-24-1-25 1-24 2-24 3-24 5-23 6-23 7-22 8-20 9 34 98 16-5 16-4 15-4 15-4 15-2 14-2 14-1h14l21 1 9 1 9 1 8 2 7 3 7 3 7 3 5 4 5 4 5 4 3 5 3 6 2 5 2 7v6l-60 4-52 7-22 4-21 6-19 7-16 8-15 8-12 10-10 11-9 12-7 12-4 14-3 15-1 16 1 14 2 13 3 12 4 12 6 11 7 11 8 9 9 9 10 7 11 7 12 6 13 5 14 4 14 3 16 1zM147 285l1-5v-2l1-2v-2l1-2 2-2 1-2 1-2 2-2 4-3 5-2 6-3 7-2 7-2 18-3 22-3 26-1v57l-6 5-6 4-6 3-7 3-7 2-7 2-7 1h-8-5l-6-1-4-1-5-1-5-1-4-2-3-2-4-2-3-3-3-3-2-3-2-3-2-4-1-3-1-4z">
            <text:p/>
          </draw:path>
          <draw:polygon draw:style-name="gr49" draw:text-style-name="P13" draw:layer="layout" svg:width="0.32cm" svg:height="0.54cm" svg:x="3.191cm" svg:y="4.441cm" svg:viewBox="0 0 321 541" draw:points="228,541 239,541 250,540 261,539 273,538 285,536 297,534 309,531 321,528 294,425 289,426 285,427 281,428 277,429 272,430 268,430 264,430 260,430 253,430 247,430 241,429 236,427 231,425 226,423 222,420 218,417 215,414 212,410 209,406 207,402 205,397 204,392 203,387 203,381 203,234 299,234 299,119 203,119 203,0 59,0 59,119 0,119 0,234 59,234 59,385 60,403 62,420 66,436 70,451 77,465 84,478 93,490 103,500 114,510 127,518 141,525 156,531 172,535 189,539 208,541">
            <text:p/>
          </draw:polygon>
          <draw:polygon draw:style-name="gr49" draw:text-style-name="P13" draw:layer="layout" svg:width="0.572cm" svg:height="0.586cm" svg:x="3.692cm" svg:y="4.388cm" svg:viewBox="0 0 573 587" draw:points="207,587 364,587 573,0 421,0 292,413 171,0 0,0">
            <text:p/>
          </draw:polygon>
          <draw:path draw:style-name="gr49" draw:text-style-name="P13" draw:layer="layout" svg:width="0.595cm" svg:height="0.586cm" svg:x="4.258cm" svg:y="4.388cm" svg:viewBox="0 0 596 587" svg:d="M0 587h157l35-121h205l38 121h161l-200-587h-187zM232 334l61-205 63 205z">
            <text:p/>
          </draw:path>
          <draw:path draw:style-name="gr49" draw:text-style-name="P13" draw:layer="layout" svg:width="0.501cm" svg:height="0.586cm" svg:x="4.909cm" svg:y="4.388cm" svg:viewBox="0 0 502 587" svg:d="M0 587h146v-201h66l114 201h176l-147-231 12-7 12-8 11-8 10-9 9-9 9-10 8-11 7-11 6-11 6-12 5-13 4-13 3-14 2-13 2-15v-14l-1-21-3-20-4-18-7-17-8-16-10-14-12-14-13-12-15-10-16-10-18-8-20-6-21-5-22-4-24-2-25-1h-242zM222 128h10l9 1 9 1 8 3 8 2 7 3 7 4 6 4 5 5 5 5 4 6 3 6 2 7 2 7 1 8 1 8v7l-1 7-2 6-2 7-2 5-3 6-3 4-4 5-5 4-5 3-5 3-6 3-7 1-7 2-7 1h-8-96v-134z">
            <text:p/>
          </draw:path>
          <draw:polygon draw:style-name="gr49" draw:text-style-name="P13" draw:layer="layout" svg:width="0.148cm" svg:height="0.586cm" svg:x="1.649cm" svg:y="5.404cm" svg:viewBox="0 0 149 587" draw:points="0,587 149,587 149,0 0,0">
            <text:p/>
          </draw:polygon>
          <draw:polygon draw:style-name="gr49" draw:text-style-name="P13" draw:layer="layout" svg:width="0.353cm" svg:height="0.633cm" svg:x="1.874cm" svg:y="5.357cm" svg:viewBox="0 0 354 634" draw:points="66,634 205,634 205,333 315,333 315,219 205,219 205,177 205,170 206,164 207,158 209,153 212,148 214,143 218,139 222,135 226,132 231,129 237,126 243,124 249,122 256,121 263,120 271,120 278,120 286,121 294,122 302,123 309,125 315,127 321,129 323,130 326,131 354,27 344,21 333,16 320,11 307,7 293,4 279,2 264,0 250,0 229,1 210,3 192,8 174,13 158,21 143,29 129,40 117,51 105,64 95,78 86,94 79,110 74,128 69,147 67,166 66,187 66,219 0,219 0,333 66,333">
            <text:p/>
          </draw:polygon>
          <draw:polygon draw:style-name="gr49" draw:text-style-name="P13" draw:layer="layout" svg:width="0.231cm" svg:height="0.801cm" svg:x="2.407cm" svg:y="5.357cm" svg:viewBox="0 0 232 802" draw:points="129,802 232,741 222,727 212,711 203,694 194,676 179,637 166,595 155,549 147,502 142,454 140,405 142,360 146,314 154,269 164,224 177,179 192,136 210,95 231,55 126,0 99,41 75,87 53,137 35,189 20,244 9,299 2,355 0,409 2,465 9,521 20,575 35,628 54,678 76,724 88,745 101,766 115,784">
            <text:p/>
          </draw:polygon>
          <draw:polygon draw:style-name="gr49" draw:text-style-name="P13" draw:layer="layout" svg:width="0.231cm" svg:height="0.801cm" svg:x="2.682cm" svg:y="5.357cm" svg:viewBox="0 0 232 802" draw:points="102,802 117,784 131,766 144,745 156,724 178,678 197,628 212,575 223,521 229,465 232,409 229,355 223,299 212,244 197,189 179,137 157,87 133,41 106,0 1,55 21,95 40,136 55,179 68,224 78,269 85,314 90,360 91,405 90,454 85,502 77,549 66,595 53,637 37,676 29,694 20,711 10,727 0,741">
            <text:p/>
          </draw:polygon>
          <draw:path draw:style-name="gr49" draw:text-style-name="P13" draw:layer="layout" svg:width="0.178cm" svg:height="0.422cm" svg:x="2.979cm" svg:y="5.576cm" svg:viewBox="0 0 179 423" svg:d="M90 183l10-1 9-1 9-2 9-3 7-4 8-4 7-5 6-6 5-6 5-7 4-8 4-8 3-8 2-9 1-9v-9-10l-1-9-2-10-3-8-4-9-4-7-5-7-5-7-6-6-7-5-8-4-7-4-9-3-9-2-9-2h-10-10l-10 2-9 2-8 3-8 4-7 4-7 5-6 6-6 7-5 7-4 7-4 9-2 8-2 10-2 9v10 9l2 9 2 9 2 8 4 8 4 8 5 7 6 6 6 6 7 5 7 4 8 4 8 3 9 2 10 1zM90 423h10l9-2 9-2 9-3 7-4 8-4 7-5 6-6 5-6 5-7 4-7 4-8 3-9 2-8 1-9v-10-10l-1-9-2-9-3-9-4-8-4-8-5-7-5-7-6-5-7-6-8-4-7-4-9-3-9-2-9-1-10-1-10 1-10 1-9 2-8 3-8 4-7 4-7 6-6 5-6 7-5 7-4 8-4 8-2 9-2 9-2 9v10 10l2 9 2 8 2 9 4 8 4 7 5 7 6 6 6 6 7 5 7 4 8 4 8 3 9 2 10 2z">
            <text:p/>
          </draw:path>
          <draw:path draw:style-name="gr49" draw:text-style-name="P13" draw:layer="layout" svg:width="0.405cm" svg:height="0.43cm" svg:x="1.617cm" svg:y="7.346cm" svg:viewBox="0 0 406 431" svg:d="M242 431h19l19-2 20-2 20-3 19-4 20-4 20-6 19-6-32-99-13 4-12 4-13 3-13 2-12 2-13 2h-13l-12 1-22-1-10-1-10-2-9-2-8-3-8-3-8-4-6-5-7-4-5-6-5-6-5-7-4-7-4-8-3-8h249l3-16 1-16 2-16v-16l-1-22-2-21-4-20-6-18-7-17-8-16-10-14-11-13-13-12-14-10-16-9-16-7-18-6-20-4-20-2-22-1-24 1-23 3-22 5-20 7-19 8-18 10-17 12-15 13-14 15-12 17-10 18-8 19-7 20-5 22-3 22-1 24 1 25 3 23 5 22 8 20 9 19 11 18 13 16 15 15 16 13 18 11 20 10 22 8 23 7 24 4 26 3zM208 107l7 1 7 1 6 1 6 2 5 2 5 3 4 4 4 4 4 5 3 5 3 5 2 7 2 6 1 7 1 8v8h-122l1-9 2-7 2-8 2-6 3-6 3-6 3-5 4-5 4-3 4-4 5-3 5-2 6-2 5-1 7-1z">
            <text:p/>
          </draw:path>
          <draw:polygon draw:style-name="gr49" draw:text-style-name="P13" draw:layer="layout" svg:width="0.409cm" svg:height="0.419cm" svg:x="2.102cm" svg:y="7.349cm" svg:viewBox="0 0 410 420" draw:points="0,420 146,420 146,149 153,144 160,139 167,136 174,133 182,130 190,128 198,127 206,127 214,127 220,128 226,129 232,131 237,133 242,136 246,140 250,144 253,148 256,153 259,159 261,165 262,172 263,179 264,187 264,196 264,420 410,420 410,179 410,159 408,139 405,121 400,104 395,88 388,73 380,59 371,47 361,36 350,27 338,19 324,12 310,7 295,3 279,1 261,0 252,0 242,1 233,2 223,4 214,6 205,9 197,12 188,15 180,19 172,24 164,29 156,34 149,40 142,46 135,52 129,59 106,5 0,5">
            <text:p/>
          </draw:polygon>
          <draw:path draw:style-name="gr49" draw:text-style-name="P13" draw:layer="layout" svg:width="0.423cm" svg:height="0.632cm" svg:x="2.586cm" svg:y="7.144cm" svg:viewBox="0 0 424 633" svg:d="M175 633h10l10-1 10-2 9-1 9-3 9-3 9-3 8-4 8-5 8-5 8-5 7-6 7-7 6-6 7-7 5-8 29 58h90v-625h-141v229l-9-6-10-6-10-4-11-4-12-3-12-2-12-2h-13l-22 1-20 3-19 5-18 7-18 8-15 11-15 11-14 14-12 15-10 17-9 18-8 19-6 21-4 22-3 23-1 24 1 24 2 22 4 21 6 20 7 19 9 17 9 17 11 14 13 13 13 12 15 10 15 8 16 6 17 5 18 3zM149 415v-11l1-9 2-10 2-8 2-9 4-7 3-7 5-6 4-6 6-4 6-5 6-3 7-3 7-2 8-1h8 5 4l5 1 4 1 5 1 4 1 4 2 4 2 4 2 4 2 4 2 4 3 3 3 3 3 3 3 3 3v129l-2 4-3 3-3 3-4 3-3 2-4 3-3 2-4 2-4 2-4 1-5 1-4 1-4 1-5 1h-5-4-9l-8-1-7-2-7-3-6-4-6-4-6-5-5-6-4-7-4-7-3-8-3-8-2-10-2-9-1-11z">
            <text:p/>
          </draw:path>
          <draw:path draw:style-name="gr49" draw:text-style-name="P13" draw:layer="layout" svg:width="0.167cm" svg:height="0.639cm" svg:x="3.274cm" svg:y="7.129cm" svg:viewBox="0 0 168 640" svg:d="M84 168h9l9-1 8-2 8-3 7-3 7-4 7-5 5-5 6-6 4-6 4-7 3-7 3-8 2-8 1-9 1-9-1-10-1-9-2-8-3-8-3-8-4-6-4-7-6-6-5-5-7-5-7-4-7-3-8-3-8-1-9-2h-9-9l-9 2-9 1-7 3-8 3-7 4-6 5-6 5-5 6-5 7-4 6-3 8-3 8-1 8-2 9v10 9l2 9 1 8 3 8 3 7 4 7 5 6 5 6 6 5 6 5 7 4 8 3 7 3 9 2 9 1zM10 640h147v-415h-147z">
            <text:p/>
          </draw:path>
          <draw:polygon draw:style-name="gr49" draw:text-style-name="P13" draw:layer="layout" svg:width="0.353cm" svg:height="0.633cm" svg:x="3.495cm" svg:y="7.135cm" svg:viewBox="0 0 354 634" draw:points="66,634 205,634 205,333 315,333 315,219 205,219 205,177 205,170 206,164 207,158 209,153 212,148 214,143 218,139 222,135 226,132 231,129 237,126 243,124 249,122 256,121 263,120 271,120 278,120 286,121 294,122 302,123 309,125 315,127 321,129 323,130 326,131 354,27 344,21 333,16 320,11 307,7 293,4 279,2 264,0 250,0 229,1 210,3 192,8 174,13 158,21 143,29 129,40 117,51 105,64 95,78 86,94 79,110 74,128 69,147 67,166 66,187 66,219 0,219 0,333 66,333">
            <text:p/>
          </draw:polygon>
          <draw:polygon draw:style-name="gr49" draw:text-style-name="P13" draw:layer="layout" svg:width="0.293cm" svg:height="0.787cm" svg:x="1.28cm" svg:y="8.156cm" svg:viewBox="0 0 294 788" draw:points="8,0 0,119 13,120 24,121 35,122 44,124 52,127 59,130 65,134 70,138 72,141 74,143 77,149 80,155 81,161 82,168 82,176 82,184 80,193 68,270 66,282 66,294 67,305 70,316 73,327 78,337 84,346 91,355 99,363 108,371 117,378 128,384 140,389 152,393 165,396 179,399 179,400 166,401 154,403 142,406 130,410 120,415 110,421 100,428 92,435 84,442 78,451 72,459 68,468 65,478 63,487 62,497 63,507 75,592 77,601 77,611 77,619 76,627 74,634 72,640 68,646 66,648 64,651 59,655 54,659 47,662 39,664 31,666 22,668 11,668 0,669 8,788 69,785 95,782 118,777 138,771 156,763 172,755 185,745 195,733 200,727 204,720 211,706 215,691 218,675 219,657 218,638 216,618 203,532 202,523 202,513 203,505 206,496 209,488 213,480 217,474 223,467 229,461 237,456 245,452 253,448 263,445 273,443 283,442 294,441 294,337 284,337 273,336 264,334 255,331 246,328 238,325 231,320 224,316 219,310 214,305 210,298 207,292 204,285 203,277 203,270 204,262 217,187 220,165 221,144 221,125 219,107 215,90 208,75 205,67 200,61 195,54 190,48 177,37 161,27 143,19 122,12 98,7 71,3 42,1">
            <text:p/>
          </draw:polygon>
        </draw:g>
      </draw:page>
      <draw:page draw:name="page16" draw:style-name="dp1" draw:master-page-name="Default">
        <draw:g>
          <draw:custom-shape draw:style-name="gr50" draw:text-style-name="P3" draw:layer="layout" svg:width="6.623cm" svg:height="6.619cm" svg:x="1.686cm" svg:y="2.309cm">
            <text:p/>
            <draw:enhanced-geometry svg:viewBox="0 0 21600 21600" draw:type="rectangle" draw:enhanced-path="M 0 0 L 21600 0 21600 21600 0 21600 0 0 Z N"/>
          </draw:custom-shape>
        </draw:g>
        <draw:g>
          <draw:g>
            <draw:custom-shape draw:style-name="gr30" draw:text-style-name="P8"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51" draw:text-style-name="P2" draw:layer="layout" svg:width="8.784cm" svg:height="5.373cm" svg:x="0.611cm" svg:y="2.731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2" draw:layer="layout" svg:width="1.63cm" svg:height="3.957cm" svg:x="1.143cm" svg:y="3.26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layer="layout" svg:width="4.521cm" svg:height="0.97cm" svg:x="4.261cm" svg:y="3.26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layer="layout" svg:width="4.521cm" svg:height="0.983cm" svg:x="4.261cm" svg:y="4.7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layer="layout" svg:width="4.521cm" svg:height="0.969cm" svg:x="4.261cm" svg:y="6.2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layer="layout" svg:width="0.211cm" svg:height="0.207cm" svg:x="3.432cm" svg:y="3.26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layer="layout" svg:width="0.211cm" svg:height="0.215cm" svg:x="3.432cm" svg:y="3.9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layer="layout" svg:width="0.211cm" svg:height="0.205cm" svg:x="3.432cm" svg:y="4.7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layer="layout" svg:width="0.211cm" svg:height="0.198cm" svg:x="3.432cm" svg:y="5.4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layer="layout" svg:width="0.211cm" svg:height="0.207cm" svg:x="3.432cm" svg:y="6.2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layer="layout" svg:width="0.211cm" svg:height="0.217cm" svg:x="3.432cm" svg:y="6.90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3" draw:text-style-name="P5" draw:layer="layout" svg:width="1.107cm" svg:height="0.478cm" svg:x="1.392cm" svg:y="6.421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g>
      </draw:page>
      <draw:page draw:name="page17" draw:style-name="dp1" draw:master-page-name="Default">
        <draw:g>
          <draw:g>
            <draw:custom-shape draw:style-name="gr27" draw:layer="layout" svg:width="10cm" svg:height="10cm" svg:x="0.001cm" svg:y="0.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54" draw:layer="layout" svg:width="6.227cm" svg:height="6.218cm" draw:transform="skewX (9.61813704119359E-017) rotate (-0.784525498771451) translate (4.993cm 0.6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55" draw:layer="layout" svg:width="4.383cm" svg:height="5.444cm" svg:x="3.478cm" svg:y="1.674cm" svg:viewBox="0 0 4384 5445" svg:d="M545 35l626 628c107-48 224-72 342-72 149 0 296 39 425 114 130 75 237 183 312 313 74 130 114 278 114 428 0 118-25 235-72 342l985 988c82-26 168-39 255-39 150 0 297 39 426 114 130 75 237 183 312 313s114 278 114 428-39 297-114 427-182 238-312 313c-129 75-276 114-426 114s-297-39-426-114c-130-75-237-183-312-313s-114-277-114-427c0-113 22-225 65-328l-862-865v1428c14 8 29 15 43 23 129 75 236 183 311 313s114 278 114 428-39 297-114 427-182 238-311 313c-130 75-276 114-426 114-149 0-295-39-425-114-129-75-236-183-311-313s-114-277-114-427 39-298 114-428 182-238 311-313c28-16 57-30 86-43v-1582c-25-12-49-24-73-38-129-75-237-183-311-313-75-130-114-278-114-428 0-81 11-161 33-238l-661-663c-15-15-26-33-31-54-5-20-5-42 0-62 6-20 16-39 31-54l340-340c15-15 34-25 54-31 21-5 42-5 62 0 21 6 39 16 54 31z">
              <text:p/>
            </draw:path>
          </draw:g>
        </draw:g>
      </draw:page>
      <draw:page draw:name="page18" draw:style-name="dp1" draw:master-page-name="Default">
        <draw:g>
          <draw:g>
            <draw:custom-shape draw:style-name="gr30" draw:text-style-name="P8"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6" draw:text-style-name="P2" draw:layer="layout" svg:width="8.787cm" svg:height="4.055cm" svg:x="0.609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9" draw:text-style-name="P2" draw:layer="layout" svg:width="8.799cm" svg:height="6.699cm" svg:x="0.6cm" svg:y="2.7cm" svg:viewBox="0 0 8800 6700" svg:d="M8216 3067c-385 308-941 564-1609 741-667 179-1427 272-2198 272-772 0-1530-93-2197-272-670-177-1225-433-1611-741-340-273-538-578-580-892-8 50-10 99-10 146 0 356 201 707 587 1015 385 306 942 564 1610 741s1426 273 2199 273c771 0 1529-96 2196-273 669-177 1224-435 1610-741 331-267 529-562 576-867v2069c7 45 11 89 11 135 0 356-203 705-588 1014-386 308-941 563-1611 742-667 178-1425 271-2196 271-773 0-1531-93-2198-271-670-179-1225-434-1610-742-369-296-572-630-586-970h-11v-4717h46c-25 85-35 171-35 257 0 356 201 707 587 1015 385 307 942 564 1610 740 668 179 1426 272 2199 272 771 0 1529-93 2196-272 669-176 1224-433 1610-740 331-267 529-562 576-867v1816c-52 296-247 586-573 846zM8766 0h23v111c-6-38-13-75-23-111z">
              <text:p/>
            </draw:path>
          </draw:g>
        </draw:g>
      </draw:page>
      <draw:page draw:name="page19" draw:style-name="dp1" draw:master-page-name="Default">
        <draw:g>
          <draw:custom-shape draw:style-name="gr27" draw:layer="layout" svg:width="10cm" svg:height="10cm" svg:x="0.002cm" svg:y="0.0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 draw:layer="layout" svg:width="8.8cm" svg:height="6.023cm" svg:x="0.6cm" svg:y="3.377cm">
              <text:p/>
              <draw:enhanced-geometry svg:viewBox="0 0 21600 21600" draw:type="rectangle" draw:enhanced-path="M 0 0 L 21600 0 21600 21600 0 21600 0 0 Z N"/>
            </draw:custom-shape>
            <draw:custom-shape draw:style-name="gr57" draw:text-style-name="P13" draw:layer="layout" svg:width="2.519cm" svg:height="2.342cm" svg:x="1.7cm" svg:y="4.8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3" draw:layer="layout" svg:width="2.519cm" svg:height="2.342cm" svg:x="6.1cm" svg:y="4.88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layer="layout" svg:width="7.073cm" svg:height="1.004cm" svg:x="1.546cm" svg:y="1.938cm">
              <text:p/>
              <draw:enhanced-geometry svg:viewBox="0 0 21600 21600" draw:type="rectangle" draw:enhanced-path="M 0 0 L 21600 0 21600 21600 0 21600 0 0 Z N"/>
            </draw:custom-shape>
            <draw:custom-shape draw:style-name="gr2" draw:layer="layout" svg:width="7.073cm" svg:height="1.004cm" svg:x="1.546cm" svg:y="0.6cm">
              <text:p/>
              <draw:enhanced-geometry svg:viewBox="0 0 21600 21600" draw:type="rectangle" draw:enhanced-path="M 0 0 L 21600 0 21600 21600 0 21600 0 0 Z N"/>
            </draw:custom-shape>
          </draw:g>
        </draw:g>
      </draw:page>
      <draw:page draw:name="page20" draw:style-name="dp1" draw:master-page-name="Default">
        <draw:g>
          <draw:custom-shape draw:style-name="gr27" draw:layer="layout" svg:width="10cm" svg:height="10cm" svg:x="0.001cm" svg:y="0.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38" draw:text-style-name="P14" draw:layer="layout" svg:width="1.67cm" svg:height="1.545cm" svg:x="0.684cm" svg:y="4.434cm" svg:viewBox="0 0 1671 1546" draw:points="0,1546 371,1546 371,677 687,1309 977,1309 1300,637 1300,1546 1671,1546 1671,0 1307,0 851,903 368,0 0,0">
                <text:p/>
              </draw:polygon>
              <draw:path draw:style-name="gr38" draw:text-style-name="P14" draw:layer="layout" svg:width="1.194cm" svg:height="1.545cm" svg:x="2.627cm" svg:y="4.434cm" svg:viewBox="0 0 1195 1546" svg:d="M0 1546h382v-454h124l78-2 71-8 69-13 66-18 59-23 58-27 51-31 48-36 43-39 37-45 32-47 28-51 21-55 15-57 9-61 4-64-3-60-8-55-14-52-17-50-24-45-28-43-34-39-38-35-43-31-46-27-52-24-55-19-59-15-64-11-68-6-72-3h-570zM540 339l29 1 27 3 25 4 24 6 24 10 21 9 19 12 18 14 16 14 13 17 14 17 9 19 8 20 7 22 2 22 2 23-2 23-2 23-4 20-8 19-8 17-11 18-12 15-13 13-15 12-17 11-19 9-20 8-21 6-23 4-22 2-25 2h-194v-415z">
                <text:p/>
              </draw:path>
              <draw:polygon draw:style-name="gr38" draw:text-style-name="P14" draw:layer="layout" svg:width="1.322cm" svg:height="1.545cm" svg:x="3.824cm" svg:y="4.434cm" svg:viewBox="0 0 1323 1546" draw:points="472,1546 847,1546 847,339 1323,339 1323,0 0,0 0,339 472,339">
                <text:p/>
              </draw:polygon>
              <draw:path draw:style-name="gr38" draw:text-style-name="P14" draw:layer="layout" svg:width="1.306cm" svg:height="1.545cm" svg:x="5.278cm" svg:y="4.434cm" svg:viewBox="0 0 1307 1546" svg:d="M0 1546h382v-528h170l296 528h459l-382-608 32-19 29-20 30-22 25-23 25-25 23-26 20-28 18-29 18-30 14-32 13-34 10-33 9-37 5-36 4-37 2-39-3-54-8-53-12-47-16-45-22-42-26-39-30-35-35-31-38-28-43-24-46-22-52-17-55-14-58-9-61-7-67-1h-630zM577 336l27 1 25 3 22 4 23 5 20 7 19 8 17 9 14 13 15 12 12 14 9 15 10 16 6 18 4 19 3 20 1 21v19l-2 19-4 17-4 16-7 15-8 14-9 13-11 11-11 11-13 9-15 7-15 6-16 6-19 4-19 1-21 2h-248v-355z">
                <text:p/>
              </draw:path>
              <draw:path draw:style-name="gr38" draw:text-style-name="P14" draw:layer="layout" svg:width="1.553cm" svg:height="1.545cm" svg:x="6.542cm" svg:y="4.434cm" svg:viewBox="0 0 1554 1546" svg:d="M0 1546h408l92-318h534l99 318h421l-522-1546h-487zM604 880l159-539 165 539z">
                <text:p/>
              </draw:path>
              <draw:polygon draw:style-name="gr38" draw:text-style-name="P14" draw:layer="layout" svg:width="1.278cm" svg:height="1.59cm" svg:x="8.121cm" svg:y="4.413cm" svg:viewBox="0 0 1279 1591" draw:points="787,1591 849,1588 913,1583 978,1573 1041,1560 1102,1545 1159,1526 1211,1505 1259,1482 1175,1204 1141,1215 1105,1224 1067,1232 1029,1239 992,1245 953,1249 916,1251 880,1252 823,1249 771,1244 720,1233 675,1219 631,1201 592,1178 556,1153 524,1123 495,1090 469,1053 447,1014 429,971 415,924 405,876 399,824 396,768 399,717 404,669 413,625 425,582 441,544 461,509 484,477 509,449 538,423 572,402 607,383 646,368 687,356 732,348 780,343 831,341 876,341 923,345 969,349 1016,356 1059,364 1101,375 1139,386 1172,399 1279,95 1223,73 1168,54 1114,38 1058,24 1004,13 948,5 892,1 835,0 744,4 658,15 576,32 497,58 424,89 355,128 291,171 234,222 181,277 134,337 94,404 61,476 35,552 16,633 4,717 0,806 4,893 15,975 33,1053 57,1127 89,1197 126,1262 170,1321 219,1374 274,1424 334,1467 399,1503 468,1534 541,1558 619,1576 702,1587">
                <text:p/>
              </draw:polygon>
            </draw:g>
            <draw:g>
              <draw:custom-shape draw:style-name="gr2" draw:layer="layout" svg:width="1.163cm" svg:height="1.175cm" svg:x="0.693cm" svg:y="0.9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7.507cm" svg:height="1.007cm" svg:x="1.826cm" svg:y="0.6cm" svg:viewBox="0 0 7508 1008" svg:d="M122 505c-33-54-74-101-122-144l140-36 247-58 254-52 262-47 265-42 273-36 276-30 278-24 283-19 284-12 284-5h286l284 5 283 12 284 19 279 24 275 30 271 36 266 41 262 48 254 52 223 53 150-320 1545 1008-1995-49 115-248-54-16-201-53-207-50-213-43-219-40-222-35-228-29-231-26-234-20-235-15-237-11-239-5h-239l-238 5-238 11-236 15-233 20-230 26-228 29-224 35-218 39-214 44-206 49-201 54-188 55c-13-86-44-170-93-245z">
                <text:p/>
              </draw:path>
            </draw:g>
            <draw:g>
              <draw:custom-shape draw:style-name="gr2" draw:layer="layout" svg:width="1.163cm" svg:height="1.176cm" svg:x="2.022cm" svg:y="2.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6.178cm" svg:height="1.007cm" svg:x="3.155cm" svg:y="1.944cm" svg:viewBox="0 0 6179 1008" svg:d="M101 505c-28-54-62-101-101-144l114-36 205-58 209-52 215-47 219-42 224-36 227-30 229-24 232-19 234-12 234-5h236l233 5 233 12 233 19 230 24 226 30 224 36 220 41 215 48 209 52 182 53 123-320 1273 1008-1642-49 96-248-46-16-164-53-172-50-174-43-181-40-183-35-188-29-188-26-195-20-192-15-196-11-196-5h-197l-196 5-195 11-195 15-192 20-190 26-186 29-185 35-179 39-176 44-170 49-166 54-153 55c-12-86-37-170-77-245z">
                <text:p/>
              </draw:path>
            </draw:g>
            <draw:g>
              <draw:custom-shape draw:style-name="gr2" draw:layer="layout" svg:width="1.163cm" svg:height="1.176cm" svg:x="0.6cm" svg:y="7.875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7.6cm" svg:height="1.007cm" draw:transform="rotate (-3.14159265358979) translate (9.33384770666578cm 9.40036382862121cm)" svg:viewBox="0 0 7601 1008" svg:d="M7477 505c35-54 76-101 124-144l-141-36-251-58-257-52-264-47-270-42-275-36-281-30-280-24-287-19-288-12-287-5h-289l-289 5-286 12-285 19-284 24-279 30-275 36-270 41-264 48-257 52-226 53-151-320-1565 1008 2021-49-119-248 56-16 203-53 210-50 216-43 222-40 226-35 230-29 232-26 238-20 237-15 241-11 243-5h242l240 5 241 11 239 15 236 20 232 26 231 29 226 35 221 39 217 44 208 49 205 54 189 55c13-86 45-170 94-245z">
                <text:p/>
              </draw:path>
            </draw:g>
            <draw:g>
              <draw:custom-shape draw:style-name="gr2" draw:layer="layout" svg:width="1.163cm" svg:height="1.175cm" svg:x="4.016cm" svg:y="7.2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3.916cm" svg:height="0.839cm" svg:x="5.346cm" svg:y="7.217cm" svg:viewBox="0 0 3917 840" svg:d="M29 638c0-40-4-80-12-119l210-12 236-17 230-21 227-24 223-30 220-33 212-37 208-40 200-44 55-14-117-207 1996-40-1546 840-150-266-222 43-254 44-261 40-266 34-273 29-275 25-279 20-282 16-109 4c19-62 29-125 29-191z">
                <text:p/>
              </draw:path>
            </draw:g>
          </draw:g>
        </draw:g>
      </draw:page>
      <draw:page draw:name="page21" draw:style-name="dp1" draw:master-page-name="Default">
        <draw:g>
          <draw:g>
            <draw:custom-shape draw:style-name="gr30" draw:text-style-name="P8"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8" draw:layer="layout" svg:width="8.717cm" svg:height="8.8cm" svg:x="0.6cm" svg:y="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59" draw:text-style-name="P15" draw:layer="layout" svg:width="6.027cm" svg:height="3.956cm" draw:transform="skewX (-0.361981286863624) rotate (-1.06831603514573) translate (5.51965722062532cm 0.818651390595282cm)" svg:viewBox="0 0 6028 3957" svg:d="M0 0c5611 4 6028 3957 6028 3957">
                <text:p/>
              </draw:path>
              <draw:path draw:style-name="gr59" draw:text-style-name="P15" draw:layer="layout" svg:width="8.203cm" svg:height="6.244cm" draw:transform="skewX (0.403694655986288) rotate (-0.684169066781777) translate (5.91623284474967cm 0.818658663360635cm)" svg:viewBox="0 0 8204 6245" svg:d="M0 0c7636 1 8204 6245 8204 6245">
                <text:p/>
              </draw:path>
              <draw:path draw:style-name="gr59" draw:text-style-name="P15" draw:layer="layout" svg:width="6.03cm" svg:height="3.947cm" draw:transform="skewX (0.363377550265219) rotate (1.06953776562213) translate (1.65890618747111cm 6.10722304876261cm)" svg:viewBox="0 0 6031 3948" svg:d="M6031 0c-5614-2-6031 3948-6031 3948">
                <text:p/>
              </draw:path>
              <draw:path draw:style-name="gr59" draw:text-style-name="P15" draw:layer="layout" svg:width="8.199cm" svg:height="6.241cm" draw:transform="skewX (-0.402821991360291) rotate (0.684692665557376) translate (-2.19164910891125cm 6.0045908374728cm)" svg:viewBox="0 0 8200 6242" svg:d="M8200 0c-7634-3-8200 6242-8200 6242">
                <text:p/>
              </draw:path>
              <draw:line draw:style-name="gr59" draw:text-style-name="P15" draw:layer="layout" svg:x1="5.016cm" svg:y1="0.656cm" svg:x2="5.016cm" svg:y2="9.321cm">
                <text:p/>
              </draw:line>
              <draw:path draw:style-name="gr59" draw:text-style-name="P15" draw:layer="layout" svg:width="6.049cm" svg:height="3.936cm" draw:transform="skewX (-0.37559485502918) rotate (-2.645570080173) translate (9.23579254611341cm 5.46764610612588cm)" svg:viewBox="0 0 6050 3937" svg:d="M0 0c5633 0 6050 3937 6050 3937">
                <text:p/>
              </draw:path>
              <draw:path draw:style-name="gr59" draw:text-style-name="P15" draw:layer="layout" svg:width="8.187cm" svg:height="6.25cm" draw:transform="skewX (0.390604686596331) rotate (-2.26194671058465) translate (9.23578534073263cm 5.86156148200142cm)" svg:viewBox="0 0 8188 6251" svg:d="M0 0c7625-1 8188 6251 8188 6251">
                <text:p/>
              </draw:path>
              <draw:path draw:style-name="gr59" draw:text-style-name="P15" draw:layer="layout" svg:width="6.049cm" svg:height="3.936cm" draw:transform="skewX (0.37559485502918) rotate (-0.496022573416789) translate (3.9149422586487cm 1.63179047942035cm)" svg:viewBox="0 0 6050 3937" svg:d="M6050 0c-5633 0-6050 3937-6050 3937">
                <text:p/>
              </draw:path>
              <draw:path draw:style-name="gr59" draw:text-style-name="P15" draw:layer="layout" svg:width="8.189cm" svg:height="6.251cm" draw:transform="skewX (-0.39095375244673) rotate (-0.879820475930341) translate (4.01627557361802cm -2.19429656636496cm)" svg:viewBox="0 0 8190 6252" svg:d="M8190 0c-7625 0-8190 6252-8190 6252">
                <text:p/>
              </draw:path>
              <draw:line draw:style-name="gr59" draw:text-style-name="P15" draw:layer="layout" svg:x1="9.4cm" svg:y1="4.968cm" svg:x2="0.676cm" svg:y2="4.968cm">
                <text:p/>
              </draw:line>
            </draw:g>
            <draw:g>
              <draw:polygon draw:style-name="gr38" draw:text-style-name="P16" draw:layer="layout" svg:width="1.654cm" svg:height="1.521cm" svg:x="0.661cm" svg:y="4.05cm" svg:viewBox="0 0 1655 1522" draw:points="0,1522 367,1522 367,667 681,1288 968,1288 1288,627 1288,1522 1655,1522 1655,0 1294,0 843,889 365,0 0,0">
                <text:p/>
              </draw:polygon>
              <draw:path draw:style-name="gr38" draw:text-style-name="P16" draw:layer="layout" svg:width="1.183cm" svg:height="1.521cm" svg:x="2.586cm" svg:y="4.05cm" svg:viewBox="0 0 1184 1522" svg:d="M0 1522h378v-447h124l76-2 71-8 69-12 64-19 59-22 57-27 51-30 48-36 42-38 37-44 31-46 28-50 21-55 15-56 9-60 4-63-3-59-8-54-14-51-17-49-24-45-28-43-33-38-38-34-42-31-46-26-51-24-54-19-60-14-63-11-67-6-71-3h-565zM535 333l29 2 26 2 25 4 24 7 23 9 21 9 19 12 18 13 16 15 13 16 13 17 10 19 8 19 6 22 3 22 1 23-1 22-3 23-4 19-8 19-8 17-10 17-12 15-13 13-15 12-17 11-18 9-20 8-21 5-22 4-23 3-25 1h-192v-409z">
                <text:p/>
              </draw:path>
              <draw:polygon draw:style-name="gr38" draw:text-style-name="P16" draw:layer="layout" svg:width="1.309cm" svg:height="1.521cm" svg:x="3.771cm" svg:y="4.05cm" svg:viewBox="0 0 1310 1522" draw:points="467,1522 839,1522 839,333 1310,333 1310,0 0,0 0,333 467,333">
                <text:p/>
              </draw:polygon>
              <draw:path draw:style-name="gr38" draw:text-style-name="P16" draw:layer="layout" svg:width="1.293cm" svg:height="1.521cm" svg:x="5.211cm" svg:y="4.05cm" svg:viewBox="0 0 1294 1522" svg:d="M0 1522h378v-520h168l294 520h454l-378-599 32-18 29-20 29-21 25-23 25-25 22-25 20-28 19-29 17-29 14-32 13-33 10-33 9-36 5-35 4-37 1-39-2-53-8-51-12-47-16-44-22-41-25-39-31-34-34-31-38-27-42-24-46-21-52-18-54-13-57-9-61-7-66-1h-624zM571 331l27 1 25 3 22 4 23 5 19 6 19 8 17 10 14 12 15 11 12 15 9 15 9 15 7 18 4 18 2 20 2 21v19l-3 18-4 17-4 16-6 15-8 13-10 13-10 11-11 10-13 10-14 6-16 7-16 5-18 4-19 1-21 2h-246v-349z">
                <text:p/>
              </draw:path>
              <draw:path draw:style-name="gr38" draw:text-style-name="P16" draw:layer="layout" svg:width="1.538cm" svg:height="1.521cm" svg:x="6.464cm" svg:y="4.05cm" svg:viewBox="0 0 1539 1522" svg:d="M0 1522h404l91-313h529l98 313h417l-517-1522h-482zM598 866l158-530 163 530z">
                <text:p/>
              </draw:path>
              <draw:polygon draw:style-name="gr38" draw:text-style-name="P16" draw:layer="layout" svg:width="1.266cm" svg:height="1.565cm" svg:x="8.028cm" svg:y="4.029cm" svg:viewBox="0 0 1267 1566" draw:points="780,1566 841,1563 905,1558 969,1549 1031,1535 1092,1521 1148,1502 1200,1481 1247,1459 1164,1185 1130,1196 1094,1205 1057,1213 1019,1219 982,1226 944,1230 907,1231 872,1233 815,1230 764,1225 714,1214 669,1200 625,1182 586,1160 550,1135 519,1106 490,1073 465,1037 442,998 425,956 411,910 402,862 395,811 392,756 395,706 400,659 410,615 421,573 437,536 457,501 479,469 504,442 533,417 566,395 602,377 640,362 681,350 726,343 773,337 823,336 868,336 914,340 960,344 1006,350 1049,358 1090,369 1128,380 1161,393 1267,94 1211,71 1157,53 1103,37 1048,24 994,13 939,5 884,1 827,0 737,4 652,15 570,32 492,57 420,87 352,126 288,168 232,218 179,272 133,332 93,398 61,468 34,544 16,623 4,706 0,794 4,879 14,960 33,1037 57,1110 88,1178 125,1242 169,1300 217,1353 271,1402 331,1444 395,1480 464,1510 536,1534 614,1551 695,1562">
                <text:p/>
              </draw:polygon>
            </draw:g>
            <draw:g>
              <draw:custom-shape draw:style-name="gr2" draw:layer="layout" svg:width="0.581cm" svg:height="0.567cm" draw:transform="skewX (0.233699586842041) rotate (0.232826922216044) translate (2.314cm 2.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4.103cm" svg:height="0.486cm" draw:transform="skewX (0.234397718542838) rotate (0.233175988066442) translate (2.86516060626337cm 2.66582328181484cm)" svg:viewBox="0 0 4104 487" svg:d="M67 244c-18-26-41-48-67-68l76-19 136-28 138-25 144-22 145-20 149-18 151-14 151-12 155-9 155-6 155-3h157l156 3 154 6 154 10 153 10 151 15 149 17 145 20 143 24 139 25 121 25 81-155 846 487-1090-24 63-119-30-8-110-25-113-25-116-20-120-20-122-17-124-13-127-14-127-9-128-7-131-5-130-2-132-1-129 3-130 5-129 7-128 9-125 13-124 15-122 16-120 20-117 21-112 22-111 27-101 26c-8-42-25-82-52-118z">
                <text:p/>
              </draw:path>
            </draw:g>
            <draw:g>
              <draw:custom-shape draw:style-name="gr2" draw:layer="layout" svg:width="0.69cm" svg:height="0.619cm" svg:x="4.093cm" svg:y="3.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3.671cm" svg:height="0.529cm" svg:x="4.766cm" svg:y="2.838cm" svg:viewBox="0 0 3672 530" svg:d="M61 266c-18-28-37-53-61-76l68-19 122-31 123-26 128-25 130-23 133-18 136-16 136-12 138-11 140-6 138-3h139l140 3 138 6 139 11 136 12 135 16 133 18 130 21 128 27 125 26 109 28 73-168 755 530-975-26 56-130-26-9-99-28-101-25-104-22-107-22-109-18-111-16-113-13-114-11-115-8-117-5-116-3h-117l-118 3-115 5-116 8-114 11-113 13-110 16-111 18-107 20-104 24-101 25-99 28-91 29c-6-45-21-88-44-128z">
                <text:p/>
              </draw:path>
            </draw:g>
            <draw:g>
              <draw:custom-shape draw:style-name="gr2" draw:layer="layout" svg:width="0.569cm" svg:height="0.42cm" draw:transform="skewX (-0.297927703315432) rotate (-0.297927703315432) translate (1.507cm 7.0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1.915cm" svg:height="0.299cm" draw:transform="skewX (-0.294087978961045) rotate (-0.297927703315432) translate (2.13056684626721cm 7.26310607013442cm)" svg:viewBox="0 0 1916 300" svg:d="M14 228c0-14-2-29-6-44l104-3 114-6 112-8 112-9 108-10 108-12 104-13 102-15 97-16 28-4-58-74 977-14-756 300-74-95-108 15-125 15-127 14-131 12-133 12-134 8-137 8-138 5-53 1c9-22 14-44 14-67z">
                <text:p/>
              </draw:path>
            </draw:g>
            <draw:g>
              <draw:custom-shape draw:style-name="gr2" draw:layer="layout" svg:width="0.437cm" svg:height="0.439cm" svg:x="4.424cm" svg:y="7.3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1.472cm" svg:height="0.312cm" svg:x="4.924cm" svg:y="7.336cm" svg:viewBox="0 0 1473 313" svg:d="M11 238c0-14-2-30-4-45l79-4 88-6 87-8 85-10 85-10 81-12 81-13 77-16 77-16 19-5-43-78 750-15-580 313-57-99-84 16-95 16-99 16-100 12-102 12-103 9-106 7-106 6-41 1c7-22 11-46 11-71z">
                <text:p/>
              </draw:path>
            </draw:g>
            <draw:g>
              <draw:custom-shape draw:style-name="gr2" draw:layer="layout" svg:width="0.438cm" svg:height="0.425cm" draw:transform="skewX (-0.253247274464377) rotate (-0.253770873239976) translate (2.513cm 6.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1.474cm" svg:height="0.303cm" draw:transform="skewX (-0.251851011062782) rotate (-0.251851011062782) translate (2.99755709268752cm 6.66761417018194cm)" svg:viewBox="0 0 1475 304" svg:d="M11 231c0-14-2-30-4-44l79-3 88-7 87-8 85-9 85-9 81-14 81-12 77-15 77-16 19-4-43-76 752-14-582 304-57-97-84 16-95 16-99 15-100 12-102 10-103 9-105 7-107 7-41 1c7-23 11-46 11-69z">
                <text:p/>
              </draw:path>
            </draw:g>
            <draw:g>
              <draw:custom-shape draw:style-name="gr2" draw:layer="layout" svg:width="0.437cm" svg:height="0.439cm" svg:x="3.962cm" svg:y="6.2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1.472cm" svg:height="0.312cm" svg:x="4.462cm" svg:y="6.211cm" svg:viewBox="0 0 1473 313" svg:d="M11 238c0-14-2-30-4-45l79-4 88-6 87-8 85-10 85-10 81-12 81-13 77-16 77-16 19-5-43-78 750-15-580 313-57-99-84 16-95 16-99 16-100 12-102 12-103 9-106 7-106 6-41 1c7-22 11-46 11-71z">
                <text:p/>
              </draw:path>
            </draw:g>
            <draw:g>
              <draw:custom-shape draw:style-name="gr2" draw:layer="layout" svg:width="0.518cm" svg:height="0.47cm" draw:transform="skewX (-0.446455222660149) rotate (-0.447327887286147) translate (1.585cm 2.3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1.745cm" svg:height="0.335cm" draw:transform="skewX (0.44331363000656) rotate (-2.69827902358323) translate (3.69813503748332cm 2.09726029981852cm)" svg:viewBox="0 0 1746 336" svg:d="M1734 254c0-16 2-32 6-48l-95-5-104-7-103-8-102-9-99-12-98-13-94-15-94-17-88-17-25-5 51-82-889-16 689 336 67-107 99 17 114 17 116 16 118 13 123 12 122 10 124 8 127 6 47 2c-8-25-12-50-12-76z">
                <text:p/>
              </draw:path>
            </draw:g>
            <draw:g>
              <draw:custom-shape draw:style-name="gr2" draw:layer="layout" svg:width="0.438cm" svg:height="0.439cm" svg:x="6.267cm" svg:y="6.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1.472cm" svg:height="0.312cm" svg:x="6.768cm" svg:y="6.278cm" svg:viewBox="0 0 1473 313" svg:d="M11 238c0-14-2-30-4-45l79-4 88-6 87-8 85-10 85-10 81-12 81-13 77-16 77-16 19-5-43-78 750-15-580 313-57-99-84 16-95 16-99 16-100 12-102 12-103 9-106 7-106 6-41 1c7-22 11-46 11-71z">
                <text:p/>
              </draw:path>
            </draw:g>
          </draw:g>
        </draw:g>
      </draw:page>
      <draw:page draw:name="page22" draw:style-name="dp1" draw:master-page-name="Default">
        <draw:g>
          <draw:custom-shape draw:style-name="gr52" draw:layer="layout" svg:width="10cm" svg:height="10cm" svg:x="0cm" svg:y="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 draw:layer="layout" svg:width="6.788cm" svg:height="4.391cm" draw:transform="skewX (-0.382401639111958) rotate (-1.0784389448073) translate (5.62723296196799cm 0.292672407965888cm)" svg:viewBox="0 0 6789 4392" svg:d="M0 0c6321-5 6789 4392 6789 4392">
              <text:p/>
            </draw:path>
            <draw:path draw:style-name="gr3" draw:layer="layout" svg:width="9.167cm" svg:height="7.003cm" draw:transform="skewX (0.385368698840348) rotate (-0.694291976443345) translate (6.06672172400691cm 0.292684427780123cm)" svg:viewBox="0 0 9168 7004" svg:d="M0 0c8532 0 9168 7004 9168 7004">
              <text:p/>
            </draw:path>
            <draw:path draw:style-name="gr3" draw:layer="layout" svg:width="6.789cm" svg:height="4.391cm" draw:transform="skewX (0.382401639111957) rotate (1.0784389448073) translate (1.35068500366985cm 6.27565896640421cm)" svg:viewBox="0 0 6790 4392" svg:d="M6790 0c-6321-5-6790 4392-6790 4392">
              <text:p/>
            </draw:path>
            <draw:path draw:style-name="gr3" draw:layer="layout" svg:width="9.163cm" svg:height="7.004cm" draw:transform="skewX (-0.38484510006475) rotate (0.694117443518145) translate (-2.9225889058481cm 6.15459426658652cm)" svg:viewBox="0 0 9164 7005" svg:d="M9164 0c-8532 2-9164 7005-9164 7005">
              <text:p/>
            </draw:path>
            <draw:line draw:style-name="gr3" draw:layer="layout" svg:x1="5.07cm" svg:y1="0.108cm" svg:x2="5.07cm" svg:y2="9.908cm">
              <text:p/>
            </draw:line>
            <draw:path draw:style-name="gr3" draw:layer="layout" svg:width="6.735cm" svg:height="4.432cm" draw:transform="skewX (-0.356745299107641) rotate (-2.63684343391303) translate (9.74551491592982cm 5.55062910323786cm)" svg:viewBox="0 0 6736 4433" svg:d="M0 0c6272 1 6736 4433 6736 4433">
              <text:p/>
            </draw:path>
            <draw:path draw:style-name="gr3" draw:layer="layout" svg:width="9.185cm" svg:height="6.983cm" draw:transform="skewX (0.409105176667471) rotate (-2.25199833384828) translate (9.74550696740591cm 5.996142364979cm)" svg:viewBox="0 0 9186 6984" svg:d="M0 0c8554-2 9186 6984 9186 6984">
              <text:p/>
            </draw:path>
            <draw:path draw:style-name="gr3" draw:layer="layout" svg:width="6.723cm" svg:height="4.433cm" draw:transform="skewX (0.359014227135234) rotate (-0.50492375260196) translate (3.86113820539533cm 1.21648884950761cm)" svg:viewBox="0 0 6724 4434" svg:d="M6724 0c-6272 2-6724 4434-6724 4434">
              <text:p/>
            </draw:path>
            <draw:path draw:style-name="gr3" draw:layer="layout" svg:width="9.185cm" svg:height="6.984cm" draw:transform="skewX (-0.409105176667471) rotate (-0.889768852666709) translate (3.96201035891834cm -3.11358025123406cm)" svg:viewBox="0 0 9186 6985" svg:d="M9186 0c-8553 0-9186 6985-9186 6985">
              <text:p/>
            </draw:path>
            <draw:line draw:style-name="gr3" draw:layer="layout" svg:x1="9.928cm" svg:y1="4.985cm" svg:x2="0.26cm" svg:y2="4.985cm">
              <text:p/>
            </draw:line>
          </draw:g>
          <draw:polygon draw:style-name="gr38" draw:text-style-name="P16" draw:layer="layout" svg:width="1.861cm" svg:height="1.729cm" svg:x="0.26cm" svg:y="3.919cm" svg:viewBox="0 0 1862 1730" draw:points="0,1730 413,1730 413,757 766,1464 1089,1464 1449,712 1449,1730 1862,1730 1862,0 1456,0 948,1010 410,0 0,0">
            <text:p/>
          </draw:polygon>
          <draw:path draw:style-name="gr38" draw:text-style-name="P16" draw:layer="layout" svg:width="1.331cm" svg:height="1.729cm" svg:x="2.426cm" svg:y="3.919cm" svg:viewBox="0 0 1332 1730" svg:d="M0 1730h425v-508h139l86-3 80-9 77-14 73-21 67-25 63-30 58-35 53-41 48-43 41-50 36-52 31-57 24-62 16-65 10-67 5-72-3-67-9-61-16-59-20-55-26-51-31-49-38-43-42-39-48-35-52-30-57-27-61-21-67-16-71-12-76-8-80-3h-635zM601 379l33 1 30 3 28 5 26 7 27 11 24 10 21 14 20 15 18 16 15 18 15 20 10 21 9 23 7 24 3 25 2 26-2 25-3 26-4 22-9 21-9 20-12 19-13 17-15 15-16 14-19 12-21 10-22 9-24 6-25 5-25 3-29 1h-216v-464z">
            <text:p/>
          </draw:path>
          <draw:polygon draw:style-name="gr38" draw:text-style-name="P16" draw:layer="layout" svg:width="1.473cm" svg:height="1.729cm" svg:x="3.759cm" svg:y="3.919cm" svg:viewBox="0 0 1474 1730" draw:points="526,1730 944,1730 944,379 1474,379 1474,0 0,0 0,379 526,379">
            <text:p/>
          </draw:polygon>
          <draw:path draw:style-name="gr38" draw:text-style-name="P16" draw:layer="layout" svg:width="1.455cm" svg:height="1.729cm" svg:x="5.379cm" svg:y="3.919cm" svg:viewBox="0 0 1456 1730" svg:d="M0 1730h425v-591h190l330 591h511l-425-681 36-21 32-23 33-24 28-25 28-29 25-28 22-32 21-33 19-33 17-36 15-38 10-37 10-41 6-40 5-42 1-44-3-60-9-59-13-52-18-51-25-47-28-44-34-39-39-34-43-32-47-27-52-24-58-19-60-15-66-11-68-7-74-2h-702zM643 376l30 1 28 3 25 5 25 6 22 7 21 9 19 11 17 13 16 14 13 16 11 17 10 18 7 19 5 22 3 22 1 24v21l-3 21-4 20-5 18-7 16-9 15-10 15-12 12-12 12-15 11-16 7-18 8-18 6-20 4-21 2-24 1h-277v-396z">
            <text:p/>
          </draw:path>
          <draw:path draw:style-name="gr38" draw:text-style-name="P16" draw:layer="layout" svg:width="1.731cm" svg:height="1.729cm" svg:x="6.788cm" svg:y="3.919cm" svg:viewBox="0 0 1732 1730" svg:d="M0 1730h455l102-356h595l110 356h470l-582-1730h-543zM673 984l177-602 184 602z">
            <text:p/>
          </draw:path>
          <draw:polygon draw:style-name="gr38" draw:text-style-name="P16" draw:layer="layout" svg:width="1.424cm" svg:height="1.778cm" svg:x="8.397cm" svg:y="3.895cm" svg:viewBox="0 0 1425 1779" draw:points="877,1779 947,1776 1018,1770 1090,1760 1160,1745 1228,1728 1292,1707 1349,1683 1403,1658 1309,1347 1271,1359 1231,1369 1189,1378 1147,1386 1105,1393 1062,1398 1021,1399 981,1401 917,1398 859,1392 803,1380 753,1363 704,1344 659,1318 619,1289 584,1256 551,1219 523,1178 498,1135 478,1087 462,1034 452,980 444,921 441,860 444,803 450,748 461,699 474,651 492,609 514,570 539,534 567,502 600,473 637,449 677,428 720,412 766,398 816,389 870,383 926,382 976,382 1028,386 1080,391 1132,398 1181,407 1227,419 1269,431 1307,446 1425,107 1363,81 1302,60 1241,42 1179,27 1118,15 1056,6 994,2 930,0 830,5 733,17 641,36 554,65 473,99 396,143 324,191 261,248 201,310 150,377 105,452 68,532 39,618 18,708 4,803 0,902 4,999 16,1091 37,1178 64,1261 99,1339 141,1411 190,1477 244,1537 305,1593 372,1641 444,1682 521,1716 603,1743 690,1763 782,1775">
            <text:p/>
          </draw:polygon>
          <draw:custom-shape draw:style-name="gr2" draw:layer="layout" svg:width="0.666cm" svg:height="0.645cm" draw:transform="skewX (0.230034395412853) rotate (0.230383461263251) translate (1.965cm 2.6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0" draw:layer="layout" svg:width="4.705cm" svg:height="0.552cm" draw:transform="skewX (0.233001455141243) rotate (0.231081592964049) translate (2.59717270332556cm 2.34603804657449cm)" svg:viewBox="0 0 4706 553" svg:d="M77 278c-21-30-47-56-77-78l88-21 155-32 159-28 164-26 166-22 171-21 174-15 173-14 177-11 178-7 178-3h180l178 3 177 8 177 10 175 12 174 17 170 19 166 23 165 27 159 28 139 29 93-176 970 553-1250-27 72-135-35-9-125-29-130-28-133-23-137-22-141-20-142-15-145-15-146-10-147-8-149-6-150-3h-151l-148 3-149 6-148 7-147 11-143 15-142 16-141 19-137 22-134 24-129 26-127 30-116 30c-9-48-29-93-59-134z">
            <text:p/>
          </draw:path>
          <draw:custom-shape draw:style-name="gr2" draw:layer="layout" svg:width="0.792cm" svg:height="0.704cm" svg:x="4.006cm" svg:y="2.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0" draw:layer="layout" svg:width="4.212cm" svg:height="0.602cm" svg:x="4.778cm" svg:y="2.541cm" svg:viewBox="0 0 4213 603" svg:d="M69 302c-19-31-42-60-69-86l79-22 139-35 142-30 146-28 150-26 152-21 156-18 155-13 159-12 160-8 159-3h160l160 3 159 8 158 12 157 13 154 18 153 21 149 24 147 30 143 30 126 32 83-191 867 603-1119-30 65-148-31-10-113-32-116-28-120-26-122-24-125-21-127-18-130-15-131-12-132-9-134-6-133-3h-135l-134 3-133 6-133 9-130 12-130 15-127 18-127 21-122 23-119 27-117 28-113 32-104 33c-8-51-24-101-52-146z">
            <text:p/>
          </draw:path>
          <draw:custom-shape draw:style-name="gr2" draw:layer="layout" svg:width="0.652cm" svg:height="0.478cm" draw:transform="skewX (-0.294611577736643) rotate (-0.294087978961045) translate (1.039cm 7.3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2.196cm" svg:height="0.34cm" draw:transform="skewX (-0.293389847260247) rotate (-0.295484242362641) translate (1.75369819276341cm 7.56955053843695cm)" svg:viewBox="0 0 2197 341" svg:d="M17 260c0-17-3-33-8-50l119-4 132-6 128-9 128-11 124-12 124-13 119-15 116-17 112-18 32-4-67-85 1121-16-867 341-84-108-124 18-144 16-146 17-150 13-152 14-154 9-157 9-159 6-60 1c11-25 17-51 17-76z">
            <text:p/>
          </draw:path>
          <draw:custom-shape draw:style-name="gr2" draw:layer="layout" svg:width="0.502cm" svg:height="0.498cm" svg:x="4.385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1.689cm" svg:height="0.355cm" svg:x="4.959cm" svg:y="7.653cm" svg:viewBox="0 0 1690 356" svg:d="M12 271c0-17-1-35-4-52l90-4 101-8 100-9 98-10 97-12 94-14 92-15 89-18 87-18 23-6-50-88 861-17-666 356-65-113-96 18-109 19-114 18-114 13-118 14-118 10-121 8-122 7-47 2c8-26 12-53 12-81z">
            <text:p/>
          </draw:path>
          <draw:custom-shape draw:style-name="gr2" draw:layer="layout" svg:width="0.503cm" svg:height="0.483cm" draw:transform="skewX (-0.251327412287183) rotate (-0.251327412287183) translate (2.193cm 6.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1.69cm" svg:height="0.344cm" draw:transform="skewX (-0.24923301718479) rotate (-0.249058484259591) translate (2.74885285206388cm 6.89439835760287cm)" svg:viewBox="0 0 1691 345" svg:d="M12 262c0-17-1-35-4-50l90-4 101-8 100-9 98-10 97-10 93-15 92-14 90-18 87-18 23-4-50-86 862-16-667 345-65-109-97 18-109 18-113 16-115 13-117 12-118 11-121 7-122 8-47 1c8-25 12-52 12-78z">
            <text:p/>
          </draw:path>
          <draw:custom-shape draw:style-name="gr2" draw:layer="layout" svg:width="0.501cm" svg:height="0.499cm" svg:x="3.855cm" svg:y="6.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1.689cm" svg:height="0.355cm" svg:x="4.429cm" svg:y="6.375cm" svg:viewBox="0 0 1690 356" svg:d="M12 271c0-17-1-35-4-52l90-4 101-8 100-9 98-10 97-12 94-14 92-15 89-18 87-18 23-6-50-88 861-17-666 356-65-113-96 18-109 19-114 18-114 13-118 14-118 10-121 8-122 7-47 2c8-26 12-53 12-81z">
            <text:p/>
          </draw:path>
          <draw:custom-shape draw:style-name="gr2" draw:layer="layout" svg:width="0.594cm" svg:height="0.533cm" draw:transform="skewX (-0.441568300754565) rotate (-0.441742833679765) translate (1.128cm 1.999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1.999cm" svg:height="0.381cm" draw:transform="skewX (0.439648438577372) rotate (-2.70176968208722) translate (3.55260169862349cm 1.69992930345938cm)" svg:viewBox="0 0 2000 382" svg:d="M1986 289c0-18 2-36 6-54l-108-6-120-8-117-9-117-10-113-14-113-15-107-16-107-20-101-20-29-6 59-93-1019-18 789 382 77-122 114 20 129 19 133 18 136 16 140 13 141 12 142 9 144 6 55 3c-9-28-14-57-14-87z">
            <text:p/>
          </draw:path>
          <draw:custom-shape draw:style-name="gr2" draw:layer="layout" svg:width="0.502cm" svg:height="0.499cm" svg:x="6.5cm" svg:y="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1.689cm" svg:height="0.355cm" svg:x="7.074cm" svg:y="6.45cm" svg:viewBox="0 0 1690 356" svg:d="M12 271c0-17-1-35-4-52l90-4 101-8 100-9 98-10 97-12 94-14 92-15 89-18 87-18 23-6-50-88 861-17-666 356-65-113-96 18-109 19-114 18-114 13-118 14-118 10-121 8-122 7-47 2c8-26 12-53 12-81z">
            <text:p/>
          </draw:path>
        </draw:g>
      </draw:page>
      <draw:page draw:name="page23" draw:style-name="dp1" draw:master-page-name="Default">
        <draw:g>
          <draw:g>
            <draw:custom-shape draw:style-name="gr1" draw:layer="layout" svg:width="10cm" svg:height="10cm" svg:x="0.001cm" svg:y="0.001cm">
              <text:p/>
              <draw:enhanced-geometry svg:viewBox="0 0 21600 21600" draw:path-stretchpoint-x="10800" draw:path-stretchpoint-y="10800" draw:text-areas="?f3 ?f4 ?f5 ?f6" draw:type="round-rectangle" draw:modifiers="166.3033696630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61" draw:text-style-name="P17" draw:layer="layout" svg:width="0.831cm" svg:height="1.481cm" svg:x="0.076cm" svg:y="0.205cm" svg:viewBox="0 0 832 1482" draw:points="324,1482 383,1480 439,1473 491,1462 540,1446 585,1426 626,1402 665,1374 699,1342 729,1306 756,1266 779,1222 798,1175 813,1124 823,1069 830,1011 832,949 832,0 465,0 465,970 465,993 463,1015 459,1035 454,1053 448,1070 441,1086 432,1100 421,1113 410,1124 397,1133 382,1141 367,1148 350,1153 331,1157 312,1159 291,1160 268,1159 244,1157 220,1153 195,1149 171,1143 147,1136 125,1128 103,1120 0,1406 36,1424 73,1439 112,1452 152,1463 193,1471 236,1477 280,1481">
              <text:p/>
            </draw:polygon>
            <draw:polygon draw:style-name="gr61" draw:text-style-name="P17" draw:layer="layout" svg:width="1.275cm" svg:height="1.481cm" svg:x="1.149cm" svg:y="0.205cm" svg:viewBox="0 0 1276 1482" draw:points="621,1482 694,1479 764,1471 829,1457 892,1438 950,1413 1003,1384 1053,1350 1098,1312 1138,1268 1174,1221 1204,1170 1230,1114 1250,1055 1264,992 1273,926 1276,857 1276,0 916,0 916,899 915,930 912,959 906,986 899,1012 889,1035 878,1057 864,1078 849,1096 831,1112 812,1126 791,1138 769,1148 744,1156 718,1162 691,1165 661,1166 627,1165 595,1161 564,1154 536,1145 509,1133 485,1119 463,1103 443,1084 425,1063 409,1040 395,1014 384,987 376,957 369,926 366,892 364,857 364,0 0,0 0,878 3,947 11,1012 24,1074 43,1131 66,1185 94,1235 128,1280 165,1321 208,1358 254,1390 305,1418 361,1441 420,1459 483,1472 550,1479">
              <text:p/>
            </draw:polygon>
            <draw:path draw:style-name="gr61" draw:text-style-name="P17" draw:layer="layout" svg:width="1.248cm" svg:height="1.46cm" svg:x="2.695cm" svg:y="0.205cm" svg:viewBox="0 0 1249 1461" svg:d="M0 1461h364v-498h162l285 498h438l-364-574 30-17 28-19 27-21 25-22 23-23 22-25 20-27 18-27 16-29 14-30 12-32 10-32 8-34 5-34 4-36 1-37-3-51-7-49-11-45-16-43-21-39-24-37-29-33-33-30-37-26-41-23-45-20-49-17-52-12-56-10-59-5-63-2h-602zM552 318l25 1 23 2 23 4 20 5 20 7 18 7 16 10 15 10 13 12 11 13 10 15 8 15 6 17 5 18 3 19 1 20-1 18-2 17-3 17-5 15-6 14-8 13-8 12-10 11-11 10-13 9-14 7-14 6-16 5-18 3-18 2-20 1h-238v-335z">
              <text:p/>
            </draw:path>
            <draw:path draw:style-name="gr61" draw:text-style-name="P17" draw:layer="layout" svg:width="1.484cm" svg:height="1.46cm" svg:x="3.94cm" svg:y="0.205cm" svg:viewBox="0 0 1485 1461" svg:d="M0 1461h390l88-301h510l94 301h403l-499-1461h-466zM577 831l152-509 158 509z">
              <text:p/>
            </draw:path>
            <draw:polygon draw:style-name="gr61" draw:text-style-name="P17" draw:layer="layout" svg:width="1.126cm" svg:height="1.502cm" svg:x="5.47cm" svg:y="0.185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61" draw:text-style-name="P17" draw:layer="layout" svg:width="1.126cm" svg:height="1.502cm" svg:x="6.714cm" svg:y="0.185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61" draw:text-style-name="P17" draw:layer="layout" svg:width="0.37cm" svg:height="1.46cm" svg:x="8.048cm" svg:y="0.205cm" svg:viewBox="0 0 371 1461" draw:points="0,1461 371,1461 371,0 0,0">
              <text:p/>
            </draw:polygon>
            <draw:polygon draw:style-name="gr61" draw:text-style-name="P17" draw:layer="layout" svg:width="1.22cm" svg:height="1.502cm" svg:x="8.646cm" svg:y="0.185cm" svg:viewBox="0 0 1221 1503" draw:points="752,1503 812,1501 873,1495 934,1486 995,1474 1052,1459 1107,1442 1158,1422 1202,1400 1122,1137 1090,1147 1056,1156 1020,1164 984,1171 947,1176 911,1180 875,1182 840,1183 787,1181 736,1175 689,1165 645,1151 604,1134 566,1113 531,1089 500,1061 472,1030 448,996 427,958 410,917 397,874 387,827 381,778 379,726 381,678 386,632 395,590 407,550 422,514 440,481 462,451 487,424 515,400 546,380 580,362 617,348 657,337 700,329 746,324 794,322 837,323 882,326 926,331 970,337 1012,345 1052,354 1088,365 1120,377 1221,91 1169,69 1116,51 1064,35 1011,22 959,13 906,6 852,1 798,0 712,4 629,14 550,31 475,55 405,84 339,120 278,162 223,209 173,262 129,319 91,382 59,449 33,521 15,598 4,678 0,762 4,844 14,921 31,995 55,1065 85,1131 121,1192 162,1248 209,1299 261,1345 319,1386 381,1421 447,1450 517,1473 592,1489 670,1500">
              <text:p/>
            </draw:polygon>
          </draw:g>
          <draw:g>
            <draw:g>
              <draw:path draw:style-name="gr62" draw:text-style-name="P2" draw:layer="layout" svg:width="9.387cm" svg:height="3.417cm" svg:x="0.322cm" svg:y="6.508cm" svg:viewBox="0 0 9388 3418" svg:d="M0 3418c106-325 245-640 416-939 435-754 1059-1379 1809-1815 751-434 1602-664 2469-664s1719 230 2470 664c751 436 1373 1061 1808 1815 171 299 310 614 416 939z">
                <text:p/>
              </draw:path>
              <draw:path draw:style-name="gr63" draw:text-style-name="P8" draw:layer="layout" svg:width="8.538cm" svg:height="1.88cm" svg:x="0.676cm" svg:y="8.046cm" svg:viewBox="0 0 8539 1881" svg:d="M4452 1881c-15-160-130-254-179-420-130-444 475-213 973-213 491 0 235-891 594-1021 360-131 699 294 1079 34 144-100 305-129 469-144 313 297 584 635 802 1010 140 240 256 494 349 754zM0 1881c93-261 210-515 351-757 64-113 136-224 212-330 53 2 128-12 231-43 407-127 440-530 866-546 301-14 598-351 939-130 262 168 629 209 913 77 692-316 87 402 0 521-197 279-482 445-715 678-524 524-125-228-324-391-303-248-616 166-369 495 57 78 160 268 200 426z">
                <text:p/>
              </draw:path>
            </draw:g>
            <draw:path draw:style-name="gr64" draw:text-style-name="P18" draw:layer="layout" svg:width="9.85cm" svg:height="5.672cm" svg:x="0.074cm" svg:y="4.253cm" svg:viewBox="0 0 9851 5673" svg:d="M9851 5673h-215c-106-325-245-640-417-939-434-753-1056-1379-1809-1815-750-434-1601-664-2468-664s-1718 230-2470 664c-365 212-699 469-997 763l-63 54-130 122-122 127-112 131-103 136-94 139-84 143-74 145-14 30c-4 9-9 18-15 25-171 299-310 614-416 939h-248v-4534l143-78 158-80 160-78 163-75 166-71 168-70 170-66 172-63 175-58 176-57 177-53 181-50 182-46 182-43 185-41 185-35 187-33 188-30 189-27 190-22 191-20 191-15 191-12 193-9 191-6 192-1 193 1 192 6 191 9 191 12 191 15 192 20 189 22 190 27 188 30 186 33 185 35 185 41 182 43 183 46 180 50 178 53 176 57 175 58 171 63 170 66 169 70 166 71 162 75 162 78 156 80 155 84 153 86 149 90 146 91 99 66z">
              <text:p/>
            </draw:path>
          </draw:g>
          <draw:g>
            <draw:custom-shape draw:style-name="gr65" draw:text-style-name="P2" draw:layer="layout" svg:width="0.001cm" svg:height="0.074cm" svg:x="5.076cm" svg:y="4.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layer="layout" svg:width="0.672cm" svg:height="0.672cm" svg:x="8.777cm" svg:y="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7" draw:text-style-name="P12" draw:layer="layout" svg:width="0.892cm" svg:height="2.567cm" svg:x="8.137cm" svg:y="4.884cm" svg:viewBox="0 0 893 2568" svg:d="M893 30l-33 103c-3 7-6 13-12 18-5 4-11 7-18 9-7 1-14 1-20-1-7-2-13-6-17-11-5-6-8-12-10-19-1-6-1-13 1-20l36-109c23 12 48 22 73 30zM736 259c2-7 6-13 11-18 5-4 11-7 18-9 7-1 14-1 21 1 6 2 12 6 17 11 4 6 8 12 9 19 1 6 1 13-1 20l-49 151c-2 7-6 13-11 17-6 5-12 8-19 10-6 1-13 1-20-1s-13-6-17-11c-5-6-8-12-10-19-1-6-1-14 2-20zM638 560c2-7 6-13 11-18 5-4 11-7 18-9 7-1 14-1 21 1 6 2 12 6 17 11s8 12 9 19c2 6 1 13-1 20l-49 151c-2 7-6 13-11 17-5 5-12 8-18 10-7 1-14 1-21-1-6-3-12-6-17-12-5-5-8-11-9-18-2-7-1-14 1-20zM540 860c2-6 6-12 11-17 5-4 12-8 18-9 7-1 14-1 21 1s12 6 17 11 8 12 9 19c2 6 1 13-1 20l-49 151c-2 7-6 13-11 17-5 5-11 8-18 10-7 1-14 1-21-1-6-3-12-6-17-12-4-5-8-11-9-18-2-7-1-14 1-20zM442 1161c2-6 6-12 11-17 6-4 12-8 19-9 6-1 14-1 20 1 7 2 13 6 17 11 5 5 8 12 10 18 1 7 1 14-1 21l-50 151c-2 7-6 13-11 17-5 5-11 8-18 10-7 1-14 1-20-2-7-2-13-6-18-11-4-5-7-11-9-18-1-7-1-14 1-20zM344 1462c3-6 6-12 12-17 5-4 11-8 18-9 7-2 14-1 20 1 7 2 13 6 17 11 5 5 8 12 10 18 1 7 1 14-1 21l-49 151c-3 7-6 13-12 17-5 5-11 8-18 9-7 2-14 2-20-1-7-2-13-6-17-11-5-5-8-11-10-18-1-7-1-14 1-20zM247 1763c2-6 6-12 11-17s11-8 18-9c7-2 14-1 21 1 6 2 12 6 17 11 4 5 8 11 9 18s1 14-1 21l-49 151c-2 7-6 12-11 17-6 5-12 8-19 9-6 2-13 1-20-1s-13-6-17-11c-5-5-8-11-10-18-1-7-1-14 2-21zM149 2064c2-6 6-12 11-17s11-8 18-9c7-2 14-1 21 1 6 2 12 6 17 11s8 11 9 18c2 7 1 14-1 21l-49 151c-2 6-6 12-11 17s-12 8-18 9c-7 2-14 1-21-1-6-2-12-6-17-11s-8-11-9-18c-2-7-1-14 1-21zM51 2365c2-6 6-12 11-17s12-8 18-9c7-2 14-1 21 1s12 6 17 11 8 11 9 18c2 7 1 14-1 21l-49 151c-2 6-6 12-11 17s-11 8-18 9c-7 2-14 1-21-1-6-2-12-6-17-11-4-5-8-11-9-18-2-7-1-14 1-21z">
              <text:p/>
            </draw:path>
            <draw:path draw:style-name="gr67" draw:text-style-name="P12" draw:layer="layout" svg:width="1.124cm" svg:height="2.484cm" svg:x="7.873cm" svg:y="4.867cm" svg:viewBox="0 0 1125 2485" svg:d="M1068 9c19 10 37 19 57 27l-44 102c-3 7-8 12-13 16-6 4-12 7-19 8s-14 0-20-3c-7-3-12-7-16-13-5-6-7-12-8-19s0-14 3-20l46-107c5 3 10 6 14 9zM945 251c3-6 8-12 13-16 6-4 12-7 19-7 7-1 14 0 20 3 7 2 12 7 17 12 4 6 6 13 7 19 1 7 0 14-3 21l-63 146c-3 6-7 12-13 16-5 4-12 6-19 7s-14 0-20-3-12-7-16-13c-4-5-7-12-8-19 0-6 1-13 3-20zM820 542c3-7 7-12 13-16 5-4 12-7 19-8s14 0 20 3 12 7 16 13c4 5 7 12 7 19 1 7 0 14-2 20l-64 146c-2 6-7 12-12 16-6 4-12 7-19 8-7 0-14-1-21-3-6-3-12-8-16-13-4-6-6-12-7-19s0-14 3-20zM694 832c3-6 7-12 13-16s12-7 19-7c7-1 14 0 20 3 7 2 12 7 16 12 4 6 7 12 8 19s0 14-3 21l-63 145c-3 7-7 12-13 17-5 4-12 6-19 7s-14 0-20-3c-7-3-12-7-16-13-4-5-7-12-8-19s0-14 3-20zM569 1123c2-7 7-12 12-17 6-4 13-6 19-7 7-1 14 0 21 3 6 3 12 7 16 13 4 5 7 12 7 19 1 7 0 14-3 20l-63 146c-3 6-7 12-12 16-6 4-13 7-20 7-6 1-13 0-20-3-6-2-12-7-16-12-4-6-7-12-7-19-1-7 0-14 3-21zM443 1413c3-6 7-12 13-16 5-4 12-7 19-8 7 0 14 1 20 3 7 3 12 8 16 13 4 6 7 12 8 19s-1 14-3 20l-63 146c-3 7-8 12-13 16-6 4-12 7-19 8s-14 0-20-3c-7-3-12-7-16-13-5-5-7-12-8-19s0-14 3-20zM318 1703c2-6 7-12 12-16 6-4 12-6 19-7s14 0 21 3c6 3 11 7 16 13 4 5 6 12 7 19 1 6 0 13-3 20l-63 146c-3 6-7 12-13 16-5 4-12 7-19 7-7 1-14 0-20-3-6-2-12-7-16-12-4-6-7-13-8-19 0-7 1-14 3-21zM192 1994c3-7 7-12 13-16 5-4 12-7 19-8s14 0 20 3 12 7 16 13 7 12 8 19c0 7-1 14-3 20l-64 146c-2 7-7 12-12 16-6 4-12 7-19 8s-14 0-21-3c-6-3-11-7-16-13-4-6-6-12-7-19s0-14 3-20zM66 2284c3-6 7-12 13-16s12-7 19-7c7-1 14 0 20 3 7 2 12 7 16 12 5 6 7 12 8 19s0 14-3 21l-63 146c-3 6-7 11-13 16-5 4-12 6-19 7s-14 0-20-3c-7-3-12-7-16-13-4-5-7-12-8-19-1-6 0-13 3-20z">
              <text:p/>
            </draw:path>
            <draw:path draw:style-name="gr67" draw:text-style-name="P12" draw:layer="layout" svg:width="1.319cm" svg:height="2.355cm" svg:x="7.648cm" svg:y="4.849cm" svg:viewBox="0 0 1320 2356" svg:d="M1293 27c9 5 18 10 27 14l-55 100c-3 6-8 11-14 15s-12 6-19 6-14-2-20-5-11-8-15-14-6-13-6-20 2-13 5-20l56-103c13 10 27 19 41 27zM1121 242c3-6 8-11 14-15s13-6 20-6c6 0 13 2 19 5 7 3 12 8 15 14 4 6 6 13 6 20s-1 13-5 19l-76 140c-3 6-8 11-14 15s-12 6-19 6-14-2-20-5-11-8-15-14-6-13-6-20 2-13 5-20zM970 520c3-6 8-11 14-15s13-6 20-6c6 0 13 2 19 5 7 3 12 8 15 14 4 6 6 13 6 20s-1 13-5 20l-76 139c-3 6-8 12-14 15-6 4-12 6-19 6s-14-1-20-5c-6-3-11-8-15-14s-6-13-6-20c0-6 2-13 5-19zM819 798c3-6 8-11 14-15s13-6 20-6 13 2 19 5c7 3 12 8 15 14 4 6 6 13 6 20s-1 14-5 20l-75 139c-4 7-9 12-15 15-5 4-12 6-19 6s-14-1-20-5c-6-3-11-8-15-14s-6-12-6-19 2-14 5-20zM668 1076c3-6 8-11 14-15 6-3 13-5 20-6 7 0 13 2 20 5 6 3 11 8 14 14 4 6 6 13 6 20s-1 14-5 20l-75 139c-4 7-9 12-15 15-5 4-12 6-19 6s-14-1-20-5c-6-3-11-8-15-14s-6-12-6-19 2-14 5-20zM517 1354c3-6 8-11 14-15 6-3 13-5 20-6 7 0 13 2 20 5 6 4 11 8 14 14 4 6 6 13 6 20s-1 14-5 20l-75 140c-4 6-9 11-14 14-6 4-13 6-20 6s-14-1-20-5c-6-3-11-8-15-14s-6-12-6-19 2-14 5-20zM366 1632c3-6 8-11 14-15 6-3 13-5 20-5 7-1 14 1 20 4 6 4 11 8 14 14 4 6 6 13 6 20s-1 14-4 20l-76 140c-4 6-9 11-14 15-6 3-13 5-20 5-7 1-14-1-20-4-6-4-11-9-15-15-3-5-5-12-6-19 0-7 2-14 5-20zM215 1910c3-6 8-11 14-15 6-3 13-5 20-5 7-1 14 1 20 4 6 4 11 9 15 14 3 6 5 13 5 20 1 7-1 14-4 20l-76 140c-4 6-8 11-14 15-6 3-13 5-20 5-7 1-14-1-20-4-6-4-11-9-15-14-3-6-5-13-6-20 0-7 2-14 5-20zM64 2188c3-6 8-11 14-14 6-4 13-6 20-6s14 1 20 4c6 4 11 9 15 15 3 5 5 12 5 19 1 7-1 14-4 20l-60 109c-3 6-8 11-14 15s-12 6-19 6-14-2-20-5-12-8-15-14c-4-6-6-13-6-20s1-13 5-19z">
              <text:p/>
            </draw:path>
            <draw:path draw:style-name="gr67" draw:text-style-name="P12" draw:layer="layout" svg:width="7.618cm" svg:height="2.36cm" svg:x="1.155cm" svg:y="4.62cm" svg:viewBox="0 0 7619 2361" svg:d="M7619 75l-113 34c-6 2-13 2-20 0-7-1-13-5-18-9-5-5-9-11-11-18-2-6-2-14-1-20 2-7 5-13 10-18s11-9 17-11l109-33c7 26 16 51 27 75zM7333 78c6-2 13-2 20 0 7 1 13 5 18 9 5 5 9 11 11 18 2 6 2 13 1 20-2 7-5 13-10 18s-11 9-17 11l-153 46c-6 2-13 2-20 1-7-2-13-5-18-10s-9-11-11-17c-2-7-2-14-1-21 2-7 5-13 10-18s11-9 18-11zM7030 170c6-2 14-2 20-1 7 2 13 5 18 10s9 11 11 17c2 7 2 14 1 21-2 6-5 13-10 18s-11 9-17 11l-153 45c-6 2-13 3-20 1-7-1-13-5-18-10-5-4-9-10-11-17s-2-14 0-20c1-7 4-13 9-18 5-6 11-9 18-11zM6727 261c7-2 14-2 20 0 7 1 13 5 18 9 5 5 9 11 11 18 2 6 2 13 1 20-2 7-5 13-10 18s-11 9-17 11l-152 46c-7 2-14 2-21 1-7-2-13-5-18-10s-9-11-11-18c-2-6-2-13 0-20 1-7 5-13 9-18 5-5 11-9 18-11zM6424 353c7-2 14-3 20-1 7 2 13 5 18 10 6 4 9 10 11 17s3 14 1 21c-2 6-5 13-10 18-4 5-11 8-17 10l-152 46c-7 2-14 3-21 1s-13-5-18-10c-5-4-9-10-11-17s-2-14 0-21c1-6 5-13 9-18 5-5 11-8 18-10zM6121 444c7-2 14-2 21-1 6 2 13 5 18 10s8 11 10 18c2 6 3 13 1 20s-5 13-10 18c-4 5-10 9-17 11l-152 46c-7 2-14 2-21 0-7-1-13-4-18-9s-9-11-11-18c-2-6-2-13 0-20 1-7 5-13 9-18 5-5 11-9 18-11zM5818 536c7-2 14-3 21-1 6 2 13 5 18 10 5 4 8 10 10 17s3 14 1 20c-1 7-5 13-10 19-4 5-10 8-17 10l-152 46c-7 2-14 2-21 1-6-2-13-5-18-10s-8-11-10-17c-2-7-3-14-1-21 1-6 5-13 10-18 4-5 10-8 17-10zM5515 627c7-2 14-2 21-1 6 2 13 5 18 10s9 11 11 17c2 7 2 14 0 21-1 7-5 13-9 18-5 5-11 9-18 11l-152 46c-7 2-14 2-21 0-6-1-13-5-18-9-5-5-8-11-10-18-2-6-3-13-1-20s5-13 10-18c4-5 10-9 17-11zM5212 718c7-2 14-2 21 0 7 1 13 5 18 10 5 4 9 10 11 17s2 14 0 20c-1 7-5 13-9 18-5 5-11 9-18 11l-152 46c-7 2-14 2-20 1-7-2-13-5-19-10-5-5-8-11-10-17-2-7-3-14-1-21s5-13 10-18c4-5 10-9 17-11zM4909 810c7-2 14-2 21-1 7 2 13 5 18 10s9 11 11 17c2 7 2 14 0 21-1 7-5 13-9 18-5 5-11 9-18 11l-152 46c-7 2-14 2-20 0-7-1-13-5-18-9-6-5-9-11-11-18-2-6-2-14-1-20 2-7 5-13 10-18s11-9 17-11zM4606 901c7-2 14-2 21 0 7 1 13 5 18 9 5 5 9 11 11 18 2 6 2 14 0 20-1 7-4 13-9 18s-11 9-18 11l-152 46c-7 2-14 2-20 1-7-2-13-5-18-10s-9-11-11-17c-2-7-2-14-1-21 2-7 5-13 10-18s11-9 17-11zM4304 993c6-2 13-2 20-1 7 2 13 5 18 10s9 11 11 17c2 7 2 14 1 21-2 6-5 13-10 18s-11 9-18 11l-152 45c-6 2-13 3-20 1-7-1-13-5-18-10-5-4-9-10-11-17s-2-14-1-20c2-7 5-13 10-18 5-6 11-9 17-11zM4001 1084c6-2 13-2 20 0 7 1 13 5 18 9 5 5 9 11 11 18 2 6 2 13 1 20-2 7-5 13-10 18s-11 9-17 11l-153 46c-6 2-13 2-20 1-7-2-13-5-18-10s-9-11-11-17c-2-7-2-14-1-21 2-7 5-13 10-18s11-9 17-11zM3698 1176c6-2 13-3 20-1s13 5 18 10c5 4 9 10 11 17s2 14 1 21c-2 6-5 13-10 18s-11 8-17 10l-153 46c-6 2-13 3-20 1s-13-5-18-10c-5-4-9-10-11-17s-2-14-1-21c2-6 5-12 10-18 5-5 11-8 18-10zM3395 1267c6-2 14-2 20 0 7 1 13 4 18 9s9 11 11 18c2 6 2 13 1 20-2 7-5 13-10 18s-11 9-17 11l-153 46c-6 2-13 2-20 0-7-1-13-4-18-9s-9-11-11-18c-2-6-2-13 0-20 1-7 4-13 9-18s11-9 18-11zM3092 1359c7-2 14-3 20-1 7 2 13 5 18 10 5 4 9 10 11 17s2 14 1 20c-2 7-5 13-10 19-5 5-11 8-17 10l-152 46c-7 2-14 3-21 1s-13-5-18-10-9-11-11-17c-2-7-2-14 0-21 1-6 5-13 9-18 5-5 11-8 18-10zM2789 1450c7-2 14-2 20-1 7 2 13 5 19 10 5 5 8 11 10 17 2 7 3 14 1 21s-5 13-10 18c-4 5-10 9-17 11l-152 46c-7 2-14 2-21 0-7-1-13-5-18-9-5-5-9-11-11-18-2-6-2-13 0-20 1-7 5-13 9-18 5-5 11-9 18-11zM2486 1541c7-2 14-2 21 0 6 1 13 5 18 10 5 4 8 10 10 17s3 14 1 20c-2 7-5 13-10 18-4 5-10 9-17 11l-152 46c-7 2-14 2-21 1-6-2-13-5-18-10s-9-11-11-17c-2-7-2-14 0-21 1-6 5-13 9-18 5-5 11-9 18-11zM2183 1633c7-2 14-2 21-1 6 2 13 5 18 10s8 11 10 17c2 7 3 14 1 21-1 7-5 13-10 18-4 5-10 9-17 11l-152 46c-7 2-14 2-21 0-6-1-13-5-18-9-5-5-8-11-10-18-2-6-3-14-1-20 1-7 5-13 10-18 4-5 10-9 17-11zM1880 1724c7-2 14-2 21 0 6 1 13 5 18 9 5 5 9 11 11 18 2 6 2 14 0 20-1 7-5 13-9 18-5 5-11 9-18 11l-152 46c-7 2-14 2-21 1-6-2-13-5-18-10s-8-11-10-17c-2-7-3-14-1-21s5-13 10-18c4-5 10-9 17-11zM1577 1816c7-2 14-2 21-1 7 2 13 5 18 10s9 11 11 17c2 7 2 14 0 21-1 6-5 13-9 18-5 5-11 9-18 11l-152 46c-7 2-14 2-20 0-7-1-13-5-19-10-5-4-8-10-10-17s-3-14-1-20c2-7 5-13 10-18 4-5 10-9 17-11zM1274 1907c7-2 14-2 21 0 7 1 13 5 18 9 5 5 9 11 11 18 2 6 2 13 0 20-1 7-5 13-9 18-5 5-11 9-18 11l-152 46c-7 2-14 2-20 1-7-2-13-5-18-10s-9-11-11-17c-2-7-2-14-1-21 2-7 5-13 10-18s11-9 17-11zM972 1999c6-2 13-3 20-1s13 5 18 10 9 11 11 17c2 7 2 14 0 21-1 6-4 13-9 18s-11 8-18 10l-152 46c-6 2-14 3-20 1-7-2-13-5-18-10-5-4-9-10-11-17s-2-14-1-20c2-7 5-13 10-19 5-5 11-8 17-10zM669 2090c6-2 13-2 20 0 7 1 13 4 18 9s9 11 11 18c2 6 2 13 1 20-2 7-5 13-10 18s-11 9-18 11l-152 46c-6 2-13 2-20 0-7-1-13-4-18-9s-9-11-11-18c-2-6-2-13-1-20 2-7 5-13 10-18s11-9 17-11zM366 2182c6-2 13-3 20-1s13 5 18 10c5 4 9 10 11 17s2 14 1 21c-2 6-5 12-10 18-5 5-11 8-17 10l-153 46c-6 2-13 3-20 1s-13-5-18-10c-5-4-9-10-11-17s-2-14-1-21c2-6 5-13 10-18s11-8 17-10zM63 2273c6-2 13-2 20-1 7 2 13 5 18 10s9 11 11 17c2 7 2 14 1 21-2 7-5 13-10 18s-11 9-17 11l-35 10c-7 2-14 2-20 1-7-2-13-5-19-10-5-5-8-11-10-17-2-7-3-14-1-21 2-6 5-13 10-18 4-5 10-8 17-10z">
              <text:p/>
            </draw:path>
            <draw:path draw:style-name="gr67" draw:text-style-name="P12" draw:layer="layout" svg:width="7.568cm" svg:height="1.779cm" svg:x="1.196cm" svg:y="4.595cm" svg:viewBox="0 0 7569 1780" svg:d="M7569 76l-114 26c-7 1-14 1-21-1-6-2-12-6-17-11s-8-11-9-18c-2-7-2-14 0-20 2-7 6-13 11-18 5-4 12-8 18-9l110-25c4 26 12 52 22 76zM7284 59c7-1 14-1 20 1 7 2 13 6 18 11 4 5 8 12 9 18 2 7 1 14-1 21-2 6-5 12-11 17-5 5-11 8-18 10l-155 35c-7 1-14 1-20-1-7-2-13-6-18-11-4-5-8-11-9-18-2-7-1-14 1-21 2-6 6-12 11-17s11-8 18-9zM6975 129c7-1 14-1 21 1 6 2 12 6 17 11s8 11 10 18c1 7 1 14-1 21-2 6-6 12-11 17s-12 8-18 10l-155 35c-7 1-14 1-21-1-6-2-12-6-17-11s-8-11-10-18c-1-7-1-14 1-21 2-6 6-12 11-17s11-8 18-10zM6667 199c6-1 13-1 20 1s13 6 17 11c5 5 8 11 10 18 1 7 1 14-1 21-2 6-6 12-11 17s-11 8-18 9l-155 35c-7 2-14 2-20 0-7-2-13-6-18-11-4-5-8-12-9-18-2-7-2-14 1-21 2-6 5-12 10-17 6-5 12-8 19-10zM6358 269c7-1 14-1 20 1 7 2 13 6 18 11s8 11 9 18c2 7 2 14 0 20-3 7-6 13-11 18-5 4-12 8-19 9l-155 35c-6 2-13 2-20 0s-13-6-17-11c-5-5-8-12-10-18-1-7-1-14 1-21s6-13 11-17c5-5 11-8 18-10zM6049 339c7-2 14-1 21 1s12 6 17 11 8 11 10 18c1 7 1 14-1 20-2 7-6 13-11 18-5 4-11 8-18 9l-155 35c-7 2-14 2-21-1-6-2-12-5-17-10-5-6-8-12-9-19-2-6-2-13 0-20s6-13 11-17c5-5 12-8 18-10zM5741 409c7-2 14-1 20 1 7 2 13 5 18 11 4 5 8 11 9 18 2 6 1 14-1 20-2 7-6 13-11 17-5 5-11 8-18 10l-155 35c-7 2-14 1-20-1-7-2-13-6-18-11-4-5-8-11-9-18-2-6-1-14 1-20 2-7 6-13 11-17 5-5 11-8 18-10zM5432 479c7-2 14-2 21 1 6 2 12 5 17 10 5 6 8 12 10 19 1 6 1 13-1 20s-6 13-11 17c-5 5-12 8-18 10l-155 35c-7 2-14 1-21-1-6-2-12-6-17-11s-8-11-10-18c-1-7-1-14 1-20 2-7 6-13 11-18 5-4 11-8 18-9zM5124 549c6-2 13-2 20 0s13 6 17 11c5 5 8 12 10 18 1 7 1 14-1 21s-6 13-11 17c-5 5-11 8-18 10l-155 35c-7 1-14 1-20-1-7-2-13-6-18-11-4-5-8-11-9-18-2-7-2-14 0-20 3-7 6-13 11-18 6-4 12-8 19-9zM4815 618c7-1 14-1 20 1 7 2 13 6 18 11 4 5 8 12 9 18 2 7 2 14 0 21-3 6-6 12-11 17-6 5-12 8-19 10l-155 35c-6 1-13 1-20-1s-13-6-17-11c-5-5-8-11-10-18-1-7-1-14 1-21 2-6 6-12 11-17s11-8 18-9zM4506 688c7-1 14-1 21 1 6 2 12 6 17 11s8 11 10 18c1 7 1 14-1 21-2 6-6 12-11 17s-11 8-18 10l-155 35c-7 1-14 1-21-1-6-2-12-6-17-11s-8-11-10-18c-1-7-1-14 1-21 2-6 6-12 11-17s12-8 18-10zM4198 758c7-1 14-1 20 1 7 2 13 6 18 11 4 5 8 11 9 18 2 7 1 14-1 21-2 6-6 12-11 17s-11 8-18 9l-155 35c-7 2-14 2-20 0-7-2-13-6-18-11-4-5-8-12-9-18-2-7-1-14 1-21 2-6 5-12 11-17 5-5 11-8 18-10zM3889 828c7-1 14-1 21 1 6 2 12 6 17 11s8 11 9 18c2 7 2 14 0 20-2 7-6 13-11 18-5 4-12 8-18 9l-155 35c-7 2-14 2-21 0-7-3-12-6-17-11s-8-12-10-18c-1-7-1-14 1-21s6-13 11-17c5-5 11-8 18-10zM3581 898c6-2 13-1 20 1s13 6 17 11c5 5 8 11 10 18 1 7 1 14-1 20-2 7-6 13-11 18-5 4-11 8-18 9l-155 35c-7 2-14 1-20-1-7-2-13-5-18-10-5-6-8-12-9-19-2-6-2-13 0-20 3-7 6-13 11-17 5-5 12-8 18-10zM3272 968c7-2 14-1 20 1 7 2 13 5 18 11 4 5 8 11 9 18 2 6 2 14-1 20-2 7-5 13-10 17-6 5-12 8-19 10l-155 35c-6 2-13 1-20-1s-13-6-17-11c-5-5-8-11-10-18-1-7-1-14 1-20 2-7 6-13 11-18 5-4 11-8 18-9zM2963 1038c7-2 14-2 21 1 6 2 12 5 17 10 5 6 8 12 10 19 1 6 1 13-1 20s-6 13-11 17c-5 5-11 8-18 10l-155 35c-7 2-14 1-21-1-6-2-12-6-17-11s-8-11-10-18c-1-7-1-14 1-20 2-7 6-13 11-18 5-4 12-8 18-9zM2655 1108c7-2 14-2 20 0 7 2 13 6 18 11 4 5 8 12 9 18 2 7 1 14-1 21s-6 12-11 17-11 8-18 10l-155 35c-7 1-14 1-20-1-7-2-13-6-18-11-4-5-8-11-9-18-2-7-1-14 1-20 2-7 5-13 11-18 5-4 11-8 18-9zM2346 1177c7-1 14-1 21 1 6 2 12 6 17 11s8 12 9 18c2 7 2 14 0 21-2 6-6 12-11 17s-12 8-18 10l-155 35c-7 1-14 1-21-1s-13-6-17-11c-5-5-8-11-10-18-1-7-1-14 1-21 2-6 6-12 11-17s11-8 18-9zM2038 1247c6-1 13-1 20 1s13 6 17 11c5 5 8 11 10 18 1 7 1 14-1 21-2 6-6 12-11 17s-11 8-18 9l-155 36c-7 1-14 1-21-1-6-2-12-6-17-11s-8-11-9-18c-2-7-2-14 0-21 2-6 6-12 11-17s12-8 18-10zM1729 1317c7-1 14-1 20 1 7 2 13 6 18 11 4 5 8 11 9 18 2 7 1 14-1 21-2 6-5 12-10 17-6 5-12 8-19 9l-155 35c-6 2-14 2-20 0-7-2-13-6-17-11-5-5-8-12-10-18-2-7-1-14 1-21 2-6 6-12 11-17s11-8 18-10zM1420 1387c7-1 14-1 21 1 6 2 12 6 17 11s8 11 10 18c1 7 1 14-1 20-2 7-6 13-11 18-5 4-11 8-18 9l-155 35c-7 2-14 2-21 0-6-3-12-6-17-11s-8-12-10-18c-1-7-1-14 1-21s6-13 11-17c5-5 11-8 18-10zM1112 1457c6-2 14-1 20 1 7 2 13 6 17 11 5 5 8 11 10 18s1 14-1 20c-2 7-6 13-11 18-5 4-11 8-18 9l-155 35c-7 2-14 1-20-1-7-2-13-5-18-11-4-5-8-11-9-18-2-6-1-13 1-20s5-13 11-17c5-5 11-8 18-10zM803 1527c7-2 14-1 21 1 6 2 12 5 17 11 5 5 8 11 9 18 2 6 2 13 0 20s-6 13-11 17c-5 5-12 8-18 10l-156 35c-6 2-13 1-20-1s-13-6-17-11c-5-5-8-11-10-18-1-7-1-14 1-20 2-7 6-13 11-18 5-4 11-8 18-9zM494 1597c7-2 14-2 21 1 7 2 13 5 17 10 5 6 8 12 10 19 1 6 1 13-1 20s-6 13-11 17c-5 5-11 8-18 10l-155 35c-7 1-14 1-21-1-6-2-12-6-17-11s-8-11-9-18c-2-7-2-14 0-20 2-7 6-13 11-18 5-4 12-8 18-9zM186 1667c7-2 14-2 20 0 7 2 13 6 18 11 4 5 8 12 9 18 2 7 1 14-1 21s-5 12-11 17c-5 5-11 8-18 10l-155 35c-6 1-14 1-20-1-7-2-13-6-17-11-5-5-8-11-10-18s-1-14 1-20c2-7 6-13 11-18 5-4 11-8 18-9z">
              <text:p/>
            </draw:path>
            <draw:path draw:style-name="gr67" draw:text-style-name="P12" draw:layer="layout" svg:width="7.659cm" svg:height="1.286cm" svg:x="1.096cm" svg:y="4.571cm" svg:viewBox="0 0 7660 1287" svg:d="M7660 77l-114 18c-7 2-14 1-21-2-6-2-12-6-16-12-5-5-7-12-9-18-1-7 0-14 3-21 2-6 6-12 12-16 5-5 11-8 18-9l109-17c4 26 9 52 18 77zM7378 42c7-1 14 0 20 2 7 3 12 7 17 12 4 6 7 12 8 19s0 14-2 20c-3 7-7 12-12 17-5 4-12 7-19 8l-157 25c-7 1-14 0-20-2-7-3-12-7-17-12-4-5-7-12-8-19s0-14 2-20c3-7 7-12 12-17 6-4 12-7 19-8zM7065 92c7-1 14-1 21 2 6 2 12 6 16 12 5 5 8 12 9 19 1 6 0 13-3 20-2 6-6 12-12 16-5 5-11 8-18 9l-157 25c-7 1-14 0-21-2-6-3-12-7-16-12-5-6-7-12-9-19-1-7 0-14 3-20 2-7 6-13 12-17 5-4 11-7 18-8zM6753 141c7-1 14 0 20 2 7 3 12 7 17 12 4 6 7 12 8 19s0 14-2 21c-3 6-7 12-12 16s-12 7-19 8l-157 25c-7 1-14 1-20-2-7-2-12-6-17-12-4-5-7-12-8-18-1-7 0-14 2-21 3-6 7-12 12-16 6-5 12-8 19-9zM6440 191c7-1 14 0 21 2 6 3 12 7 16 12 5 5 8 12 9 19s0 14-3 20c-2 7-6 12-12 17-5 4-11 7-18 8l-157 25c-7 1-14 0-21-2-6-3-12-7-16-12-5-6-7-12-9-19-1-7 0-14 3-20 2-7 6-12 12-17 5-4 11-7 18-8zM6128 241c7-1 14-1 20 2 7 2 12 6 17 12 4 5 7 12 8 18 1 7 0 14-2 21-3 6-7 12-12 16-5 5-12 8-19 9l-157 25c-7 1-14 0-20-2-7-3-12-7-17-12-4-6-7-12-8-19s0-14 2-21c3-6 7-12 12-16 6-4 12-7 19-8zM5815 290c7-1 14 0 21 2 6 3 12 7 16 12 5 6 8 12 9 19s0 14-3 20c-2 7-6 13-12 17-5 4-11 7-18 8l-157 25c-7 1-14 1-21-2-6-2-12-6-16-12-5-5-7-12-9-19-1-6 0-13 3-20 2-6 6-12 12-16 5-5 11-8 18-9zM5503 340c7-1 14 0 20 2 7 3 12 7 17 12 4 5 7 12 8 19s0 14-2 20c-2 7-7 12-12 17-5 4-12 7-19 8l-157 25c-7 1-14 0-20-2-7-3-12-7-17-12-4-6-7-12-8-19s0-14 2-20c3-7 7-12 12-17 6-4 12-7 19-8zM5190 390c7-2 14-1 21 2 6 2 12 6 16 12 5 5 8 12 9 18 1 7 0 14-3 21-2 6-6 12-12 16-5 5-11 8-18 9l-157 25c-7 1-14 0-21-3-6-2-12-6-16-12-5-5-7-11-9-18-1-7 0-14 3-21 2-6 6-12 12-16 5-5 11-7 18-9zM4878 439c7-1 14 0 20 2 7 3 12 7 17 12 4 6 7 12 8 19s0 14-2 20c-2 7-7 13-12 17s-12 7-19 8l-157 25c-7 1-14 1-20-2-7-2-12-6-17-12-4-5-7-12-8-19-1-6 0-13 2-20 3-6 7-12 12-17 6-4 12-7 19-8zM4565 489c7-1 14-1 21 2 6 2 12 7 16 12 5 5 8 12 9 19s0 14-3 20c-2 7-6 12-12 17-5 4-11 7-18 8l-157 25c-7 1-14 0-21-2-6-3-12-7-16-12-5-6-7-12-9-19-1-7 0-14 3-20 2-7 6-13 12-17 5-4 11-7 18-8zM4253 538c7-1 14 0 20 3 7 2 12 6 17 12 4 5 7 11 8 18s0 14-2 21c-2 6-7 12-12 16-5 5-12 8-19 9l-157 25c-7 1-14 0-20-3-7-2-12-6-17-12-4-5-7-11-8-18s0-14 2-21c3-6 7-12 12-16 6-5 12-7 19-9zM3940 588c7-1 14 0 21 2 6 3 12 7 16 12 5 6 8 12 9 19s0 14-3 20c-2 7-6 13-12 17-5 4-11 7-18 8l-157 25c-7 1-14 1-21-2-6-2-12-7-16-12-5-5-7-12-9-19-1-7 0-14 3-20 2-6 6-12 12-17 5-4 11-7 18-8zM3628 638c7-1 14-1 20 2 7 2 12 7 17 12 4 5 7 12 8 19s0 14-2 20-7 12-12 17c-5 4-12 7-19 8l-157 25c-7 1-14 0-20-2-7-3-12-7-17-12-4-6-7-12-8-19s0-14 2-20c3-7 7-13 12-17 6-4 12-7 19-8zM3315 687c7-1 14 0 21 3 6 2 12 6 16 12 5 5 8 11 9 18s0 14-3 21c-2 6-6 12-12 16-5 5-11 7-18 9l-157 25c-7 1-14 0-21-3-6-2-12-6-16-12-5-5-7-11-9-18-1-7 0-14 3-21 2-6 6-12 12-16 5-5 11-8 18-9zM3003 737c7-1 14 0 20 2 7 3 12 7 17 12 4 6 7 12 8 19s0 14-2 20c-2 7-7 13-12 17s-12 7-19 8l-157 25c-7 1-14 1-20-2-7-2-12-7-17-12-4-5-7-12-8-19s0-14 2-20c3-7 7-12 12-17 6-4 12-7 19-8zM2690 787c7-1 14-1 21 2 6 2 12 6 16 12 5 5 8 12 9 19 1 6 0 13-2 20-3 6-7 12-13 17-5 4-11 7-18 8l-157 25c-7 1-14 0-21-2-6-3-12-7-16-12-5-6-7-12-9-19-1-7 0-14 3-20 2-7 6-13 12-17 5-4 11-7 18-8zM2378 836c7-1 14 0 20 3 7 2 12 6 17 12 4 5 7 11 8 18s0 14-2 21c-2 6-7 12-12 16-5 5-12 7-19 9l-157 24c-7 2-14 1-20-2-7-2-12-6-17-12-4-5-7-12-8-18-1-7 0-14 2-21 3-6 7-12 12-16 6-5 12-8 19-9zM2065 886c7-1 14 0 21 2 6 3 12 7 16 12 5 6 8 12 9 19s0 14-2 20c-3 7-7 12-13 17-5 4-11 7-18 8l-157 25c-7 1-14 0-21-2-6-3-12-7-16-12-5-5-7-12-9-19-1-7 0-14 3-20 2-7 6-12 12-17 5-4 11-7 18-8zM1753 936c7-1 14-1 20 2 7 2 12 6 17 12 4 5 7 12 8 19 1 6 0 13-2 20-2 6-7 12-12 16-5 5-12 8-19 9l-157 25c-7 1-14 0-20-2-7-3-12-7-17-12-4-6-7-12-8-19s0-14 2-20c3-7 7-13 12-17 6-4 12-7 19-8zM1440 985c7-1 14 0 21 2 6 3 12 7 16 12 5 6 8 12 9 19s0 14-2 21c-3 6-7 12-13 16-5 4-11 7-18 8l-157 25c-7 1-14 1-21-2-6-2-12-6-16-12-5-5-7-12-9-18-1-7 0-14 3-21 2-6 6-12 12-16 5-5 11-8 18-9zM1128 1035c7-1 14 0 20 2 7 3 12 7 17 12 4 6 7 12 8 19s0 14-2 20c-2 7-7 12-12 17-5 4-12 7-19 8l-157 25c-7 1-14 0-20-2-7-3-12-7-17-12-4-5-7-12-8-19s0-14 2-20c3-7 7-12 12-17 6-4 12-7 19-8zM815 1085c7-1 14-1 21 2 6 2 12 6 16 12 5 5 8 12 9 18 1 7 0 14-2 21-3 6-7 12-13 16-5 5-11 8-18 9l-157 25c-7 1-14 0-21-2-6-3-12-7-16-12-5-6-7-12-9-19-1-7 0-14 3-21 2-6 6-12 12-16 5-4 11-7 18-8zM503 1134c7-1 14 0 20 2 7 3 12 7 17 12 4 6 7 12 8 19s0 14-2 21c-2 6-7 12-12 16s-12 7-19 8l-157 25c-7 1-14 1-20-2-7-2-12-6-17-12-4-5-7-12-8-19-1-6 0-13 2-20 3-6 7-12 12-16 6-5 12-8 19-9zM190 1184c7-1 14 0 21 2 6 3 12 7 16 12 5 5 8 12 9 19s0 14-2 20c-3 7-7 12-13 17-5 4-11 7-18 8l-157 25c-7 1-14 0-21-2-6-3-12-7-16-12-5-6-7-12-9-19-1-7 0-14 3-20 2-7 6-12 12-17 5-4 11-7 18-8z">
              <text:p/>
            </draw:path>
            <draw:path draw:style-name="gr67" draw:text-style-name="P12" draw:layer="layout" svg:width="7.711cm" svg:height="0.858cm" svg:x="1.038cm" svg:y="4.551cm" svg:viewBox="0 0 7712 859" svg:d="M7712 78l-113 12c-7 0-14-1-21-4-6-2-12-7-16-13-4-5-6-12-7-19s1-14 3-20c3-6 8-12 13-16 6-4 13-6 19-7l109-11c2 26 6 53 13 78zM7434 27c7-1 14 0 20 3s12 8 16 13c4 6 7 12 7 19 1 7 0 14-3 21-3 6-7 11-13 15s-12 7-19 8l-158 16c-7 0-14-1-20-4-7-2-12-7-16-12-4-6-7-13-8-20 0-6 1-13 4-20 2-6 7-12 13-16 5-4 12-6 19-7zM7119 59c7-1 14 0 20 3 7 3 12 8 16 13 4 6 7 12 7 19 1 7 0 14-3 21-3 6-7 11-13 15-5 5-12 7-19 8l-158 16c-7 1-14-1-20-3-7-3-12-8-16-13-4-6-7-13-7-20-1-6 0-13 3-20 3-6 7-12 13-16 5-4 12-6 19-7zM6804 91c7-1 14 1 21 3 6 3 11 8 15 13 4 6 7 13 8 19 0 7-1 14-4 21-2 6-7 11-13 15-5 5-12 7-19 8l-158 16c-7 1-14-1-20-3-6-3-12-8-16-13-4-6-7-13-7-19-1-7 0-14 3-21 3-6 7-11 13-16 6-4 12-6 19-7zM6490 123c6-1 13 1 20 3 6 3 12 8 16 13 4 6 6 13 7 19 1 7-1 14-3 21-3 6-8 11-13 16-6 4-13 6-19 7l-159 16c-7 1-14 0-20-3s-12-8-16-13c-4-6-6-12-7-19s0-14 3-21c3-6 8-11 13-15 6-5 12-7 19-8zM6175 155c7-1 14 1 20 3 6 3 12 8 16 13 4 6 6 13 7 20 1 6 0 13-3 20-3 6-7 12-13 16s-12 6-19 7l-158 16c-7 1-14 0-21-3-6-3-11-8-16-13-4-6-6-12-7-19s1-14 3-21c3-6 8-11 13-15 6-4 13-7 20-8zM5860 187c7 0 14 1 20 4 6 2 12 7 16 12 4 6 7 13 7 20 1 7 0 13-3 20-3 6-7 12-13 16s-12 6-19 7l-158 16c-7 1-14 0-20-3-7-3-12-8-16-13-4-6-7-12-8-19 0-7 1-14 4-20 3-7 7-12 13-16 5-4 12-7 19-8zM5545 219c7 0 14 1 20 4 7 2 12 7 16 13 4 5 7 12 8 19 0 7-1 14-4 20s-7 12-13 16c-5 4-12 6-19 7l-158 16c-7 1-14 0-20-3-7-3-12-7-16-13s-7-12-7-19c-1-7 0-14 3-20 3-7 7-12 13-16 5-4 12-7 19-8zM5230 251c7 0 14 1 21 4 6 2 11 7 15 13 4 5 7 12 8 19 0 7-1 14-4 20-2 6-7 12-12 16-6 4-13 6-20 7l-158 16c-7 1-14 0-20-3s-12-7-16-13-6-12-7-19 0-14 3-20c3-7 7-12 13-16s12-7 19-8zM4916 283c6 0 13 1 20 4 6 3 12 7 16 13 4 5 6 12 7 19s-1 14-3 20c-3 6-8 12-13 16-6 4-13 6-19 7l-159 16c-7 1-13 0-20-3-6-3-12-7-16-13s-6-12-7-19 0-14 3-20c3-7 8-12 13-16 6-4 12-7 19-7zM4601 316c7-1 14 0 20 3s12 7 16 13c4 5 6 12 7 19s0 14-3 20-7 12-13 16-12 7-19 7l-158 16c-7 1-14 0-21-3-6-3-11-7-15-13-5-6-7-12-8-19 0-7 1-14 4-20 2-7 7-12 12-16 6-4 13-7 20-7zM4286 348c7-1 14 0 20 3 7 3 12 7 16 13 4 5 7 12 7 19 1 7 0 14-3 20s-7 12-13 16c-5 4-12 7-19 7l-158 16c-7 1-14 0-20-3-7-3-12-7-16-13-4-5-7-12-8-19 0-7 1-14 4-20 3-7 7-12 13-16 5-4 12-7 19-7zM3971 380c7-1 14 0 20 3 7 3 12 7 16 13 4 5 7 12 8 19 0 7-1 14-4 20-3 7-7 12-13 16-5 4-12 7-19 7l-158 16c-7 1-14 0-20-3-7-3-12-7-16-13-4-5-7-12-7-19-1-7 0-14 3-20s7-12 13-16 12-7 19-7zM3656 412c7-1 14 0 21 3 6 3 11 7 15 13 5 6 7 12 8 19 0 7-1 14-4 20-2 7-7 12-12 16-6 4-13 7-20 7l-158 17c-7 0-14-1-20-4s-12-7-16-13c-4-5-6-12-7-19s0-14 3-20 7-12 13-16 12-6 19-7zM3342 444c7-1 13 0 20 3 6 3 12 7 16 13s6 12 7 19 0 14-3 20c-3 7-8 12-13 16-6 4-12 7-19 7l-159 17c-6 0-13-1-20-4-6-3-12-7-16-13-4-5-6-12-7-19s1-14 3-20c3-6 8-12 13-16 6-4 13-6 19-7zM3027 476c7-1 14 0 20 3s12 7 16 13 6 12 7 19 0 14-3 20c-3 7-7 12-13 16s-12 7-19 8l-158 16c-7 0-14-1-21-4-6-2-11-7-15-13-4-5-7-12-8-19 0-7 1-14 4-20 2-6 7-12 13-16 5-4 12-6 19-7zM2712 508c7-1 14 0 20 3 7 3 12 7 16 13s7 12 7 19c1 7 0 14-3 20-3 7-7 12-13 16-5 4-12 7-19 8l-158 16c-7 0-14-1-20-4-7-2-12-7-16-13-4-5-7-12-7-19-1-7 0-14 3-20s7-12 13-16c5-4 12-6 19-7zM2397 540c7-1 14 0 20 3 7 3 12 8 16 13 4 6 7 12 8 19 0 7-1 14-4 20-3 7-7 12-13 16-5 4-12 7-19 8l-158 16c-7 0-14-1-20-4-6-2-12-7-16-12-4-6-7-13-7-20-1-6 0-13 3-20 3-6 7-12 13-16s12-6 19-7zM2082 572c7-1 14 0 21 3 6 3 11 8 16 13 4 6 6 12 7 19s-1 14-3 21c-3 6-8 11-13 15-6 4-13 7-20 8l-158 16c-7 1-14-1-20-3-6-3-12-8-16-13-4-6-6-13-7-20-1-6 0-13 3-20 3-6 8-12 13-16 6-4 12-6 19-7zM1768 604c7-1 14 0 20 3s12 8 16 13c4 6 6 13 7 19 1 7 0 14-3 21-3 6-8 11-13 15-6 5-12 7-19 8l-158 16c-7 1-14-1-21-3-6-3-12-8-16-13-4-6-6-13-7-19-1-7 1-14 3-21 3-6 8-11 13-16 6-4 13-6 19-7zM1453 636c7-1 14 1 20 3 6 3 12 8 16 13 4 6 7 13 7 19 1 7 0 14-3 21-3 6-7 11-13 16-6 4-12 6-19 7l-158 16c-7 1-14 0-20-3-7-3-12-8-16-13-4-6-7-12-8-19 0-7 1-14 4-21 2-6 7-11 13-15 5-5 12-7 19-8zM1138 668c7-1 14 1 20 3 7 3 12 8 16 13 4 6 7 13 7 20 1 6 0 13-3 20-3 6-7 12-13 16-5 4-12 6-19 7l-158 16c-7 1-14 0-20-3-7-3-12-8-16-13-4-6-7-12-7-19-1-7 0-14 3-21 3-6 7-11 13-15 5-4 12-7 19-8zM823 700c7 0 14 1 21 4 6 2 11 7 15 12 4 6 7 13 8 20 0 7-1 13-4 20-2 6-7 12-13 16-5 4-12 6-19 7l-158 16c-7 1-14 0-20-3s-12-8-16-13c-4-6-7-12-7-19-1-7 0-14 3-20 3-7 7-12 13-16s12-7 19-8zM509 732c6 0 13 1 20 4 6 2 12 7 16 13 4 5 6 12 7 19s-1 14-3 20c-3 6-8 12-13 16-6 4-13 6-19 7l-159 16c-7 1-14 0-20-3s-12-7-16-13-6-12-7-19 0-14 3-20c3-7 8-12 13-16 6-4 12-7 19-8zM194 764c7 0 14 1 20 4 6 2 12 7 16 13 4 5 6 12 7 19s0 14-3 20-7 12-13 16-12 6-19 7l-158 16c-7 1-14 0-21-3-6-3-11-7-16-13-4-6-6-12-7-19 0-7 1-14 3-20 3-7 8-12 13-16 6-4 13-7 20-8z">
              <text:p/>
            </draw:path>
          </draw:g>
        </draw:g>
      </draw:page>
      <draw:page draw:name="page24" draw:style-name="dp1" draw:master-page-name="Default">
        <draw:g>
          <draw:custom-shape draw:style-name="gr27"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8" draw:text-style-name="P5" draw:layer="layout" svg:width="3.427cm" svg:height="1.534cm" svg:x="5.972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9" draw:text-style-name="P5" draw:layer="layout" svg:width="3.431cm" svg:height="2.536cm" svg:x="5.968cm" svg:y="6.863cm" svg:viewBox="0 0 3432 2537" svg:d="M3204 1161c-151 118-367 215-627 282-261 68-557 102-858 102s-597-34-856-102c-262-67-478-164-629-282-132-102-209-218-226-337-3 19-4 37-4 56 0 135 78 267 229 384 151 116 368 213 629 280 260 68 555 104 856 104s597-36 857-104c261-67 477-164 628-280 129-101 206-213 225-329v784c2 17 4 33 4 52 0 134-79 266-229 384-151 116-367 213-629 281-260 67-555 101-856 101s-597-34-858-101c-260-68-478-165-627-281-144-112-224-239-229-368h-4v-1787h18c-10 32-14 65-14 97 0 135 78 268 229 384 151 118 368 214 629 282 260 68 555 102 856 102s597-34 857-102c261-68 477-164 628-282 129-101 206-212 225-328v688c-21 112-97 223-224 320zM3419 0h9v43c-3-15-5-30-9-43z">
            <text:p/>
          </draw:path>
        </draw:g>
        <draw:g>
          <draw:path draw:style-name="gr70" draw:text-style-name="P19" draw:layer="layout" svg:width="1.185cm" svg:height="1.304cm" svg:x="0.6cm" svg:y="6.207cm" svg:viewBox="0 0 1186 1305" svg:d="M0 1305h456l81-3 77-9 73-15 69-21 64-27 60-31 56-37 50-42 45-47 40-52 34-56 29-60 22-64 17-68 10-71 3-76-3-71-9-68-15-64-21-60-26-56-32-52-38-47-43-42-47-38-54-33-58-29-62-23-68-19-72-13-77-8-81-3h-480zM314 1025v-745h148l45 2 42 5 40 8 38 11 35 15 32 17 29 21 27 23 24 26 20 29 18 31 15 34 11 37 9 39 5 42 2 44-2 42-4 40-8 38-10 35-13 32-16 30-19 27-21 24-25 21-26 19-30 16-32 13-35 11-37 7-40 5-43 1z">
            <text:p/>
          </draw:path>
          <draw:path draw:style-name="gr70" draw:text-style-name="P19" draw:layer="layout" svg:width="1.301cm" svg:height="1.304cm" svg:x="1.841cm" svg:y="6.207cm" svg:viewBox="0 0 1302 1305" svg:d="M0 1305h342l77-269h447l84 269h352l-437-1305h-409zM506 743l133-455 139 455z">
            <text:p/>
          </draw:path>
          <draw:polygon draw:style-name="gr70" draw:text-style-name="P19" draw:layer="layout" svg:width="1.107cm" svg:height="1.304cm" svg:x="3.143cm" svg:y="6.207cm" svg:viewBox="0 0 1108 1305" draw:points="395,1305 709,1305 709,286 1108,286 1108,0 0,0 0,286 395,286">
            <text:p/>
          </draw:polygon>
          <draw:path draw:style-name="gr70" draw:text-style-name="P19" draw:layer="layout" svg:width="1.301cm" svg:height="1.304cm" svg:x="4.248cm" svg:y="6.207cm" svg:viewBox="0 0 1302 1305" svg:d="M0 1305h342l77-269h447l84 269h352l-437-1305h-409zM506 743l133-455 139 455z">
            <text:p/>
          </draw:path>
        </draw:g>
        <draw:g>
          <draw:polygon draw:style-name="gr71" draw:text-style-name="P20" draw:layer="layout" svg:width="1.155cm" svg:height="1.28cm" svg:x="0.584cm" svg:y="7.6cm" svg:viewBox="0 0 1156 1281" draw:points="0,1281 328,1281 328,776 828,776 828,1281 1156,1281 1156,0 828,0 828,488 328,488 328,0 0,0">
            <text:p/>
          </draw:polygon>
          <draw:polygon draw:style-name="gr71" draw:text-style-name="P20" draw:layer="layout" svg:width="1.227cm" svg:height="1.299cm" svg:x="1.872cm" svg:y="7.6cm" svg:viewBox="0 0 1228 1300" draw:points="598,1300 668,1297 735,1290 798,1278 858,1261 914,1240 966,1214 1013,1184 1057,1150 1095,1113 1130,1071 1159,1026 1184,978 1203,926 1217,871 1225,813 1228,752 1228,0 882,0 882,789 881,816 877,841 872,865 865,887 856,908 845,928 832,945 817,961 800,975 782,988 761,998 740,1007 716,1014 691,1019 664,1022 636,1023 603,1022 572,1018 543,1013 516,1005 490,994 467,982 445,968 426,951 409,933 393,912 381,890 370,866 362,840 355,812 352,783 351,752 351,0 0,0 0,770 3,830 10,888 23,942 41,992 64,1039 91,1083 123,1123 159,1159 200,1191 245,1219 294,1244 347,1264 404,1279 465,1291 530,1298">
            <text:p/>
          </draw:polygon>
          <draw:path draw:style-name="gr71" draw:text-style-name="P20" draw:layer="layout" svg:width="1.055cm" svg:height="1.28cm" svg:x="3.245cm" svg:y="7.6cm" svg:viewBox="0 0 1056 1281" svg:d="M0 1281h514l60-2 57-6 54-9 51-13 48-16 44-20 41-23 38-26 33-29 30-32 25-34 22-38 16-39 13-42 7-44 3-46-1-29-3-28-5-27-7-26-8-25-10-24-12-23-14-21-15-20-17-19-19-18-20-16-22-15-23-14-25-12-27-12 14-10 13-12 12-11 11-13 11-13 9-14 9-14 8-14 7-15 6-16 5-16 5-16 3-16 3-17 1-18 1-17-2-36-6-34-10-31-13-29-17-27-22-25-24-22-29-21-32-17-36-16-40-13-43-11-47-8-51-6-112-5h-462zM316 251h127l20 1 19 1 18 3 17 4 15 5 15 7 14 7 12 8 11 9 10 9 8 11 7 11 6 13 4 12 2 14 1 14-1 9v8l-2 9-2 8-2 8-3 8-4 7-4 8-5 7-5 7-6 7-6 7-7 7-8 6-16 12h-235zM316 1030v-288h222l21 1 20 2 19 3 17 5 16 6 15 7 14 8 12 9 12 11 9 11 8 12 7 14 5 14 4 15 3 17v16 17l-2 15-3 15-5 13-6 12-7 11-8 11-10 9-11 8-12 7-14 6-14 4-16 4-17 3-19 2h-19z">
            <text:p/>
          </draw:path>
        </draw:g>
        <draw:g>
          <draw:custom-shape draw:style-name="gr72" draw:text-style-name="P2" draw:layer="layout" svg:width="2.577cm" svg:height="1.289cm" svg:x="0.8cm" svg:y="3.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9" draw:text-style-name="P2" draw:layer="layout" svg:width="2.58cm" svg:height="2.131cm" svg:x="0.798cm" svg:y="3.935cm" svg:viewBox="0 0 2581 2132" svg:d="M2409 976c-112 97-276 180-471 236-197 56-419 87-644 87-227 0-449-31-646-87-196-56-359-139-471-236-101-87-159-184-170-284-3 16-4 32-4 47 0 113 60 224 172 322 113 98 277 180 473 236 195 56 418 87 644 87 227 0 448-31 644-87 197-56 359-138 473-236 97-85 155-178 169-276v659c1 15 3 28 3 43 0 113-59 224-173 322-113 99-275 180-472 236-196 58-418 87-644 87-228 0-449-29-645-87-197-56-359-137-472-236-108-93-167-200-172-308h-3v-1501h13c-6 27-10 55-10 81 0 114 60 226 172 323 113 99 277 180 473 236 195 57 418 87 644 87 227 0 448-30 644-87 197-56 359-137 473-236 97-84 155-179 169-275v578c-16 94-73 186-169 269zM2570 0h8v36c-3-13-4-24-8-36z">
            <text:p/>
          </draw:path>
        </draw:g>
        <draw:g>
          <draw:custom-shape draw:style-name="gr72" draw:text-style-name="P2" draw:layer="layout" svg:width="2.577cm" svg:height="1.289cm" svg:x="0.799cm" svg:y="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9" draw:text-style-name="P2" draw:layer="layout" svg:width="2.58cm" svg:height="2.131cm" svg:x="0.796cm" svg:y="1.268cm" svg:viewBox="0 0 2581 2132" svg:d="M2409 976c-112 97-276 180-471 236-197 56-419 87-644 87-227 0-449-31-646-87-196-56-359-139-471-236-101-87-159-184-170-284-3 16-4 32-4 47 0 113 60 224 172 322 113 98 277 180 473 236 195 56 418 87 644 87 227 0 448-31 644-87 197-56 359-138 473-236 97-85 155-178 169-276v659c1 15 3 28 3 43 0 113-59 224-173 322-113 99-275 180-472 236-196 58-418 87-644 87-228 0-449-29-645-87-197-56-359-137-472-236-108-93-167-200-172-308h-3v-1501h13c-6 27-10 55-10 81 0 114 60 226 172 323 113 99 277 180 473 236 195 57 418 87 644 87 227 0 448-30 644-87 197-56 359-137 473-236 97-84 155-179 169-275v578c-16 94-73 186-169 269zM2570 0h8v36c-3-13-4-24-8-36z">
            <text:p/>
          </draw:path>
        </draw:g>
        <draw:line draw:style-name="gr73" draw:text-style-name="P2" draw:layer="layout" svg:x1="3.901cm" svg:y1="2.801cm" svg:x2="8.001cm" svg:y2="2.801cm">
          <text:p/>
        </draw:line>
        <draw:line draw:style-name="gr73" draw:text-style-name="P2" draw:layer="layout" svg:x1="3.677cm" svg:y1="4.733cm" svg:x2="8.587cm" svg:y2="4.733cm">
          <text:p/>
        </draw:line>
        <draw:line draw:style-name="gr73" draw:text-style-name="P2" draw:layer="layout" svg:x1="8.587cm" svg:y1="5.866cm" svg:x2="8.587cm" svg:y2="4.733cm">
          <text:p/>
        </draw:line>
        <draw:line draw:style-name="gr73" draw:text-style-name="P2" draw:layer="layout" svg:x1="8.001cm" svg:y1="5.751cm" svg:x2="8.001cm" svg:y2="2.801cm">
          <text:p/>
        </draw:line>
      </draw:page>
      <draw:page draw:name="page25" draw:style-name="dp1" draw:master-page-name="Default">
        <draw:g>
          <draw:g>
            <draw:custom-shape draw:style-name="gr27"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polygon draw:style-name="gr71" draw:text-style-name="P20" draw:layer="layout" svg:width="1.531cm" svg:height="1.625cm" svg:x="0.677cm" svg:y="4.926cm" svg:viewBox="0 0 1532 1626" draw:points="0,1626 434,1626 434,984 1098,984 1098,1626 1532,1626 1532,0 1098,0 1098,619 434,619 434,0 0,0">
                  <text:p/>
                </draw:polygon>
                <draw:polygon draw:style-name="gr71" draw:text-style-name="P20" draw:layer="layout" svg:width="1.726cm" svg:height="1.649cm" svg:x="2.342cm" svg:y="4.926cm" svg:viewBox="0 0 1727 1650" draw:points="841,1650 939,1647 1033,1637 1122,1622 1206,1600 1285,1573 1358,1541 1425,1503 1486,1460 1540,1412 1588,1359 1630,1302 1664,1241 1691,1175 1711,1105 1723,1031 1727,954 1727,0 1240,0 1240,1001 1238,1035 1234,1067 1226,1098 1216,1126 1203,1153 1188,1177 1169,1200 1148,1220 1125,1238 1099,1254 1071,1267 1040,1278 1007,1287 972,1293 934,1297 895,1298 848,1297 805,1292 763,1285 725,1275 689,1262 656,1246 626,1228 599,1207 574,1183 553,1158 535,1129 520,1099 508,1066 500,1031 495,993 493,954 493,0 0,0 0,977 4,1054 15,1127 33,1195 58,1259 89,1319 128,1374 173,1425 224,1471 281,1512 344,1548 413,1578 488,1604 568,1624 654,1638 745,1647">
                  <text:p/>
                </draw:polygon>
                <draw:path draw:style-name="gr71" draw:text-style-name="P20" draw:layer="layout" svg:width="1.378cm" svg:height="1.625cm" svg:x="4.285cm" svg:y="4.926cm" svg:viewBox="0 0 1379 1626" svg:d="M0 1626h671l78-3 75-7 71-12 66-16 63-21 58-25 54-30 49-33 44-36 38-41 34-43 27-47 22-51 16-53 10-56 3-58-1-37-4-36-6-34-9-33-11-32-13-30-15-29-18-27-20-25-22-24-25-23-26-21-29-19-30-17-33-16-35-14 18-14 17-14 16-15 14-16 14-17 13-17 11-18 10-18 10-19 8-20 7-20 5-20 5-22 3-21 2-22 1-22-3-46-8-42-12-40-18-38-22-34-28-31-32-29-38-25-42-23-47-19-52-17-57-14-61-10-66-8-147-6h-603zM413 319h166 26l24 3 24 3 22 5 21 7 19 8 17 9 17 10 14 11 13 13 11 13 9 14 7 16 5 16 3 18 1 18v11l-1 10-2 11-3 10-3 10-4 10-5 10-5 10-6 9-7 9-8 9-8 9-9 8-10 8-21 15h-307zM413 1307v-365h290l27 1 26 2 25 4 23 6 21 8 20 9 17 10 17 12 14 13 13 15 10 15 9 17 7 19 5 19 3 20 1 22-1 21-2 19-4 18-6 17-8 16-9 14-11 13-13 12-14 10-16 9-18 7-19 6-21 5-22 3-24 3h-26z">
                  <text:p/>
                </draw:path>
              </draw:g>
              <draw:g>
                <draw:path draw:style-name="gr70" draw:text-style-name="P19" draw:layer="layout" svg:width="1.202cm" svg:height="1.299cm" svg:x="0.671cm" svg:y="3.546cm" svg:viewBox="0 0 1203 1300" svg:d="M0 1300h463l82-3 78-9 74-15 70-21 65-26 61-32 56-37 51-42 46-46 41-52 34-55 29-60 23-64 17-68 10-71 3-75-3-72-9-67-15-64-21-60-27-55-33-52-38-46-43-43-49-38-53-33-59-28-64-24-69-18-73-13-78-8-82-3h-487zM319 1021v-742h150l45 2 43 5 41 8 38 11 35 15 33 17 30 20 27 23 24 26 21 29 18 32 15 34 12 36 8 39 5 42 2 43-2 43-4 40-8 37-10 35-13 32-16 29-19 27-22 24-25 22-27 19-30 16-33 13-35 10-38 7-41 5-43 1z">
                  <text:p/>
                </draw:path>
                <draw:path draw:style-name="gr70" draw:text-style-name="P19" draw:layer="layout" svg:width="1.32cm" svg:height="1.299cm" svg:x="1.93cm" svg:y="3.546cm" svg:viewBox="0 0 1321 1300" svg:d="M0 1300h347l78-268h454l84 268h358l-444-1300h-414zM514 740l134-453 141 453z">
                  <text:p/>
                </draw:path>
                <draw:polygon draw:style-name="gr70" draw:text-style-name="P19" draw:layer="layout" svg:width="1.124cm" svg:height="1.299cm" svg:x="3.25cm" svg:y="3.546cm" svg:viewBox="0 0 1125 1300" draw:points="401,1300 720,1300 720,285 1125,285 1125,0 0,0 0,285 401,285">
                  <text:p/>
                </draw:polygon>
                <draw:path draw:style-name="gr70" draw:text-style-name="P19" draw:layer="layout" svg:width="1.32cm" svg:height="1.299cm" svg:x="4.371cm" svg:y="3.546cm" svg:viewBox="0 0 1321 1300" svg:d="M0 1300h347l78-268h454l84 268h358l-444-1300h-414zM514 740l134-453 141 453z">
                  <text:p/>
                </draw:path>
              </draw:g>
              <draw:g>
                <draw:custom-shape draw:style-name="gr74" draw:text-style-name="P5" draw:layer="layout" svg:width="3.476cm" svg:height="1.406cm" svg:x="5.737cm" svg:y="3.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9" draw:text-style-name="P5" draw:layer="layout" svg:width="3.48cm" svg:height="2.324cm" svg:x="5.733cm" svg:y="4.402cm" svg:viewBox="0 0 3481 2325" svg:d="M3250 1064c-152 108-372 197-636 258-264 62-564 94-870 94-305 0-606-32-869-94-265-61-484-150-637-258-134-94-213-201-230-310-3 18-4 35-4 51 0 123 80 246 232 352 153 108 374 197 638 258s563 94 869 94c305 0 605-33 870-94 264-61 483-150 636-258 132-92 210-194 228-300v718c3 15 4 31 4 47 0 123-79 244-232 352-153 106-372 195-638 258-264 61-563 93-868 93-306 0-606-32-870-93-265-63-485-152-637-258-146-102-227-219-232-338h-4v-1636h19c-11 29-15 60-15 89 0 124 80 246 232 352 153 108 374 197 638 258s563 94 869 94c305 0 605-33 870-94 264-61 483-150 636-258 132-93 210-194 228-300v629c-21 103-98 204-227 294zM3468 0h9v39c-2-14-5-27-9-39z">
                  <text:p/>
                </draw:path>
              </draw:g>
              <draw:g>
                <draw:custom-shape draw:style-name="gr2" draw:layer="layout" svg:width="0.864cm" svg:height="0.797cm" svg:x="2.078cm" svg:y="1.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layer="layout" svg:width="0.863cm" svg:height="0.797cm" svg:x="7.527cm" svg:y="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4.815cm" svg:height="0.837cm" svg:x="2.942cm" svg:y="1.985cm" svg:viewBox="0 0 4816 838" svg:d="M41 162c0-56-12-112-37-162h4180l632 612c-20 8-38 16-57 26-65 35-121 86-158 146-10 17-21 36-29 54l-522-506h-4050c28-53 41-112 41-170z">
                  <text:p/>
                </draw:path>
              </draw:g>
              <draw:g>
                <draw:custom-shape draw:style-name="gr2" draw:layer="layout" svg:width="0.864cm" svg:height="0.797cm" svg:x="0.617cm" svg:y="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layer="layout" svg:width="0.864cm" svg:height="0.797cm" svg:x="6.197cm" svg:y="2.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4.716cm" svg:height="0.331cm" svg:x="1.481cm" svg:y="2.849cm" svg:viewBox="0 0 4717 332" svg:d="M44 162c0-56-13-112-39-162h4708c-25 50-40 106-40 163 0 59 16 116 44 169h-4717c29-53 44-112 44-170z">
                  <text:p/>
                </draw:path>
              </draw:g>
              <draw:g>
                <draw:custom-shape draw:style-name="gr2" draw:layer="layout" svg:width="0.863cm" svg:height="0.797cm" svg:x="1.149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layer="layout" svg:width="0.863cm" svg:height="0.797cm" svg:x="8.19cm" svg:y="6.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6.177cm" svg:height="0.331cm" svg:x="2.012cm" svg:y="7.099cm" svg:viewBox="0 0 6178 332" svg:d="M6137 163c0 59 14 116 41 169h-6178c46-53 72-112 72-170 0-56-22-112-64-162h6167c-25 50-38 106-38 163z">
                  <text:p/>
                </draw:path>
              </draw:g>
            </draw:g>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g>
      </draw:page>
      <draw:page draw:name="page26" draw:style-name="dp1" draw:master-page-name="Default">
        <draw:g>
          <draw:custom-shape draw:style-name="gr27"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5" draw:text-style-name="P2" draw:layer="layout" svg:width="1.81cm" svg:height="3.737cm" svg:x="0.62cm" svg:y="5.651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5" draw:text-style-name="P2" draw:layer="layout" svg:width="1.811cm" svg:height="3.737cm" svg:x="2.28cm" svg:y="5.651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5" draw:text-style-name="P2" draw:layer="layout" svg:width="1.81cm" svg:height="3.737cm" svg:x="3.941cm" svg:y="5.651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5" draw:text-style-name="P2" draw:layer="layout" svg:width="1.811cm" svg:height="3.737cm" svg:x="5.601cm" svg:y="5.651cm">
                <text:p/>
                <draw:enhanced-geometry svg:viewBox="0 0 21600 21600" draw:glue-points="?f6 0 10800 ?f8 ?f11 10800 ?f9 21600 10800 ?f10 ?f5 10800" draw:text-areas="?f3 ?f3 ?f4 ?f4" draw:type="parallelogram" draw:modifiers="17994.0199335548"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polygon draw:style-name="gr38" draw:text-style-name="P2" draw:layer="layout" svg:width="8.743cm" svg:height="4.753cm" svg:x="0.638cm" svg:y="0.6cm" svg:viewBox="0 0 8744 4754" draw:points="1739,1025 1783,926 1835,830 1892,738 1956,649 2025,565 2099,486 2178,412 2262,343 2350,280 2443,222 2539,171 2638,126 2740,88 2843,57 2949,32 3056,14 3164,4 3273,0 3382,4 3491,14 3598,32 3703,57 3807,88 3909,126 4008,171 4104,222 4197,280 4285,343 4369,412 4448,486 4510,553 4545,531 4670,465 4799,408 4931,359 5066,318 5203,287 5342,264 5483,250 5625,246 5766,250 5907,264 6046,287 6183,318 6318,359 6450,408 6579,465 6704,531 6825,605 6940,687 7049,775 7151,870 7248,972 7337,1080 7420,1193 7495,1312 7561,1436 7598,1516 7616,1522 7718,1560 7817,1605 7913,1656 8006,1714 8094,1777 8178,1846 8257,1920 8331,1999 8400,2083 8463,2171 8521,2264 8572,2360 8617,2459 8655,2561 8687,2664 8712,2770 8729,2877 8740,2985 8744,3094 8740,3203 8729,3311 8712,3418 8687,3524 8655,3627 8617,3729 8572,3828 8521,3924 8463,4017 8400,4105 8331,4189 8257,4268 8178,4342 8094,4411 8006,4474 7913,4532 7817,4583 7718,4628 7616,4666 7512,4698 7407,4722 7300,4740 7191,4751 7082,4754 6973,4751 6926,4746 1318,4746 1311,4747 1230,4749 1150,4747 1069,4739 990,4726 912,4708 835,4685 760,4657 686,4624 615,4587 547,4545 481,4499 419,4448 360,4394 305,4337 254,4275 208,4211 165,4143 127,4073 94,4001 65,3927 42,3851 24,3774 11,3696 3,3617 0,3538 3,3458 11,3379 24,3301 42,3224 65,3149 94,3075 127,3002 165,2932 208,2865 254,2800 305,2739 360,2681 419,2627 481,2577 547,2531 615,2489 686,2451 758,2419 766,2337 784,2230 809,2125 840,2021 878,1920 923,1821 975,1725 1032,1632 1096,1544 1165,1460 1239,1381 1318,1307 1402,1238 1490,1174 1583,1117 1679,1065 1733,1041">
                <text:p/>
              </draw:polygon>
            </draw:g>
            <draw:custom-shape draw:style-name="gr31" draw:layer="layout" svg:width="8.8cm" svg:height="8.795cm" svg:x="0.6cm" svg:y="0.605cm">
              <text:p/>
              <draw:enhanced-geometry svg:viewBox="0 0 21600 21600" draw:mirror-horizontal="false" draw:mirror-vertical="false" draw:type="rectangle" draw:enhanced-path="M 0 0 L 21600 0 21600 21600 0 21600 0 0 Z N"/>
            </draw:custom-shape>
          </draw:g>
        </draw:g>
      </draw:page>
      <draw:page draw:name="page27" draw:style-name="dp1" draw:master-page-name="Default">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76" draw:text-style-name="P5" draw:layer="layout" svg:width="3.318cm" svg:height="3.308cm" svg:x="0.611cm" svg:y="0.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4.977cm" svg:height="4.962cm" svg:x="4.399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 draw:layer="layout" svg:width="3.318cm" svg:height="3.309cm" svg:x="6.045cm" svg:y="6.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5" draw:layer="layout" svg:width="4.308cm" svg:height="4.3cm" svg:x="0.603cm" svg:y="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5" draw:layer="layout" svg:width="1.681cm" svg:height="1.527cm" svg:x="2.864cm" svg:y="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5" draw:layer="layout" svg:width="1.68cm" svg:height="1.527cm" svg:x="4.821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5" draw:layer="layout" svg:width="1.48cm" svg:height="1.377cm" svg:x="0.62cm" svg:y="3.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5" draw:layer="layout" svg:width="1.48cm" svg:height="1.378cm" svg:x="4.646cm" svg:y="7.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layer="layout" svg:width="8.792cm" svg:height="5.178cm" svg:x="0.608cm" svg:y="4.197cm">
                <text:p/>
                <draw:enhanced-geometry svg:viewBox="0 0 21600 21600" draw:type="rectangle" draw:enhanced-path="M 0 0 L 21600 0 21600 21600 0 21600 0 0 Z N"/>
              </draw:custom-shape>
            </draw:g>
            <draw:custom-shape draw:style-name="gr31" draw:layer="layout" svg:width="8.793cm" svg:height="8.767cm" svg:x="0.6cm" svg:y="0.633cm">
              <text:p/>
              <draw:enhanced-geometry svg:viewBox="0 0 21600 21600" draw:mirror-horizontal="false" draw:mirror-vertical="false" draw:type="rectangle" draw:enhanced-path="M 0 0 L 21600 0 21600 21600 0 21600 0 0 Z N"/>
            </draw:custom-shape>
          </draw:g>
        </draw:g>
      </draw:page>
      <draw:page draw:name="page28" draw:style-name="dp1" draw:master-page-name="Default">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85" draw:layer="layout" svg:width="4.039cm" svg:height="6.373cm" draw:transform="skewX (-0.327423767674136) rotate (-0.645073691537104) translate (0.828467924528302cm 0.693977358490566cm)" svg:viewBox="0 0 4040 6374" svg:d="M0 0c5255 1 3877 5894 3877 5894l-101 480">
                <text:p/>
              </draw:path>
              <draw:path draw:style-name="gr85" draw:layer="layout" svg:width="5.405cm" svg:height="7.093cm" draw:transform="skewX (-0.00383972435438745) rotate (-0.463908515180093) translate (2.52039278668197cm 0.693976684769886cm)" svg:viewBox="0 0 5406 7094" svg:d="M0 0c7028-3 5189 6559 5189 6559l-135 535">
                <text:p/>
              </draw:path>
              <draw:path draw:style-name="gr85" draw:layer="layout" svg:width="6.396cm" svg:height="7.339cm" draw:transform="skewX (0.158650429006285) rotate (-0.387288561017542) translate (4.72537358490566cm 0.702279245283019cm)" svg:viewBox="0 0 6397 7340" svg:d="M0 0c8315 0 6140 6787 6140 6787l-159 553">
                <text:p/>
              </draw:path>
              <draw:custom-shape draw:style-name="gr86" draw:text-style-name="P22" draw:layer="layout" svg:width="1.69cm" svg:height="0.66cm" draw:transform="rotate (-0.862018117559999) translate (1.875cm 1.161cm)">
                <text:p text:style-name="P21"><text:span text:style-name="T1">70</text:span></text:p>
                <draw:enhanced-geometry svg:viewBox="0 0 21600 21600" draw:type="rectangle" draw:enhanced-path="M 0 0 L 21600 0 21600 21600 0 21600 0 0 Z N"/>
              </draw:custom-shape>
              <draw:custom-shape draw:style-name="gr87" draw:text-style-name="P23" draw:layer="layout" svg:width="1.691cm" svg:height="0.661cm" draw:transform="skewX (-0.00453785605518525) rotate (-0.759916356318332) translate (4.182cm 1.195cm)">
                <text:p text:style-name="P21"><text:span text:style-name="T1">80</text:span></text:p>
                <draw:enhanced-geometry svg:viewBox="0 0 21600 21600" draw:type="rectangle" draw:enhanced-path="M 0 0 L 21600 0 21600 21600 0 21600 0 0 Z N"/>
              </draw:custom-shape>
              <draw:custom-shape draw:style-name="gr87" draw:text-style-name="P23" draw:layer="layout" svg:width="1.691cm" svg:height="0.661cm" draw:transform="rotate (-0.669682833990225) translate (6.387cm 1.022cm)">
                <text:p text:style-name="P21"><text:span text:style-name="T1">90</text:span></text:p>
                <draw:enhanced-geometry svg:viewBox="0 0 21600 21600" draw:type="rectangle" draw:enhanced-path="M 0 0 L 21600 0 21600 21600 0 21600 0 0 Z N"/>
              </draw:custom-shape>
            </draw:g>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g>
      </draw:page>
      <draw:page draw:name="page29" draw:style-name="dp1" draw:master-page-name="Default">
        <draw:g>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88" draw:text-style-name="P2" draw:layer="layout" svg:width="5.5cm" svg:height="5.513cm" svg:x="2.249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layer="layout" svg:x1="5cm" svg:y1="7.929cm" svg:x2="5cm" svg:y2="9.399cm">
              <text:p/>
            </draw:line>
            <draw:line draw:style-name="gr89" draw:layer="layout" svg:x1="5cm" svg:y1="0.599cm" svg:x2="5cm" svg:y2="2.069cm">
              <text:p/>
            </draw:line>
            <draw:line draw:style-name="gr89" draw:layer="layout" svg:x1="7.933cm" svg:y1="4.944cm" svg:x2="9.4cm" svg:y2="4.944cm">
              <text:p/>
            </draw:line>
            <draw:line draw:style-name="gr89" draw:layer="layout" svg:x1="0.6cm" svg:y1="4.944cm" svg:x2="2.067cm" svg:y2="4.944cm">
              <text:p/>
            </draw:line>
            <draw:line draw:style-name="gr89" draw:layer="layout" svg:x1="7.119cm" svg:y1="7.041cm" svg:x2="8.157cm" svg:y2="8.081cm">
              <text:p/>
            </draw:line>
            <draw:line draw:style-name="gr89" draw:layer="layout" svg:x1="1.868cm" svg:y1="1.821cm" svg:x2="2.906cm" svg:y2="2.861cm">
              <text:p/>
            </draw:line>
            <draw:line draw:style-name="gr89" draw:layer="layout" svg:x1="2.84cm" svg:y1="7.06cm" svg:x2="1.802cm" svg:y2="8.1cm">
              <text:p/>
            </draw:line>
            <draw:line draw:style-name="gr89" draw:layer="layout" svg:x1="8.096cm" svg:y1="1.866cm" svg:x2="7.058cm" svg:y2="2.906cm">
              <text:p/>
            </draw:line>
            <draw:line draw:style-name="gr89" draw:layer="layout" svg:x1="6.167cm" svg:y1="7.679cm" svg:x2="6.728cm" svg:y2="9.037cm">
              <text:p/>
            </draw:line>
            <draw:line draw:style-name="gr89" draw:layer="layout" svg:x1="3.278cm" svg:y1="0.901cm" svg:x2="3.839cm" svg:y2="2.259cm">
              <text:p/>
            </draw:line>
            <draw:line draw:style-name="gr89" draw:layer="layout" svg:x1="6.684cm" svg:y1="0.912cm" svg:x2="6.123cm" svg:y2="2.27cm">
              <text:p/>
            </draw:line>
            <draw:line draw:style-name="gr89" draw:layer="layout" svg:x1="3.817cm" svg:y1="7.635cm" svg:x2="3.256cm" svg:y2="8.993cm">
              <text:p/>
            </draw:line>
            <draw:line draw:style-name="gr89" draw:layer="layout" svg:x1="0.871cm" svg:y1="6.719cm" svg:x2="2.226cm" svg:y2="6.157cm">
              <text:p/>
            </draw:line>
            <draw:line draw:style-name="gr89" draw:layer="layout" svg:x1="7.651cm" svg:y1="3.812cm" svg:x2="9.006cm" svg:y2="3.25cm">
              <text:p/>
            </draw:line>
            <draw:line draw:style-name="gr89" draw:layer="layout" svg:x1="7.676cm" svg:y1="6.124cm" svg:x2="9.031cm" svg:y2="6.686cm">
              <text:p/>
            </draw:line>
            <draw:line draw:style-name="gr89" draw:layer="layout" svg:x1="0.964cm" svg:y1="3.121cm" svg:x2="2.319cm" svg:y2="3.683cm">
              <text:p/>
            </draw:line>
          </draw:g>
        </draw:g>
      </draw:page>
      <draw:page draw:name="page30" draw:style-name="dp1" draw:master-page-name="Default">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90" draw:text-style-name="P5" draw:layer="layout" svg:width="2.64cm" svg:height="2.476cm" svg:x="3.805cm" svg:y="6.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2" draw:layer="layout" svg:width="1.397cm" svg:height="7.665cm" svg:x="4.414cm" svg:y="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layer="layout" svg:width="1.581cm" svg:height="1.519cm" svg:x="4.343cm" svg:y="7.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layer="layout" svg:width="0.688cm" svg:height="3.447cm" svg:x="4.784cm" svg:y="4.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layer="layout" svg:width="0.42cm" svg:height="0.297cm" svg:x="5.084cm" svg:y="1.3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layer="layout" svg:width="0.42cm" svg:height="0.297cm" svg:x="5.084cm" svg:y="1.8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layer="layout" svg:width="0.42cm" svg:height="0.296cm" svg:x="5.084cm" svg:y="2.3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layer="layout" svg:width="0.707cm" svg:height="0.296cm" svg:x="4.797cm" svg:y="2.8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layer="layout" svg:width="0.42cm" svg:height="0.296cm" svg:x="5.084cm" svg:y="3.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layer="layout" svg:width="0.42cm" svg:height="0.296cm" svg:x="5.084cm" svg:y="3.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layer="layout" svg:width="0.42cm" svg:height="0.297cm" svg:x="5.084cm" svg:y="0.8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1" draw:layer="layout" svg:width="8.8cm" svg:height="8.796cm" svg:x="0.6cm" svg:y="0.604cm">
              <text:p/>
              <draw:enhanced-geometry svg:viewBox="0 0 21600 21600" draw:mirror-horizontal="false" draw:mirror-vertical="false" draw:type="rectangle" draw:enhanced-path="M 0 0 L 21600 0 21600 21600 0 21600 0 0 Z N"/>
            </draw:custom-shape>
          </draw:g>
        </draw:g>
      </draw:page>
      <draw:page draw:name="page31" draw:style-name="dp1" draw:master-page-name="Default">
        <draw:g>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ath draw:style-name="gr29" draw:text-style-name="P2" draw:layer="layout" svg:width="8.74cm" svg:height="4.756cm" svg:x="0.659cm" svg:y="0.679cm" svg:viewBox="0 0 8741 4757" svg:d="M1834 831c146-253 356-463 608-608 253-146 539-223 830-223 292 0 578 77 831 223 152 88 289 199 406 329 11-7 23-14 34-20 329-188 701-286 1080-286s751 98 1079 286c328 187 601 456 790 781 39 66 74 134 105 204 109 36 214 83 314 140 252 146 462 356 607 608 146 253 223 539 223 831 0 291-77 578-223 830-145 253-355 463-607 608-253 146-539 223-831 223-55 0-111-3-166-8h-5593c-30 2-61 3-91 3-216 0-428-56-615-162-187-107-342-260-450-444s-165-393-165-606 57-422 165-606 263-337 450-444c46-26 94-49 142-69 20-245 94-482 217-695 146-253 356-463 608-608 49-29 99-54 150-77 29-72 63-143 102-210z">
                <text:p/>
              </draw:path>
              <draw:custom-shape draw:style-name="gr97" draw:text-style-name="P2" draw:layer="layout" svg:width="1.518cm" svg:height="1.637cm" svg:x="1.859cm" svg:y="5.837cm">
                <text:p/>
                <draw:enhanced-geometry svg:viewBox="0 0 780 907" draw:type="non-primitive" draw:enhanced-path="M 390 0 L 492 276 780 228 594 457 780 679 492 631 390 907 288 631 0 679 186 457 0 228 288 276 390 0 Z N"/>
              </draw:custom-shape>
              <draw:custom-shape draw:style-name="gr98" draw:text-style-name="P2" draw:layer="layout" svg:width="1.517cm" svg:height="1.638cm" svg:x="4.351cm" svg:y="7.167cm">
                <text:p/>
                <draw:enhanced-geometry svg:viewBox="0 0 780 907" draw:type="non-primitive" draw:enhanced-path="M 390 0 L 492 276 780 228 594 457 780 679 492 631 390 907 288 631 0 679 186 457 0 228 288 276 390 0 Z N"/>
              </draw:custom-shape>
              <draw:custom-shape draw:style-name="gr98" draw:text-style-name="P2" draw:layer="layout" svg:width="1.517cm" svg:height="1.638cm" svg:x="6.842cm" svg:y="6.338cm">
                <text:p/>
                <draw:enhanced-geometry svg:viewBox="0 0 780 907" draw:type="non-primitive" draw:enhanced-path="M 390 0 L 492 276 780 228 594 457 780 679 492 631 390 907 288 631 0 679 186 457 0 228 288 276 390 0 Z N"/>
              </draw:custom-shape>
              <draw:custom-shape draw:style-name="gr99" draw:text-style-name="P2" draw:layer="layout" svg:width="0.678cm" svg:height="0.719cm" svg:x="4.786cm" svg:y="6.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2" draw:layer="layout" svg:width="0.678cm" svg:height="0.718cm" svg:x="2.13cm" svg:y="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2" draw:layer="layout" svg:width="0.391cm" svg:height="0.475cm" svg:x="7.939cm" svg:y="5.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draw:layer="layout" svg:width="0.391cm" svg:height="0.474cm" svg:x="6.279cm" svg:y="5.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2" draw:layer="layout" svg:width="0.39cm" svg:height="0.476cm" svg:x="3.458cm" svg:y="7.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2" draw:layer="layout" svg:width="0.266cm" svg:height="0.339cm" svg:x="7.109cm" svg:y="8.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2" draw:layer="layout" svg:width="0.265cm" svg:height="0.338cm" svg:x="8.10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2" draw:layer="layout" svg:width="0.265cm" svg:height="0.338cm" svg:x="1.47cm" svg:y="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 draw:layer="layout" svg:width="8.797cm" svg:height="8.8cm" svg:x="0.6cm" svg:y="0.6cm">
              <text:p/>
              <draw:enhanced-geometry svg:viewBox="0 0 21600 21600" draw:mirror-horizontal="false" draw:mirror-vertical="false" draw:type="rectangle" draw:enhanced-path="M 0 0 L 21600 0 21600 21600 0 21600 0 0 Z N"/>
            </draw:custom-shape>
          </draw:g>
        </draw:g>
      </draw:page>
      <draw:page draw:name="page32" draw:style-name="dp1" draw:master-page-name="Default">
        <draw:g>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05" draw:text-style-name="P2" draw:layer="layout" svg:width="3.135cm" svg:height="3.355cm" svg:x="3.27cm" svg:y="2.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2" draw:layer="layout" svg:width="3.223cm" svg:height="3.15cm" svg:x="3.273cm" svg:y="6.249cm" svg:viewBox="0 0 3224 3151" svg:d="M1567 247c274 0 545-78 784-224 12-8 23-15 35-23 12 8 22 18 32 27 245 215 449 523 591 895 141 369 215 792 215 1219 0 350-49 693-144 1010h-2936c-94-317-144-660-144-1010 0-427 75-850 216-1219 141-368 342-675 584-889 234 141 498 214 767 214z">
                <text:p/>
              </draw:path>
            </draw:g>
            <draw:custom-shape draw:style-name="gr31" draw:layer="layout" svg:width="8.8cm" svg:height="8.789cm" svg:x="0.6cm" svg:y="0.6cm">
              <text:p/>
              <draw:enhanced-geometry svg:viewBox="0 0 21600 21600" draw:mirror-horizontal="false" draw:mirror-vertical="false" draw:type="rectangle" draw:enhanced-path="M 0 0 L 21600 0 21600 21600 0 21600 0 0 Z N"/>
            </draw:custom-shape>
          </draw:g>
        </draw:g>
      </draw:page>
      <draw:page draw:name="page33" draw:style-name="dp1" draw:master-page-name="Default">
        <draw:g>
          <draw:g>
            <draw:custom-shape draw:style-name="gr27"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layer="layout" svg:width="6.625cm" svg:height="6.626cm" svg:x="1.688cm" svg:y="1.687cm">
              <text:p/>
              <draw:enhanced-geometry svg:viewBox="0 0 21600 21600" draw:mirror-horizontal="false" draw:mirror-vertical="false" draw:type="rectangle" draw:enhanced-path="M 0 0 L 21600 0 21600 21600 0 21600 0 0 Z N"/>
            </draw:custom-shape>
          </draw:g>
          <draw:g>
            <draw:custom-shape draw:style-name="gr107" draw:layer="layout" svg:width="8.8cm" svg:height="8.8cm" svg:x="0.6cm" svg:y="0.6cm">
              <text:p/>
              <draw:enhanced-geometry svg:viewBox="0 0 21600 21600" draw:type="rectangle" draw:enhanced-path="M 0 0 L 21600 0 21600 21600 0 21600 0 0 Z N"/>
            </draw:custom-shape>
            <draw:path draw:style-name="gr38" draw:text-style-name="P2" draw:layer="layout" svg:width="4.663cm" svg:height="2.574cm" svg:x="4.69cm" svg:y="2.972cm" svg:viewBox="0 0 4664 2575" svg:d="M1619 1473c511-125-46-459-241-268-230 224-437-79-718 71-145 77-893 436-587 54 227-283 52-319 0-466-81-222 297-107 610-107 306 0 145-451 370-517 225-67 436 149 674 18 234-131 528-31 783-144 209-91 462-86 696-107 263-24 516 24 782 0 245-21 678 11 676 233-1 214-839 267-566 428 280 167 408 237 392 429-17 187 166 293 87 553-85 277-255 357-436 519-182 165 143 710-174 179-100-169-607-585-543-125 31 225-431 399-436 72-3-217-222-409-478-448-661-97 344 20-109 287-325 191-472-103-587-233l-153-179-195-177z">
              <text:p/>
            </draw:path>
            <draw:path draw:style-name="gr38" draw:text-style-name="P2" draw:layer="layout" svg:width="3.041cm" svg:height="4.081cm" svg:x="4cm" svg:y="4.526cm" svg:viewBox="0 0 3042 4082" svg:d="M1636 4082c-261-161-547-371-579-775-24-343 38-624 53-947 18-341-210-683-577-602-357 79-630-442-500-803 110-303 8-703 395-861 327-135 702-140 998 86 261 199 659 7 842 402 128 278 243 478 658 630 271 99 21 815-264 860-761 126 130 365-105 690-219 303-508 549-684 890l-158 287 27 143z">
              <text:p/>
            </draw:path>
            <draw:path draw:style-name="gr38" draw:text-style-name="P2" draw:layer="layout" svg:width="4.116cm" svg:height="5.767cm" svg:x="0.687cm" svg:y="2.505cm" svg:viewBox="0 0 4117 5768" svg:d="M618 972c20-425-537 37-605-140-107-277 466-303 739-436 618-303-86 359 605 177 370-98 398-403 784-416 273-10 541-269 850-100 237 130 573 158 829 59 627-241 77 306 0 398-181 214-439 339-649 516-476 400-112-174-292-298-276-188-560 127-335 378 110 124 405 636-46 477-553-196-234 379-717 278-477-99-58 656-492 358-343-235-534 358-223 358 404 0 207 447 559 397 302-43 500 89 694 237 251 192 692 301 628 617-59 281 237 397-179 656-234 144-328 362-449 597-125 240 230 522 23 655-227 143-296-307-336-517-47-242-232-451-268-695-31-205 178-400-202-577-240-111-429-373-382-635 35-189 257-444-133-576-215-73-381-150-493-438-97-248-211-413-336-616-118-189-105-472 135-596l201-99z">
              <text:p/>
            </draw:path>
          </draw:g>
        </draw:g>
      </draw:page>
      <draw:page draw:name="page34" draw:style-name="dp1" draw:master-page-name="Default">
        <draw:g>
          <draw:custom-shape draw:style-name="gr27"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8" draw:text-style-name="P3" draw:layer="layout" svg:width="2.503cm" svg:height="2.654cm" svg:x="6.741cm" svg:y="0.84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path draw:style-name="gr60" draw:layer="layout" svg:width="8.799cm" svg:height="8.8cm" svg:x="0.6cm" svg:y="0.599cm" svg:viewBox="0 0 8800 8801" svg:d="M6478 352h-6125v8097h8094v-6017l353 372v5821c0 31-8 61-24 88-15 27-37 49-64 64-27 16-57 24-88 24h-8448c-31 0-61-8-88-24-27-15-49-37-64-64-16-27-24-57-24-88v-8449c0-31 8-61 24-88 15-27 37-49 64-64 27-16 57-24 88-24h5969z">
                <text:p/>
              </draw:path>
              <draw:g>
                <draw:polygon draw:style-name="gr60" draw:text-style-name="P13" draw:layer="layout" svg:width="0.393cm" svg:height="0.855cm" svg:x="1.39cm" svg:y="2.614cm" svg:viewBox="0 0 394 856" draw:points="277,696 278,702 278,705 278,708 279,711 280,714 281,716 282,719 283,721 285,724 286,726 288,728 290,730 292,732 294,733 296,735 299,737 302,738 305,739 309,741 319,743 330,744 343,746 358,747 394,748 394,856 338,853 313,850 290,845 268,840 248,833 231,825 215,816 201,806 188,794 178,782 170,768 163,754 159,738 156,721 155,702 155,550 154,542 153,538 152,534 151,531 149,527 147,524 145,521 140,515 133,509 125,504 116,500 106,496 94,492 82,489 68,487 36,484 0,483 0,373 36,372 68,369 82,367 94,364 106,360 116,356 125,352 133,347 140,341 145,335 147,332 149,329 151,325 152,322 153,318 154,314 155,306 155,154 156,136 159,118 163,103 170,88 178,74 188,62 201,50 215,40 231,31 248,23 268,16 290,11 313,6 338,3 394,0 394,108 358,109 343,110 330,111 319,113 309,115 305,116 302,118 299,119 296,120 294,122 292,124 290,126 288,128 286,130 285,132 283,134 282,137 281,139 280,142 279,144 278,147 278,150 278,153 277,160 277,312 277,325 275,338 273,350 270,361 266,371 260,381 254,389 247,397 239,404 230,411 221,416 210,421 198,424 186,427 172,430 158,431 158,425 172,427 186,429 198,432 210,436 221,440 230,446 239,452 247,459 254,467 260,476 266,485 270,495 273,506 275,518 277,531 277,544">
                  <text:p/>
                </draw:polygon>
                <draw:polygon draw:style-name="gr60" draw:text-style-name="P13" draw:layer="layout" svg:width="0.526cm" svg:height="0.725cm" svg:x="1.91cm" svg:y="2.607cm" svg:viewBox="0 0 527 726" draw:points="495,579 495,693 474,701 452,707 430,713 408,718 384,721 361,724 336,726 311,726 275,725 240,720 224,717 208,713 193,708 178,702 164,696 150,689 137,681 125,672 113,663 101,653 91,642 80,630 71,618 61,605 53,592 45,578 31,548 20,515 11,481 5,444 1,404 0,362 1,322 5,284 12,248 22,214 34,182 41,166 49,152 58,138 67,124 77,111 87,98 98,86 110,75 122,65 135,55 148,47 162,38 176,31 191,25 206,19 221,14 237,10 254,6 289,2 325,0 352,1 378,3 403,7 429,13 454,20 478,28 503,39 527,50 474,156 453,146 433,138 414,131 395,125 377,120 359,117 342,115 325,114 304,115 293,116 283,118 273,120 264,123 254,127 245,131 236,135 228,140 220,145 212,151 204,158 197,165 190,172 183,180 176,189 170,197 165,207 159,216 150,237 143,259 137,283 133,308 130,335 129,363 130,393 132,422 136,448 142,472 149,495 157,515 162,525 167,534 173,542 179,550 186,558 192,565 200,571 207,577 215,583 223,588 232,593 241,597 250,601 260,604 270,606 280,609 302,612 325,613 340,612 357,610 376,608 396,604 442,594">
                  <text:p/>
                </draw:polygon>
                <draw:path draw:style-name="gr60" draw:text-style-name="P13" draw:layer="layout" svg:width="0.586cm" svg:height="0.709cm" svg:x="2.42cm" svg:y="2.612cm" svg:viewBox="0 0 587 710" svg:d="M457 710l-66-207h-196l-67 207h-128l234-710h118l235 710zM355 388l-53-168-7-25-3-11-1-8-1-7v-3-2-2l1-1v-1-1h1v-1h1l1 1h1v1l1 1v1 1l1 2v3 2l-1 6-1 7-3 8-2 9-58 188z">
                  <text:p/>
                </draw:path>
                <draw:polygon draw:style-name="gr60" draw:text-style-name="P13" draw:layer="layout" svg:width="0.506cm" svg:height="0.706cm" svg:x="3.023cm" svg:y="2.615cm" svg:viewBox="0 0 507 707" draw:points="316,707 191,707 191,114 0,114 0,0 507,0 507,114 316,114">
                  <text:p/>
                </draw:polygon>
                <draw:path draw:style-name="gr60" draw:text-style-name="P13" draw:layer="layout" svg:width="0.586cm" svg:height="0.709cm" svg:x="3.548cm" svg:y="2.612cm" svg:viewBox="0 0 587 710" svg:d="M457 710l-66-207h-196l-67 207h-128l234-710h118l235 710zM355 388l-53-168-7-25-3-11-1-8-1-7v-3-2-2l1-1v-1-1h1v-1h1l1 1h1v1l1 1v1 1l1 2v3 2l-1 6-1 7-3 8-2 9-58 188z">
                  <text:p/>
                </draw:path>
                <draw:polygon draw:style-name="gr60" draw:text-style-name="P13" draw:layer="layout" svg:width="0.485cm" svg:height="0.725cm" svg:x="4.156cm" svg:y="2.607cm" svg:viewBox="0 0 486 726" draw:points="254,325 486,325 486,686 460,695 434,703 407,710 381,716 354,720 328,724 301,725 275,726 243,725 228,723 213,720 199,717 185,712 172,707 159,702 147,695 135,688 123,680 112,671 102,662 91,651 82,640 72,628 64,616 55,603 41,575 28,545 18,513 10,479 5,442 1,403 0,362 1,322 5,283 11,247 20,212 31,180 45,151 52,137 61,123 70,110 79,98 89,86 100,75 111,64 123,55 135,46 147,38 160,31 174,24 188,19 202,14 217,10 232,6 248,3 264,2 298,0 321,1 344,3 367,7 390,13 413,20 436,28 459,39 482,50 432,161 413,150 393,140 375,132 358,126 341,121 325,117 310,115 295,114 286,114 276,115 267,116 258,118 250,120 242,123 234,126 226,130 218,134 211,139 204,144 197,150 191,156 185,163 179,171 173,178 168,187 163,195 154,214 146,235 140,257 135,281 132,307 130,334 129,363 131,422 135,448 139,472 145,495 151,515 160,534 169,550 180,565 192,578 205,588 219,597 235,604 252,609 270,612 290,613 310,612 329,610 338,609 346,608 355,606 363,604 363,439 254,439">
                  <text:p/>
                </draw:polygon>
                <draw:polygon draw:style-name="gr60" draw:text-style-name="P13" draw:layer="layout" svg:width="0.29cm" svg:height="0.706cm" svg:x="4.761cm" svg:y="2.615cm" svg:viewBox="0 0 291 707" draw:points="291,707 171,707 171,271 172,241 175,208 178,171 184,132 184,132 185,133 185,133 185,134 185,135 185,135 185,136 184,137 184,139 182,141 181,143 179,146 174,151 168,157 161,164 152,172 69,240 0,153 196,0 291,0">
                  <text:p/>
                </draw:polygon>
                <draw:path draw:style-name="gr60" draw:text-style-name="P13" draw:layer="layout" svg:width="0.154cm" svg:height="0.566cm" svg:x="5.452cm" svg:y="2.769cm" svg:viewBox="0 0 155 567" svg:d="M78 0h9l9 1 8 2 8 2 7 3 6 4 6 4 5 5 5 5 3 6 4 7 3 8 2 8 1 9 1 9v10 10l-1 10-1 8-2 8-3 8-4 7-3 6-5 5-5 5-6 4-6 4-7 3-8 2-8 2-9 1h-9-10l-9-1-8-2-7-2-7-3-7-4-5-4-6-5-4-5-4-6-3-7-3-8-2-8-2-8-1-10v-10-10l1-9 2-9 2-8 3-8 3-7 4-6 4-5 6-5 5-4 7-4 7-3 7-2 8-2 9-1zM78 400l9 1 9 1 8 1 8 2 7 3 6 4 6 4 5 5 5 5 3 7 4 6 3 8 2 8 1 9 1 9v10 10l-1 10-1 9-2 8-3 7-4 7-3 6-5 6-5 5-6 4-6 4-7 3-8 2-8 1-9 1-9 1-10-1-9-1-8-1-7-2-7-3-7-4-5-4-6-5-4-6-4-6-3-7-3-7-2-8-2-9-1-10v-10-10l1-9 2-9 2-8 3-8 3-6 4-7 4-5 6-5 5-4 7-4 7-3 7-2 8-1 9-1z">
                  <text:p/>
                </draw:path>
                <draw:polygon draw:style-name="gr60" draw:text-style-name="P13" draw:layer="layout" svg:width="0.393cm" svg:height="0.855cm" svg:x="2.516cm" svg:y="3.703cm" svg:viewBox="0 0 394 856" draw:points="277,696 278,702 278,705 278,708 279,711 280,714 281,716 282,719 283,721 285,724 286,726 288,728 290,730 292,732 294,733 296,735 299,737 302,738 305,739 309,741 319,743 330,744 343,746 358,747 394,748 394,856 338,853 313,850 290,845 268,840 248,833 231,825 215,816 201,806 188,794 178,782 170,768 163,754 159,738 156,721 155,702 155,550 154,542 153,538 152,534 151,531 149,527 147,524 145,521 140,515 133,509 125,504 116,500 106,496 94,492 82,489 68,487 36,484 0,483 0,373 36,372 68,369 82,367 94,364 106,360 116,356 125,352 133,347 140,341 145,335 147,332 149,329 151,325 152,322 153,318 154,314 155,306 155,154 156,136 159,118 163,103 170,88 178,74 188,62 201,50 215,40 231,31 248,23 268,16 290,11 313,6 338,3 394,0 394,108 358,109 343,110 330,111 319,113 309,115 305,116 302,118 299,119 296,120 294,122 292,124 290,126 288,128 286,130 285,132 283,134 282,137 281,139 280,142 279,144 278,147 278,150 278,153 277,160 277,312 277,325 275,338 273,350 270,361 266,371 260,381 254,389 247,397 239,404 230,411 221,416 210,421 198,424 186,427 172,430 158,431 158,425 172,427 186,429 198,432 210,436 221,440 230,446 239,452 247,459 254,467 260,476 266,485 270,495 273,506 275,518 277,531 277,544">
                  <text:p/>
                </draw:polygon>
                <draw:polygon draw:style-name="gr60" draw:text-style-name="P13" draw:layer="layout" svg:width="0.393cm" svg:height="0.707cm" svg:x="3.079cm" svg:y="3.704cm" svg:viewBox="0 0 394 708" draw:points="394,708 0,708 0,614 135,605 135,103 0,94 0,0 394,0 394,94 260,103 260,605 394,614">
                  <text:p/>
                </draw:polygon>
                <draw:polygon draw:style-name="gr60" draw:text-style-name="P13" draw:layer="layout" svg:width="0.506cm" svg:height="0.706cm" svg:x="3.585cm" svg:y="3.703cm" svg:viewBox="0 0 507 707" draw:points="316,707 191,707 191,114 0,114 0,0 507,0 507,114 316,114">
                  <text:p/>
                </draw:polygon>
                <draw:polygon draw:style-name="gr60" draw:text-style-name="P13" draw:layer="layout" svg:width="0.424cm" svg:height="0.707cm" svg:x="4.201cm" svg:y="3.704cm" svg:viewBox="0 0 425 708" draw:points="425,708 0,708 0,0 425,0 425,114 124,114 124,282 407,282 407,395 124,395 124,594 425,594">
                  <text:p/>
                </draw:polygon>
                <draw:polygon draw:style-name="gr60" draw:text-style-name="P13" draw:layer="layout" svg:width="0.497cm" svg:height="0.706cm" svg:x="4.718cm" svg:y="3.704cm" svg:viewBox="0 0 498 707" draw:points="196,707 80,107 84,106 95,162 102,210 107,253 108,271 108,288 108,707 0,707 0,0 149,0 249,561 246,561 348,0 498,0 498,707 389,707 389,282 390,269 391,254 395,215 402,166 412,107 415,108 298,707">
                  <text:p/>
                </draw:polygon>
                <draw:polygon draw:style-name="gr60" draw:text-style-name="P13" draw:layer="layout" svg:width="0.29cm" svg:height="0.706cm" svg:x="5.323cm" svg:y="3.704cm" svg:viewBox="0 0 291 707" draw:points="291,707 171,707 171,271 172,241 175,208 178,171 184,132 184,132 185,133 185,133 185,134 185,135 185,135 185,136 184,137 184,139 182,141 181,143 179,146 174,151 168,157 161,164 152,172 69,240 0,153 196,0 291,0">
                  <text:p/>
                </draw:polygon>
                <draw:path draw:style-name="gr60" draw:text-style-name="P13" draw:layer="layout" svg:width="0.154cm" svg:height="0.566cm" svg:x="6.015cm" svg:y="3.858cm" svg:viewBox="0 0 155 567" svg:d="M78 0h9l9 1 8 2 8 2 7 3 6 4 6 4 5 5 5 5 3 6 4 7 3 8 2 8 1 9 1 9v10 10l-1 10-1 8-2 8-3 8-4 7-3 6-5 5-5 5-6 4-6 4-7 3-8 2-8 2-9 1h-9-10l-9-1-8-2-7-2-7-3-7-4-5-4-6-5-4-5-4-6-3-7-3-8-2-8-2-8-1-10v-10-10l1-9 2-9 2-8 3-8 3-7 4-6 4-5 6-5 5-4 7-4 7-3 7-2 8-2 9-1zM78 400l9 1 9 1 8 1 8 2 7 3 6 4 6 4 5 5 5 5 3 7 4 6 3 8 2 8 1 9 1 9v10 10l-1 10-1 9-2 8-3 7-4 7-3 6-5 6-5 5-6 4-6 4-7 3-8 2-8 1-9 1-9 1-10-1-9-1-8-1-7-2-7-3-7-4-5-4-6-5-4-6-4-6-3-7-3-7-2-8-2-9-1-10v-10-10l1-9 2-9 2-8 3-8 3-6 4-7 4-5 6-5 5-4 7-4 7-3 7-2 8-1 9-1z">
                  <text:p/>
                </draw:path>
                <draw:polygon draw:style-name="gr60" draw:text-style-name="P13" draw:layer="layout" svg:width="0.394cm" svg:height="0.855cm" svg:x="3.08cm" svg:y="4.792cm" svg:viewBox="0 0 395 856" draw:points="117,545 118,531 119,518 121,506 125,495 129,485 134,476 140,467 147,459 155,452 164,446 174,440 185,436 197,432 209,429 223,427 237,425 237,431 223,430 209,427 197,424 185,421 174,416 164,411 155,404 147,397 140,389 134,381 129,371 125,361 121,350 119,338 118,326 117,312 117,160 117,154 117,151 116,148 115,145 115,142 114,139 112,137 111,135 110,132 108,130 106,128 105,126 103,124 100,122 98,121 96,119 92,118 89,116 85,115 75,113 64,111 51,110 36,109 0,108 0,0 56,3 82,6 105,11 127,16 146,23 164,31 180,40 194,50 206,62 217,74 225,88 232,103 236,118 239,136 240,154 240,306 241,314 241,318 243,322 244,325 246,329 248,332 250,335 255,341 262,347 270,352 279,356 289,360 301,364 313,367 327,369 359,372 395,373 395,483 359,484 327,487 313,489 301,492 289,496 279,500 270,504 262,509 255,515 250,521 248,524 246,527 244,531 243,534 241,538 241,542 240,550 240,703 239,721 236,738 232,754 225,769 217,782 206,795 194,806 180,816 164,825 146,833 127,840 105,845 82,850 56,853 0,856 0,748 36,748 51,747 64,745 75,743 85,741 89,740 92,739 96,737 98,736 100,734 103,732 105,730 106,728 108,726 110,724 111,722 112,719 114,717 115,714 115,711 116,709 117,706 117,703 117,696">
                  <text:p/>
                </draw:polygon>
                <draw:polygon draw:style-name="gr60" draw:text-style-name="P13" draw:layer="layout" svg:width="0.393cm" svg:height="0.855cm" svg:x="2.516cm" svg:y="5.88cm" svg:viewBox="0 0 394 856" draw:points="277,696 278,702 278,705 278,708 279,711 280,714 281,716 282,719 283,721 285,724 286,726 288,728 290,730 292,732 294,733 296,735 299,737 302,738 305,739 309,741 319,743 330,744 343,746 358,747 394,748 394,856 338,853 313,850 290,845 268,840 248,833 231,825 215,816 201,806 188,794 178,782 170,768 163,754 159,738 156,721 155,702 155,550 154,542 153,538 152,534 151,531 149,527 147,524 145,521 140,515 133,509 125,504 116,500 106,496 94,492 82,489 68,487 36,484 0,483 0,373 36,372 68,369 82,367 94,364 106,360 116,356 125,352 133,347 140,341 145,335 147,332 149,329 151,325 152,322 153,318 154,314 155,306 155,154 156,136 159,118 163,103 170,88 178,74 188,62 201,50 215,40 231,31 248,23 268,16 290,11 313,6 338,3 394,0 394,108 358,109 343,110 330,111 319,113 309,115 305,116 302,118 299,119 296,120 294,122 292,124 290,126 288,128 286,130 285,132 283,134 282,137 281,139 280,142 279,144 278,147 278,150 278,153 277,160 277,312 277,325 275,338 273,350 270,361 266,371 260,381 254,389 247,397 239,404 230,411 221,416 210,421 198,424 186,427 172,430 158,431 158,425 172,427 186,429 198,432 210,436 221,440 230,446 239,452 247,459 254,467 260,476 266,485 270,495 273,506 275,518 277,531 277,544">
                  <text:p/>
                </draw:polygon>
                <draw:polygon draw:style-name="gr60" draw:text-style-name="P13" draw:layer="layout" svg:width="0.393cm" svg:height="0.707cm" svg:x="3.079cm" svg:y="5.881cm" svg:viewBox="0 0 394 708" draw:points="394,708 0,708 0,614 135,605 135,103 0,94 0,0 394,0 394,94 260,103 260,605 394,614">
                  <text:p/>
                </draw:polygon>
                <draw:polygon draw:style-name="gr60" draw:text-style-name="P13" draw:layer="layout" svg:width="0.506cm" svg:height="0.706cm" svg:x="3.585cm" svg:y="5.881cm" svg:viewBox="0 0 507 707" draw:points="316,707 191,707 191,114 0,114 0,0 507,0 507,114 316,114">
                  <text:p/>
                </draw:polygon>
                <draw:polygon draw:style-name="gr60" draw:text-style-name="P13" draw:layer="layout" svg:width="0.424cm" svg:height="0.707cm" svg:x="4.201cm" svg:y="5.881cm" svg:viewBox="0 0 425 708" draw:points="425,708 0,708 0,0 425,0 425,114 124,114 124,282 407,282 407,395 124,395 124,594 425,594">
                  <text:p/>
                </draw:polygon>
                <draw:polygon draw:style-name="gr60" draw:text-style-name="P13" draw:layer="layout" svg:width="0.497cm" svg:height="0.706cm" svg:x="4.718cm" svg:y="5.881cm" svg:viewBox="0 0 498 707" draw:points="196,707 80,107 84,106 95,162 102,210 107,253 108,271 108,288 108,707 0,707 0,0 149,0 249,561 246,561 348,0 498,0 498,707 389,707 389,282 390,269 391,254 395,215 402,166 412,107 415,108 298,707">
                  <text:p/>
                </draw:polygon>
                <draw:polygon draw:style-name="gr60" draw:text-style-name="P13" draw:layer="layout" svg:width="0.457cm" svg:height="0.716cm" svg:x="5.299cm" svg:y="5.872cm" svg:viewBox="0 0 458 717" draw:points="458,717 1,717 1,618 167,439 207,394 239,356 264,324 274,310 281,298 287,287 293,275 297,264 301,252 304,240 306,227 307,214 308,201 307,191 306,181 304,171 302,163 300,158 299,154 297,151 294,147 292,143 290,140 287,137 284,134 281,131 278,128 275,125 271,123 268,121 264,119 260,117 256,115 252,114 248,113 239,111 230,110 220,109 211,110 203,111 194,112 186,114 177,116 168,119 150,127 131,137 112,149 92,164 72,180 0,96 27,74 54,54 82,38 109,24 137,14 151,9 164,6 178,3 192,2 206,0 221,0 244,1 266,3 287,8 307,14 317,17 326,21 335,26 343,30 351,36 359,41 367,47 374,54 381,61 388,68 394,76 399,83 404,91 409,100 413,108 417,117 421,126 423,136 428,155 431,176 431,198 431,213 430,228 427,243 424,257 420,272 415,287 410,302 403,317 394,333 384,351 370,371 354,392 315,440 266,494 132,621 127,618 458,602">
                  <text:p/>
                </draw:polygon>
                <draw:path draw:style-name="gr60" draw:text-style-name="P13" draw:layer="layout" svg:width="0.154cm" svg:height="0.566cm" svg:x="6.015cm" svg:y="6.035cm" svg:viewBox="0 0 155 567" svg:d="M78 0h9l9 1 8 2 8 2 7 3 6 4 6 4 5 5 5 5 3 6 4 7 3 8 2 8 1 9 1 9v10 10l-1 10-1 8-2 8-3 8-4 7-3 6-5 5-5 5-6 4-6 4-7 3-8 2-8 2-9 1h-9-10l-9-1-8-2-7-2-7-3-7-4-5-4-6-5-4-5-4-6-3-7-3-8-2-8-2-8-1-10v-10-10l1-9 2-9 2-8 3-8 3-7 4-6 4-5 6-5 5-4 7-4 7-3 7-2 8-2 9-1zM78 400l9 1 9 1 8 1 8 2 7 3 6 4 6 4 5 5 5 5 3 7 4 6 3 8 2 8 1 9 1 9v10 10l-1 10-1 9-2 8-3 7-4 7-3 6-5 6-5 5-6 4-6 4-7 3-8 2-8 1-9 1-9 1-10-1-9-1-8-1-7-2-7-3-7-4-5-4-6-5-4-6-4-6-3-7-3-7-2-8-2-9-1-10v-10-10l1-9 2-9 2-8 3-8 3-6 4-7 4-5 6-5 5-4 7-4 7-3 7-2 8-1 9-1z">
                  <text:p/>
                </draw:path>
                <draw:polygon draw:style-name="gr60" draw:text-style-name="P13" draw:layer="layout" svg:width="0.394cm" svg:height="0.855cm" svg:x="2.517cm" svg:y="6.969cm" svg:viewBox="0 0 395 856" draw:points="117,545 118,531 119,518 121,506 125,495 129,485 134,476 140,467 147,459 155,452 164,446 174,440 185,436 197,432 209,429 223,427 237,425 237,431 223,430 209,427 197,424 185,421 174,416 164,411 155,404 147,397 140,389 134,381 129,371 125,361 121,350 119,338 118,326 117,312 117,160 117,154 117,151 116,148 115,145 115,142 114,139 112,137 111,135 110,132 108,130 106,128 105,126 103,124 100,122 98,121 96,119 92,118 89,116 85,115 75,113 64,111 51,110 36,109 0,108 0,0 56,3 82,6 105,11 127,16 146,23 164,31 180,40 194,50 206,62 217,74 225,88 232,103 236,118 239,136 240,154 240,306 241,314 241,318 243,322 244,325 246,329 248,332 250,335 255,341 262,347 270,352 279,356 289,360 301,364 313,367 327,369 359,372 395,373 395,483 359,484 327,487 313,489 301,492 289,496 279,500 270,504 262,509 255,515 250,521 248,524 246,527 244,531 243,534 241,538 241,542 240,550 240,703 239,721 236,738 232,754 225,769 217,782 206,795 194,806 180,816 164,825 146,833 127,840 105,845 82,850 56,853 0,856 0,748 36,748 51,747 64,745 75,743 85,741 89,740 92,739 96,737 98,736 100,734 103,732 105,730 106,728 108,726 110,724 111,722 112,719 114,717 115,714 115,711 116,709 117,706 117,703 117,696">
                  <text:p/>
                </draw:polygon>
                <draw:polygon draw:style-name="gr60" draw:text-style-name="P13" draw:layer="layout" svg:width="0.394cm" svg:height="0.855cm" svg:x="1.391cm" svg:y="8.058cm" svg:viewBox="0 0 395 856" draw:points="117,545 118,531 119,518 121,506 125,495 129,485 134,476 140,467 147,459 155,452 164,446 174,440 185,436 197,432 209,429 223,427 237,425 237,431 223,430 209,427 197,424 185,421 174,416 164,411 155,404 147,397 140,389 134,381 129,371 125,361 121,350 119,338 118,326 117,312 117,160 117,154 117,151 116,148 115,145 115,142 114,139 112,137 111,135 110,132 108,130 106,128 105,126 103,124 100,122 98,121 96,119 92,118 89,116 85,115 75,113 64,111 51,110 36,109 0,108 0,0 56,3 82,6 105,11 127,16 146,23 164,31 180,40 194,50 206,62 217,74 225,88 232,103 236,118 239,136 240,154 240,306 241,314 241,318 243,322 244,325 246,329 248,332 250,335 255,341 262,347 270,352 279,356 289,360 301,364 313,367 327,369 359,372 395,373 395,483 359,484 327,487 313,489 301,492 289,496 279,500 270,504 262,509 255,515 250,521 248,524 246,527 244,531 243,534 241,538 241,542 240,550 240,703 239,721 236,738 232,754 225,769 217,782 206,795 194,806 180,816 164,825 146,833 127,840 105,845 82,850 56,853 0,856 0,748 36,748 51,747 64,745 75,743 85,741 89,740 92,739 96,737 98,736 100,734 103,732 105,730 106,728 108,726 110,724 111,722 112,719 114,717 115,714 115,711 116,709 117,706 117,703 117,696">
                  <text:p/>
                </draw:polygon>
              </draw:g>
            </draw:g>
          </draw:g>
        </draw:g>
      </draw:page>
      <draw:page draw:name="page35" draw:style-name="dp1" draw:master-page-name="Default">
        <draw:g>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09" draw:text-style-name="P5" draw:layer="layout" svg:width="2.416cm" svg:height="2.972cm" svg:x="3.771cm" svg:y="3.384cm">
                <text:p/>
                <draw:enhanced-geometry svg:viewBox="0 0 21600 21600" draw:mirror-horizontal="false" draw:mirror-vertical="false" draw:type="rectangle" draw:enhanced-path="M 0 0 L 21600 0 21600 21600 0 21600 0 0 Z N"/>
              </draw:custom-shape>
              <draw:custom-shape draw:style-name="gr110" draw:layer="layout" svg:width="1.562cm" svg:height="1.586cm" svg:x="4.16cm" svg:y="4.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 draw:layer="layout" svg:width="3.869cm" svg:height="1.369cm" svg:x="2.998cm" svg:y="6.638cm">
                <text:p/>
                <draw:enhanced-geometry svg:viewBox="0 0 21600 21600" draw:mirror-horizontal="false" draw:mirror-vertical="false" draw:type="rectangle" draw:enhanced-path="M 0 0 L 21600 0 21600 21600 0 21600 0 0 Z N"/>
              </draw:custom-shape>
              <draw:custom-shape draw:style-name="gr112" draw:text-style-name="P5" draw:layer="layout" svg:width="1.032cm" svg:height="1.363cm" svg:x="4.426cm" svg:y="1.809cm">
                <text:p/>
                <draw:enhanced-geometry svg:viewBox="0 0 21600 21600" draw:mirror-horizontal="false" draw:mirror-vertical="false" draw:type="rectangle" draw:enhanced-path="M 0 0 L 21600 0 21600 21600 0 21600 0 0 Z N"/>
              </draw:custom-shape>
              <draw:custom-shape draw:style-name="gr113" draw:text-style-name="P2" draw:layer="layout" svg:width="2.502cm" svg:height="2.972cm" svg:x="6.891cm" svg:y="3.384cm">
                <text:p/>
                <draw:enhanced-geometry svg:viewBox="0 0 21600 21600" draw:mirror-horizontal="false" draw:mirror-vertical="false" draw:type="rectangle" draw:enhanced-path="M 0 0 L 21600 0 21600 21600 0 21600 0 0 Z N"/>
              </draw:custom-shape>
              <draw:line draw:style-name="gr114" draw:layer="layout" svg:x1="6.891cm" svg:y1="5.368cm" svg:x2="9.39cm" svg:y2="5.368cm">
                <text:p/>
              </draw:line>
              <draw:line draw:style-name="gr114" draw:layer="layout" svg:x1="6.891cm" svg:y1="4.377cm" svg:x2="9.39cm" svg:y2="4.377cm">
                <text:p/>
              </draw:line>
              <draw:custom-shape draw:style-name="gr115" draw:text-style-name="P2" draw:layer="layout" svg:width="2.501cm" svg:height="2.972cm" svg:x="0.64cm" svg:y="3.384cm">
                <text:p/>
                <draw:enhanced-geometry svg:viewBox="0 0 21600 21600" draw:mirror-horizontal="false" draw:mirror-vertical="false" draw:type="rectangle" draw:enhanced-path="M 0 0 L 21600 0 21600 21600 0 21600 0 0 Z N"/>
              </draw:custom-shape>
              <draw:line draw:style-name="gr114" draw:layer="layout" svg:x1="0.639cm" svg:y1="5.368cm" svg:x2="3.138cm" svg:y2="5.368cm">
                <text:p/>
              </draw:line>
              <draw:line draw:style-name="gr114" draw:layer="layout" svg:x1="0.639cm" svg:y1="4.377cm" svg:x2="3.138cm" svg:y2="4.377cm">
                <text:p/>
              </draw:line>
            </draw:g>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g>
      </draw:page>
      <draw:page draw:name="page36" draw:style-name="dp1" draw:master-page-name="Default">
        <draw:g>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ath draw:style-name="gr29" draw:text-style-name="P2" draw:layer="layout" svg:width="8.551cm" svg:height="1.529cm" svg:x="0.6cm" svg:y="7.87cm" svg:viewBox="0 0 8552 1530" svg:d="M8552 1530h-8552v-964c329-101 688-191 1072-267 989-196 2109-299 3250-299 1143 0 2263 103 3252 299 348 69 675 149 978 239z">
                <text:p/>
              </draw:path>
              <draw:g>
                <draw:custom-shape draw:style-name="gr116" draw:text-style-name="P5" draw:layer="layout" svg:width="1.271cm" svg:height="1.547cm" draw:transform="skewX (-0.0232128790515246) rotate (-0.469668101711675) translate (6.765cm 3.169cm)">
                  <text:p/>
                  <draw:enhanced-geometry svg:viewBox="0 0 21600 21600" draw:mirror-horizontal="false" draw:mirror-vertical="false" draw:type="rectangle" draw:enhanced-path="M 0 0 L 21600 0 21600 21600 0 21600 0 0 Z N"/>
                </draw:custom-shape>
                <draw:custom-shape draw:style-name="gr117" draw:layer="layout" svg:width="0.82cm" svg:height="0.825cm" draw:transform="skewX (-0.0218166156499291) rotate (-0.470715299262871) translate (6.806cm 3.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5" draw:layer="layout" svg:width="2.034cm" svg:height="0.71cm" draw:transform="skewX (-0.022514747350727) rotate (-0.47088983218807) translate (5.673cm 4.511cm)">
                  <text:p/>
                  <draw:enhanced-geometry svg:viewBox="0 0 21600 21600" draw:mirror-horizontal="false" draw:mirror-vertical="false" draw:type="rectangle" draw:enhanced-path="M 0 0 L 21600 0 21600 21600 0 21600 0 0 Z N"/>
                </draw:custom-shape>
                <draw:custom-shape draw:style-name="gr119" draw:text-style-name="P5" draw:layer="layout" svg:width="0.542cm" svg:height="0.711cm" draw:transform="skewX (-0.019722220547536) rotate (-0.47106436511327) translate (7.428cm 2.586cm)">
                  <text:p/>
                  <draw:enhanced-geometry svg:viewBox="0 0 21600 21600" draw:mirror-horizontal="false" draw:mirror-vertical="false" draw:type="rectangle" draw:enhanced-path="M 0 0 L 21600 0 21600 21600 0 21600 0 0 Z N"/>
                </draw:custom-shape>
                <draw:custom-shape draw:style-name="gr120" draw:text-style-name="P2" draw:layer="layout" svg:width="1.315cm" svg:height="1.545cm" draw:transform="skewX (-0.0226892802759263) rotate (-0.470366233412471) translate (8.228cm 3.914cm)">
                  <text:p/>
                  <draw:enhanced-geometry svg:viewBox="0 0 21600 21600" draw:mirror-horizontal="false" draw:mirror-vertical="false" draw:type="rectangle" draw:enhanced-path="M 0 0 L 21600 0 21600 21600 0 21600 0 0 Z N"/>
                </draw:custom-shape>
                <draw:line draw:style-name="gr114" draw:layer="layout" svg:x1="7.782cm" svg:y1="4.843cm" svg:x2="8.952cm" svg:y2="5.438cm">
                  <text:p/>
                </draw:line>
                <draw:line draw:style-name="gr114" draw:layer="layout" svg:x1="8.005cm" svg:y1="4.378cm" svg:x2="9.175cm" svg:y2="4.973cm">
                  <text:p/>
                </draw:line>
                <draw:custom-shape draw:style-name="gr121" draw:text-style-name="P2" draw:layer="layout" svg:width="1.315cm" svg:height="1.546cm" draw:transform="skewX (-0.0226892802759263) rotate (-0.470366233412471) translate (5.299cm 2.423cm)">
                  <text:p/>
                  <draw:enhanced-geometry svg:viewBox="0 0 21600 21600" draw:mirror-horizontal="false" draw:mirror-vertical="false" draw:type="rectangle" draw:enhanced-path="M 0 0 L 21600 0 21600 21600 0 21600 0 0 Z N"/>
                </draw:custom-shape>
                <draw:line draw:style-name="gr114" draw:layer="layout" svg:x1="4.854cm" svg:y1="3.354cm" svg:x2="6.024cm" svg:y2="3.949cm">
                  <text:p/>
                </draw:line>
                <draw:line draw:style-name="gr114" draw:layer="layout" svg:x1="5.077cm" svg:y1="2.889cm" svg:x2="6.247cm" svg:y2="3.484cm">
                  <text:p/>
                </draw:line>
              </draw:g>
            </draw:g>
            <draw:custom-shape draw:style-name="gr31" draw:layer="layout" svg:width="8.541cm" svg:height="8.796cm" svg:x="0.618cm" svg:y="0.6cm">
              <text:p/>
              <draw:enhanced-geometry svg:viewBox="0 0 21600 21600" draw:mirror-horizontal="false" draw:mirror-vertical="false" draw:type="rectangle" draw:enhanced-path="M 0 0 L 21600 0 21600 21600 0 21600 0 0 Z N"/>
            </draw:custom-shape>
          </draw:g>
        </draw:g>
      </draw:page>
      <draw:page draw:name="page37" draw:style-name="dp1" draw:master-page-name="Default">
        <draw:g>
          <draw:custom-shape draw:style-name="gr27"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122" draw:text-style-name="P5" draw:layer="layout" svg:width="2.343cm" svg:height="4.472cm" svg:x="3.789cm" svg:y="4.903cm" svg:viewBox="0 0 2344 4473" draw:points="1159,1406 386,4473 0,4473 1172,0 2344,4473 1932,4473">
                  <text:p/>
                </draw:polygon>
              </draw:g>
              <draw:g>
                <draw:path draw:style-name="gr123" draw:text-style-name="P5" draw:layer="layout" svg:width="4.675cm" svg:height="4.341cm" svg:x="3.375cm" svg:y="0.606cm" svg:viewBox="0 0 4676 4342" svg:d="M3100 3779l1576 563h-1576zM0 4340v-465h3052v465zM281 3293v-2948h141v-345h2178v345h96v2948zM2381 345v-127h-1772v127zM440 3789v-400h2125v400z">
                  <text:p/>
                </draw:path>
                <draw:custom-shape draw:style-name="gr124" draw:layer="layout" svg:width="1.563cm" svg:height="1.573cm" svg:x="4.091cm" svg:y="1.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g>
      </draw:page>
      <draw:page draw:name="page38" draw:style-name="dp1" draw:master-page-name="Default">
        <draw:g>
          <draw:custom-shape draw:style-name="gr27"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29" draw:text-style-name="P2" draw:layer="layout" svg:width="8.782cm" svg:height="6.68cm" svg:x="0.618cm" svg:y="2.718cm" svg:viewBox="0 0 8783 6681" draw:points="7435,522 7971,522 7971,0 8783,0 8783,6681 0,6681 0,0 486,0 486,522 1022,522 1022,0 7435,0">
              <text:p/>
            </draw:polygon>
            <draw:g>
              <draw:path draw:style-name="gr3" draw:layer="layout" svg:width="0.817cm" svg:height="6.936cm" draw:transform="rotate (-1.5707963267949) translate (8.29028743013346cm 3.48807807807808cm)" svg:viewBox="0 0 818 6937" svg:d="M9 6937c1825 0-9-6937-9-6937">
                <text:p/>
              </draw:path>
              <draw:path draw:style-name="gr3" draw:layer="layout" svg:width="1.485cm" svg:height="6.947cm" draw:transform="rotate (-1.5707963267949) translate (8.29028743013346cm 3.50674205754512cm)" svg:viewBox="0 0 1486 6948" svg:d="M17 6948c3316 0-17-6948-17-6948">
                <text:p/>
              </draw:path>
              <draw:path draw:style-name="gr3" draw:layer="layout" svg:width="2.15cm" svg:height="6.947cm" draw:transform="rotate (-1.5707963267949) translate (8.29028743013346cm 3.50674205754512cm)" svg:viewBox="0 0 2151 6948" svg:d="M25 6948c4797 0-25-6948-25-6948">
                <text:p/>
              </draw:path>
              <draw:path draw:style-name="gr3" draw:layer="layout" svg:width="3.234cm" svg:height="6.947cm" draw:transform="rotate (-1.5707963267949) translate (8.29028743013346cm 3.50674205754512cm)" svg:viewBox="0 0 3235 6948" svg:d="M37 6948c7216 0-37-6948-37-6948">
                <text:p/>
              </draw:path>
            </draw:g>
            <draw:g>
              <draw:custom-shape draw:style-name="gr125" draw:text-style-name="P2" draw:layer="layout" svg:width="0.349cm" svg:height="1.351cm" svg:x="1.198cm" svg:y="1.797cm">
                <text:p/>
                <draw:enhanced-geometry svg:viewBox="0 0 21600 21600" draw:type="rectangle" draw:enhanced-path="M 0 0 L 21600 0 21600 21600 0 21600 0 0 Z N"/>
              </draw:custom-shape>
              <draw:custom-shape draw:style-name="gr125" draw:text-style-name="P2" draw:layer="layout" svg:width="0.349cm" svg:height="1.351cm" svg:x="8.147cm" svg:y="1.797cm">
                <text:p/>
                <draw:enhanced-geometry svg:viewBox="0 0 21600 21600" draw:type="rectangle" draw:enhanced-path="M 0 0 L 21600 0 21600 21600 0 21600 0 0 Z N"/>
              </draw:custom-shape>
              <draw:g>
                <draw:custom-shape draw:style-name="gr126" draw:text-style-name="P2" draw:layer="layout" svg:width="1.523cm" svg:height="1.928cm" svg:x="2.004cm" svg:y="0.616cm">
                  <text:p/>
                  <draw:enhanced-geometry svg:viewBox="0 0 21600 21600" draw:type="rectangle" draw:enhanced-path="M 0 0 L 21600 0 21600 21600 0 21600 0 0 Z N"/>
                </draw:custom-shape>
                <draw:path draw:style-name="gr127" draw:text-style-name="P2" draw:layer="layout" svg:width="1.247cm" svg:height="0.725cm" svg:x="2.142cm" svg:y="0.761cm" svg:viewBox="0 0 1248 726" svg:d="M0 726c0-127 29-252 84-363 54-110 133-202 228-266 95-63 202-97 312-97 109 0 217 34 312 97 95 64 173 156 228 266 55 111 84 236 84 363z">
                  <text:p/>
                </draw:path>
                <draw:custom-shape draw:style-name="gr128" draw:text-style-name="P2" draw:layer="layout" svg:width="0.139cm" svg:height="0.442cm" draw:transform="skewX (-0.666890307187033) translate (2.348cm 1.0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4" draw:layer="layout" svg:width="0.331cm" svg:height="0.33cm" svg:x="2.138cm" svg:y="1.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layer="layout" svg:width="0.331cm" svg:height="0.33cm" svg:x="3.064cm" svg:y="1.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 draw:layer="layout" svg:width="8.768cm" svg:height="8.754cm" svg:x="0.6cm" svg:y="0.6cm">
              <text:p/>
              <draw:enhanced-geometry svg:viewBox="0 0 21600 21600" draw:mirror-horizontal="false" draw:mirror-vertical="false" draw:type="rectangle" draw:enhanced-path="M 0 0 L 21600 0 21600 21600 0 21600 0 0 Z N"/>
            </draw:custom-shape>
          </draw:g>
        </draw:g>
      </draw:page>
      <draw:page draw:name="page39" draw:style-name="dp1" draw:master-page-name="Default">
        <draw:g>
          <draw:custom-shape draw:style-name="gr27"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gon draw:style-name="gr29" draw:text-style-name="P2" draw:layer="layout" svg:width="1.193cm" svg:height="6.621cm" svg:x="3.642cm" svg:y="2.726cm" svg:viewBox="0 0 1194 6622" draw:points="891,101 877,149 869,213 853,369 844,558 839,772 848,1709 910,2683 929,2899 952,3085 965,3163 978,3231 993,3286 1000,3309 1008,3329 1026,3381 1045,3444 1059,3518 1074,3606 1101,3802 1121,4026 1155,4516 1177,4989 1190,5531 1194,5992 1187,6192 1175,6364 1157,6509 1146,6570 1131,6622 293,6520 306,6466 319,6397 338,6241 348,6055 353,5846 338,4888 286,3972 263,3731 238,3518 223,3430 207,3356 192,3293 182,3271 174,3251 157,3208 142,3150 129,3078 114,2997 91,2804 70,2582 7,1584 0,623 5,413 13,234 20,156 30,91 41,40 48,20 55,0">
                  <text:p/>
                </draw:polygon>
                <draw:g>
                  <draw:polygon draw:style-name="gr38" draw:text-style-name="P2" draw:layer="layout" svg:width="5.323cm" svg:height="3.185cm" svg:x="4.076cm" svg:y="0.893cm" svg:viewBox="0 0 5324 3186" draw:points="3471,304 5307,10 5269,30 5324,0 4468,1184 4052,1699 3660,2119 3293,2459 2948,2723 2630,2919 2337,3055 2202,3102 2071,3140 1947,3163 1829,3180 1718,3186 1617,3186 1520,3180 1430,3166 1346,3146 1270,3126 1139,3075 1038,3022 963,2974 919,2937 904,2924 733,2798 603,2703 550,2667 530,2657 516,2652 516,2652 516,2648 516,2648 525,2642 553,2622 546,2625 503,2645 492,2648 490,2648 487,2648 487,2648 483,2635 472,2618 435,2575 338,2462 204,2315 189,2301 151,2263 104,2202 55,2115 17,2016 5,1956 0,1898 5,1833 17,1763 41,1692 76,1621 129,1542 194,1468 275,1386 374,1303 634,1137 982,968 1427,795 1983,629 2662,463">
                    <text:p/>
                  </draw:polygon>
                </draw:g>
                <draw:g>
                  <draw:polygon draw:style-name="gr38" draw:text-style-name="P2" draw:layer="layout" svg:width="3.576cm" svg:height="2.807cm" svg:x="0.639cm" svg:y="0.955cm" svg:viewBox="0 0 3577 2808" draw:points="1245,267 12,7 36,27 0,0 573,1043 853,1496 1116,1868 1364,2165 1594,2399 1809,2569 2005,2690 2097,2733 2185,2765 2270,2788 2346,2801 2420,2808 2490,2808 2556,2801 2617,2788 2670,2774 2723,2755 2811,2710 2880,2660 2930,2618 2960,2589 2968,2575 3084,2466 3172,2381 3205,2351 3218,2341 3230,2334 3230,2334 3230,2334 3230,2331 3223,2325 3205,2308 3210,2311 3240,2328 3246,2331 3248,2331 3248,2331 3248,2331 3253,2321 3259,2308 3284,2270 3349,2168 3440,2041 3448,2027 3473,1992 3508,1939 3539,1865 3566,1777 3572,1725 3577,1672 3576,1614 3566,1556 3547,1493 3526,1428 3491,1360 3447,1292 3392,1219 3324,1147 3150,1001 2917,852 2619,701 2245,555 1788,407">
                    <text:p/>
                  </draw:polygon>
                </draw:g>
              </draw:g>
            </draw:g>
            <draw:custom-shape draw:style-name="gr31" draw:layer="layout" svg:width="8.774cm" svg:height="8.8cm" svg:x="0.6cm" svg:y="0.6cm">
              <text:p/>
              <draw:enhanced-geometry svg:viewBox="0 0 21600 21600" draw:mirror-horizontal="false" draw:mirror-vertical="false" draw:type="rectangle" draw:enhanced-path="M 0 0 L 21600 0 21600 21600 0 21600 0 0 Z N"/>
            </draw:custom-shape>
          </draw:g>
        </draw:g>
      </draw:page>
      <draw:page draw:name="page40" draw:style-name="dp1" draw:master-page-name="Default">
        <draw:g>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29" draw:text-style-name="P13" draw:layer="layout" svg:width="8.8cm" svg:height="8.8cm" svg:x="0.6cm" svg:y="0.6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30" draw:text-style-name="P24" draw:layer="layout" svg:width="0.127cm" svg:height="2.639cm" svg:x="1.506cm" svg:y="0.904cm">
                <text:p/>
                <draw:enhanced-geometry svg:viewBox="0 0 21600 21600" draw:type="rectangle" draw:enhanced-path="M 0 0 L 21600 0 21600 21600 0 21600 0 0 Z N"/>
              </draw:custom-shape>
              <draw:custom-shape draw:style-name="gr130" draw:text-style-name="P24" draw:layer="layout" svg:width="0.126cm" svg:height="2.639cm" svg:x="1.871cm" svg:y="0.904cm">
                <text:p/>
                <draw:enhanced-geometry svg:viewBox="0 0 21600 21600" draw:type="rectangle" draw:enhanced-path="M 0 0 L 21600 0 21600 21600 0 21600 0 0 Z N"/>
              </draw:custom-shape>
              <draw:custom-shape draw:style-name="gr130" draw:text-style-name="P24" draw:layer="layout" svg:width="0.127cm" svg:height="2.639cm" svg:x="2.234cm" svg:y="0.904cm">
                <text:p/>
                <draw:enhanced-geometry svg:viewBox="0 0 21600 21600" draw:type="rectangle" draw:enhanced-path="M 0 0 L 21600 0 21600 21600 0 21600 0 0 Z N"/>
              </draw:custom-shape>
              <draw:custom-shape draw:style-name="gr130" draw:text-style-name="P24" draw:layer="layout" svg:width="0.127cm" svg:height="2.639cm" svg:x="2.596cm" svg:y="0.904cm">
                <text:p/>
                <draw:enhanced-geometry svg:viewBox="0 0 21600 21600" draw:type="rectangle" draw:enhanced-path="M 0 0 L 21600 0 21600 21600 0 21600 0 0 Z N"/>
              </draw:custom-shape>
              <draw:custom-shape draw:style-name="gr130" draw:text-style-name="P24" draw:layer="layout" svg:width="0.121cm" svg:height="2.639cm" svg:x="2.96cm" svg:y="0.904cm">
                <text:p/>
                <draw:enhanced-geometry svg:viewBox="0 0 21600 21600" draw:type="rectangle" draw:enhanced-path="M 0 0 L 21600 0 21600 21600 0 21600 0 0 Z N"/>
              </draw:custom-shape>
              <draw:custom-shape draw:style-name="gr131" draw:text-style-name="P24" draw:layer="layout" svg:width="0.132cm" svg:height="2.636cm" draw:transform="rotate (-1.5707963267949) translate (3.613cm 1.432cm)">
                <text:p/>
                <draw:enhanced-geometry svg:viewBox="0 0 21600 21600" draw:type="rectangle" draw:enhanced-path="M 0 0 L 21600 0 21600 21600 0 21600 0 0 Z N"/>
              </draw:custom-shape>
              <draw:custom-shape draw:style-name="gr131" draw:text-style-name="P24" draw:layer="layout" svg:width="0.118cm" svg:height="2.636cm" draw:transform="rotate (-1.5707963267949) translate (3.613cm 1.802cm)">
                <text:p/>
                <draw:enhanced-geometry svg:viewBox="0 0 21600 21600" draw:type="rectangle" draw:enhanced-path="M 0 0 L 21600 0 21600 21600 0 21600 0 0 Z N"/>
              </draw:custom-shape>
              <draw:custom-shape draw:style-name="gr131" draw:text-style-name="P24" draw:layer="layout" svg:width="0.131cm" svg:height="2.636cm" draw:transform="rotate (-1.5707963267949) translate (3.613cm 2.159cm)">
                <text:p/>
                <draw:enhanced-geometry svg:viewBox="0 0 21600 21600" draw:type="rectangle" draw:enhanced-path="M 0 0 L 21600 0 21600 21600 0 21600 0 0 Z N"/>
              </draw:custom-shape>
              <draw:custom-shape draw:style-name="gr131" draw:text-style-name="P24" draw:layer="layout" svg:width="0.123cm" svg:height="2.636cm" draw:transform="rotate (-1.5707963267949) translate (3.613cm 2.525cm)">
                <text:p/>
                <draw:enhanced-geometry svg:viewBox="0 0 21600 21600" draw:type="rectangle" draw:enhanced-path="M 0 0 L 21600 0 21600 21600 0 21600 0 0 Z N"/>
              </draw:custom-shape>
              <draw:custom-shape draw:style-name="gr131" draw:text-style-name="P24" draw:layer="layout" svg:width="0.12cm" svg:height="2.636cm" draw:transform="rotate (-1.5707963267949) translate (3.613cm 2.887cm)">
                <text:p/>
                <draw:enhanced-geometry svg:viewBox="0 0 21600 21600" draw:type="rectangle" draw:enhanced-path="M 0 0 L 21600 0 21600 21600 0 21600 0 0 Z N"/>
              </draw:custom-shape>
            </draw:g>
            <draw:g>
              <draw:custom-shape draw:style-name="gr132" draw:layer="layout" svg:width="0.127cm" svg:height="2.639cm" svg:x="1.513cm" svg:y="0.904cm">
                <text:p/>
                <draw:enhanced-geometry svg:viewBox="0 0 21600 21600" draw:type="rectangle" draw:enhanced-path="M 0 0 L 21600 0 21600 21600 0 21600 0 0 Z N"/>
              </draw:custom-shape>
              <draw:custom-shape draw:style-name="gr132" draw:layer="layout" svg:width="0.123cm" svg:height="2.639cm" svg:x="1.878cm" svg:y="0.904cm">
                <text:p/>
                <draw:enhanced-geometry svg:viewBox="0 0 21600 21600" draw:type="rectangle" draw:enhanced-path="M 0 0 L 21600 0 21600 21600 0 21600 0 0 Z N"/>
              </draw:custom-shape>
              <draw:custom-shape draw:style-name="gr132" draw:layer="layout" svg:width="0.129cm" svg:height="2.639cm" svg:x="2.238cm" svg:y="0.904cm">
                <text:p/>
                <draw:enhanced-geometry svg:viewBox="0 0 21600 21600" draw:type="rectangle" draw:enhanced-path="M 0 0 L 21600 0 21600 21600 0 21600 0 0 Z N"/>
              </draw:custom-shape>
              <draw:custom-shape draw:style-name="gr132" draw:layer="layout" svg:width="0.128cm" svg:height="2.639cm" svg:x="2.599cm" svg:y="0.904cm">
                <text:p/>
                <draw:enhanced-geometry svg:viewBox="0 0 21600 21600" draw:type="rectangle" draw:enhanced-path="M 0 0 L 21600 0 21600 21600 0 21600 0 0 Z N"/>
              </draw:custom-shape>
              <draw:custom-shape draw:style-name="gr132" draw:layer="layout" svg:width="0.123cm" svg:height="2.639cm" svg:x="2.962cm" svg:y="0.904cm">
                <text:p/>
                <draw:enhanced-geometry svg:viewBox="0 0 21600 21600" draw:type="rectangle" draw:enhanced-path="M 0 0 L 21600 0 21600 21600 0 21600 0 0 Z N"/>
              </draw:custom-shape>
              <draw:custom-shape draw:style-name="gr133" draw:layer="layout" svg:width="0.132cm" svg:height="2.635cm" draw:transform="rotate (-1.5707963267949) translate (3.616cm 1.432cm)">
                <text:p/>
                <draw:enhanced-geometry svg:viewBox="0 0 21600 21600" draw:type="rectangle" draw:enhanced-path="M 0 0 L 21600 0 21600 21600 0 21600 0 0 Z N"/>
              </draw:custom-shape>
              <draw:custom-shape draw:style-name="gr133" draw:layer="layout" svg:width="0.118cm" svg:height="2.635cm" draw:transform="rotate (-1.5707963267949) translate (3.616cm 1.802cm)">
                <text:p/>
                <draw:enhanced-geometry svg:viewBox="0 0 21600 21600" draw:type="rectangle" draw:enhanced-path="M 0 0 L 21600 0 21600 21600 0 21600 0 0 Z N"/>
              </draw:custom-shape>
              <draw:custom-shape draw:style-name="gr133" draw:layer="layout" svg:width="0.131cm" svg:height="2.635cm" draw:transform="rotate (-1.5707963267949) translate (3.616cm 2.159cm)">
                <text:p/>
                <draw:enhanced-geometry svg:viewBox="0 0 21600 21600" draw:type="rectangle" draw:enhanced-path="M 0 0 L 21600 0 21600 21600 0 21600 0 0 Z N"/>
              </draw:custom-shape>
              <draw:custom-shape draw:style-name="gr133" draw:layer="layout" svg:width="0.123cm" svg:height="2.635cm" draw:transform="rotate (-1.5707963267949) translate (3.616cm 2.525cm)">
                <text:p/>
                <draw:enhanced-geometry svg:viewBox="0 0 21600 21600" draw:type="rectangle" draw:enhanced-path="M 0 0 L 21600 0 21600 21600 0 21600 0 0 Z N"/>
              </draw:custom-shape>
              <draw:custom-shape draw:style-name="gr133" draw:layer="layout" svg:width="0.12cm" svg:height="2.635cm" draw:transform="rotate (-1.5707963267949) translate (3.616cm 2.887cm)">
                <text:p/>
                <draw:enhanced-geometry svg:viewBox="0 0 21600 21600" draw:type="rectangle" draw:enhanced-path="M 0 0 L 21600 0 21600 21600 0 21600 0 0 Z N"/>
              </draw:custom-shape>
              <draw:custom-shape draw:style-name="gr134" draw:layer="layout" svg:width="1.942cm" svg:height="1.922cm" svg:x="1.325cm" svg:y="1.277cm">
                <text:p/>
                <draw:enhanced-geometry svg:viewBox="0 0 21600 21600" draw:type="rectangle" draw:enhanced-path="M 0 0 L 21600 0 21600 21600 0 21600 0 0 Z N"/>
              </draw:custom-shape>
            </draw:g>
            <draw:g>
              <draw:custom-shape draw:style-name="gr132" draw:layer="layout" svg:width="0.129cm" svg:height="2.639cm" svg:x="4.169cm" svg:y="0.904cm">
                <text:p/>
                <draw:enhanced-geometry svg:viewBox="0 0 21600 21600" draw:type="rectangle" draw:enhanced-path="M 0 0 L 21600 0 21600 21600 0 21600 0 0 Z N"/>
              </draw:custom-shape>
              <draw:custom-shape draw:style-name="gr132" draw:layer="layout" svg:width="0.123cm" svg:height="2.639cm" svg:x="4.535cm" svg:y="0.904cm">
                <text:p/>
                <draw:enhanced-geometry svg:viewBox="0 0 21600 21600" draw:type="rectangle" draw:enhanced-path="M 0 0 L 21600 0 21600 21600 0 21600 0 0 Z N"/>
              </draw:custom-shape>
              <draw:custom-shape draw:style-name="gr132" draw:layer="layout" svg:width="0.132cm" svg:height="2.639cm" svg:x="4.894cm" svg:y="0.904cm">
                <text:p/>
                <draw:enhanced-geometry svg:viewBox="0 0 21600 21600" draw:type="rectangle" draw:enhanced-path="M 0 0 L 21600 0 21600 21600 0 21600 0 0 Z N"/>
              </draw:custom-shape>
              <draw:custom-shape draw:style-name="gr132" draw:layer="layout" svg:width="0.127cm" svg:height="2.639cm" svg:x="5.256cm" svg:y="0.904cm">
                <text:p/>
                <draw:enhanced-geometry svg:viewBox="0 0 21600 21600" draw:type="rectangle" draw:enhanced-path="M 0 0 L 21600 0 21600 21600 0 21600 0 0 Z N"/>
              </draw:custom-shape>
              <draw:custom-shape draw:style-name="gr132" draw:layer="layout" svg:width="0.123cm" svg:height="2.639cm" svg:x="5.621cm" svg:y="0.904cm">
                <text:p/>
                <draw:enhanced-geometry svg:viewBox="0 0 21600 21600" draw:type="rectangle" draw:enhanced-path="M 0 0 L 21600 0 21600 21600 0 21600 0 0 Z N"/>
              </draw:custom-shape>
              <draw:custom-shape draw:style-name="gr135" draw:layer="layout" svg:width="0.132cm" svg:height="2.638cm" draw:transform="rotate (-1.5707963267949) translate (6.278cm 1.432cm)">
                <text:p/>
                <draw:enhanced-geometry svg:viewBox="0 0 21600 21600" draw:type="rectangle" draw:enhanced-path="M 0 0 L 21600 0 21600 21600 0 21600 0 0 Z N"/>
              </draw:custom-shape>
              <draw:custom-shape draw:style-name="gr135" draw:layer="layout" svg:width="0.118cm" svg:height="2.638cm" draw:transform="rotate (-1.5707963267949) translate (6.278cm 1.802cm)">
                <text:p/>
                <draw:enhanced-geometry svg:viewBox="0 0 21600 21600" draw:type="rectangle" draw:enhanced-path="M 0 0 L 21600 0 21600 21600 0 21600 0 0 Z N"/>
              </draw:custom-shape>
              <draw:custom-shape draw:style-name="gr135" draw:layer="layout" svg:width="0.131cm" svg:height="2.638cm" draw:transform="rotate (-1.5707963267949) translate (6.278cm 2.159cm)">
                <text:p/>
                <draw:enhanced-geometry svg:viewBox="0 0 21600 21600" draw:type="rectangle" draw:enhanced-path="M 0 0 L 21600 0 21600 21600 0 21600 0 0 Z N"/>
              </draw:custom-shape>
              <draw:custom-shape draw:style-name="gr135" draw:layer="layout" svg:width="0.123cm" svg:height="2.638cm" draw:transform="rotate (-1.5707963267949) translate (6.278cm 2.525cm)">
                <text:p/>
                <draw:enhanced-geometry svg:viewBox="0 0 21600 21600" draw:type="rectangle" draw:enhanced-path="M 0 0 L 21600 0 21600 21600 0 21600 0 0 Z N"/>
              </draw:custom-shape>
              <draw:custom-shape draw:style-name="gr135" draw:layer="layout" svg:width="0.12cm" svg:height="2.638cm" draw:transform="rotate (-1.5707963267949) translate (6.278cm 2.887cm)">
                <text:p/>
                <draw:enhanced-geometry svg:viewBox="0 0 21600 21600" draw:type="rectangle" draw:enhanced-path="M 0 0 L 21600 0 21600 21600 0 21600 0 0 Z N"/>
              </draw:custom-shape>
              <draw:custom-shape draw:style-name="gr136" draw:layer="layout" svg:width="1.936cm" svg:height="1.922cm" svg:x="3.98cm" svg:y="1.277cm">
                <text:p/>
                <draw:enhanced-geometry svg:viewBox="0 0 21600 21600" draw:type="rectangle" draw:enhanced-path="M 0 0 L 21600 0 21600 21600 0 21600 0 0 Z N"/>
              </draw:custom-shape>
            </draw:g>
            <draw:g>
              <draw:custom-shape draw:style-name="gr137" draw:layer="layout" svg:width="0.124cm" svg:height="2.636cm" svg:x="4.178cm" svg:y="3.556cm">
                <text:p/>
                <draw:enhanced-geometry svg:viewBox="0 0 21600 21600" draw:type="rectangle" draw:enhanced-path="M 0 0 L 21600 0 21600 21600 0 21600 0 0 Z N"/>
              </draw:custom-shape>
              <draw:custom-shape draw:style-name="gr137" draw:layer="layout" svg:width="0.122cm" svg:height="2.636cm" svg:x="4.539cm" svg:y="3.556cm">
                <text:p/>
                <draw:enhanced-geometry svg:viewBox="0 0 21600 21600" draw:type="rectangle" draw:enhanced-path="M 0 0 L 21600 0 21600 21600 0 21600 0 0 Z N"/>
              </draw:custom-shape>
              <draw:custom-shape draw:style-name="gr137" draw:layer="layout" svg:width="0.133cm" svg:height="2.636cm" svg:x="4.897cm" svg:y="3.556cm">
                <text:p/>
                <draw:enhanced-geometry svg:viewBox="0 0 21600 21600" draw:type="rectangle" draw:enhanced-path="M 0 0 L 21600 0 21600 21600 0 21600 0 0 Z N"/>
              </draw:custom-shape>
              <draw:custom-shape draw:style-name="gr137" draw:layer="layout" svg:width="0.124cm" svg:height="2.636cm" svg:x="5.263cm" svg:y="3.556cm">
                <text:p/>
                <draw:enhanced-geometry svg:viewBox="0 0 21600 21600" draw:type="rectangle" draw:enhanced-path="M 0 0 L 21600 0 21600 21600 0 21600 0 0 Z N"/>
              </draw:custom-shape>
              <draw:custom-shape draw:style-name="gr137" draw:layer="layout" svg:width="0.121cm" svg:height="2.636cm" svg:x="5.63cm" svg:y="3.556cm">
                <text:p/>
                <draw:enhanced-geometry svg:viewBox="0 0 21600 21600" draw:type="rectangle" draw:enhanced-path="M 0 0 L 21600 0 21600 21600 0 21600 0 0 Z N"/>
              </draw:custom-shape>
              <draw:custom-shape draw:style-name="gr138" draw:layer="layout" svg:width="0.126cm" svg:height="2.64cm" draw:transform="rotate (-1.5707963267949) translate (6.282cm 4.088cm)">
                <text:p/>
                <draw:enhanced-geometry svg:viewBox="0 0 21600 21600" draw:type="rectangle" draw:enhanced-path="M 0 0 L 21600 0 21600 21600 0 21600 0 0 Z N"/>
              </draw:custom-shape>
              <draw:custom-shape draw:style-name="gr138" draw:layer="layout" svg:width="0.128cm" svg:height="2.64cm" draw:transform="rotate (-1.5707963267949) translate (6.282cm 4.449cm)">
                <text:p/>
                <draw:enhanced-geometry svg:viewBox="0 0 21600 21600" draw:type="rectangle" draw:enhanced-path="M 0 0 L 21600 0 21600 21600 0 21600 0 0 Z N"/>
              </draw:custom-shape>
              <draw:custom-shape draw:style-name="gr138" draw:layer="layout" svg:width="0.123cm" svg:height="2.64cm" draw:transform="rotate (-1.5707963267949) translate (6.282cm 4.815cm)">
                <text:p/>
                <draw:enhanced-geometry svg:viewBox="0 0 21600 21600" draw:type="rectangle" draw:enhanced-path="M 0 0 L 21600 0 21600 21600 0 21600 0 0 Z N"/>
              </draw:custom-shape>
              <draw:custom-shape draw:style-name="gr138" draw:layer="layout" svg:width="0.128cm" svg:height="2.64cm" draw:transform="rotate (-1.5707963267949) translate (6.282cm 5.173cm)">
                <text:p/>
                <draw:enhanced-geometry svg:viewBox="0 0 21600 21600" draw:type="rectangle" draw:enhanced-path="M 0 0 L 21600 0 21600 21600 0 21600 0 0 Z N"/>
              </draw:custom-shape>
              <draw:custom-shape draw:style-name="gr138" draw:layer="layout" svg:width="0.124cm" svg:height="2.64cm" draw:transform="rotate (-1.5707963267949) translate (6.282cm 5.539cm)">
                <text:p/>
                <draw:enhanced-geometry svg:viewBox="0 0 21600 21600" draw:type="rectangle" draw:enhanced-path="M 0 0 L 21600 0 21600 21600 0 21600 0 0 Z N"/>
              </draw:custom-shape>
              <draw:custom-shape draw:style-name="gr139" draw:layer="layout" svg:width="1.94cm" svg:height="1.928cm" svg:x="3.985cm" svg:y="3.927cm">
                <text:p/>
                <draw:enhanced-geometry svg:viewBox="0 0 21600 21600" draw:type="rectangle" draw:enhanced-path="M 0 0 L 21600 0 21600 21600 0 21600 0 0 Z N"/>
              </draw:custom-shape>
            </draw:g>
            <draw:g>
              <draw:custom-shape draw:style-name="gr137" draw:layer="layout" svg:width="0.127cm" svg:height="2.636cm" svg:x="1.517cm" svg:y="3.556cm">
                <text:p/>
                <draw:enhanced-geometry svg:viewBox="0 0 21600 21600" draw:type="rectangle" draw:enhanced-path="M 0 0 L 21600 0 21600 21600 0 21600 0 0 Z N"/>
              </draw:custom-shape>
              <draw:custom-shape draw:style-name="gr137" draw:layer="layout" svg:width="0.127cm" svg:height="2.636cm" svg:x="1.883cm" svg:y="3.556cm">
                <text:p/>
                <draw:enhanced-geometry svg:viewBox="0 0 21600 21600" draw:type="rectangle" draw:enhanced-path="M 0 0 L 21600 0 21600 21600 0 21600 0 0 Z N"/>
              </draw:custom-shape>
              <draw:custom-shape draw:style-name="gr137" draw:layer="layout" svg:width="0.124cm" svg:height="2.636cm" svg:x="2.247cm" svg:y="3.556cm">
                <text:p/>
                <draw:enhanced-geometry svg:viewBox="0 0 21600 21600" draw:type="rectangle" draw:enhanced-path="M 0 0 L 21600 0 21600 21600 0 21600 0 0 Z N"/>
              </draw:custom-shape>
              <draw:custom-shape draw:style-name="gr137" draw:layer="layout" svg:width="0.122cm" svg:height="2.636cm" svg:x="2.608cm" svg:y="3.556cm">
                <text:p/>
                <draw:enhanced-geometry svg:viewBox="0 0 21600 21600" draw:type="rectangle" draw:enhanced-path="M 0 0 L 21600 0 21600 21600 0 21600 0 0 Z N"/>
              </draw:custom-shape>
              <draw:custom-shape draw:style-name="gr137" draw:layer="layout" svg:width="0.122cm" svg:height="2.636cm" svg:x="2.973cm" svg:y="3.556cm">
                <text:p/>
                <draw:enhanced-geometry svg:viewBox="0 0 21600 21600" draw:type="rectangle" draw:enhanced-path="M 0 0 L 21600 0 21600 21600 0 21600 0 0 Z N"/>
              </draw:custom-shape>
              <draw:custom-shape draw:style-name="gr135" draw:layer="layout" svg:width="0.126cm" svg:height="2.638cm" draw:transform="rotate (-1.5707963267949) translate (3.622cm 4.088cm)">
                <text:p/>
                <draw:enhanced-geometry svg:viewBox="0 0 21600 21600" draw:type="rectangle" draw:enhanced-path="M 0 0 L 21600 0 21600 21600 0 21600 0 0 Z N"/>
              </draw:custom-shape>
              <draw:custom-shape draw:style-name="gr135" draw:layer="layout" svg:width="0.128cm" svg:height="2.638cm" draw:transform="rotate (-1.5707963267949) translate (3.622cm 4.449cm)">
                <text:p/>
                <draw:enhanced-geometry svg:viewBox="0 0 21600 21600" draw:type="rectangle" draw:enhanced-path="M 0 0 L 21600 0 21600 21600 0 21600 0 0 Z N"/>
              </draw:custom-shape>
              <draw:custom-shape draw:style-name="gr135" draw:layer="layout" svg:width="0.123cm" svg:height="2.638cm" draw:transform="rotate (-1.5707963267949) translate (3.622cm 4.815cm)">
                <text:p/>
                <draw:enhanced-geometry svg:viewBox="0 0 21600 21600" draw:type="rectangle" draw:enhanced-path="M 0 0 L 21600 0 21600 21600 0 21600 0 0 Z N"/>
              </draw:custom-shape>
              <draw:custom-shape draw:style-name="gr135" draw:layer="layout" svg:width="0.128cm" svg:height="2.638cm" draw:transform="rotate (-1.5707963267949) translate (3.622cm 5.173cm)">
                <text:p/>
                <draw:enhanced-geometry svg:viewBox="0 0 21600 21600" draw:type="rectangle" draw:enhanced-path="M 0 0 L 21600 0 21600 21600 0 21600 0 0 Z N"/>
              </draw:custom-shape>
              <draw:custom-shape draw:style-name="gr135" draw:layer="layout" svg:width="0.124cm" svg:height="2.638cm" draw:transform="rotate (-1.5707963267949) translate (3.622cm 5.539cm)">
                <text:p/>
                <draw:enhanced-geometry svg:viewBox="0 0 21600 21600" draw:type="rectangle" draw:enhanced-path="M 0 0 L 21600 0 21600 21600 0 21600 0 0 Z N"/>
              </draw:custom-shape>
              <draw:custom-shape draw:style-name="gr140" draw:layer="layout" svg:width="1.944cm" svg:height="1.928cm" svg:x="1.327cm" svg:y="3.927cm">
                <text:p/>
                <draw:enhanced-geometry svg:viewBox="0 0 21600 21600" draw:type="rectangle" draw:enhanced-path="M 0 0 L 21600 0 21600 21600 0 21600 0 0 Z N"/>
              </draw:custom-shape>
            </draw:g>
            <draw:g>
              <draw:custom-shape draw:style-name="gr141" draw:layer="layout" svg:width="0.126cm" svg:height="2.634cm" svg:x="4.183cm" svg:y="6.206cm">
                <text:p/>
                <draw:enhanced-geometry svg:viewBox="0 0 21600 21600" draw:type="rectangle" draw:enhanced-path="M 0 0 L 21600 0 21600 21600 0 21600 0 0 Z N"/>
              </draw:custom-shape>
              <draw:custom-shape draw:style-name="gr141" draw:layer="layout" svg:width="0.121cm" svg:height="2.634cm" svg:x="4.546cm" svg:y="6.206cm">
                <text:p/>
                <draw:enhanced-geometry svg:viewBox="0 0 21600 21600" draw:type="rectangle" draw:enhanced-path="M 0 0 L 21600 0 21600 21600 0 21600 0 0 Z N"/>
              </draw:custom-shape>
              <draw:custom-shape draw:style-name="gr141" draw:layer="layout" svg:width="0.129cm" svg:height="2.634cm" svg:x="4.909cm" svg:y="6.206cm">
                <text:p/>
                <draw:enhanced-geometry svg:viewBox="0 0 21600 21600" draw:type="rectangle" draw:enhanced-path="M 0 0 L 21600 0 21600 21600 0 21600 0 0 Z N"/>
              </draw:custom-shape>
              <draw:custom-shape draw:style-name="gr141" draw:layer="layout" svg:width="0.127cm" svg:height="2.634cm" svg:x="5.267cm" svg:y="6.206cm">
                <text:p/>
                <draw:enhanced-geometry svg:viewBox="0 0 21600 21600" draw:type="rectangle" draw:enhanced-path="M 0 0 L 21600 0 21600 21600 0 21600 0 0 Z N"/>
              </draw:custom-shape>
              <draw:custom-shape draw:style-name="gr141" draw:layer="layout" svg:width="0.126cm" svg:height="2.634cm" svg:x="5.633cm" svg:y="6.206cm">
                <text:p/>
                <draw:enhanced-geometry svg:viewBox="0 0 21600 21600" draw:type="rectangle" draw:enhanced-path="M 0 0 L 21600 0 21600 21600 0 21600 0 0 Z N"/>
              </draw:custom-shape>
              <draw:custom-shape draw:style-name="gr142" draw:layer="layout" svg:width="0.133cm" svg:height="2.637cm" draw:transform="rotate (-1.5707963267949) translate (6.286cm 6.733cm)">
                <text:p/>
                <draw:enhanced-geometry svg:viewBox="0 0 21600 21600" draw:type="rectangle" draw:enhanced-path="M 0 0 L 21600 0 21600 21600 0 21600 0 0 Z N"/>
              </draw:custom-shape>
              <draw:custom-shape draw:style-name="gr142" draw:layer="layout" svg:width="0.121cm" svg:height="2.637cm" draw:transform="rotate (-1.5707963267949) translate (6.286cm 7.104cm)">
                <text:p/>
                <draw:enhanced-geometry svg:viewBox="0 0 21600 21600" draw:type="rectangle" draw:enhanced-path="M 0 0 L 21600 0 21600 21600 0 21600 0 0 Z N"/>
              </draw:custom-shape>
              <draw:custom-shape draw:style-name="gr142" draw:layer="layout" svg:width="0.127cm" svg:height="2.637cm" draw:transform="rotate (-1.5707963267949) translate (6.286cm 7.461cm)">
                <text:p/>
                <draw:enhanced-geometry svg:viewBox="0 0 21600 21600" draw:type="rectangle" draw:enhanced-path="M 0 0 L 21600 0 21600 21600 0 21600 0 0 Z N"/>
              </draw:custom-shape>
              <draw:custom-shape draw:style-name="gr142" draw:layer="layout" svg:width="0.132cm" svg:height="2.637cm" draw:transform="rotate (-1.5707963267949) translate (6.286cm 7.825cm)">
                <text:p/>
                <draw:enhanced-geometry svg:viewBox="0 0 21600 21600" draw:type="rectangle" draw:enhanced-path="M 0 0 L 21600 0 21600 21600 0 21600 0 0 Z N"/>
              </draw:custom-shape>
              <draw:custom-shape draw:style-name="gr142" draw:layer="layout" svg:width="0.116cm" svg:height="2.637cm" draw:transform="rotate (-1.5707963267949) translate (6.286cm 8.195cm)">
                <text:p/>
                <draw:enhanced-geometry svg:viewBox="0 0 21600 21600" draw:type="rectangle" draw:enhanced-path="M 0 0 L 21600 0 21600 21600 0 21600 0 0 Z N"/>
              </draw:custom-shape>
              <draw:custom-shape draw:style-name="gr143" draw:layer="layout" svg:width="1.935cm" svg:height="1.92cm" svg:x="3.994cm" svg:y="6.583cm">
                <text:p/>
                <draw:enhanced-geometry svg:viewBox="0 0 21600 21600" draw:type="rectangle" draw:enhanced-path="M 0 0 L 21600 0 21600 21600 0 21600 0 0 Z N"/>
              </draw:custom-shape>
            </draw:g>
            <draw:g>
              <draw:custom-shape draw:style-name="gr141" draw:layer="layout" svg:width="0.13cm" svg:height="2.634cm" svg:x="1.523cm" svg:y="6.206cm">
                <text:p/>
                <draw:enhanced-geometry svg:viewBox="0 0 21600 21600" draw:type="rectangle" draw:enhanced-path="M 0 0 L 21600 0 21600 21600 0 21600 0 0 Z N"/>
              </draw:custom-shape>
              <draw:custom-shape draw:style-name="gr141" draw:layer="layout" svg:width="0.121cm" svg:height="2.634cm" svg:x="1.894cm" svg:y="6.206cm">
                <text:p/>
                <draw:enhanced-geometry svg:viewBox="0 0 21600 21600" draw:type="rectangle" draw:enhanced-path="M 0 0 L 21600 0 21600 21600 0 21600 0 0 Z N"/>
              </draw:custom-shape>
              <draw:custom-shape draw:style-name="gr141" draw:layer="layout" svg:width="0.123cm" svg:height="2.634cm" svg:x="2.251cm" svg:y="6.206cm">
                <text:p/>
                <draw:enhanced-geometry svg:viewBox="0 0 21600 21600" draw:type="rectangle" draw:enhanced-path="M 0 0 L 21600 0 21600 21600 0 21600 0 0 Z N"/>
              </draw:custom-shape>
              <draw:custom-shape draw:style-name="gr141" draw:layer="layout" svg:width="0.13cm" svg:height="2.634cm" svg:x="2.611cm" svg:y="6.206cm">
                <text:p/>
                <draw:enhanced-geometry svg:viewBox="0 0 21600 21600" draw:type="rectangle" draw:enhanced-path="M 0 0 L 21600 0 21600 21600 0 21600 0 0 Z N"/>
              </draw:custom-shape>
              <draw:custom-shape draw:style-name="gr141" draw:layer="layout" svg:width="0.123cm" svg:height="2.634cm" svg:x="2.976cm" svg:y="6.206cm">
                <text:p/>
                <draw:enhanced-geometry svg:viewBox="0 0 21600 21600" draw:type="rectangle" draw:enhanced-path="M 0 0 L 21600 0 21600 21600 0 21600 0 0 Z N"/>
              </draw:custom-shape>
              <draw:custom-shape draw:style-name="gr144" draw:layer="layout" svg:width="0.133cm" svg:height="2.632cm" draw:transform="rotate (-1.5707963267949) translate (3.626cm 6.733cm)">
                <text:p/>
                <draw:enhanced-geometry svg:viewBox="0 0 21600 21600" draw:type="rectangle" draw:enhanced-path="M 0 0 L 21600 0 21600 21600 0 21600 0 0 Z N"/>
              </draw:custom-shape>
              <draw:custom-shape draw:style-name="gr144" draw:layer="layout" svg:width="0.121cm" svg:height="2.632cm" draw:transform="rotate (-1.5707963267949) translate (3.626cm 7.104cm)">
                <text:p/>
                <draw:enhanced-geometry svg:viewBox="0 0 21600 21600" draw:type="rectangle" draw:enhanced-path="M 0 0 L 21600 0 21600 21600 0 21600 0 0 Z N"/>
              </draw:custom-shape>
              <draw:custom-shape draw:style-name="gr144" draw:layer="layout" svg:width="0.127cm" svg:height="2.632cm" draw:transform="rotate (-1.5707963267949) translate (3.626cm 7.461cm)">
                <text:p/>
                <draw:enhanced-geometry svg:viewBox="0 0 21600 21600" draw:type="rectangle" draw:enhanced-path="M 0 0 L 21600 0 21600 21600 0 21600 0 0 Z N"/>
              </draw:custom-shape>
              <draw:custom-shape draw:style-name="gr144" draw:layer="layout" svg:width="0.132cm" svg:height="2.632cm" draw:transform="rotate (-1.5707963267949) translate (3.626cm 7.825cm)">
                <text:p/>
                <draw:enhanced-geometry svg:viewBox="0 0 21600 21600" draw:type="rectangle" draw:enhanced-path="M 0 0 L 21600 0 21600 21600 0 21600 0 0 Z N"/>
              </draw:custom-shape>
              <draw:custom-shape draw:style-name="gr144" draw:layer="layout" svg:width="0.116cm" svg:height="2.632cm" draw:transform="rotate (-1.5707963267949) translate (3.626cm 8.195cm)">
                <text:p/>
                <draw:enhanced-geometry svg:viewBox="0 0 21600 21600" draw:type="rectangle" draw:enhanced-path="M 0 0 L 21600 0 21600 21600 0 21600 0 0 Z N"/>
              </draw:custom-shape>
              <draw:custom-shape draw:style-name="gr145" draw:layer="layout" svg:width="1.942cm" svg:height="1.92cm" svg:x="1.331cm" svg:y="6.583cm">
                <text:p/>
                <draw:enhanced-geometry svg:viewBox="0 0 21600 21600" draw:type="rectangle" draw:enhanced-path="M 0 0 L 21600 0 21600 21600 0 21600 0 0 Z N"/>
              </draw:custom-shape>
            </draw:g>
            <draw:g>
              <draw:custom-shape draw:style-name="gr146" draw:layer="layout" svg:width="7.79cm" svg:height="2.167cm" draw:transform="rotate (-1.5707963267949) translate (8.743cm 1.146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7" draw:layer="layout" svg:width="0.469cm" svg:height="1.605cm" draw:transform="rotate (-1.5707963267949) translate (8.412cm 1.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layer="layout" svg:width="5.247cm" svg:height="0.398cm" draw:transform="rotate (-1.5707963267949) translate (8.412cm 3.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layer="layout" svg:width="5.251cm" svg:height="0.394cm" draw:transform="rotate (-1.5707963267949) translate (7.806cm 3.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layer="layout" svg:width="5.249cm" svg:height="0.393cm" draw:transform="rotate (-1.5707963267949) translate (7.2cm 3.5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layer="layout" svg:width="0.246cm" svg:height="0.087cm" draw:transform="rotate (-1.5707963267949) translate (8.412cm 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layer="layout" svg:width="0.246cm" svg:height="0.079cm" draw:transform="rotate (-1.5707963267949) translate (8.138cm 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layer="layout" svg:width="0.246cm" svg:height="0.085cm" draw:transform="rotate (-1.5707963267949) translate (7.806cm 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layer="layout" svg:width="0.246cm" svg:height="0.079cm" draw:transform="rotate (-1.5707963267949) translate (7.532cm 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layer="layout" svg:width="0.246cm" svg:height="0.084cm" draw:transform="rotate (-1.5707963267949) translate (7.2cm 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layer="layout" svg:width="0.246cm" svg:height="0.087cm" draw:transform="rotate (-1.5707963267949) translate (6.934cm 2.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page>
      <draw:page draw:name="page41" draw:style-name="dp1" draw:master-page-name="Default">
        <draw:g>
          <draw:polygon draw:style-name="gr152" draw:text-style-name="P5" draw:layer="layout" svg:width="0.72cm" svg:height="3.987cm" svg:x="4.078cm" svg:y="3.686cm" svg:viewBox="0 0 721 3988" draw:points="538,61 530,90 525,128 515,222 510,336 507,465 512,1029 550,1616 561,1746 575,1858 583,1905 591,1946 600,1979 604,1993 609,2005 620,2036 631,2074 640,2119 649,2172 665,2290 677,2425 698,2720 711,3005 719,3331 721,3609 717,3729 710,3833 699,3920 692,3957 683,3988 177,3927 185,3894 193,3853 204,3759 210,3647 213,3521 204,2944 173,2392 159,2247 144,2119 135,2066 125,2021 116,1983 110,1970 105,1958 95,1932 86,1897 78,1854 69,1805 55,1689 42,1555 4,954 0,375 3,249 8,141 12,94 18,55 25,24 29,12 33,0">
            <text:p/>
          </draw:polygon>
          <draw:g>
            <draw:polygon draw:style-name="gr153" draw:text-style-name="P5" draw:layer="layout" svg:width="3.215cm" svg:height="1.918cm" svg:x="4.34cm" svg:y="2.582cm" svg:viewBox="0 0 3216 1919" draw:points="2097,183 3206,6 3183,18 3216,0 2699,713 2448,1023 2211,1276 1989,1481 1781,1640 1589,1758 1412,1840 1330,1868 1251,1891 1176,1905 1105,1915 1038,1919 977,1919 918,1915 864,1907 813,1895 767,1883 688,1852 627,1820 582,1791 555,1769 546,1761 443,1685 364,1628 332,1606 320,1600 312,1597 312,1597 312,1595 312,1595 317,1591 334,1579 330,1581 304,1593 297,1595 296,1595 294,1595 294,1595 292,1587 285,1577 263,1551 204,1483 123,1394 114,1386 91,1363 63,1326 33,1274 10,1214 3,1178 0,1143 3,1104 10,1062 25,1019 46,976 78,929 117,884 166,835 226,785 383,685 593,583 862,479 1198,379 1608,279">
              <text:p/>
            </draw:polygon>
          </draw:g>
          <draw:g>
            <draw:polygon draw:style-name="gr153" draw:text-style-name="P5" draw:layer="layout" svg:width="2.16cm" svg:height="1.69cm" svg:x="2.264cm" svg:y="2.619cm" svg:viewBox="0 0 2161 1691" draw:points="752,161 7,4 22,16 0,0 346,628 515,901 674,1125 824,1304 963,1445 1093,1547 1211,1620 1267,1646 1320,1665 1371,1679 1417,1687 1462,1691 1504,1691 1544,1687 1581,1679 1613,1671 1645,1659 1698,1632 1740,1602 1770,1577 1788,1559 1793,1551 1863,1485 1916,1434 1936,1416 1944,1410 1951,1406 1951,1406 1951,1406 1951,1404 1947,1400 1936,1390 1939,1392 1957,1402 1961,1404 1962,1404 1962,1404 1962,1404 1965,1398 1969,1390 1984,1367 2023,1306 2078,1229 2083,1221 2098,1200 2119,1168 2138,1123 2154,1070 2158,1039 2161,1007 2160,972 2154,937 2143,899 2130,860 2109,819 2082,778 2049,734 2008,691 1903,603 1762,513 1582,422 1356,334 1080,245">
              <text:p/>
            </draw:polygon>
          </draw:g>
        </draw:g>
        <draw:g>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ath draw:style-name="gr29" draw:text-style-name="P2" draw:layer="layout" svg:width="8.792cm" svg:height="7.698cm" svg:x="0.608cm" svg:y="1.699cm" svg:viewBox="0 0 8793 7699" svg:d="M0 4231v-1578h1479v-2518c0-21 6-42 16-60 11-18 26-33 44-44 8-4 16-8 24-10 18-10 37-14 56-14h1 1237c13-5 26-7 39-7h481c21 0 42 6 60 16 16 9 29 21 39 36 4 4 7 9 10 15 11 18 16 39 16 60v482c0 11-1 23-4 34v611c0 22-6 42-17 61-10 18-25 33-44 44-18 10-39 16-60 16l-1-2-480 2c-21 0-41-6-60-16-18-11-33-26-44-44-10-19-16-39-16-61v-525h-575v1924h6592v1578h-342c6 50 8 100 8 151v1888c0 251-66 497-191 714-125 218-305 398-523 524-217 125-463 191-713 191h-5238c-250 0-497-66-714-191-217-126-397-306-522-524-126-217-191-463-191-714v-1888c0-51 2-101 8-151z">
                <text:p/>
              </draw:path>
            </draw:g>
            <draw:custom-shape draw:style-name="gr31" draw:layer="layout" svg:width="8.789cm" svg:height="8.8cm" svg:x="0.6cm" svg:y="0.6cm">
              <text:p/>
              <draw:enhanced-geometry svg:viewBox="0 0 21600 21600" draw:mirror-horizontal="false" draw:mirror-vertical="false" draw:type="rectangle" draw:enhanced-path="M 0 0 L 21600 0 21600 21600 0 21600 0 0 Z N"/>
            </draw:custom-shape>
          </draw:g>
        </draw:g>
      </draw:page>
      <draw:page draw:name="page42" draw:style-name="dp1" draw:master-page-name="Default">
        <draw:g>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29" draw:text-style-name="P2" draw:layer="layout" svg:width="8.799cm" svg:height="8.798cm" svg:x="0.6cm" svg:y="0.6cm" svg:viewBox="0 0 8800 8799" svg:d="M0 8799v-1401h637c0-11 0-21 0-32v-6283c0-190 50-377 144-542 95-164 232-301 396-396s351-145 540-145h4323c190 0 376 50 540 145 165 95 301 232 396 396 95 165 145 352 145 542v2481h1209c6-1 12-1 17-1v1l352-1c15 0 30 4 44 11 13 8 24 19 32 33 5 9 9 19 11 30 5 13 7 27 7 41v456c0 14-2 27-6 39v1489c0 15-4 31-12 44s-19 24-32 32c-14 8-29 12-44 12h-352c-15 0-30-4-44-12-13-8-24-19-32-32-7-13-11-29-11-44v-1413h-1139v3117c0 11-1 21-1 32h1680v1401z">
              <text:p/>
            </draw:path>
            <draw:polygon draw:style-name="gr154" draw:layer="layout" svg:width="2.081cm" svg:height="2.994cm" svg:x="3.72cm" svg:y="3.203cm" svg:viewBox="0 0 2082 2995" draw:points="0,2353 0,0 2082,0 2082,2353 2066,2353 1847,2995 1396,2995 1177,2353 905,2353 686,2995 235,2995 17,2353">
              <text:p/>
            </draw:polygon>
            <draw:custom-shape draw:style-name="gr155" draw:layer="layout" svg:width="1.256cm" svg:height="1.258cm" svg:x="1.766cm" svg:y="1.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layer="layout" svg:width="0.738cm" svg:height="0.757cm" svg:x="3.757cm" svg:y="1.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layer="layout" svg:width="0.74cm" svg:height="0.757cm" svg:x="4.753cm" svg:y="1.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layer="layout" svg:width="0.74cm" svg:height="0.758cm" svg:x="5.749cm" svg:y="1.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layer="layout" svg:width="0.739cm" svg:height="0.757cm" svg:x="6.746cm" svg:y="1.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0" draw:layer="layout" svg:width="2.285cm" svg:height="1.54cm" svg:x="3.682cm" svg:y="6.415cm" svg:viewBox="0 0 2286 1541" svg:d="M15 1423h547l-555-1227h1v-71c-1-2-3-4-5-5-1-4-3-9-3-12v-86c0-4 2-9 3-10 2-4 5-7 9-9 1-1 6-3 10-3h2226c3 0 8 2 12 3 1 2 5 5 6 9 2 1 4 6 4 10v49h6v125h2l-557 1227h565l-568 118h-1136z">
              <text:p/>
            </draw:path>
          </draw:g>
        </draw:g>
      </draw:page>
      <draw:page draw:name="page43" draw:style-name="dp1" draw:master-page-name="Default">
        <draw:g>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161" draw:text-style-name="P2" draw:layer="layout" svg:width="8.752cm" svg:height="8.062cm" svg:x="0.64cm" svg:y="1.338cm">
                <text:p/>
                <draw:enhanced-geometry svg:viewBox="0 0 21600 21600" draw:path-stretchpoint-x="10800" draw:path-stretchpoint-y="10800" draw:text-areas="?f3 ?f4 ?f5 ?f6" draw:type="round-rectangle" draw:modifiers="2282.12959141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2" draw:text-style-name="P2" draw:layer="layout" svg:width="8.8cm" svg:height="0.948cm" svg:x="0.6cm" svg:y="0.6cm">
                <text:p/>
                <draw:enhanced-geometry svg:viewBox="0 0 21600 21600" draw:type="rectangle" draw:enhanced-path="M 0 0 L 21600 0 21600 21600 0 21600 0 0 Z N"/>
              </draw:custom-shape>
              <draw:custom-shape draw:style-name="gr163" draw:layer="layout" svg:width="7.15cm" svg:height="4.579cm" svg:x="1.47cm" svg:y="3.956cm">
                <text:p/>
                <draw:enhanced-geometry svg:viewBox="0 0 21600 21600" draw:type="rectangle" draw:enhanced-path="M 0 0 L 21600 0 21600 21600 0 21600 0 0 Z N"/>
              </draw:custom-shape>
              <draw:custom-shape draw:style-name="gr164" draw:layer="layout" svg:width="0.896cm" svg:height="0.97cm" svg:x="1.558cm" svg:y="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layer="layout" svg:width="1.494cm" svg:height="0.933cm" svg:x="7.109cm" svg:y="2.143cm">
                <text:p/>
                <draw:enhanced-geometry svg:viewBox="0 0 21600 21600" draw:type="rectangle" draw:enhanced-path="M 0 0 L 21600 0 21600 21600 0 21600 0 0 Z N"/>
              </draw:custom-shape>
            </draw:g>
            <draw:g>
              <draw:custom-shape draw:style-name="gr166" draw:text-style-name="P2" draw:layer="layout" svg:width="3.512cm" svg:height="0.281cm" draw:transform="rotate (-1.5707963267949) translate (2.007cm 4.901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6" draw:text-style-name="P2" draw:layer="layout" svg:width="3.512cm" svg:height="0.28cm" draw:transform="rotate (-1.5707963267949) translate (2.505cm 4.903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7" draw:text-style-name="P2" draw:layer="layout" svg:width="3.511cm" svg:height="0.28cm" draw:transform="rotate (-1.5707963267949) translate (3.003cm 4.905cm)">
                <text:p/>
                <draw:enhanced-geometry svg:viewBox="0 0 21600 21600" draw:glue-points="?f6 10800 10800 21600 ?f5 10800 10800 0" draw:text-areas="?f3 ?f3 ?f4 ?f4" draw:type="trapezoid" draw:modifiers="5934.628138323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68" draw:text-style-name="P2" draw:layer="layout" svg:width="1.888cm" svg:height="0.265cm" svg:x="5.505cm" svg:y="8.204cm">
                  <text:p/>
                  <draw:enhanced-geometry svg:viewBox="0 0 21600 21600" draw:type="rectangle" draw:enhanced-path="M 0 0 L 21600 0 21600 21600 0 21600 0 0 Z N"/>
                </draw:custom-shape>
                <draw:custom-shape draw:style-name="gr169" draw:text-style-name="P2" draw:layer="layout" svg:width="1.59cm" svg:height="1.209cm" svg:x="5.678cm" svg:y="7.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70" draw:text-style-name="P2" draw:layer="layout" svg:width="2.258cm" svg:height="0.152cm" draw:transform="skewX (0.00663225115757842) rotate (-1.05644779623217) translate (6.991cm 6.385cm)">
                  <text:p/>
                  <draw:enhanced-geometry svg:viewBox="0 0 21600 21600" draw:mirror-horizontal="false" draw:mirror-vertical="false" draw:type="rectangle" draw:enhanced-path="M 0 0 L 21600 0 21600 21600 0 21600 0 0 Z N"/>
                </draw:custom-shape>
                <draw:custom-shape draw:style-name="gr171" draw:text-style-name="P2" draw:layer="layout" svg:width="2.081cm" svg:height="0.661cm" draw:transform="skewX (-0.00453785605518532) rotate (-1.05679686208257) translate (7.544cm 6.1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2" draw:text-style-name="P2" draw:layer="layout" svg:width="0.315cm" svg:height="1.811cm" draw:transform="skewX (0.00331612557878928) rotate (0.517490123216319) translate (6.223cm 4.97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73" draw:text-style-name="P2" draw:layer="layout" svg:width="0.604cm" svg:height="1.256cm" draw:transform="rotate (-3.14159265358979) translate (4.016cm 8.37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3" draw:text-style-name="P2" draw:layer="layout" svg:width="0.604cm" svg:height="1.256cm" draw:transform="rotate (-3.14159265358979) translate (4.791cm 8.37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page>
      <draw:page draw:name="page44" draw:style-name="dp1" draw:master-page-name="Default">
        <draw:g>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29" draw:text-style-name="P2" draw:layer="layout" svg:width="8.799cm" svg:height="8.799cm" svg:x="0.599cm" svg:y="0.6cm" svg:viewBox="0 0 8800 8800" svg:d="M8800 3861v3472c0 258-68 511-196 734-130 222-314 407-536 537-223 128-475 196-732 196h-5872c-257 0-510-68-732-196-222-130-407-315-536-537-128-223-196-476-196-734v-3472zM0 3565v-2098c0-258 68-511 196-734 129-222 314-407 536-537 222-128 475-196 732-196h5872c257 0 509 68 732 196 222 130 406 315 536 537 128 223 196 476 196 734v2098z">
              <text:p/>
            </draw:path>
            <draw:custom-shape draw:style-name="gr174" draw:layer="layout" svg:width="0.293cm" svg:height="1.834cm" svg:x="1.458cm" svg:y="1.8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layer="layout" svg:width="0.294cm" svg:height="1.834cm" svg:x="1.456cm" svg:y="4.8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45" draw:style-name="dp1" draw:master-page-name="Default">
        <draw:g>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29" draw:text-style-name="P2" draw:layer="layout" svg:width="8.761cm" svg:height="0.823cm" svg:x="0.637cm" svg:y="0.6cm" svg:viewBox="0 0 8762 824" draw:points="0,628 0,0 8762,0 8762,628 8586,628 8586,824 86,824 86,628">
              <text:p/>
            </draw:polygon>
            <draw:polygon draw:style-name="gr29" draw:text-style-name="P2" draw:layer="layout" svg:width="8.761cm" svg:height="0.757cm" svg:x="0.637cm" svg:y="8.642cm" svg:viewBox="0 0 8762 758" draw:points="0,758 0,131 86,131 86,0 8586,0 8586,131 8762,131 8762,758">
              <text:p/>
            </draw:polygon>
            <draw:custom-shape draw:style-name="gr175" draw:text-style-name="P2" draw:layer="layout" svg:width="2.882cm" svg:height="2.533cm" svg:x="0.603cm" svg:y="1.506cm">
              <text:p/>
              <draw:enhanced-geometry svg:viewBox="0 0 21600 21600" draw:type="rectangle" draw:enhanced-path="M 0 0 L 21600 0 21600 21600 0 21600 0 0 Z N"/>
            </draw:custom-shape>
            <draw:custom-shape draw:style-name="gr176" draw:text-style-name="P2" draw:layer="layout" svg:width="2.781cm" svg:height="2.533cm" svg:x="3.583cm" svg:y="1.506cm">
              <text:p/>
              <draw:enhanced-geometry svg:viewBox="0 0 21600 21600" draw:type="rectangle" draw:enhanced-path="M 0 0 L 21600 0 21600 21600 0 21600 0 0 Z N"/>
            </draw:custom-shape>
            <draw:custom-shape draw:style-name="gr177" draw:text-style-name="P2" draw:layer="layout" svg:width="2.939cm" svg:height="2.533cm" svg:x="6.461cm" svg:y="1.506cm">
              <text:p/>
              <draw:enhanced-geometry svg:viewBox="0 0 21600 21600" draw:type="rectangle" draw:enhanced-path="M 0 0 L 21600 0 21600 21600 0 21600 0 0 Z N"/>
            </draw:custom-shape>
            <draw:custom-shape draw:style-name="gr178" draw:layer="layout" svg:width="0.398cm" svg:height="0.374cm" svg:x="2.968cm" svg:y="3.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layer="layout" svg:width="0.397cm" svg:height="0.374cm" svg:x="3.706cm" svg:y="3.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layer="layout" svg:width="0.398cm" svg:height="0.374cm" svg:x="6.613cm" svg:y="3.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2" draw:layer="layout" svg:width="2.883cm" svg:height="3.286cm" svg:x="0.6cm" svg:y="5.251cm">
              <text:p/>
              <draw:enhanced-geometry svg:viewBox="0 0 21600 21600" draw:mirror-vertical="true" draw:type="rectangle" draw:enhanced-path="M 0 0 L 21600 0 21600 21600 0 21600 0 0 Z N"/>
            </draw:custom-shape>
            <draw:custom-shape draw:style-name="gr180" draw:text-style-name="P2" draw:layer="layout" svg:width="2.782cm" svg:height="3.286cm" svg:x="3.58cm" svg:y="5.251cm">
              <text:p/>
              <draw:enhanced-geometry svg:viewBox="0 0 21600 21600" draw:mirror-vertical="true" draw:type="rectangle" draw:enhanced-path="M 0 0 L 21600 0 21600 21600 0 21600 0 0 Z N"/>
            </draw:custom-shape>
            <draw:custom-shape draw:style-name="gr181" draw:text-style-name="P2" draw:layer="layout" svg:width="2.939cm" svg:height="3.286cm" svg:x="6.46cm" svg:y="5.251cm">
              <text:p/>
              <draw:enhanced-geometry svg:viewBox="0 0 21600 21600" draw:mirror-vertical="true" draw:type="rectangle" draw:enhanced-path="M 0 0 L 21600 0 21600 21600 0 21600 0 0 Z N"/>
            </draw:custom-shape>
            <draw:custom-shape draw:style-name="gr178" draw:layer="layout" svg:width="0.397cm" svg:height="0.374cm" svg:x="2.967cm" svg:y="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78" draw:layer="layout" svg:width="0.397cm" svg:height="0.374cm" svg:x="3.705cm" svg:y="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78" draw:layer="layout" svg:width="0.397cm" svg:height="0.374cm" svg:x="6.612cm" svg:y="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olygon draw:style-name="gr29" draw:text-style-name="P2" draw:layer="layout" svg:width="8.761cm" svg:height="0.324cm" svg:x="0.637cm" svg:y="4.825cm" svg:viewBox="0 0 8762 325" draw:points="8762,0 8762,181 8586,181 8586,325 86,325 86,181 0,181 0,0">
              <text:p/>
            </draw:polygon>
          </draw:g>
        </draw:g>
      </draw:page>
      <draw:page draw:name="page46" draw:style-name="dp1" draw:master-page-name="Default">
        <draw:custom-shape draw:style-name="gr27"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82" draw:text-style-name="P5" draw:layer="layout" svg:width="8.799cm" svg:height="8.8cm" svg:x="0.6cm" svg:y="0.6cm" svg:viewBox="0 0 8800 8801" svg:d="M2037 1275v-683h-5l5-4v-8h16l1050-580h3055l1051 580h22v12 683zM0 8801l782-802 1255-5477v-1111h5194v1117h-2412l-1012 4413h3179l1814 1860zM5650 2646h825l-206 775h-414zM8739 1454l-1368-731v-180-11h-21l-928-512h417l1900 1015z">
              <text:p/>
            </draw:path>
          </draw:g>
          <draw:path draw:style-name="gr183" draw:layer="layout" svg:width="2.785cm" svg:height="2.3cm" svg:x="5.214cm" svg:y="5.1cm" svg:viewBox="0 0 2786 2301" svg:d="M18 2125h667l-677-1832h2v-107c-2-3-4-5-6-8-2-4-4-12-4-17v-129c0-5 2-12 4-15 2-5 6-10 10-12 2-3 8-5 12-5h2714c4 0 10 2 14 5 2 2 6 7 8 12 2 3 4 10 4 15v75h8v186h2l-679 1832h689l-693 176h-1384z">
            <text:p/>
          </draw:path>
        </draw:g>
      </draw:page>
      <draw:page draw:name="page47" draw:style-name="dp1" draw:master-page-name="Default">
        <draw:g>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84" draw:text-style-name="P2" draw:layer="layout" svg:width="8.799cm" svg:height="8.799cm" svg:x="0.6cm" svg:y="0.599cm" svg:viewBox="0 0 8800 8800" svg:d="M0 8800v-2239h8800v2239zM2595 6355v-5124h5v-10c0-214 91-425 264-611 172-185 420-339 719-447 300-107 639-163 984-163s684 56 983 163c300 108 548 262 720 447 173 186 264 397 264 611 0 17 0 33-1 50v5084z">
              <text:p/>
            </draw:path>
            <draw:polygon draw:style-name="gr185" draw:text-style-name="P2" draw:layer="layout" svg:width="2.084cm" svg:height="2.872cm" svg:x="4.049cm" svg:y="3.362cm" svg:viewBox="0 0 2085 2873" draw:points="0,2233 0,0 2085,0 2085,2233 1508,2233 1290,2873 838,2873 620,2233">
              <text:p/>
            </draw:polygon>
            <draw:custom-shape draw:style-name="gr186" draw:layer="layout" svg:width="0.615cm" svg:height="0.615cm" svg:x="3.584cm" svg:y="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layer="layout" svg:width="0.614cm" svg:height="0.615cm" svg:x="4.417cm" svg:y="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layer="layout" svg:width="0.614cm" svg:height="0.615cm" svg:x="5.248cm" svg:y="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6" draw:layer="layout" svg:width="0.615cm" svg:height="0.615cm" svg:x="6.08cm" svg:y="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ge>
      <draw:page draw:name="page48" draw:style-name="dp1" draw:master-page-name="Default">
        <draw:g>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ath draw:style-name="gr29" draw:text-style-name="P2" draw:layer="layout" svg:width="8.799cm" svg:height="8.799cm" svg:x="0.6cm" svg:y="0.6cm" svg:viewBox="0 0 8800 8800" svg:d="M78 21c23-14 50-21 77-21h8490c27 0 54 7 78 21 23 13 43 33 57 56 13 24 20 51 20 78v619c0 27-7 54-20 78-14 23-34 43-57 56-24 14-51 21-78 21h-1-82l-1837 7276v595h-4640v-528l-1854-7343h-76c-27 0-54-7-77-21-24-13-44-33-57-56-14-24-21-51-21-78v-1-618c0-27 7-54 21-78 13-23 33-43 57-56zM7861 929l-361 1428h507l361-1428zM6288 929l-180 1428h1198l360-1428zM4670 929v1428h1249l178-1428zM2979 929l179 1428h1314v-1428zM1293 929l360 1428h1315l-179-1428zM426 929l360 1428h673l-360-1428zM2168 7837h674l-490-1943h-674zM1933 4235h-673l363 1440h674zM1514 2576h-673l363 1440h674zM3035 7837h620l-243-1943h-867zM3203 4235h-1076l363 1440h894zM2995 2576h-1286l363 1440h1104zM3844 7837h628v-1943h-871zM4472 4235h-1079l180 1440h899zM4472 2576h-1287l180 1440h1107zM4670 7837h562l243-1943h-805zM5683 4235h-1013v1440h833zM5891 2576h-1221v1440h1041zM5421 7837h503l490-1943h-750zM6832 4235h-959l-181 1440h777zM7251 2576h-1170l-181 1440h988zM6117 7837h508l490-1943h-508zM7534 4235h-508l-363 1440h507zM7952 2576h-507l-363 1440h507z">
                <text:p/>
              </draw:path>
            </draw:g>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g>
      </draw:page>
      <draw:page draw:name="page49" draw:style-name="dp1" draw:master-page-name="Default">
        <draw:g>
          <draw:g>
            <draw:custom-shape draw:style-name="gr27"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ath draw:style-name="gr60" draw:layer="layout" svg:width="7.611cm" svg:height="8.097cm" svg:x="0.6cm" svg:y="0.687cm" svg:viewBox="0 0 7612 8098" svg:d="M168 5771l-3-28 4438 319 175 2036-2229-161zM125 5669l685-1482-810-423 2280-272 1026 1996-703-366-333 724zM5739 0l26 12-2502 3574-1903-870 1260-1793zM5853 17l979 1316 780-470-895 2054-2292-134 678-409-480-642z">
                <text:p/>
              </draw:path>
              <draw:g>
                <draw:polygon draw:style-name="gr183" draw:layer="layout" svg:width="4.309cm" svg:height="2.771cm" draw:transform="skewX (0.027052603405912) rotate (2.19126087587888) translate (8.58904302756218cm 8.23486869576042cm)" svg:viewBox="0 0 4310 2772" draw:points="0,30 0,0 4310,689 4310,2772 2147,2424">
                  <text:p/>
                </draw:polygon>
                <draw:polygon draw:style-name="gr183" draw:layer="layout" svg:width="3.123cm" svg:height="2.39cm" draw:transform="skewX (0.0280998009571087) rotate (2.19160994172928) translate (6.85342196724923cm 9.44252184405031cm)" svg:viewBox="0 0 3124 2391" draw:points="0,2034 792,585 36,89 2287,0 3124,2114 2467,1684 2080,2391">
                  <text:p/>
                </draw:polygon>
              </draw:g>
            </draw:g>
            <draw:custom-shape draw:style-name="gr31" draw:layer="layout" svg:width="8.738cm" svg:height="8.8cm" svg:x="0.662cm" svg:y="0.6cm">
              <text:p/>
              <draw:enhanced-geometry svg:viewBox="0 0 21600 21600" draw:mirror-horizontal="false" draw:mirror-vertical="false" draw:type="rectangle" draw:enhanced-path="M 0 0 L 21600 0 21600 21600 0 21600 0 0 Z N"/>
            </draw:custom-shape>
          </draw:g>
        </draw:g>
      </draw:page>
      <draw:page draw:name="page50" draw:style-name="dp1" draw:master-page-name="Default">
        <draw:g>
          <draw:custom-shape draw:style-name="gr2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1"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custom-shape draw:style-name="gr31" draw:layer="layout" svg:width="6.625cm" svg:height="6.625cm" svg:x="1.688cm" svg:y="1.688cm">
          <text:p/>
          <draw:enhanced-geometry svg:viewBox="0 0 21600 21600" draw:mirror-horizontal="false" draw:mirror-vertical="false" draw:type="rectangle" draw:enhanced-path="M 0 0 L 21600 0 21600 21600 0 21600 0 0 Z N"/>
        </draw:custom-shape>
      </draw:page>
      <draw:page draw:name="page52"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3"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4"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5"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6"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7"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8"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59"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0"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1"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2"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3"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4"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5"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6"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7"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8"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69"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0"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1"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2"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3"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4"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5"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6"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7"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8"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79"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0"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1"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2"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3"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4"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5"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6"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7"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8"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89"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90"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91"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92"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93"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94"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95"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draw:page draw:name="page96" draw:style-name="dp1" draw:master-page-name="Default">
        <draw:g>
          <draw:custom-shape draw:style-name="gr187" draw:layer="layout" svg:width="10cm" svg:height="10cm" svg:x="0cm" svg:y="0cm">
            <text:p/>
            <draw:enhanced-geometry svg:viewBox="0 0 21600 21600" draw:mirror-horizontal="false" draw:mirror-vertical="false" draw:path-stretchpoint-x="10800" draw:path-stretchpoint-y="10800" draw:text-areas="?f3 ?f4 ?f5 ?f6" draw:type="round-rectangle" draw:modifiers="1291.550844915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layer="layout" svg:width="8.8cm" svg:height="8.8cm" svg:x="0.6cm" svg:y="0.6cm">
            <text:p/>
            <draw:enhanced-geometry svg:viewBox="0 0 21600 21600" draw:mirror-horizontal="false" draw:mirror-vertical="false" draw:type="rectangle" draw:enhanced-path="M 0 0 L 21600 0 21600 21600 0 21600 0 0 Z N"/>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Concave_20_short" draw:display-name="Concave short" svg:viewBox="0 826 1131 754" svg:d="M566 826l-566 754 114-85 136-68 148-46 161-17 161 13 153 46 140 68 118 89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Concave_20_short"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_5f_Background" style:display-name="Obj_Background" style:family="graphic" style:parent-style-name="standard">
      <style:graphic-properties draw:stroke="none" svg:stroke-width="0cm" svg:stroke-color="#3465a4" draw:marker-start-width="0.2cm" draw:marker-start-center="false" draw:marker-end-width="0.2cm" draw:marker-end-center="false" svg:stroke-opacity="100%" draw:stroke-linejoin="round" svg:stroke-linecap="butt" draw:fill="solid" draw:fill-color="#1c527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8.774cm" fo:min-width="8.524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text:list-style style:name="Obj_5f_Background" style:display-name="Obj_Backgroun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_5f_Inner_5f_01" style:display-name="Obj_Inner_01" style:family="graphic" style:parent-style-name="standard">
      <style:graphic-properties draw:stroke="none" draw:fill-color="#ffffff" fo:min-height="0cm" fo:min-width="0cm"/>
    </style:style>
    <style:style style:name="Obj_5f_Line_5f_02_5f_Dash" style:display-name="Obj_Line_02_Dash" style:family="graphic" style:parent-style-name="standard">
      <style:graphic-properties draw:stroke="dash" draw:stroke-dash="Long_20_Dash_20__28_Rounded_29_" svg:stroke-width="0.081cm" svg:stroke-color="#3465a4" draw:marker-start-center="false" draw:marker-end-center="false" svg:stroke-opacity="100%" draw:stroke-linejoin="round" svg:stroke-linecap="round" draw:fill="solid"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04cm" fo:padding-bottom="0.04cm" fo:padding-left="0.04cm" fo:padding-right="0.04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text:list-style style:name="Obj_5f_Line_5f_02_5f_Dash" style:display-name="Obj_Line_02_Dash">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family="'Liberation Serif'"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_5f_Inner_5f_02" style:display-name="Obj_Inner_02" style:family="graphic" style:parent-style-name="standard">
      <style:graphic-properties draw:stroke="none" draw:stroke-dash="Dash_20_Dot_20_4" draw:fill-color="#1c527f" draw:textarea-vertical-align="middle"/>
      <style:paragraph-properties fo:text-align="center"/>
    </style:style>
    <style:style style:name="Obj_5f_Inner_5f_01_5f_T80" style:display-name="Obj_Inner_01_T80" style:family="graphic" style:parent-style-name="standard">
      <style:graphic-properties draw:fill-color="#ffffff" draw:opacity="20%" draw:auto-grow-height="false" fo:min-height="4.456cm" fo:min-width="4.182cm"/>
    </style:style>
    <style:style style:name="Obj_5f_Inner_5f_02_5f_T20" style:display-name="Obj_Inner_02_T20" style:family="graphic" style:parent-style-name="standard">
      <style:graphic-properties draw:stroke="none" draw:fill-color="#1c527f" draw:opacity="80%" draw:textarea-vertical-align="middle"/>
      <style:paragraph-properties fo:text-align="center"/>
    </style:style>
    <style:style style:name="Obj_5f_Text_5f_01" style:display-name="Obj_Text_01" style:family="graphic" style:parent-style-name="standard">
      <style:graphic-properties draw:stroke="none" draw:stroke-dash="Dash_20_Dot_20_4" svg:stroke-color="#ffffff" draw:fill="solid" draw:fill-color="#ffffff" draw:textarea-horizontal-align="justify" draw:textarea-vertical-align="middle" draw:auto-grow-height="false" fo:min-height="0.147cm" fo:min-width="0.518cm"/>
      <style:paragraph-properties fo:text-align="center" style:writing-mode="lr-tb"/>
      <style:text-properties fo:color="#ffffff" loext:opacity="100%" fo:font-size="12pt" style:font-size-asian="12pt" style:font-size-complex="12pt"/>
    </style:style>
    <style:style style:name="Obj_5f_Line_5f_01_5f_Dash" style:display-name="Obj_Line_01_Dash" style:family="graphic" style:parent-style-name="standard">
      <style:graphic-properties draw:stroke="dash" draw:stroke-dash="Long_20_Dash_20__28_Rounded_29_" svg:stroke-width="0.1cm" svg:stroke-color="#ffffff" draw:marker-start-width="0.35cm" draw:marker-end-width="0.35cm" svg:stroke-linecap="round" draw:fill="none" draw:fill-color="#ffffff"/>
    </style:style>
    <style:style style:name="Obj_5f_Line_5f_01_5f_Solid" style:display-name="Obj_Line_01_Solid" style:family="graphic" style:parent-style-name="standard">
      <style:graphic-properties svg:stroke-width="0.159cm" svg:stroke-color="#ffffff" draw:marker-start-width="0.438cm" draw:marker-end-width="0.438cm" draw:fill="none" draw:textarea-vertical-align="middle" fo:padding-top="0.204cm" fo:padding-bottom="0.204cm" fo:padding-left="0.329cm" fo:padding-right="0.329cm"/>
      <style:paragraph-properties fo:text-align="center"/>
    </style:style>
    <style:style style:name="Obj_5f_Line_5f_02_5f_Solid" style:display-name="Obj_Line_02_Solid" style:family="graphic" style:parent-style-name="standard">
      <style:graphic-properties draw:stroke="solid" svg:stroke-width="0.035cm" svg:stroke-color="#1c527f" draw:marker-start-width="0.252cm" draw:marker-end-width="0.252cm" draw:fill="none" draw:textarea-vertical-align="middle" fo:padding-top="0.142cm" fo:padding-bottom="0.142cm" fo:padding-left="0.267cm" fo:padding-right="0.267cm"/>
      <style:paragraph-properties fo:text-align="center"/>
    </style:style>
    <style:style style:name="Obj_5f_Boundary" style:display-name="Obj_Boundary" style:family="graphic" style:parent-style-name="standard">
      <style:graphic-properties draw:stroke="dash" draw:stroke-dash="Long_20_Dash" svg:stroke-width="0.018cm" svg:stroke-color="#ffffff" draw:marker-start-width="0.227cm" draw:marker-end-width="0.227cm" draw:fill="none" fo:min-height="0cm" fo:min-width="0cm" fo:padding-top="0.084cm" fo:padding-bottom="0.084cm" fo:padding-left="0.209cm" fo:padding-right="0.209cm"/>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Yen-Sen Lu</meta:initial-creator>
    <meta:creation-date>2023-03-19T23:56:08.962231220</meta:creation-date>
    <dc:date>2023-04-14T11:11:59.291106966</dc:date>
    <dc:creator>Yen-Sen Lu</dc:creator>
    <meta:editing-duration>PT10H15M52S</meta:editing-duration>
    <meta:editing-cycles>19</meta:editing-cycles>
    <meta:generator>LibreOffice/7.3.7.2$Linux_X86_64 LibreOffice_project/30$Build-2</meta:generator>
    <meta:document-statistic meta:object-count="1008"/>
  </office:meta>
</office:document-meta>
</file>